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6vw1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pos_ref</text:p>
          </table:table-cell>
          <table:table-cell office:value-type="string" calcext:value-type="string">
            <text:p>res_ref</text:p>
          </table:table-cell>
          <table:table-cell office:value-type="string" calcext:value-type="string">
            <text:p>res_query</text:p>
          </table:table-cell>
          <table:table-cell office:value-type="string" calcext:value-type="string">
            <text:p>flux_ref_avg</text:p>
          </table:table-cell>
          <table:table-cell office:value-type="string" calcext:value-type="string">
            <text:p>flux_query_avg</text:p>
          </table:table-cell>
          <table:table-cell office:value-type="string" calcext:value-type="string">
            <text:p>delta_flux</text:p>
          </table:table-cell>
          <table:table-cell office:value-type="string" calcext:value-type="string">
            <text:p>abs_delta_flux</text:p>
          </table:table-cell>
          <table:table-cell office:value-type="string" calcext:value-type="string">
            <text:p>KLdivergence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zero_line</text:p>
          </table:table-cell>
          <table:table-cell office:value-type="string" calcext:value-type="string">
            <text:p>KL_upper</text:p>
          </table:table-cell>
          <table:table-cell office:value-type="string" calcext:value-type="string">
            <text:p>KL_lower</text:p>
          </table:table-cell>
          <table:table-cell office:value-type="string" calcext:value-type="string">
            <text:p>d_value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d_co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88496857855362" calcext:value-type="float">
            <text:p>2.88496857855362</text:p>
          </table:table-cell>
          <table:table-cell office:value-type="float" office:value="2.19022743142145" calcext:value-type="float">
            <text:p>2.19022743142145</text:p>
          </table:table-cell>
          <table:table-cell office:value-type="float" office:value="-0.694741147132169" calcext:value-type="float">
            <text:p>-0.694741147132169</text:p>
          </table:table-cell>
          <table:table-cell office:value-type="float" office:value="0.694741147132169" calcext:value-type="float">
            <text:p>0.694741147132169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]&gt;0; [.E2]+[.H2];[.E2])" office:value-type="float" office:value="2.19022743142145" calcext:value-type="float">
            <text:p>2.19022743142145</text:p>
          </table:table-cell>
          <table:table-cell table:formula="of:=IF([.H2]&lt;0; [.D2]+[.H2]; [.D2])" office:value-type="float" office:value="2.71496857855362" calcext:value-type="float">
            <text:p>2.71496857855362</text:p>
          </table:table-cell>
          <table:table-cell office:value-type="float" office:value="0.53383" calcext:value-type="float">
            <text:p>0.53383</text:p>
          </table:table-cell>
          <table:table-cell office:value-type="float" office:value="1.000916E-015" calcext:value-type="float">
            <text:p>1.000916E-15</text:p>
          </table:table-cell>
          <table:table-cell table:formula="of:=IF([.N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383489" calcext:value-type="float">
            <text:p>2.383489</text:p>
          </table:table-cell>
          <table:table-cell office:value-type="float" office:value="1.77839425" calcext:value-type="float">
            <text:p>1.77839425</text:p>
          </table:table-cell>
          <table:table-cell office:value-type="float" office:value="-0.605094749999999" calcext:value-type="float">
            <text:p>-0.605094749999999</text:p>
          </table:table-cell>
          <table:table-cell office:value-type="float" office:value="0.605094749999999" calcext:value-type="float">
            <text:p>0.605094749999999</text:p>
          </table:table-cell>
          <table:table-cell office:value-type="float" office:value="-1.709166" calcext:value-type="float">
            <text:p>-1.7091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]&gt;0; [.E3]+[.H3];[.E3])" office:value-type="float" office:value="1.77839425" calcext:value-type="float">
            <text:p>1.77839425</text:p>
          </table:table-cell>
          <table:table-cell table:formula="of:=IF([.H3]&lt;0; [.D3]+[.H3]; [.D3])" office:value-type="float" office:value="0.674323" calcext:value-type="float">
            <text:p>0.674323</text:p>
          </table:table-cell>
          <table:table-cell office:value-type="float" office:value="0.515" calcext:value-type="float">
            <text:p>0.515</text:p>
          </table:table-cell>
          <table:table-cell office:value-type="float" office:value="1.000916E-015" calcext:value-type="float">
            <text:p>1.000916E-15</text:p>
          </table:table-cell>
          <table:table-cell table:formula="of:=IF([.N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11949175" calcext:value-type="float">
            <text:p>2.11949175</text:p>
          </table:table-cell>
          <table:table-cell office:value-type="float" office:value="1.6009305" calcext:value-type="float">
            <text:p>1.6009305</text:p>
          </table:table-cell>
          <table:table-cell office:value-type="float" office:value="-0.51856125" calcext:value-type="float">
            <text:p>-0.51856125</text:p>
          </table:table-cell>
          <table:table-cell office:value-type="float" office:value="0.51856125" calcext:value-type="float">
            <text:p>0.51856125</text:p>
          </table:table-cell>
          <table:table-cell office:value-type="float" office:value="-1.578854" calcext:value-type="float">
            <text:p>-1.5788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]&gt;0; [.E4]+[.H4];[.E4])" office:value-type="float" office:value="1.6009305" calcext:value-type="float">
            <text:p>1.6009305</text:p>
          </table:table-cell>
          <table:table-cell table:formula="of:=IF([.H4]&lt;0; [.D4]+[.H4]; [.D4])" office:value-type="float" office:value="0.54063775" calcext:value-type="float">
            <text:p>0.54063775</text:p>
          </table:table-cell>
          <table:table-cell office:value-type="float" office:value="0.465" calcext:value-type="float">
            <text:p>0.465</text:p>
          </table:table-cell>
          <table:table-cell office:value-type="float" office:value="1.000916E-015" calcext:value-type="float">
            <text:p>1.000916E-15</text:p>
          </table:table-cell>
          <table:table-cell table:formula="of:=IF([.N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1394825" calcext:value-type="float">
            <text:p>2.01394825</text:p>
          </table:table-cell>
          <table:table-cell office:value-type="float" office:value="1.50299425" calcext:value-type="float">
            <text:p>1.50299425</text:p>
          </table:table-cell>
          <table:table-cell office:value-type="float" office:value="-0.510954000000001" calcext:value-type="float">
            <text:p>-0.510954000000001</text:p>
          </table:table-cell>
          <table:table-cell office:value-type="float" office:value="0.510954000000001" calcext:value-type="float">
            <text:p>0.510954000000001</text:p>
          </table:table-cell>
          <table:table-cell office:value-type="float" office:value="-1.743694" calcext:value-type="float">
            <text:p>-1.7436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]&gt;0; [.E5]+[.H5];[.E5])" office:value-type="float" office:value="1.50299425" calcext:value-type="float">
            <text:p>1.50299425</text:p>
          </table:table-cell>
          <table:table-cell table:formula="of:=IF([.H5]&lt;0; [.D5]+[.H5]; [.D5])" office:value-type="float" office:value="0.27025425" calcext:value-type="float">
            <text:p>0.27025425</text:p>
          </table:table-cell>
          <table:table-cell office:value-type="float" office:value="0.5125" calcext:value-type="float">
            <text:p>0.5125</text:p>
          </table:table-cell>
          <table:table-cell office:value-type="float" office:value="1.000916E-015" calcext:value-type="float">
            <text:p>1.000916E-15</text:p>
          </table:table-cell>
          <table:table-cell table:formula="of:=IF([.N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08270925" calcext:value-type="float">
            <text:p>2.08270925</text:p>
          </table:table-cell>
          <table:table-cell office:value-type="float" office:value="1.49469675" calcext:value-type="float">
            <text:p>1.49469675</text:p>
          </table:table-cell>
          <table:table-cell office:value-type="float" office:value="-0.588012500000002" calcext:value-type="float">
            <text:p>-0.588012500000002</text:p>
          </table:table-cell>
          <table:table-cell office:value-type="float" office:value="0.588012500000002" calcext:value-type="float">
            <text:p>0.588012500000002</text:p>
          </table:table-cell>
          <table:table-cell office:value-type="float" office:value="-2.132602" calcext:value-type="float">
            <text:p>-2.1326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]&gt;0; [.E6]+[.H6];[.E6])" office:value-type="float" office:value="1.49469675" calcext:value-type="float">
            <text:p>1.49469675</text:p>
          </table:table-cell>
          <table:table-cell table:formula="of:=IF([.H6]&lt;0; [.D6]+[.H6]; [.D6])" office:value-type="float" office:value="-0.0498927499999997" calcext:value-type="float">
            <text:p>-0.04989275</text:p>
          </table:table-cell>
          <table:table-cell office:value-type="float" office:value="0.55" calcext:value-type="float">
            <text:p>0.55</text:p>
          </table:table-cell>
          <table:table-cell office:value-type="float" office:value="1.000916E-015" calcext:value-type="float">
            <text:p>1.000916E-15</text:p>
          </table:table-cell>
          <table:table-cell table:formula="of:=IF([.N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01103575" calcext:value-type="float">
            <text:p>2.01103575</text:p>
          </table:table-cell>
          <table:table-cell office:value-type="float" office:value="1.44512825" calcext:value-type="float">
            <text:p>1.44512825</text:p>
          </table:table-cell>
          <table:table-cell office:value-type="float" office:value="-0.5659075" calcext:value-type="float">
            <text:p>-0.5659075</text:p>
          </table:table-cell>
          <table:table-cell office:value-type="float" office:value="0.5659075" calcext:value-type="float">
            <text:p>0.5659075</text:p>
          </table:table-cell>
          <table:table-cell office:value-type="float" office:value="-1.993644" calcext:value-type="float">
            <text:p>-1.9936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]&gt;0; [.E7]+[.H7];[.E7])" office:value-type="float" office:value="1.44512825" calcext:value-type="float">
            <text:p>1.44512825</text:p>
          </table:table-cell>
          <table:table-cell table:formula="of:=IF([.H7]&lt;0; [.D7]+[.H7]; [.D7])" office:value-type="float" office:value="0.01739175" calcext:value-type="float">
            <text:p>0.01739175</text:p>
          </table:table-cell>
          <table:table-cell office:value-type="float" office:value="0.55" calcext:value-type="float">
            <text:p>0.55</text:p>
          </table:table-cell>
          <table:table-cell office:value-type="float" office:value="1.000916E-015" calcext:value-type="float">
            <text:p>1.000916E-15</text:p>
          </table:table-cell>
          <table:table-cell table:formula="of:=IF([.N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819055" calcext:value-type="float">
            <text:p>1.819055</text:p>
          </table:table-cell>
          <table:table-cell office:value-type="float" office:value="1.35965025" calcext:value-type="float">
            <text:p>1.35965025</text:p>
          </table:table-cell>
          <table:table-cell office:value-type="float" office:value="-0.45940475" calcext:value-type="float">
            <text:p>-0.45940475</text:p>
          </table:table-cell>
          <table:table-cell office:value-type="float" office:value="0.45940475" calcext:value-type="float">
            <text:p>0.45940475</text:p>
          </table:table-cell>
          <table:table-cell office:value-type="float" office:value="-1.597436" calcext:value-type="float">
            <text:p>-1.5974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]&gt;0; [.E8]+[.H8];[.E8])" office:value-type="float" office:value="1.35965025" calcext:value-type="float">
            <text:p>1.35965025</text:p>
          </table:table-cell>
          <table:table-cell table:formula="of:=IF([.H8]&lt;0; [.D8]+[.H8]; [.D8])" office:value-type="float" office:value="0.221619" calcext:value-type="float">
            <text:p>0.221619</text:p>
          </table:table-cell>
          <table:table-cell office:value-type="float" office:value="0.5325" calcext:value-type="float">
            <text:p>0.5325</text:p>
          </table:table-cell>
          <table:table-cell office:value-type="float" office:value="1.000916E-015" calcext:value-type="float">
            <text:p>1.000916E-15</text:p>
          </table:table-cell>
          <table:table-cell table:formula="of:=IF([.N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3510775" calcext:value-type="float">
            <text:p>1.83510775</text:p>
          </table:table-cell>
          <table:table-cell office:value-type="float" office:value="1.3359885" calcext:value-type="float">
            <text:p>1.3359885</text:p>
          </table:table-cell>
          <table:table-cell office:value-type="float" office:value="-0.499119249999999" calcext:value-type="float">
            <text:p>-0.499119249999999</text:p>
          </table:table-cell>
          <table:table-cell office:value-type="float" office:value="0.499119249999999" calcext:value-type="float">
            <text:p>0.499119249999999</text:p>
          </table:table-cell>
          <table:table-cell office:value-type="float" office:value="-2.081389" calcext:value-type="float">
            <text:p>-2.0813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]&gt;0; [.E9]+[.H9];[.E9])" office:value-type="float" office:value="1.3359885" calcext:value-type="float">
            <text:p>1.3359885</text:p>
          </table:table-cell>
          <table:table-cell table:formula="of:=IF([.H9]&lt;0; [.D9]+[.H9]; [.D9])" office:value-type="float" office:value="-0.24628125" calcext:value-type="float">
            <text:p>-0.24628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1.000916E-015" calcext:value-type="float">
            <text:p>1.000916E-15</text:p>
          </table:table-cell>
          <table:table-cell table:formula="of:=IF([.N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922689" calcext:value-type="float">
            <text:p>1.922689</text:p>
          </table:table-cell>
          <table:table-cell office:value-type="float" office:value="1.3442895" calcext:value-type="float">
            <text:p>1.3442895</text:p>
          </table:table-cell>
          <table:table-cell office:value-type="float" office:value="-0.578399499999999" calcext:value-type="float">
            <text:p>-0.578399499999999</text:p>
          </table:table-cell>
          <table:table-cell office:value-type="float" office:value="0.578399499999999" calcext:value-type="float">
            <text:p>0.578399499999999</text:p>
          </table:table-cell>
          <table:table-cell office:value-type="float" office:value="-2.564051" calcext:value-type="float">
            <text:p>-2.5640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]&gt;0; [.E10]+[.H10];[.E10])" office:value-type="float" office:value="1.3442895" calcext:value-type="float">
            <text:p>1.3442895</text:p>
          </table:table-cell>
          <table:table-cell table:formula="of:=IF([.H10]&lt;0; [.D10]+[.H10]; [.D10])" office:value-type="float" office:value="-0.641362" calcext:value-type="float">
            <text:p>-0.641362</text:p>
          </table:table-cell>
          <table:table-cell office:value-type="float" office:value="0.6" calcext:value-type="float">
            <text:p>0.6</text:p>
          </table:table-cell>
          <table:table-cell office:value-type="float" office:value="1.000916E-015" calcext:value-type="float">
            <text:p>1.000916E-15</text:p>
          </table:table-cell>
          <table:table-cell table:formula="of:=IF([.N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78871475" calcext:value-type="float">
            <text:p>1.78871475</text:p>
          </table:table-cell>
          <table:table-cell office:value-type="float" office:value="1.29919775" calcext:value-type="float">
            <text:p>1.29919775</text:p>
          </table:table-cell>
          <table:table-cell office:value-type="float" office:value="-0.489517" calcext:value-type="float">
            <text:p>-0.489517</text:p>
          </table:table-cell>
          <table:table-cell office:value-type="float" office:value="0.489517" calcext:value-type="float">
            <text:p>0.489517</text:p>
          </table:table-cell>
          <table:table-cell office:value-type="float" office:value="-1.942426" calcext:value-type="float">
            <text:p>-1.9424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]&gt;0; [.E11]+[.H11];[.E11])" office:value-type="float" office:value="1.29919775" calcext:value-type="float">
            <text:p>1.29919775</text:p>
          </table:table-cell>
          <table:table-cell table:formula="of:=IF([.H11]&lt;0; [.D11]+[.H11]; [.D11])" office:value-type="float" office:value="-0.15371125" calcext:value-type="float">
            <text:p>-0.15371125</text:p>
          </table:table-cell>
          <table:table-cell office:value-type="float" office:value="0.57" calcext:value-type="float">
            <text:p>0.57</text:p>
          </table:table-cell>
          <table:table-cell office:value-type="float" office:value="1.000916E-015" calcext:value-type="float">
            <text:p>1.000916E-15</text:p>
          </table:table-cell>
          <table:table-cell table:formula="of:=IF([.N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67862" calcext:value-type="float">
            <text:p>1.667862</text:p>
          </table:table-cell>
          <table:table-cell office:value-type="float" office:value="1.24476325" calcext:value-type="float">
            <text:p>1.24476325</text:p>
          </table:table-cell>
          <table:table-cell office:value-type="float" office:value="-0.423098750000001" calcext:value-type="float">
            <text:p>-0.423098750000001</text:p>
          </table:table-cell>
          <table:table-cell office:value-type="float" office:value="0.423098750000001" calcext:value-type="float">
            <text:p>0.423098750000001</text:p>
          </table:table-cell>
          <table:table-cell office:value-type="float" office:value="-1.901907" calcext:value-type="float">
            <text:p>-1.9019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]&gt;0; [.E12]+[.H12];[.E12])" office:value-type="float" office:value="1.24476325" calcext:value-type="float">
            <text:p>1.24476325</text:p>
          </table:table-cell>
          <table:table-cell table:formula="of:=IF([.H12]&lt;0; [.D12]+[.H12]; [.D12])" office:value-type="float" office:value="-0.234045" calcext:value-type="float">
            <text:p>-0.234045</text:p>
          </table:table-cell>
          <table:table-cell office:value-type="float" office:value="0.52" calcext:value-type="float">
            <text:p>0.52</text:p>
          </table:table-cell>
          <table:table-cell office:value-type="float" office:value="1.000916E-015" calcext:value-type="float">
            <text:p>1.000916E-15</text:p>
          </table:table-cell>
          <table:table-cell table:formula="of:=IF([.N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79079075" calcext:value-type="float">
            <text:p>1.79079075</text:p>
          </table:table-cell>
          <table:table-cell office:value-type="float" office:value="1.289093" calcext:value-type="float">
            <text:p>1.289093</text:p>
          </table:table-cell>
          <table:table-cell office:value-type="float" office:value="-0.501697749999999" calcext:value-type="float">
            <text:p>-0.501697749999999</text:p>
          </table:table-cell>
          <table:table-cell office:value-type="float" office:value="0.501697749999999" calcext:value-type="float">
            <text:p>0.501697749999999</text:p>
          </table:table-cell>
          <table:table-cell office:value-type="float" office:value="-2.360294" calcext:value-type="float">
            <text:p>-2.3602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]&gt;0; [.E13]+[.H13];[.E13])" office:value-type="float" office:value="1.289093" calcext:value-type="float">
            <text:p>1.289093</text:p>
          </table:table-cell>
          <table:table-cell table:formula="of:=IF([.H13]&lt;0; [.D13]+[.H13]; [.D13])" office:value-type="float" office:value="-0.56950325" calcext:value-type="float">
            <text:p>-0.56950325</text:p>
          </table:table-cell>
          <table:table-cell office:value-type="float" office:value="0.595" calcext:value-type="float">
            <text:p>0.595</text:p>
          </table:table-cell>
          <table:table-cell office:value-type="float" office:value="1.000916E-015" calcext:value-type="float">
            <text:p>1.000916E-15</text:p>
          </table:table-cell>
          <table:table-cell table:formula="of:=IF([.N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193805" calcext:value-type="float">
            <text:p>1.8193805</text:p>
          </table:table-cell>
          <table:table-cell office:value-type="float" office:value="1.29409775" calcext:value-type="float">
            <text:p>1.29409775</text:p>
          </table:table-cell>
          <table:table-cell office:value-type="float" office:value="-0.52528275" calcext:value-type="float">
            <text:p>-0.52528275</text:p>
          </table:table-cell>
          <table:table-cell office:value-type="float" office:value="0.52528275" calcext:value-type="float">
            <text:p>0.52528275</text:p>
          </table:table-cell>
          <table:table-cell office:value-type="float" office:value="-2.354171" calcext:value-type="float">
            <text:p>-2.3541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]&gt;0; [.E14]+[.H14];[.E14])" office:value-type="float" office:value="1.29409775" calcext:value-type="float">
            <text:p>1.29409775</text:p>
          </table:table-cell>
          <table:table-cell table:formula="of:=IF([.H14]&lt;0; [.D14]+[.H14]; [.D14])" office:value-type="float" office:value="-0.5347905" calcext:value-type="float">
            <text:p>-0.5347905</text:p>
          </table:table-cell>
          <table:table-cell office:value-type="float" office:value="0.6025" calcext:value-type="float">
            <text:p>0.6025</text:p>
          </table:table-cell>
          <table:table-cell office:value-type="float" office:value="1.000916E-015" calcext:value-type="float">
            <text:p>1.000916E-15</text:p>
          </table:table-cell>
          <table:table-cell table:formula="of:=IF([.N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648501" calcext:value-type="float">
            <text:p>1.648501</text:p>
          </table:table-cell>
          <table:table-cell office:value-type="float" office:value="1.2190395" calcext:value-type="float">
            <text:p>1.2190395</text:p>
          </table:table-cell>
          <table:table-cell office:value-type="float" office:value="-0.429461499999999" calcext:value-type="float">
            <text:p>-0.429461499999999</text:p>
          </table:table-cell>
          <table:table-cell office:value-type="float" office:value="0.429461499999999" calcext:value-type="float">
            <text:p>0.429461499999999</text:p>
          </table:table-cell>
          <table:table-cell office:value-type="float" office:value="-1.955367" calcext:value-type="float">
            <text:p>-1.9553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]&gt;0; [.E15]+[.H15];[.E15])" office:value-type="float" office:value="1.2190395" calcext:value-type="float">
            <text:p>1.2190395</text:p>
          </table:table-cell>
          <table:table-cell table:formula="of:=IF([.H15]&lt;0; [.D15]+[.H15]; [.D15])" office:value-type="float" office:value="-0.306866" calcext:value-type="float">
            <text:p>-0.306866</text:p>
          </table:table-cell>
          <table:table-cell office:value-type="float" office:value="0.5725" calcext:value-type="float">
            <text:p>0.5725</text:p>
          </table:table-cell>
          <table:table-cell office:value-type="float" office:value="1.000916E-015" calcext:value-type="float">
            <text:p>1.000916E-15</text:p>
          </table:table-cell>
          <table:table-cell table:formula="of:=IF([.N1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6542655" calcext:value-type="float">
            <text:p>1.6542655</text:p>
          </table:table-cell>
          <table:table-cell office:value-type="float" office:value="1.205322" calcext:value-type="float">
            <text:p>1.205322</text:p>
          </table:table-cell>
          <table:table-cell office:value-type="float" office:value="-0.448943499999999" calcext:value-type="float">
            <text:p>-0.448943499999999</text:p>
          </table:table-cell>
          <table:table-cell office:value-type="float" office:value="0.448943499999999" calcext:value-type="float">
            <text:p>0.448943499999999</text:p>
          </table:table-cell>
          <table:table-cell office:value-type="float" office:value="-2.327415" calcext:value-type="float">
            <text:p>-2.3274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]&gt;0; [.E16]+[.H16];[.E16])" office:value-type="float" office:value="1.205322" calcext:value-type="float">
            <text:p>1.205322</text:p>
          </table:table-cell>
          <table:table-cell table:formula="of:=IF([.H16]&lt;0; [.D16]+[.H16]; [.D16])" office:value-type="float" office:value="-0.6731495" calcext:value-type="float">
            <text:p>-0.6731495</text:p>
          </table:table-cell>
          <table:table-cell office:value-type="float" office:value="0.6325" calcext:value-type="float">
            <text:p>0.6325</text:p>
          </table:table-cell>
          <table:table-cell office:value-type="float" office:value="1.000916E-015" calcext:value-type="float">
            <text:p>1.000916E-15</text:p>
          </table:table-cell>
          <table:table-cell table:formula="of:=IF([.N1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ID</text:p>
          </table:table-cell>
          <table:table-cell office:value-type="float" office:value="1.76840125" calcext:value-type="float">
            <text:p>1.76840125</text:p>
          </table:table-cell>
          <table:table-cell office:value-type="float" office:value="1.2483805" calcext:value-type="float">
            <text:p>1.2483805</text:p>
          </table:table-cell>
          <table:table-cell office:value-type="float" office:value="-0.52002075" calcext:value-type="float">
            <text:p>-0.52002075</text:p>
          </table:table-cell>
          <table:table-cell office:value-type="float" office:value="0.52002075" calcext:value-type="float">
            <text:p>0.52002075</text:p>
          </table:table-cell>
          <table:table-cell office:value-type="float" office:value="-2.886616" calcext:value-type="float">
            <text:p>-2.8866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]&gt;0; [.E17]+[.H17];[.E17])" office:value-type="float" office:value="1.2483805" calcext:value-type="float">
            <text:p>1.2483805</text:p>
          </table:table-cell>
          <table:table-cell table:formula="of:=IF([.H17]&lt;0; [.D17]+[.H17]; [.D17])" office:value-type="float" office:value="-1.11821475" calcext:value-type="float">
            <text:p>-1.11821475</text:p>
          </table:table-cell>
          <table:table-cell office:value-type="float" office:value="0.625" calcext:value-type="float">
            <text:p>0.625</text:p>
          </table:table-cell>
          <table:table-cell office:value-type="float" office:value="1.000916E-015" calcext:value-type="float">
            <text:p>1.000916E-15</text:p>
          </table:table-cell>
          <table:table-cell table:formula="of:=IF([.N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69089625" calcext:value-type="float">
            <text:p>1.69089625</text:p>
          </table:table-cell>
          <table:table-cell office:value-type="float" office:value="1.24259325" calcext:value-type="float">
            <text:p>1.24259325</text:p>
          </table:table-cell>
          <table:table-cell office:value-type="float" office:value="-0.448303000000001" calcext:value-type="float">
            <text:p>-0.448303000000001</text:p>
          </table:table-cell>
          <table:table-cell office:value-type="float" office:value="0.448303000000001" calcext:value-type="float">
            <text:p>0.448303000000001</text:p>
          </table:table-cell>
          <table:table-cell office:value-type="float" office:value="-2.171566" calcext:value-type="float">
            <text:p>-2.1715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]&gt;0; [.E18]+[.H18];[.E18])" office:value-type="float" office:value="1.24259325" calcext:value-type="float">
            <text:p>1.24259325</text:p>
          </table:table-cell>
          <table:table-cell table:formula="of:=IF([.H18]&lt;0; [.D18]+[.H18]; [.D18])" office:value-type="float" office:value="-0.48066975" calcext:value-type="float">
            <text:p>-0.48066975</text:p>
          </table:table-cell>
          <table:table-cell office:value-type="float" office:value="0.5775" calcext:value-type="float">
            <text:p>0.5775</text:p>
          </table:table-cell>
          <table:table-cell office:value-type="float" office:value="1.000916E-015" calcext:value-type="float">
            <text:p>1.000916E-15</text:p>
          </table:table-cell>
          <table:table-cell table:formula="of:=IF([.N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569749" calcext:value-type="float">
            <text:p>1.569749</text:p>
          </table:table-cell>
          <table:table-cell office:value-type="float" office:value="1.207475" calcext:value-type="float">
            <text:p>1.207475</text:p>
          </table:table-cell>
          <table:table-cell office:value-type="float" office:value="-0.362274000000001" calcext:value-type="float">
            <text:p>-0.362274000000001</text:p>
          </table:table-cell>
          <table:table-cell office:value-type="float" office:value="0.362274000000001" calcext:value-type="float">
            <text:p>0.362274000000001</text:p>
          </table:table-cell>
          <table:table-cell office:value-type="float" office:value="-1.595717" calcext:value-type="float">
            <text:p>-1.5957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]&gt;0; [.E19]+[.H19];[.E19])" office:value-type="float" office:value="1.207475" calcext:value-type="float">
            <text:p>1.207475</text:p>
          </table:table-cell>
          <table:table-cell table:formula="of:=IF([.H19]&lt;0; [.D19]+[.H19]; [.D19])" office:value-type="float" office:value="-0.0259680000000002" calcext:value-type="float">
            <text:p>-0.025968</text:p>
          </table:table-cell>
          <table:table-cell office:value-type="float" office:value="0.485" calcext:value-type="float">
            <text:p>0.485</text:p>
          </table:table-cell>
          <table:table-cell office:value-type="float" office:value="1.000916E-015" calcext:value-type="float">
            <text:p>1.000916E-15</text:p>
          </table:table-cell>
          <table:table-cell table:formula="of:=IF([.N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716835" calcext:value-type="float">
            <text:p>1.5716835</text:p>
          </table:table-cell>
          <table:table-cell office:value-type="float" office:value="1.21577475" calcext:value-type="float">
            <text:p>1.21577475</text:p>
          </table:table-cell>
          <table:table-cell office:value-type="float" office:value="-0.35590875" calcext:value-type="float">
            <text:p>-0.35590875</text:p>
          </table:table-cell>
          <table:table-cell office:value-type="float" office:value="0.35590875" calcext:value-type="float">
            <text:p>0.35590875</text:p>
          </table:table-cell>
          <table:table-cell office:value-type="float" office:value="-1.684279" calcext:value-type="float">
            <text:p>-1.6842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]&gt;0; [.E20]+[.H20];[.E20])" office:value-type="float" office:value="1.21577475" calcext:value-type="float">
            <text:p>1.21577475</text:p>
          </table:table-cell>
          <table:table-cell table:formula="of:=IF([.H20]&lt;0; [.D20]+[.H20]; [.D20])" office:value-type="float" office:value="-0.1125955" calcext:value-type="float">
            <text:p>-0.1125955</text:p>
          </table:table-cell>
          <table:table-cell office:value-type="float" office:value="0.48" calcext:value-type="float">
            <text:p>0.48</text:p>
          </table:table-cell>
          <table:table-cell office:value-type="float" office:value="1.000916E-015" calcext:value-type="float">
            <text:p>1.000916E-15</text:p>
          </table:table-cell>
          <table:table-cell table:formula="of:=IF([.N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63602925" calcext:value-type="float">
            <text:p>1.63602925</text:p>
          </table:table-cell>
          <table:table-cell office:value-type="float" office:value="1.24307475" calcext:value-type="float">
            <text:p>1.24307475</text:p>
          </table:table-cell>
          <table:table-cell office:value-type="float" office:value="-0.392954499999998" calcext:value-type="float">
            <text:p>-0.392954499999998</text:p>
          </table:table-cell>
          <table:table-cell office:value-type="float" office:value="0.392954499999998" calcext:value-type="float">
            <text:p>0.392954499999998</text:p>
          </table:table-cell>
          <table:table-cell office:value-type="float" office:value="-1.715982" calcext:value-type="float">
            <text:p>-1.7159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]&gt;0; [.E21]+[.H21];[.E21])" office:value-type="float" office:value="1.24307475" calcext:value-type="float">
            <text:p>1.24307475</text:p>
          </table:table-cell>
          <table:table-cell table:formula="of:=IF([.H21]&lt;0; [.D21]+[.H21]; [.D21])" office:value-type="float" office:value="-0.0799527499999999" calcext:value-type="float">
            <text:p>-0.07995275</text:p>
          </table:table-cell>
          <table:table-cell office:value-type="float" office:value="0.485" calcext:value-type="float">
            <text:p>0.485</text:p>
          </table:table-cell>
          <table:table-cell office:value-type="float" office:value="1.000916E-015" calcext:value-type="float">
            <text:p>1.000916E-15</text:p>
          </table:table-cell>
          <table:table-cell table:formula="of:=IF([.N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9070725" calcext:value-type="float">
            <text:p>1.59070725</text:p>
          </table:table-cell>
          <table:table-cell office:value-type="float" office:value="1.23288825" calcext:value-type="float">
            <text:p>1.23288825</text:p>
          </table:table-cell>
          <table:table-cell office:value-type="float" office:value="-0.357819" calcext:value-type="float">
            <text:p>-0.357819</text:p>
          </table:table-cell>
          <table:table-cell office:value-type="float" office:value="0.357819" calcext:value-type="float">
            <text:p>0.357819</text:p>
          </table:table-cell>
          <table:table-cell office:value-type="float" office:value="-1.689883" calcext:value-type="float">
            <text:p>-1.6898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]&gt;0; [.E22]+[.H22];[.E22])" office:value-type="float" office:value="1.23288825" calcext:value-type="float">
            <text:p>1.23288825</text:p>
          </table:table-cell>
          <table:table-cell table:formula="of:=IF([.H22]&lt;0; [.D22]+[.H22]; [.D22])" office:value-type="float" office:value="-0.0991757500000001" calcext:value-type="float">
            <text:p>-0.09917575</text:p>
          </table:table-cell>
          <table:table-cell office:value-type="float" office:value="0.4875" calcext:value-type="float">
            <text:p>0.4875</text:p>
          </table:table-cell>
          <table:table-cell office:value-type="float" office:value="1.000916E-015" calcext:value-type="float">
            <text:p>1.000916E-15</text:p>
          </table:table-cell>
          <table:table-cell table:formula="of:=IF([.N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790555" calcext:value-type="float">
            <text:p>1.4790555</text:p>
          </table:table-cell>
          <table:table-cell office:value-type="float" office:value="1.17537825" calcext:value-type="float">
            <text:p>1.17537825</text:p>
          </table:table-cell>
          <table:table-cell office:value-type="float" office:value="-0.303677250000001" calcext:value-type="float">
            <text:p>-0.303677250000001</text:p>
          </table:table-cell>
          <table:table-cell office:value-type="float" office:value="0.303677250000001" calcext:value-type="float">
            <text:p>0.303677250000001</text:p>
          </table:table-cell>
          <table:table-cell office:value-type="float" office:value="-1.805036" calcext:value-type="float">
            <text:p>-1.8050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]&gt;0; [.E23]+[.H23];[.E23])" office:value-type="float" office:value="1.17537825" calcext:value-type="float">
            <text:p>1.17537825</text:p>
          </table:table-cell>
          <table:table-cell table:formula="of:=IF([.H23]&lt;0; [.D23]+[.H23]; [.D23])" office:value-type="float" office:value="-0.3259805" calcext:value-type="float">
            <text:p>-0.3259805</text:p>
          </table:table-cell>
          <table:table-cell office:value-type="float" office:value="0.485" calcext:value-type="float">
            <text:p>0.485</text:p>
          </table:table-cell>
          <table:table-cell office:value-type="float" office:value="1.000916E-015" calcext:value-type="float">
            <text:p>1.000916E-15</text:p>
          </table:table-cell>
          <table:table-cell table:formula="of:=IF([.N2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5180385" calcext:value-type="float">
            <text:p>1.5180385</text:p>
          </table:table-cell>
          <table:table-cell office:value-type="float" office:value="1.17073025" calcext:value-type="float">
            <text:p>1.17073025</text:p>
          </table:table-cell>
          <table:table-cell office:value-type="float" office:value="-0.347308249999999" calcext:value-type="float">
            <text:p>-0.347308249999999</text:p>
          </table:table-cell>
          <table:table-cell office:value-type="float" office:value="0.347308249999999" calcext:value-type="float">
            <text:p>0.347308249999999</text:p>
          </table:table-cell>
          <table:table-cell office:value-type="float" office:value="-1.953377" calcext:value-type="float">
            <text:p>-1.9533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]&gt;0; [.E24]+[.H24];[.E24])" office:value-type="float" office:value="1.17073025" calcext:value-type="float">
            <text:p>1.17073025</text:p>
          </table:table-cell>
          <table:table-cell table:formula="of:=IF([.H24]&lt;0; [.D24]+[.H24]; [.D24])" office:value-type="float" office:value="-0.4353385" calcext:value-type="float">
            <text:p>-0.4353385</text:p>
          </table:table-cell>
          <table:table-cell office:value-type="float" office:value="0.4975" calcext:value-type="float">
            <text:p>0.4975</text:p>
          </table:table-cell>
          <table:table-cell office:value-type="float" office:value="1.000916E-015" calcext:value-type="float">
            <text:p>1.000916E-15</text:p>
          </table:table-cell>
          <table:table-cell table:formula="of:=IF([.N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1192625" calcext:value-type="float">
            <text:p>1.61192625</text:p>
          </table:table-cell>
          <table:table-cell office:value-type="float" office:value="1.246648" calcext:value-type="float">
            <text:p>1.246648</text:p>
          </table:table-cell>
          <table:table-cell office:value-type="float" office:value="-0.36527825" calcext:value-type="float">
            <text:p>-0.36527825</text:p>
          </table:table-cell>
          <table:table-cell office:value-type="float" office:value="0.36527825" calcext:value-type="float">
            <text:p>0.36527825</text:p>
          </table:table-cell>
          <table:table-cell office:value-type="float" office:value="-1.778792" calcext:value-type="float">
            <text:p>-1.7787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]&gt;0; [.E25]+[.H25];[.E25])" office:value-type="float" office:value="1.246648" calcext:value-type="float">
            <text:p>1.246648</text:p>
          </table:table-cell>
          <table:table-cell table:formula="of:=IF([.H25]&lt;0; [.D25]+[.H25]; [.D25])" office:value-type="float" office:value="-0.16686575" calcext:value-type="float">
            <text:p>-0.16686575</text:p>
          </table:table-cell>
          <table:table-cell office:value-type="float" office:value="0.5025" calcext:value-type="float">
            <text:p>0.5025</text:p>
          </table:table-cell>
          <table:table-cell office:value-type="float" office:value="1.000916E-015" calcext:value-type="float">
            <text:p>1.000916E-15</text:p>
          </table:table-cell>
          <table:table-cell table:formula="of:=IF([.N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3745675" calcext:value-type="float">
            <text:p>1.53745675</text:p>
          </table:table-cell>
          <table:table-cell office:value-type="float" office:value="1.2359425" calcext:value-type="float">
            <text:p>1.2359425</text:p>
          </table:table-cell>
          <table:table-cell office:value-type="float" office:value="-0.30151425" calcext:value-type="float">
            <text:p>-0.30151425</text:p>
          </table:table-cell>
          <table:table-cell office:value-type="float" office:value="0.30151425" calcext:value-type="float">
            <text:p>0.30151425</text:p>
          </table:table-cell>
          <table:table-cell office:value-type="float" office:value="-1.62889" calcext:value-type="float">
            <text:p>-1.628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]&gt;0; [.E26]+[.H26];[.E26])" office:value-type="float" office:value="1.2359425" calcext:value-type="float">
            <text:p>1.2359425</text:p>
          </table:table-cell>
          <table:table-cell table:formula="of:=IF([.H26]&lt;0; [.D26]+[.H26]; [.D26])" office:value-type="float" office:value="-0.0914332500000001" calcext:value-type="float">
            <text:p>-0.09143325</text:p>
          </table:table-cell>
          <table:table-cell office:value-type="float" office:value="0.47" calcext:value-type="float">
            <text:p>0.47</text:p>
          </table:table-cell>
          <table:table-cell office:value-type="float" office:value="1.000916E-015" calcext:value-type="float">
            <text:p>1.000916E-15</text:p>
          </table:table-cell>
          <table:table-cell table:formula="of:=IF([.N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47086175" calcext:value-type="float">
            <text:p>1.47086175</text:p>
          </table:table-cell>
          <table:table-cell office:value-type="float" office:value="1.1996455" calcext:value-type="float">
            <text:p>1.1996455</text:p>
          </table:table-cell>
          <table:table-cell office:value-type="float" office:value="-0.27121625" calcext:value-type="float">
            <text:p>-0.27121625</text:p>
          </table:table-cell>
          <table:table-cell office:value-type="float" office:value="0.27121625" calcext:value-type="float">
            <text:p>0.27121625</text:p>
          </table:table-cell>
          <table:table-cell office:value-type="float" office:value="-1.354611" calcext:value-type="float">
            <text:p>-1.3546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]&gt;0; [.E27]+[.H27];[.E27])" office:value-type="float" office:value="1.1996455" calcext:value-type="float">
            <text:p>1.1996455</text:p>
          </table:table-cell>
          <table:table-cell table:formula="of:=IF([.H27]&lt;0; [.D27]+[.H27]; [.D27])" office:value-type="float" office:value="0.11625075" calcext:value-type="float">
            <text:p>0.11625075</text:p>
          </table:table-cell>
          <table:table-cell office:value-type="float" office:value="0.4" calcext:value-type="float">
            <text:p>0.4</text:p>
          </table:table-cell>
          <table:table-cell office:value-type="float" office:value="1.000916E-015" calcext:value-type="float">
            <text:p>1.000916E-15</text:p>
          </table:table-cell>
          <table:table-cell table:formula="of:=IF([.N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7196825" calcext:value-type="float">
            <text:p>1.57196825</text:p>
          </table:table-cell>
          <table:table-cell office:value-type="float" office:value="1.25539025" calcext:value-type="float">
            <text:p>1.25539025</text:p>
          </table:table-cell>
          <table:table-cell office:value-type="float" office:value="-0.316578" calcext:value-type="float">
            <text:p>-0.316578</text:p>
          </table:table-cell>
          <table:table-cell office:value-type="float" office:value="0.316578" calcext:value-type="float">
            <text:p>0.316578</text:p>
          </table:table-cell>
          <table:table-cell office:value-type="float" office:value="-1.301585" calcext:value-type="float">
            <text:p>-1.3015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]&gt;0; [.E28]+[.H28];[.E28])" office:value-type="float" office:value="1.25539025" calcext:value-type="float">
            <text:p>1.25539025</text:p>
          </table:table-cell>
          <table:table-cell table:formula="of:=IF([.H28]&lt;0; [.D28]+[.H28]; [.D28])" office:value-type="float" office:value="0.27038325" calcext:value-type="float">
            <text:p>0.27038325</text:p>
          </table:table-cell>
          <table:table-cell office:value-type="float" office:value="0.415" calcext:value-type="float">
            <text:p>0.415</text:p>
          </table:table-cell>
          <table:table-cell office:value-type="float" office:value="1.000916E-015" calcext:value-type="float">
            <text:p>1.000916E-15</text:p>
          </table:table-cell>
          <table:table-cell table:formula="of:=IF([.N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2313925" calcext:value-type="float">
            <text:p>1.62313925</text:p>
          </table:table-cell>
          <table:table-cell office:value-type="float" office:value="1.30911425" calcext:value-type="float">
            <text:p>1.30911425</text:p>
          </table:table-cell>
          <table:table-cell office:value-type="float" office:value="-0.314025" calcext:value-type="float">
            <text:p>-0.314025</text:p>
          </table:table-cell>
          <table:table-cell office:value-type="float" office:value="0.314025" calcext:value-type="float">
            <text:p>0.314025</text:p>
          </table:table-cell>
          <table:table-cell office:value-type="float" office:value="-1.373777" calcext:value-type="float">
            <text:p>-1.3737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]&gt;0; [.E29]+[.H29];[.E29])" office:value-type="float" office:value="1.30911425" calcext:value-type="float">
            <text:p>1.30911425</text:p>
          </table:table-cell>
          <table:table-cell table:formula="of:=IF([.H29]&lt;0; [.D29]+[.H29]; [.D29])" office:value-type="float" office:value="0.24936225" calcext:value-type="float">
            <text:p>0.24936225</text:p>
          </table:table-cell>
          <table:table-cell office:value-type="float" office:value="0.42" calcext:value-type="float">
            <text:p>0.42</text:p>
          </table:table-cell>
          <table:table-cell office:value-type="float" office:value="1.000916E-015" calcext:value-type="float">
            <text:p>1.000916E-15</text:p>
          </table:table-cell>
          <table:table-cell table:formula="of:=IF([.N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32676" calcext:value-type="float">
            <text:p>1.532676</text:p>
          </table:table-cell>
          <table:table-cell office:value-type="float" office:value="1.27658275" calcext:value-type="float">
            <text:p>1.27658275</text:p>
          </table:table-cell>
          <table:table-cell office:value-type="float" office:value="-0.256093250000001" calcext:value-type="float">
            <text:p>-0.256093250000001</text:p>
          </table:table-cell>
          <table:table-cell office:value-type="float" office:value="0.256093250000001" calcext:value-type="float">
            <text:p>0.256093250000001</text:p>
          </table:table-cell>
          <table:table-cell office:value-type="float" office:value="-1.046145" calcext:value-type="float">
            <text:p>-1.0461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]&gt;0; [.E30]+[.H30];[.E30])" office:value-type="float" office:value="1.27658275" calcext:value-type="float">
            <text:p>1.27658275</text:p>
          </table:table-cell>
          <table:table-cell table:formula="of:=IF([.H30]&lt;0; [.D30]+[.H30]; [.D30])" office:value-type="float" office:value="0.486531" calcext:value-type="float">
            <text:p>0.486531</text:p>
          </table:table-cell>
          <table:table-cell office:value-type="float" office:value="0.3625" calcext:value-type="float">
            <text:p>0.3625</text:p>
          </table:table-cell>
          <table:table-cell office:value-type="float" office:value="1.000916E-015" calcext:value-type="float">
            <text:p>1.000916E-15</text:p>
          </table:table-cell>
          <table:table-cell table:formula="of:=IF([.N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553979" calcext:value-type="float">
            <text:p>1.553979</text:p>
          </table:table-cell>
          <table:table-cell office:value-type="float" office:value="1.28887425" calcext:value-type="float">
            <text:p>1.28887425</text:p>
          </table:table-cell>
          <table:table-cell office:value-type="float" office:value="-0.265104749999999" calcext:value-type="float">
            <text:p>-0.265104749999999</text:p>
          </table:table-cell>
          <table:table-cell office:value-type="float" office:value="0.265104749999999" calcext:value-type="float">
            <text:p>0.265104749999999</text:p>
          </table:table-cell>
          <table:table-cell office:value-type="float" office:value="-1.053267" calcext:value-type="float">
            <text:p>-1.0532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]&gt;0; [.E31]+[.H31];[.E31])" office:value-type="float" office:value="1.28887425" calcext:value-type="float">
            <text:p>1.28887425</text:p>
          </table:table-cell>
          <table:table-cell table:formula="of:=IF([.H31]&lt;0; [.D31]+[.H31]; [.D31])" office:value-type="float" office:value="0.500712" calcext:value-type="float">
            <text:p>0.500712</text:p>
          </table:table-cell>
          <table:table-cell office:value-type="float" office:value="0.375" calcext:value-type="float">
            <text:p>0.375</text:p>
          </table:table-cell>
          <table:table-cell office:value-type="float" office:value="1.000916E-015" calcext:value-type="float">
            <text:p>1.000916E-15</text:p>
          </table:table-cell>
          <table:table-cell table:formula="of:=IF([.N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68035275" calcext:value-type="float">
            <text:p>1.68035275</text:p>
          </table:table-cell>
          <table:table-cell office:value-type="float" office:value="1.3806915" calcext:value-type="float">
            <text:p>1.3806915</text:p>
          </table:table-cell>
          <table:table-cell office:value-type="float" office:value="-0.29966125" calcext:value-type="float">
            <text:p>-0.29966125</text:p>
          </table:table-cell>
          <table:table-cell office:value-type="float" office:value="0.29966125" calcext:value-type="float">
            <text:p>0.29966125</text:p>
          </table:table-cell>
          <table:table-cell office:value-type="float" office:value="-0.9467427" calcext:value-type="float">
            <text:p>-0.94674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]&gt;0; [.E32]+[.H32];[.E32])" office:value-type="float" office:value="1.3806915" calcext:value-type="float">
            <text:p>1.3806915</text:p>
          </table:table-cell>
          <table:table-cell table:formula="of:=IF([.H32]&lt;0; [.D32]+[.H32]; [.D32])" office:value-type="float" office:value="0.73361005" calcext:value-type="float">
            <text:p>0.7336100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6750255" calcext:value-type="float">
            <text:p>1.6750255</text:p>
          </table:table-cell>
          <table:table-cell office:value-type="float" office:value="1.404107" calcext:value-type="float">
            <text:p>1.404107</text:p>
          </table:table-cell>
          <table:table-cell office:value-type="float" office:value="-0.2709185" calcext:value-type="float">
            <text:p>-0.2709185</text:p>
          </table:table-cell>
          <table:table-cell office:value-type="float" office:value="0.2709185" calcext:value-type="float">
            <text:p>0.2709185</text:p>
          </table:table-cell>
          <table:table-cell office:value-type="float" office:value="-0.9424712" calcext:value-type="float">
            <text:p>-0.94247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]&gt;0; [.E33]+[.H33];[.E33])" office:value-type="float" office:value="1.404107" calcext:value-type="float">
            <text:p>1.404107</text:p>
          </table:table-cell>
          <table:table-cell table:formula="of:=IF([.H33]&lt;0; [.D33]+[.H33]; [.D33])" office:value-type="float" office:value="0.7325543" calcext:value-type="float">
            <text:p>0.7325543</text:p>
          </table:table-cell>
          <table:table-cell office:value-type="float" office:value="0.3625" calcext:value-type="float">
            <text:p>0.3625</text:p>
          </table:table-cell>
          <table:table-cell office:value-type="float" office:value="1.000916E-015" calcext:value-type="float">
            <text:p>1.000916E-15</text:p>
          </table:table-cell>
          <table:table-cell table:formula="of:=IF([.N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627472" calcext:value-type="float">
            <text:p>1.627472</text:p>
          </table:table-cell>
          <table:table-cell office:value-type="float" office:value="1.3805595" calcext:value-type="float">
            <text:p>1.3805595</text:p>
          </table:table-cell>
          <table:table-cell office:value-type="float" office:value="-0.246912499999999" calcext:value-type="float">
            <text:p>-0.246912499999999</text:p>
          </table:table-cell>
          <table:table-cell office:value-type="float" office:value="0.246912499999999" calcext:value-type="float">
            <text:p>0.246912499999999</text:p>
          </table:table-cell>
          <table:table-cell office:value-type="float" office:value="-0.705201" calcext:value-type="float">
            <text:p>-0.7052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]&gt;0; [.E34]+[.H34];[.E34])" office:value-type="float" office:value="1.3805595" calcext:value-type="float">
            <text:p>1.3805595</text:p>
          </table:table-cell>
          <table:table-cell table:formula="of:=IF([.H34]&lt;0; [.D34]+[.H34]; [.D34])" office:value-type="float" office:value="0.922271" calcext:value-type="float">
            <text:p>0.922271</text:p>
          </table:table-cell>
          <table:table-cell office:value-type="float" office:value="0.295" calcext:value-type="float">
            <text:p>0.295</text:p>
          </table:table-cell>
          <table:table-cell office:value-type="float" office:value="6.522423E-015" calcext:value-type="float">
            <text:p>6.522423E-15</text:p>
          </table:table-cell>
          <table:table-cell table:formula="of:=IF([.N3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404495" calcext:value-type="float">
            <text:p>1.7404495</text:p>
          </table:table-cell>
          <table:table-cell office:value-type="float" office:value="1.46147925" calcext:value-type="float">
            <text:p>1.46147925</text:p>
          </table:table-cell>
          <table:table-cell office:value-type="float" office:value="-0.278970249999999" calcext:value-type="float">
            <text:p>-0.278970249999999</text:p>
          </table:table-cell>
          <table:table-cell office:value-type="float" office:value="0.278970249999999" calcext:value-type="float">
            <text:p>0.278970249999999</text:p>
          </table:table-cell>
          <table:table-cell office:value-type="float" office:value="-0.7413582" calcext:value-type="float">
            <text:p>-0.74135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]&gt;0; [.E35]+[.H35];[.E35])" office:value-type="float" office:value="1.46147925" calcext:value-type="float">
            <text:p>1.46147925</text:p>
          </table:table-cell>
          <table:table-cell table:formula="of:=IF([.H35]&lt;0; [.D35]+[.H35]; [.D35])" office:value-type="float" office:value="0.9990913" calcext:value-type="float">
            <text:p>0.9990913</text:p>
          </table:table-cell>
          <table:table-cell office:value-type="float" office:value="0.31" calcext:value-type="float">
            <text:p>0.31</text:p>
          </table:table-cell>
          <table:table-cell office:value-type="float" office:value="1.000916E-015" calcext:value-type="float">
            <text:p>1.000916E-15</text:p>
          </table:table-cell>
          <table:table-cell table:formula="of:=IF([.N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3149975" calcext:value-type="float">
            <text:p>1.83149975</text:p>
          </table:table-cell>
          <table:table-cell office:value-type="float" office:value="1.546033" calcext:value-type="float">
            <text:p>1.546033</text:p>
          </table:table-cell>
          <table:table-cell office:value-type="float" office:value="-0.285466749999999" calcext:value-type="float">
            <text:p>-0.285466749999999</text:p>
          </table:table-cell>
          <table:table-cell office:value-type="float" office:value="0.285466749999999" calcext:value-type="float">
            <text:p>0.285466749999999</text:p>
          </table:table-cell>
          <table:table-cell office:value-type="float" office:value="-0.721032" calcext:value-type="float">
            <text:p>-0.7210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]&gt;0; [.E36]+[.H36];[.E36])" office:value-type="float" office:value="1.546033" calcext:value-type="float">
            <text:p>1.546033</text:p>
          </table:table-cell>
          <table:table-cell table:formula="of:=IF([.H36]&lt;0; [.D36]+[.H36]; [.D36])" office:value-type="float" office:value="1.11046775" calcext:value-type="float">
            <text:p>1.11046775</text:p>
          </table:table-cell>
          <table:table-cell office:value-type="float" office:value="0.3325" calcext:value-type="float">
            <text:p>0.3325</text:p>
          </table:table-cell>
          <table:table-cell office:value-type="float" office:value="1.000916E-015" calcext:value-type="float">
            <text:p>1.000916E-15</text:p>
          </table:table-cell>
          <table:table-cell table:formula="of:=IF([.N3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9444905" calcext:value-type="float">
            <text:p>1.9444905</text:p>
          </table:table-cell>
          <table:table-cell office:value-type="float" office:value="1.705229" calcext:value-type="float">
            <text:p>1.705229</text:p>
          </table:table-cell>
          <table:table-cell office:value-type="float" office:value="-0.239261500000002" calcext:value-type="float">
            <text:p>-0.239261500000002</text:p>
          </table:table-cell>
          <table:table-cell office:value-type="float" office:value="0.239261500000002" calcext:value-type="float">
            <text:p>0.239261500000002</text:p>
          </table:table-cell>
          <table:table-cell office:value-type="float" office:value="-0.3569302" calcext:value-type="float">
            <text:p>-0.35693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]&gt;0; [.E37]+[.H37];[.E37])" office:value-type="float" office:value="1.705229" calcext:value-type="float">
            <text:p>1.705229</text:p>
          </table:table-cell>
          <table:table-cell table:formula="of:=IF([.H37]&lt;0; [.D37]+[.H37]; [.D37])" office:value-type="float" office:value="1.5875603" calcext:value-type="float">
            <text:p>1.587560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2.03420325" calcext:value-type="float">
            <text:p>2.03420325</text:p>
          </table:table-cell>
          <table:table-cell office:value-type="float" office:value="1.7188745" calcext:value-type="float">
            <text:p>1.7188745</text:p>
          </table:table-cell>
          <table:table-cell office:value-type="float" office:value="-0.315328749999999" calcext:value-type="float">
            <text:p>-0.315328749999999</text:p>
          </table:table-cell>
          <table:table-cell office:value-type="float" office:value="0.315328749999999" calcext:value-type="float">
            <text:p>0.315328749999999</text:p>
          </table:table-cell>
          <table:table-cell office:value-type="float" office:value="-0.6239705" calcext:value-type="float">
            <text:p>-0.62397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]&gt;0; [.E38]+[.H38];[.E38])" office:value-type="float" office:value="1.7188745" calcext:value-type="float">
            <text:p>1.7188745</text:p>
          </table:table-cell>
          <table:table-cell table:formula="of:=IF([.H38]&lt;0; [.D38]+[.H38]; [.D38])" office:value-type="float" office:value="1.41023275" calcext:value-type="float">
            <text:p>1.41023275</text:p>
          </table:table-cell>
          <table:table-cell office:value-type="float" office:value="0.325" calcext:value-type="float">
            <text:p>0.325</text:p>
          </table:table-cell>
          <table:table-cell office:value-type="float" office:value="1.000916E-015" calcext:value-type="float">
            <text:p>1.000916E-15</text:p>
          </table:table-cell>
          <table:table-cell table:formula="of:=IF([.N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7432875" calcext:value-type="float">
            <text:p>2.17432875</text:p>
          </table:table-cell>
          <table:table-cell office:value-type="float" office:value="1.8375955" calcext:value-type="float">
            <text:p>1.8375955</text:p>
          </table:table-cell>
          <table:table-cell office:value-type="float" office:value="-0.336733250000001" calcext:value-type="float">
            <text:p>-0.336733250000001</text:p>
          </table:table-cell>
          <table:table-cell office:value-type="float" office:value="0.336733250000001" calcext:value-type="float">
            <text:p>0.336733250000001</text:p>
          </table:table-cell>
          <table:table-cell office:value-type="float" office:value="-0.7717781" calcext:value-type="float">
            <text:p>-0.77177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]&gt;0; [.E39]+[.H39];[.E39])" office:value-type="float" office:value="1.8375955" calcext:value-type="float">
            <text:p>1.8375955</text:p>
          </table:table-cell>
          <table:table-cell table:formula="of:=IF([.H39]&lt;0; [.D39]+[.H39]; [.D39])" office:value-type="float" office:value="1.40255065" calcext:value-type="float">
            <text:p>1.40255065</text:p>
          </table:table-cell>
          <table:table-cell office:value-type="float" office:value="0.335" calcext:value-type="float">
            <text:p>0.335</text:p>
          </table:table-cell>
          <table:table-cell office:value-type="float" office:value="1.000916E-015" calcext:value-type="float">
            <text:p>1.000916E-15</text:p>
          </table:table-cell>
          <table:table-cell table:formula="of:=IF([.N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2777275" calcext:value-type="float">
            <text:p>2.12777275</text:p>
          </table:table-cell>
          <table:table-cell office:value-type="float" office:value="1.764401" calcext:value-type="float">
            <text:p>1.764401</text:p>
          </table:table-cell>
          <table:table-cell office:value-type="float" office:value="-0.36337175" calcext:value-type="float">
            <text:p>-0.36337175</text:p>
          </table:table-cell>
          <table:table-cell office:value-type="float" office:value="0.36337175" calcext:value-type="float">
            <text:p>0.36337175</text:p>
          </table:table-cell>
          <table:table-cell office:value-type="float" office:value="-0.807037" calcext:value-type="float">
            <text:p>-0.8070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]&gt;0; [.E40]+[.H40];[.E40])" office:value-type="float" office:value="1.764401" calcext:value-type="float">
            <text:p>1.764401</text:p>
          </table:table-cell>
          <table:table-cell table:formula="of:=IF([.H40]&lt;0; [.D40]+[.H40]; [.D40])" office:value-type="float" office:value="1.32073575" calcext:value-type="float">
            <text:p>1.32073575</text:p>
          </table:table-cell>
          <table:table-cell office:value-type="float" office:value="0.345" calcext:value-type="float">
            <text:p>0.345</text:p>
          </table:table-cell>
          <table:table-cell office:value-type="float" office:value="1.000916E-015" calcext:value-type="float">
            <text:p>1.000916E-15</text:p>
          </table:table-cell>
          <table:table-cell table:formula="of:=IF([.N4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904595" calcext:value-type="float">
            <text:p>1.904595</text:p>
          </table:table-cell>
          <table:table-cell office:value-type="float" office:value="1.568382" calcext:value-type="float">
            <text:p>1.568382</text:p>
          </table:table-cell>
          <table:table-cell office:value-type="float" office:value="-0.336213000000001" calcext:value-type="float">
            <text:p>-0.336213000000001</text:p>
          </table:table-cell>
          <table:table-cell office:value-type="float" office:value="0.336213000000001" calcext:value-type="float">
            <text:p>0.336213000000001</text:p>
          </table:table-cell>
          <table:table-cell office:value-type="float" office:value="-0.8321054" calcext:value-type="float">
            <text:p>-0.83210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]&gt;0; [.E41]+[.H41];[.E41])" office:value-type="float" office:value="1.568382" calcext:value-type="float">
            <text:p>1.568382</text:p>
          </table:table-cell>
          <table:table-cell table:formula="of:=IF([.H41]&lt;0; [.D41]+[.H41]; [.D41])" office:value-type="float" office:value="1.0724896" calcext:value-type="float">
            <text:p>1.0724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000916E-015" calcext:value-type="float">
            <text:p>1.000916E-15</text:p>
          </table:table-cell>
          <table:table-cell table:formula="of:=IF([.N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90246725" calcext:value-type="float">
            <text:p>1.90246725</text:p>
          </table:table-cell>
          <table:table-cell office:value-type="float" office:value="1.59327375" calcext:value-type="float">
            <text:p>1.59327375</text:p>
          </table:table-cell>
          <table:table-cell office:value-type="float" office:value="-0.3091935" calcext:value-type="float">
            <text:p>-0.3091935</text:p>
          </table:table-cell>
          <table:table-cell office:value-type="float" office:value="0.3091935" calcext:value-type="float">
            <text:p>0.3091935</text:p>
          </table:table-cell>
          <table:table-cell office:value-type="float" office:value="-0.9711587" calcext:value-type="float">
            <text:p>-0.97115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]&gt;0; [.E42]+[.H42];[.E42])" office:value-type="float" office:value="1.59327375" calcext:value-type="float">
            <text:p>1.59327375</text:p>
          </table:table-cell>
          <table:table-cell table:formula="of:=IF([.H42]&lt;0; [.D42]+[.H42]; [.D42])" office:value-type="float" office:value="0.93130855" calcext:value-type="float">
            <text:p>0.9313085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.000916E-015" calcext:value-type="float">
            <text:p>1.000916E-15</text:p>
          </table:table-cell>
          <table:table-cell table:formula="of:=IF([.N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99482375" calcext:value-type="float">
            <text:p>1.99482375</text:p>
          </table:table-cell>
          <table:table-cell office:value-type="float" office:value="1.650274" calcext:value-type="float">
            <text:p>1.650274</text:p>
          </table:table-cell>
          <table:table-cell office:value-type="float" office:value="-0.344549750000002" calcext:value-type="float">
            <text:p>-0.344549750000002</text:p>
          </table:table-cell>
          <table:table-cell office:value-type="float" office:value="0.344549750000002" calcext:value-type="float">
            <text:p>0.344549750000002</text:p>
          </table:table-cell>
          <table:table-cell office:value-type="float" office:value="-1.190557" calcext:value-type="float">
            <text:p>-1.1905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]&gt;0; [.E43]+[.H43];[.E43])" office:value-type="float" office:value="1.650274" calcext:value-type="float">
            <text:p>1.650274</text:p>
          </table:table-cell>
          <table:table-cell table:formula="of:=IF([.H43]&lt;0; [.D43]+[.H43]; [.D43])" office:value-type="float" office:value="0.80426675" calcext:value-type="float">
            <text:p>0.8042667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8319425" calcext:value-type="float">
            <text:p>1.88319425</text:p>
          </table:table-cell>
          <table:table-cell office:value-type="float" office:value="1.53598" calcext:value-type="float">
            <text:p>1.53598</text:p>
          </table:table-cell>
          <table:table-cell office:value-type="float" office:value="-0.347214250000003" calcext:value-type="float">
            <text:p>-0.347214250000003</text:p>
          </table:table-cell>
          <table:table-cell office:value-type="float" office:value="0.347214250000003" calcext:value-type="float">
            <text:p>0.347214250000003</text:p>
          </table:table-cell>
          <table:table-cell office:value-type="float" office:value="-0.9912986" calcext:value-type="float">
            <text:p>-0.99129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]&gt;0; [.E44]+[.H44];[.E44])" office:value-type="float" office:value="1.53598" calcext:value-type="float">
            <text:p>1.53598</text:p>
          </table:table-cell>
          <table:table-cell table:formula="of:=IF([.H44]&lt;0; [.D44]+[.H44]; [.D44])" office:value-type="float" office:value="0.89189565" calcext:value-type="float">
            <text:p>0.89189565</text:p>
          </table:table-cell>
          <table:table-cell office:value-type="float" office:value="0.365" calcext:value-type="float">
            <text:p>0.365</text:p>
          </table:table-cell>
          <table:table-cell office:value-type="float" office:value="1.000916E-015" calcext:value-type="float">
            <text:p>1.000916E-15</text:p>
          </table:table-cell>
          <table:table-cell table:formula="of:=IF([.N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74524025" calcext:value-type="float">
            <text:p>1.74524025</text:p>
          </table:table-cell>
          <table:table-cell office:value-type="float" office:value="1.45307725" calcext:value-type="float">
            <text:p>1.45307725</text:p>
          </table:table-cell>
          <table:table-cell office:value-type="float" office:value="-0.292162999999999" calcext:value-type="float">
            <text:p>-0.292162999999999</text:p>
          </table:table-cell>
          <table:table-cell office:value-type="float" office:value="0.292162999999999" calcext:value-type="float">
            <text:p>0.292162999999999</text:p>
          </table:table-cell>
          <table:table-cell office:value-type="float" office:value="-1.054669" calcext:value-type="float">
            <text:p>-1.0546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]&gt;0; [.E45]+[.H45];[.E45])" office:value-type="float" office:value="1.45307725" calcext:value-type="float">
            <text:p>1.45307725</text:p>
          </table:table-cell>
          <table:table-cell table:formula="of:=IF([.H45]&lt;0; [.D45]+[.H45]; [.D45])" office:value-type="float" office:value="0.69057125" calcext:value-type="float">
            <text:p>0.69057125</text:p>
          </table:table-cell>
          <table:table-cell office:value-type="float" office:value="0.36" calcext:value-type="float">
            <text:p>0.36</text:p>
          </table:table-cell>
          <table:table-cell office:value-type="float" office:value="1.000916E-015" calcext:value-type="float">
            <text:p>1.000916E-15</text:p>
          </table:table-cell>
          <table:table-cell table:formula="of:=IF([.N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453435" calcext:value-type="float">
            <text:p>1.8453435</text:p>
          </table:table-cell>
          <table:table-cell office:value-type="float" office:value="1.5538645" calcext:value-type="float">
            <text:p>1.5538645</text:p>
          </table:table-cell>
          <table:table-cell office:value-type="float" office:value="-0.291479" calcext:value-type="float">
            <text:p>-0.291479</text:p>
          </table:table-cell>
          <table:table-cell office:value-type="float" office:value="0.291479" calcext:value-type="float">
            <text:p>0.291479</text:p>
          </table:table-cell>
          <table:table-cell office:value-type="float" office:value="-0.9041288" calcext:value-type="float">
            <text:p>-0.90412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]&gt;0; [.E46]+[.H46];[.E46])" office:value-type="float" office:value="1.5538645" calcext:value-type="float">
            <text:p>1.5538645</text:p>
          </table:table-cell>
          <table:table-cell table:formula="of:=IF([.H46]&lt;0; [.D46]+[.H46]; [.D46])" office:value-type="float" office:value="0.9412147" calcext:value-type="float">
            <text:p>0.9412147</text:p>
          </table:table-cell>
          <table:table-cell office:value-type="float" office:value="0.335" calcext:value-type="float">
            <text:p>0.335</text:p>
          </table:table-cell>
          <table:table-cell office:value-type="float" office:value="1.000916E-015" calcext:value-type="float">
            <text:p>1.000916E-15</text:p>
          </table:table-cell>
          <table:table-cell table:formula="of:=IF([.N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884635" calcext:value-type="float">
            <text:p>1.8884635</text:p>
          </table:table-cell>
          <table:table-cell office:value-type="float" office:value="1.55431275" calcext:value-type="float">
            <text:p>1.55431275</text:p>
          </table:table-cell>
          <table:table-cell office:value-type="float" office:value="-0.33415075" calcext:value-type="float">
            <text:p>-0.33415075</text:p>
          </table:table-cell>
          <table:table-cell office:value-type="float" office:value="0.33415075" calcext:value-type="float">
            <text:p>0.33415075</text:p>
          </table:table-cell>
          <table:table-cell office:value-type="float" office:value="-0.882314" calcext:value-type="float">
            <text:p>-0.8823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]&gt;0; [.E47]+[.H47];[.E47])" office:value-type="float" office:value="1.55431275" calcext:value-type="float">
            <text:p>1.55431275</text:p>
          </table:table-cell>
          <table:table-cell table:formula="of:=IF([.H47]&lt;0; [.D47]+[.H47]; [.D47])" office:value-type="float" office:value="1.0061495" calcext:value-type="float">
            <text:p>1.006149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4399775" calcext:value-type="float">
            <text:p>1.74399775</text:p>
          </table:table-cell>
          <table:table-cell office:value-type="float" office:value="1.43179175" calcext:value-type="float">
            <text:p>1.43179175</text:p>
          </table:table-cell>
          <table:table-cell office:value-type="float" office:value="-0.312206000000001" calcext:value-type="float">
            <text:p>-0.312206000000001</text:p>
          </table:table-cell>
          <table:table-cell office:value-type="float" office:value="0.312206000000001" calcext:value-type="float">
            <text:p>0.312206000000001</text:p>
          </table:table-cell>
          <table:table-cell office:value-type="float" office:value="-1.117071" calcext:value-type="float">
            <text:p>-1.1170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]&gt;0; [.E48]+[.H48];[.E48])" office:value-type="float" office:value="1.43179175" calcext:value-type="float">
            <text:p>1.43179175</text:p>
          </table:table-cell>
          <table:table-cell table:formula="of:=IF([.H48]&lt;0; [.D48]+[.H48]; [.D48])" office:value-type="float" office:value="0.62692675" calcext:value-type="float">
            <text:p>0.62692675</text:p>
          </table:table-cell>
          <table:table-cell office:value-type="float" office:value="0.405" calcext:value-type="float">
            <text:p>0.405</text:p>
          </table:table-cell>
          <table:table-cell office:value-type="float" office:value="1.000916E-015" calcext:value-type="float">
            <text:p>1.000916E-15</text:p>
          </table:table-cell>
          <table:table-cell table:formula="of:=IF([.N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14488" calcext:value-type="float">
            <text:p>1.714488</text:p>
          </table:table-cell>
          <table:table-cell office:value-type="float" office:value="1.44822275" calcext:value-type="float">
            <text:p>1.44822275</text:p>
          </table:table-cell>
          <table:table-cell office:value-type="float" office:value="-0.266265250000001" calcext:value-type="float">
            <text:p>-0.266265250000001</text:p>
          </table:table-cell>
          <table:table-cell office:value-type="float" office:value="0.266265250000001" calcext:value-type="float">
            <text:p>0.266265250000001</text:p>
          </table:table-cell>
          <table:table-cell office:value-type="float" office:value="-1.030416" calcext:value-type="float">
            <text:p>-1.0304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]&gt;0; [.E49]+[.H49];[.E49])" office:value-type="float" office:value="1.44822275" calcext:value-type="float">
            <text:p>1.44822275</text:p>
          </table:table-cell>
          <table:table-cell table:formula="of:=IF([.H49]&lt;0; [.D49]+[.H49]; [.D49])" office:value-type="float" office:value="0.684072" calcext:value-type="float">
            <text:p>0.684072</text:p>
          </table:table-cell>
          <table:table-cell office:value-type="float" office:value="0.4025" calcext:value-type="float">
            <text:p>0.4025</text:p>
          </table:table-cell>
          <table:table-cell office:value-type="float" office:value="1.000916E-015" calcext:value-type="float">
            <text:p>1.000916E-15</text:p>
          </table:table-cell>
          <table:table-cell table:formula="of:=IF([.N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81645525" calcext:value-type="float">
            <text:p>1.81645525</text:p>
          </table:table-cell>
          <table:table-cell office:value-type="float" office:value="1.51202875" calcext:value-type="float">
            <text:p>1.51202875</text:p>
          </table:table-cell>
          <table:table-cell office:value-type="float" office:value="-0.304426499999999" calcext:value-type="float">
            <text:p>-0.304426499999999</text:p>
          </table:table-cell>
          <table:table-cell office:value-type="float" office:value="0.304426499999999" calcext:value-type="float">
            <text:p>0.304426499999999</text:p>
          </table:table-cell>
          <table:table-cell office:value-type="float" office:value="-1.002207" calcext:value-type="float">
            <text:p>-1.0022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]&gt;0; [.E50]+[.H50];[.E50])" office:value-type="float" office:value="1.51202875" calcext:value-type="float">
            <text:p>1.51202875</text:p>
          </table:table-cell>
          <table:table-cell table:formula="of:=IF([.H50]&lt;0; [.D50]+[.H50]; [.D50])" office:value-type="float" office:value="0.81424825" calcext:value-type="float">
            <text:p>0.81424825</text:p>
          </table:table-cell>
          <table:table-cell office:value-type="float" office:value="0.365" calcext:value-type="float">
            <text:p>0.365</text:p>
          </table:table-cell>
          <table:table-cell office:value-type="float" office:value="1.000916E-015" calcext:value-type="float">
            <text:p>1.000916E-15</text:p>
          </table:table-cell>
          <table:table-cell table:formula="of:=IF([.N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7931575" calcext:value-type="float">
            <text:p>1.77931575</text:p>
          </table:table-cell>
          <table:table-cell office:value-type="float" office:value="1.4408975" calcext:value-type="float">
            <text:p>1.4408975</text:p>
          </table:table-cell>
          <table:table-cell office:value-type="float" office:value="-0.338418250000002" calcext:value-type="float">
            <text:p>-0.338418250000002</text:p>
          </table:table-cell>
          <table:table-cell office:value-type="float" office:value="0.338418250000002" calcext:value-type="float">
            <text:p>0.338418250000002</text:p>
          </table:table-cell>
          <table:table-cell office:value-type="float" office:value="-1.173933" calcext:value-type="float">
            <text:p>-1.1739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]&gt;0; [.E51]+[.H51];[.E51])" office:value-type="float" office:value="1.4408975" calcext:value-type="float">
            <text:p>1.4408975</text:p>
          </table:table-cell>
          <table:table-cell table:formula="of:=IF([.H51]&lt;0; [.D51]+[.H51]; [.D51])" office:value-type="float" office:value="0.60538275" calcext:value-type="float">
            <text:p>0.60538275</text:p>
          </table:table-cell>
          <table:table-cell office:value-type="float" office:value="0.415" calcext:value-type="float">
            <text:p>0.415</text:p>
          </table:table-cell>
          <table:table-cell office:value-type="float" office:value="1.000916E-015" calcext:value-type="float">
            <text:p>1.000916E-15</text:p>
          </table:table-cell>
          <table:table-cell table:formula="of:=IF([.N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64737" calcext:value-type="float">
            <text:p>1.64737</text:p>
          </table:table-cell>
          <table:table-cell office:value-type="float" office:value="1.36437275" calcext:value-type="float">
            <text:p>1.36437275</text:p>
          </table:table-cell>
          <table:table-cell office:value-type="float" office:value="-0.28299725" calcext:value-type="float">
            <text:p>-0.28299725</text:p>
          </table:table-cell>
          <table:table-cell office:value-type="float" office:value="0.28299725" calcext:value-type="float">
            <text:p>0.28299725</text:p>
          </table:table-cell>
          <table:table-cell office:value-type="float" office:value="-1.070479" calcext:value-type="float">
            <text:p>-1.0704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]&gt;0; [.E52]+[.H52];[.E52])" office:value-type="float" office:value="1.36437275" calcext:value-type="float">
            <text:p>1.36437275</text:p>
          </table:table-cell>
          <table:table-cell table:formula="of:=IF([.H52]&lt;0; [.D52]+[.H52]; [.D52])" office:value-type="float" office:value="0.576891" calcext:value-type="float">
            <text:p>0.576891</text:p>
          </table:table-cell>
          <table:table-cell office:value-type="float" office:value="0.4" calcext:value-type="float">
            <text:p>0.4</text:p>
          </table:table-cell>
          <table:table-cell office:value-type="float" office:value="1.000916E-015" calcext:value-type="float">
            <text:p>1.000916E-15</text:p>
          </table:table-cell>
          <table:table-cell table:formula="of:=IF([.N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70457075" calcext:value-type="float">
            <text:p>1.70457075</text:p>
          </table:table-cell>
          <table:table-cell office:value-type="float" office:value="1.444092" calcext:value-type="float">
            <text:p>1.444092</text:p>
          </table:table-cell>
          <table:table-cell office:value-type="float" office:value="-0.260478749999999" calcext:value-type="float">
            <text:p>-0.260478749999999</text:p>
          </table:table-cell>
          <table:table-cell office:value-type="float" office:value="0.260478749999999" calcext:value-type="float">
            <text:p>0.260478749999999</text:p>
          </table:table-cell>
          <table:table-cell office:value-type="float" office:value="-0.7648196" calcext:value-type="float">
            <text:p>-0.76481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]&gt;0; [.E53]+[.H53];[.E53])" office:value-type="float" office:value="1.444092" calcext:value-type="float">
            <text:p>1.444092</text:p>
          </table:table-cell>
          <table:table-cell table:formula="of:=IF([.H53]&lt;0; [.D53]+[.H53]; [.D53])" office:value-type="float" office:value="0.93975115" calcext:value-type="float">
            <text:p>0.9397511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970095" calcext:value-type="float">
            <text:p>1.7970095</text:p>
          </table:table-cell>
          <table:table-cell office:value-type="float" office:value="1.4799505" calcext:value-type="float">
            <text:p>1.4799505</text:p>
          </table:table-cell>
          <table:table-cell office:value-type="float" office:value="-0.317059000000003" calcext:value-type="float">
            <text:p>-0.317059000000003</text:p>
          </table:table-cell>
          <table:table-cell office:value-type="float" office:value="0.317059000000003" calcext:value-type="float">
            <text:p>0.317059000000003</text:p>
          </table:table-cell>
          <table:table-cell office:value-type="float" office:value="-0.8940605" calcext:value-type="float">
            <text:p>-0.89406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]&gt;0; [.E54]+[.H54];[.E54])" office:value-type="float" office:value="1.4799505" calcext:value-type="float">
            <text:p>1.4799505</text:p>
          </table:table-cell>
          <table:table-cell table:formula="of:=IF([.H54]&lt;0; [.D54]+[.H54]; [.D54])" office:value-type="float" office:value="0.902949" calcext:value-type="float">
            <text:p>0.902949</text:p>
          </table:table-cell>
          <table:table-cell office:value-type="float" office:value="0.3675" calcext:value-type="float">
            <text:p>0.3675</text:p>
          </table:table-cell>
          <table:table-cell office:value-type="float" office:value="1.000916E-015" calcext:value-type="float">
            <text:p>1.000916E-15</text:p>
          </table:table-cell>
          <table:table-cell table:formula="of:=IF([.N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70016625" calcext:value-type="float">
            <text:p>1.70016625</text:p>
          </table:table-cell>
          <table:table-cell office:value-type="float" office:value="1.37804225" calcext:value-type="float">
            <text:p>1.37804225</text:p>
          </table:table-cell>
          <table:table-cell office:value-type="float" office:value="-0.322124" calcext:value-type="float">
            <text:p>-0.322124</text:p>
          </table:table-cell>
          <table:table-cell office:value-type="float" office:value="0.322124" calcext:value-type="float">
            <text:p>0.322124</text:p>
          </table:table-cell>
          <table:table-cell office:value-type="float" office:value="-1.218184" calcext:value-type="float">
            <text:p>-1.2181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]&gt;0; [.E55]+[.H55];[.E55])" office:value-type="float" office:value="1.37804225" calcext:value-type="float">
            <text:p>1.37804225</text:p>
          </table:table-cell>
          <table:table-cell table:formula="of:=IF([.H55]&lt;0; [.D55]+[.H55]; [.D55])" office:value-type="float" office:value="0.48198225" calcext:value-type="float">
            <text:p>0.48198225</text:p>
          </table:table-cell>
          <table:table-cell office:value-type="float" office:value="0.4225" calcext:value-type="float">
            <text:p>0.4225</text:p>
          </table:table-cell>
          <table:table-cell office:value-type="float" office:value="1.000916E-015" calcext:value-type="float">
            <text:p>1.000916E-15</text:p>
          </table:table-cell>
          <table:table-cell table:formula="of:=IF([.N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24576" calcext:value-type="float">
            <text:p>1.624576</text:p>
          </table:table-cell>
          <table:table-cell office:value-type="float" office:value="1.362691" calcext:value-type="float">
            <text:p>1.362691</text:p>
          </table:table-cell>
          <table:table-cell office:value-type="float" office:value="-0.261884999999999" calcext:value-type="float">
            <text:p>-0.261884999999999</text:p>
          </table:table-cell>
          <table:table-cell office:value-type="float" office:value="0.261884999999999" calcext:value-type="float">
            <text:p>0.261884999999999</text:p>
          </table:table-cell>
          <table:table-cell office:value-type="float" office:value="-0.9684527" calcext:value-type="float">
            <text:p>-0.96845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]&gt;0; [.E56]+[.H56];[.E56])" office:value-type="float" office:value="1.362691" calcext:value-type="float">
            <text:p>1.362691</text:p>
          </table:table-cell>
          <table:table-cell table:formula="of:=IF([.H56]&lt;0; [.D56]+[.H56]; [.D56])" office:value-type="float" office:value="0.6561233" calcext:value-type="float">
            <text:p>0.6561233</text:p>
          </table:table-cell>
          <table:table-cell office:value-type="float" office:value="0.39" calcext:value-type="float">
            <text:p>0.39</text:p>
          </table:table-cell>
          <table:table-cell office:value-type="float" office:value="1.000916E-015" calcext:value-type="float">
            <text:p>1.000916E-15</text:p>
          </table:table-cell>
          <table:table-cell table:formula="of:=IF([.N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376025" calcext:value-type="float">
            <text:p>1.7376025</text:p>
          </table:table-cell>
          <table:table-cell office:value-type="float" office:value="1.44307425" calcext:value-type="float">
            <text:p>1.44307425</text:p>
          </table:table-cell>
          <table:table-cell office:value-type="float" office:value="-0.294528250000001" calcext:value-type="float">
            <text:p>-0.294528250000001</text:p>
          </table:table-cell>
          <table:table-cell office:value-type="float" office:value="0.294528250000001" calcext:value-type="float">
            <text:p>0.294528250000001</text:p>
          </table:table-cell>
          <table:table-cell office:value-type="float" office:value="-0.9390198" calcext:value-type="float">
            <text:p>-0.93901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]&gt;0; [.E57]+[.H57];[.E57])" office:value-type="float" office:value="1.44307425" calcext:value-type="float">
            <text:p>1.44307425</text:p>
          </table:table-cell>
          <table:table-cell table:formula="of:=IF([.H57]&lt;0; [.D57]+[.H57]; [.D57])" office:value-type="float" office:value="0.7985827" calcext:value-type="float">
            <text:p>0.7985827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5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9243575" calcext:value-type="float">
            <text:p>1.79243575</text:p>
          </table:table-cell>
          <table:table-cell office:value-type="float" office:value="1.44974625" calcext:value-type="float">
            <text:p>1.44974625</text:p>
          </table:table-cell>
          <table:table-cell office:value-type="float" office:value="-0.342689499999998" calcext:value-type="float">
            <text:p>-0.342689499999998</text:p>
          </table:table-cell>
          <table:table-cell office:value-type="float" office:value="0.342689499999998" calcext:value-type="float">
            <text:p>0.342689499999998</text:p>
          </table:table-cell>
          <table:table-cell office:value-type="float" office:value="-1.136944" calcext:value-type="float">
            <text:p>-1.1369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]&gt;0; [.E58]+[.H58];[.E58])" office:value-type="float" office:value="1.44974625" calcext:value-type="float">
            <text:p>1.44974625</text:p>
          </table:table-cell>
          <table:table-cell table:formula="of:=IF([.H58]&lt;0; [.D58]+[.H58]; [.D58])" office:value-type="float" office:value="0.65549175" calcext:value-type="float">
            <text:p>0.65549175</text:p>
          </table:table-cell>
          <table:table-cell office:value-type="float" office:value="0.425" calcext:value-type="float">
            <text:p>0.425</text:p>
          </table:table-cell>
          <table:table-cell office:value-type="float" office:value="1.000916E-015" calcext:value-type="float">
            <text:p>1.000916E-15</text:p>
          </table:table-cell>
          <table:table-cell table:formula="of:=IF([.N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78401" calcext:value-type="float">
            <text:p>1.678401</text:p>
          </table:table-cell>
          <table:table-cell office:value-type="float" office:value="1.36567475" calcext:value-type="float">
            <text:p>1.36567475</text:p>
          </table:table-cell>
          <table:table-cell office:value-type="float" office:value="-0.312726249999999" calcext:value-type="float">
            <text:p>-0.312726249999999</text:p>
          </table:table-cell>
          <table:table-cell office:value-type="float" office:value="0.312726249999999" calcext:value-type="float">
            <text:p>0.312726249999999</text:p>
          </table:table-cell>
          <table:table-cell office:value-type="float" office:value="-1.032878" calcext:value-type="float">
            <text:p>-1.0328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]&gt;0; [.E59]+[.H59];[.E59])" office:value-type="float" office:value="1.36567475" calcext:value-type="float">
            <text:p>1.36567475</text:p>
          </table:table-cell>
          <table:table-cell table:formula="of:=IF([.H59]&lt;0; [.D59]+[.H59]; [.D59])" office:value-type="float" office:value="0.645523" calcext:value-type="float">
            <text:p>0.645523</text:p>
          </table:table-cell>
          <table:table-cell office:value-type="float" office:value="0.4275" calcext:value-type="float">
            <text:p>0.4275</text:p>
          </table:table-cell>
          <table:table-cell office:value-type="float" office:value="1.000916E-015" calcext:value-type="float">
            <text:p>1.000916E-15</text:p>
          </table:table-cell>
          <table:table-cell table:formula="of:=IF([.N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8441875" calcext:value-type="float">
            <text:p>1.68441875</text:p>
          </table:table-cell>
          <table:table-cell office:value-type="float" office:value="1.4017585" calcext:value-type="float">
            <text:p>1.4017585</text:p>
          </table:table-cell>
          <table:table-cell office:value-type="float" office:value="-0.28266025" calcext:value-type="float">
            <text:p>-0.28266025</text:p>
          </table:table-cell>
          <table:table-cell office:value-type="float" office:value="0.28266025" calcext:value-type="float">
            <text:p>0.28266025</text:p>
          </table:table-cell>
          <table:table-cell office:value-type="float" office:value="-0.7929873" calcext:value-type="float">
            <text:p>-0.79298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0]&gt;0; [.E60]+[.H60];[.E60])" office:value-type="float" office:value="1.4017585" calcext:value-type="float">
            <text:p>1.4017585</text:p>
          </table:table-cell>
          <table:table-cell table:formula="of:=IF([.H60]&lt;0; [.D60]+[.H60]; [.D60])" office:value-type="float" office:value="0.89143145" calcext:value-type="float">
            <text:p>0.89143145</text:p>
          </table:table-cell>
          <table:table-cell office:value-type="float" office:value="0.39" calcext:value-type="float">
            <text:p>0.39</text:p>
          </table:table-cell>
          <table:table-cell office:value-type="float" office:value="1.000916E-015" calcext:value-type="float">
            <text:p>1.000916E-15</text:p>
          </table:table-cell>
          <table:table-cell table:formula="of:=IF([.N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8481675" calcext:value-type="float">
            <text:p>1.8481675</text:p>
          </table:table-cell>
          <table:table-cell office:value-type="float" office:value="1.51365825" calcext:value-type="float">
            <text:p>1.51365825</text:p>
          </table:table-cell>
          <table:table-cell office:value-type="float" office:value="-0.334509250000002" calcext:value-type="float">
            <text:p>-0.334509250000002</text:p>
          </table:table-cell>
          <table:table-cell office:value-type="float" office:value="0.334509250000002" calcext:value-type="float">
            <text:p>0.334509250000002</text:p>
          </table:table-cell>
          <table:table-cell office:value-type="float" office:value="-0.9241752" calcext:value-type="float">
            <text:p>-0.92417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1]&gt;0; [.E61]+[.H61];[.E61])" office:value-type="float" office:value="1.51365825" calcext:value-type="float">
            <text:p>1.51365825</text:p>
          </table:table-cell>
          <table:table-cell table:formula="of:=IF([.H61]&lt;0; [.D61]+[.H61]; [.D61])" office:value-type="float" office:value="0.9239923" calcext:value-type="float">
            <text:p>0.9239923</text:p>
          </table:table-cell>
          <table:table-cell office:value-type="float" office:value="0.4025" calcext:value-type="float">
            <text:p>0.4025</text:p>
          </table:table-cell>
          <table:table-cell office:value-type="float" office:value="1.000916E-015" calcext:value-type="float">
            <text:p>1.000916E-15</text:p>
          </table:table-cell>
          <table:table-cell table:formula="of:=IF([.N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8462765" calcext:value-type="float">
            <text:p>1.8462765</text:p>
          </table:table-cell>
          <table:table-cell office:value-type="float" office:value="1.48059675" calcext:value-type="float">
            <text:p>1.48059675</text:p>
          </table:table-cell>
          <table:table-cell office:value-type="float" office:value="-0.365679749999999" calcext:value-type="float">
            <text:p>-0.365679749999999</text:p>
          </table:table-cell>
          <table:table-cell office:value-type="float" office:value="0.365679749999999" calcext:value-type="float">
            <text:p>0.365679749999999</text:p>
          </table:table-cell>
          <table:table-cell office:value-type="float" office:value="-1.143128" calcext:value-type="float">
            <text:p>-1.1431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2]&gt;0; [.E62]+[.H62];[.E62])" office:value-type="float" office:value="1.48059675" calcext:value-type="float">
            <text:p>1.48059675</text:p>
          </table:table-cell>
          <table:table-cell table:formula="of:=IF([.H62]&lt;0; [.D62]+[.H62]; [.D62])" office:value-type="float" office:value="0.7031485" calcext:value-type="float">
            <text:p>0.7031485</text:p>
          </table:table-cell>
          <table:table-cell office:value-type="float" office:value="0.4475" calcext:value-type="float">
            <text:p>0.4475</text:p>
          </table:table-cell>
          <table:table-cell office:value-type="float" office:value="1.000916E-015" calcext:value-type="float">
            <text:p>1.000916E-15</text:p>
          </table:table-cell>
          <table:table-cell table:formula="of:=IF([.N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42901" calcext:value-type="float">
            <text:p>1.742901</text:p>
          </table:table-cell>
          <table:table-cell office:value-type="float" office:value="1.42868425" calcext:value-type="float">
            <text:p>1.42868425</text:p>
          </table:table-cell>
          <table:table-cell office:value-type="float" office:value="-0.314216749999999" calcext:value-type="float">
            <text:p>-0.314216749999999</text:p>
          </table:table-cell>
          <table:table-cell office:value-type="float" office:value="0.314216749999999" calcext:value-type="float">
            <text:p>0.314216749999999</text:p>
          </table:table-cell>
          <table:table-cell office:value-type="float" office:value="-0.9323257" calcext:value-type="float">
            <text:p>-0.93232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3]&gt;0; [.E63]+[.H63];[.E63])" office:value-type="float" office:value="1.42868425" calcext:value-type="float">
            <text:p>1.42868425</text:p>
          </table:table-cell>
          <table:table-cell table:formula="of:=IF([.H63]&lt;0; [.D63]+[.H63]; [.D63])" office:value-type="float" office:value="0.8105753" calcext:value-type="float">
            <text:p>0.8105753</text:p>
          </table:table-cell>
          <table:table-cell office:value-type="float" office:value="0.3975" calcext:value-type="float">
            <text:p>0.3975</text:p>
          </table:table-cell>
          <table:table-cell office:value-type="float" office:value="1.000916E-015" calcext:value-type="float">
            <text:p>1.000916E-15</text:p>
          </table:table-cell>
          <table:table-cell table:formula="of:=IF([.N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9008025" calcext:value-type="float">
            <text:p>1.9008025</text:p>
          </table:table-cell>
          <table:table-cell office:value-type="float" office:value="1.5353915" calcext:value-type="float">
            <text:p>1.5353915</text:p>
          </table:table-cell>
          <table:table-cell office:value-type="float" office:value="-0.365410999999997" calcext:value-type="float">
            <text:p>-0.365410999999997</text:p>
          </table:table-cell>
          <table:table-cell office:value-type="float" office:value="0.365410999999997" calcext:value-type="float">
            <text:p>0.365410999999997</text:p>
          </table:table-cell>
          <table:table-cell office:value-type="float" office:value="-0.9934072" calcext:value-type="float">
            <text:p>-0.99340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4]&gt;0; [.E64]+[.H64];[.E64])" office:value-type="float" office:value="1.5353915" calcext:value-type="float">
            <text:p>1.5353915</text:p>
          </table:table-cell>
          <table:table-cell table:formula="of:=IF([.H64]&lt;0; [.D64]+[.H64]; [.D64])" office:value-type="float" office:value="0.9073953" calcext:value-type="float">
            <text:p>0.9073953</text:p>
          </table:table-cell>
          <table:table-cell office:value-type="float" office:value="0.42" calcext:value-type="float">
            <text:p>0.42</text:p>
          </table:table-cell>
          <table:table-cell office:value-type="float" office:value="1.000916E-015" calcext:value-type="float">
            <text:p>1.000916E-15</text:p>
          </table:table-cell>
          <table:table-cell table:formula="of:=IF([.N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2.035772" calcext:value-type="float">
            <text:p>2.035772</text:p>
          </table:table-cell>
          <table:table-cell office:value-type="float" office:value="1.59976375" calcext:value-type="float">
            <text:p>1.59976375</text:p>
          </table:table-cell>
          <table:table-cell office:value-type="float" office:value="-0.436008249999999" calcext:value-type="float">
            <text:p>-0.436008249999999</text:p>
          </table:table-cell>
          <table:table-cell office:value-type="float" office:value="0.436008249999999" calcext:value-type="float">
            <text:p>0.436008249999999</text:p>
          </table:table-cell>
          <table:table-cell office:value-type="float" office:value="-1.135278" calcext:value-type="float">
            <text:p>-1.1352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5]&gt;0; [.E65]+[.H65];[.E65])" office:value-type="float" office:value="1.59976375" calcext:value-type="float">
            <text:p>1.59976375</text:p>
          </table:table-cell>
          <table:table-cell table:formula="of:=IF([.H65]&lt;0; [.D65]+[.H65]; [.D65])" office:value-type="float" office:value="0.900494" calcext:value-type="float">
            <text:p>0.900494</text:p>
          </table:table-cell>
          <table:table-cell office:value-type="float" office:value="0.4425" calcext:value-type="float">
            <text:p>0.4425</text:p>
          </table:table-cell>
          <table:table-cell office:value-type="float" office:value="1.000916E-015" calcext:value-type="float">
            <text:p>1.000916E-15</text:p>
          </table:table-cell>
          <table:table-cell table:formula="of:=IF([.N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93439775" calcext:value-type="float">
            <text:p>1.93439775</text:p>
          </table:table-cell>
          <table:table-cell office:value-type="float" office:value="1.57120025" calcext:value-type="float">
            <text:p>1.57120025</text:p>
          </table:table-cell>
          <table:table-cell office:value-type="float" office:value="-0.363197500000002" calcext:value-type="float">
            <text:p>-0.363197500000002</text:p>
          </table:table-cell>
          <table:table-cell office:value-type="float" office:value="0.363197500000002" calcext:value-type="float">
            <text:p>0.363197500000002</text:p>
          </table:table-cell>
          <table:table-cell office:value-type="float" office:value="-1.011921" calcext:value-type="float">
            <text:p>-1.0119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6]&gt;0; [.E66]+[.H66];[.E66])" office:value-type="float" office:value="1.57120025" calcext:value-type="float">
            <text:p>1.57120025</text:p>
          </table:table-cell>
          <table:table-cell table:formula="of:=IF([.H66]&lt;0; [.D66]+[.H66]; [.D66])" office:value-type="float" office:value="0.92247675" calcext:value-type="float">
            <text:p>0.9224767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00337425" calcext:value-type="float">
            <text:p>2.00337425</text:p>
          </table:table-cell>
          <table:table-cell office:value-type="float" office:value="1.6560435" calcext:value-type="float">
            <text:p>1.6560435</text:p>
          </table:table-cell>
          <table:table-cell office:value-type="float" office:value="-0.34733075" calcext:value-type="float">
            <text:p>-0.34733075</text:p>
          </table:table-cell>
          <table:table-cell office:value-type="float" office:value="0.34733075" calcext:value-type="float">
            <text:p>0.34733075</text:p>
          </table:table-cell>
          <table:table-cell office:value-type="float" office:value="-0.9156361" calcext:value-type="float">
            <text:p>-0.91563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7]&gt;0; [.E67]+[.H67];[.E67])" office:value-type="float" office:value="1.6560435" calcext:value-type="float">
            <text:p>1.6560435</text:p>
          </table:table-cell>
          <table:table-cell table:formula="of:=IF([.H67]&lt;0; [.D67]+[.H67]; [.D67])" office:value-type="float" office:value="1.08773815" calcext:value-type="float">
            <text:p>1.08773815</text:p>
          </table:table-cell>
          <table:table-cell office:value-type="float" office:value="0.3175" calcext:value-type="float">
            <text:p>0.3175</text:p>
          </table:table-cell>
          <table:table-cell office:value-type="float" office:value="1.000916E-015" calcext:value-type="float">
            <text:p>1.000916E-15</text:p>
          </table:table-cell>
          <table:table-cell table:formula="of:=IF([.N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5469525" calcext:value-type="float">
            <text:p>1.95469525</text:p>
          </table:table-cell>
          <table:table-cell office:value-type="float" office:value="1.62856225" calcext:value-type="float">
            <text:p>1.62856225</text:p>
          </table:table-cell>
          <table:table-cell office:value-type="float" office:value="-0.326132999999998" calcext:value-type="float">
            <text:p>-0.326132999999998</text:p>
          </table:table-cell>
          <table:table-cell office:value-type="float" office:value="0.326132999999998" calcext:value-type="float">
            <text:p>0.326132999999998</text:p>
          </table:table-cell>
          <table:table-cell office:value-type="float" office:value="-0.8289558" calcext:value-type="float">
            <text:p>-0.82895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8]&gt;0; [.E68]+[.H68];[.E68])" office:value-type="float" office:value="1.62856225" calcext:value-type="float">
            <text:p>1.62856225</text:p>
          </table:table-cell>
          <table:table-cell table:formula="of:=IF([.H68]&lt;0; [.D68]+[.H68]; [.D68])" office:value-type="float" office:value="1.12573945" calcext:value-type="float">
            <text:p>1.12573945</text:p>
          </table:table-cell>
          <table:table-cell office:value-type="float" office:value="0.3075" calcext:value-type="float">
            <text:p>0.3075</text:p>
          </table:table-cell>
          <table:table-cell office:value-type="float" office:value="1.000916E-015" calcext:value-type="float">
            <text:p>1.000916E-15</text:p>
          </table:table-cell>
          <table:table-cell table:formula="of:=IF([.N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52109" calcext:value-type="float">
            <text:p>2.152109</text:p>
          </table:table-cell>
          <table:table-cell office:value-type="float" office:value="1.80346225" calcext:value-type="float">
            <text:p>1.80346225</text:p>
          </table:table-cell>
          <table:table-cell office:value-type="float" office:value="-0.34864675" calcext:value-type="float">
            <text:p>-0.34864675</text:p>
          </table:table-cell>
          <table:table-cell office:value-type="float" office:value="0.34864675" calcext:value-type="float">
            <text:p>0.34864675</text:p>
          </table:table-cell>
          <table:table-cell office:value-type="float" office:value="-0.7658198" calcext:value-type="float">
            <text:p>-0.76581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69]&gt;0; [.E69]+[.H69];[.E69])" office:value-type="float" office:value="1.80346225" calcext:value-type="float">
            <text:p>1.80346225</text:p>
          </table:table-cell>
          <table:table-cell table:formula="of:=IF([.H69]&lt;0; [.D69]+[.H69]; [.D69])" office:value-type="float" office:value="1.3862892" calcext:value-type="float">
            <text:p>1.3862892</text:p>
          </table:table-cell>
          <table:table-cell office:value-type="float" office:value="0.3175" calcext:value-type="float">
            <text:p>0.3175</text:p>
          </table:table-cell>
          <table:table-cell office:value-type="float" office:value="1.000916E-015" calcext:value-type="float">
            <text:p>1.000916E-15</text:p>
          </table:table-cell>
          <table:table-cell table:formula="of:=IF([.N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6120675" calcext:value-type="float">
            <text:p>2.16120675</text:p>
          </table:table-cell>
          <table:table-cell office:value-type="float" office:value="1.76343275" calcext:value-type="float">
            <text:p>1.76343275</text:p>
          </table:table-cell>
          <table:table-cell office:value-type="float" office:value="-0.397773999999998" calcext:value-type="float">
            <text:p>-0.397773999999998</text:p>
          </table:table-cell>
          <table:table-cell office:value-type="float" office:value="0.397773999999998" calcext:value-type="float">
            <text:p>0.397773999999998</text:p>
          </table:table-cell>
          <table:table-cell office:value-type="float" office:value="-1.017593" calcext:value-type="float">
            <text:p>-1.0175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0]&gt;0; [.E70]+[.H70];[.E70])" office:value-type="float" office:value="1.76343275" calcext:value-type="float">
            <text:p>1.76343275</text:p>
          </table:table-cell>
          <table:table-cell table:formula="of:=IF([.H70]&lt;0; [.D70]+[.H70]; [.D70])" office:value-type="float" office:value="1.14361375" calcext:value-type="float">
            <text:p>1.14361375</text:p>
          </table:table-cell>
          <table:table-cell office:value-type="float" office:value="0.365" calcext:value-type="float">
            <text:p>0.365</text:p>
          </table:table-cell>
          <table:table-cell office:value-type="float" office:value="1.000916E-015" calcext:value-type="float">
            <text:p>1.000916E-15</text:p>
          </table:table-cell>
          <table:table-cell table:formula="of:=IF([.N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2.02889525" calcext:value-type="float">
            <text:p>2.02889525</text:p>
          </table:table-cell>
          <table:table-cell office:value-type="float" office:value="1.64987775" calcext:value-type="float">
            <text:p>1.64987775</text:p>
          </table:table-cell>
          <table:table-cell office:value-type="float" office:value="-0.3790175" calcext:value-type="float">
            <text:p>-0.3790175</text:p>
          </table:table-cell>
          <table:table-cell office:value-type="float" office:value="0.3790175" calcext:value-type="float">
            <text:p>0.3790175</text:p>
          </table:table-cell>
          <table:table-cell office:value-type="float" office:value="-1.052717" calcext:value-type="float">
            <text:p>-1.0527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1]&gt;0; [.E71]+[.H71];[.E71])" office:value-type="float" office:value="1.64987775" calcext:value-type="float">
            <text:p>1.64987775</text:p>
          </table:table-cell>
          <table:table-cell table:formula="of:=IF([.H71]&lt;0; [.D71]+[.H71]; [.D71])" office:value-type="float" office:value="0.97617825" calcext:value-type="float">
            <text:p>0.97617825</text:p>
          </table:table-cell>
          <table:table-cell office:value-type="float" office:value="0.365" calcext:value-type="float">
            <text:p>0.365</text:p>
          </table:table-cell>
          <table:table-cell office:value-type="float" office:value="1.000916E-015" calcext:value-type="float">
            <text:p>1.000916E-15</text:p>
          </table:table-cell>
          <table:table-cell table:formula="of:=IF([.N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0619755" calcext:value-type="float">
            <text:p>2.0619755</text:p>
          </table:table-cell>
          <table:table-cell office:value-type="float" office:value="1.670143" calcext:value-type="float">
            <text:p>1.670143</text:p>
          </table:table-cell>
          <table:table-cell office:value-type="float" office:value="-0.391832500000001" calcext:value-type="float">
            <text:p>-0.391832500000001</text:p>
          </table:table-cell>
          <table:table-cell office:value-type="float" office:value="0.391832500000001" calcext:value-type="float">
            <text:p>0.391832500000001</text:p>
          </table:table-cell>
          <table:table-cell office:value-type="float" office:value="-1.03411" calcext:value-type="float">
            <text:p>-1.034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2]&gt;0; [.E72]+[.H72];[.E72])" office:value-type="float" office:value="1.670143" calcext:value-type="float">
            <text:p>1.670143</text:p>
          </table:table-cell>
          <table:table-cell table:formula="of:=IF([.H72]&lt;0; [.D72]+[.H72]; [.D72])" office:value-type="float" office:value="1.0278655" calcext:value-type="float">
            <text:p>1.0278655</text:p>
          </table:table-cell>
          <table:table-cell office:value-type="float" office:value="0.3725" calcext:value-type="float">
            <text:p>0.3725</text:p>
          </table:table-cell>
          <table:table-cell office:value-type="float" office:value="1.000916E-015" calcext:value-type="float">
            <text:p>1.000916E-15</text:p>
          </table:table-cell>
          <table:table-cell table:formula="of:=IF([.N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71968" calcext:value-type="float">
            <text:p>1.871968</text:p>
          </table:table-cell>
          <table:table-cell office:value-type="float" office:value="1.4876325" calcext:value-type="float">
            <text:p>1.4876325</text:p>
          </table:table-cell>
          <table:table-cell office:value-type="float" office:value="-0.384335500000001" calcext:value-type="float">
            <text:p>-0.384335500000001</text:p>
          </table:table-cell>
          <table:table-cell office:value-type="float" office:value="0.384335500000001" calcext:value-type="float">
            <text:p>0.384335500000001</text:p>
          </table:table-cell>
          <table:table-cell office:value-type="float" office:value="-1.08712" calcext:value-type="float">
            <text:p>-1.087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3]&gt;0; [.E73]+[.H73];[.E73])" office:value-type="float" office:value="1.4876325" calcext:value-type="float">
            <text:p>1.4876325</text:p>
          </table:table-cell>
          <table:table-cell table:formula="of:=IF([.H73]&lt;0; [.D73]+[.H73]; [.D73])" office:value-type="float" office:value="0.784848" calcext:value-type="float">
            <text:p>0.784848</text:p>
          </table:table-cell>
          <table:table-cell office:value-type="float" office:value="0.4175" calcext:value-type="float">
            <text:p>0.4175</text:p>
          </table:table-cell>
          <table:table-cell office:value-type="float" office:value="1.000916E-015" calcext:value-type="float">
            <text:p>1.000916E-15</text:p>
          </table:table-cell>
          <table:table-cell table:formula="of:=IF([.N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60933" calcext:value-type="float">
            <text:p>1.760933</text:p>
          </table:table-cell>
          <table:table-cell office:value-type="float" office:value="1.40629775" calcext:value-type="float">
            <text:p>1.40629775</text:p>
          </table:table-cell>
          <table:table-cell office:value-type="float" office:value="-0.35463525" calcext:value-type="float">
            <text:p>-0.35463525</text:p>
          </table:table-cell>
          <table:table-cell office:value-type="float" office:value="0.35463525" calcext:value-type="float">
            <text:p>0.35463525</text:p>
          </table:table-cell>
          <table:table-cell office:value-type="float" office:value="-1.247098" calcext:value-type="float">
            <text:p>-1.2470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4]&gt;0; [.E74]+[.H74];[.E74])" office:value-type="float" office:value="1.40629775" calcext:value-type="float">
            <text:p>1.40629775</text:p>
          </table:table-cell>
          <table:table-cell table:formula="of:=IF([.H74]&lt;0; [.D74]+[.H74]; [.D74])" office:value-type="float" office:value="0.513835" calcext:value-type="float">
            <text:p>0.513835</text:p>
          </table:table-cell>
          <table:table-cell office:value-type="float" office:value="0.43" calcext:value-type="float">
            <text:p>0.43</text:p>
          </table:table-cell>
          <table:table-cell office:value-type="float" office:value="1.000916E-015" calcext:value-type="float">
            <text:p>1.000916E-15</text:p>
          </table:table-cell>
          <table:table-cell table:formula="of:=IF([.N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584645" calcext:value-type="float">
            <text:p>1.6584645</text:p>
          </table:table-cell>
          <table:table-cell office:value-type="float" office:value="1.33968225" calcext:value-type="float">
            <text:p>1.33968225</text:p>
          </table:table-cell>
          <table:table-cell office:value-type="float" office:value="-0.31878225" calcext:value-type="float">
            <text:p>-0.31878225</text:p>
          </table:table-cell>
          <table:table-cell office:value-type="float" office:value="0.31878225" calcext:value-type="float">
            <text:p>0.31878225</text:p>
          </table:table-cell>
          <table:table-cell office:value-type="float" office:value="-1.192793" calcext:value-type="float">
            <text:p>-1.1927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5]&gt;0; [.E75]+[.H75];[.E75])" office:value-type="float" office:value="1.33968225" calcext:value-type="float">
            <text:p>1.33968225</text:p>
          </table:table-cell>
          <table:table-cell table:formula="of:=IF([.H75]&lt;0; [.D75]+[.H75]; [.D75])" office:value-type="float" office:value="0.4656715" calcext:value-type="float">
            <text:p>0.4656715</text:p>
          </table:table-cell>
          <table:table-cell office:value-type="float" office:value="0.4475" calcext:value-type="float">
            <text:p>0.4475</text:p>
          </table:table-cell>
          <table:table-cell office:value-type="float" office:value="1.000916E-015" calcext:value-type="float">
            <text:p>1.000916E-15</text:p>
          </table:table-cell>
          <table:table-cell table:formula="of:=IF([.N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15112" calcext:value-type="float">
            <text:p>1.615112</text:p>
          </table:table-cell>
          <table:table-cell office:value-type="float" office:value="1.31786975" calcext:value-type="float">
            <text:p>1.31786975</text:p>
          </table:table-cell>
          <table:table-cell office:value-type="float" office:value="-0.297242249999999" calcext:value-type="float">
            <text:p>-0.297242249999999</text:p>
          </table:table-cell>
          <table:table-cell office:value-type="float" office:value="0.297242249999999" calcext:value-type="float">
            <text:p>0.297242249999999</text:p>
          </table:table-cell>
          <table:table-cell office:value-type="float" office:value="-0.8760047" calcext:value-type="float">
            <text:p>-0.87600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6]&gt;0; [.E76]+[.H76];[.E76])" office:value-type="float" office:value="1.31786975" calcext:value-type="float">
            <text:p>1.31786975</text:p>
          </table:table-cell>
          <table:table-cell table:formula="of:=IF([.H76]&lt;0; [.D76]+[.H76]; [.D76])" office:value-type="float" office:value="0.7391073" calcext:value-type="float">
            <text:p>0.7391073</text:p>
          </table:table-cell>
          <table:table-cell office:value-type="float" office:value="0.38" calcext:value-type="float">
            <text:p>0.38</text:p>
          </table:table-cell>
          <table:table-cell office:value-type="float" office:value="1.000916E-015" calcext:value-type="float">
            <text:p>1.000916E-15</text:p>
          </table:table-cell>
          <table:table-cell table:formula="of:=IF([.N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61307975" calcext:value-type="float">
            <text:p>1.61307975</text:p>
          </table:table-cell>
          <table:table-cell office:value-type="float" office:value="1.33736025" calcext:value-type="float">
            <text:p>1.33736025</text:p>
          </table:table-cell>
          <table:table-cell office:value-type="float" office:value="-0.275719500000001" calcext:value-type="float">
            <text:p>-0.275719500000001</text:p>
          </table:table-cell>
          <table:table-cell office:value-type="float" office:value="0.275719500000001" calcext:value-type="float">
            <text:p>0.275719500000001</text:p>
          </table:table-cell>
          <table:table-cell office:value-type="float" office:value="-0.996089" calcext:value-type="float">
            <text:p>-0.9960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7]&gt;0; [.E77]+[.H77];[.E77])" office:value-type="float" office:value="1.33736025" calcext:value-type="float">
            <text:p>1.33736025</text:p>
          </table:table-cell>
          <table:table-cell table:formula="of:=IF([.H77]&lt;0; [.D77]+[.H77]; [.D77])" office:value-type="float" office:value="0.61699075" calcext:value-type="float">
            <text:p>0.6169907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.000916E-015" calcext:value-type="float">
            <text:p>1.000916E-15</text:p>
          </table:table-cell>
          <table:table-cell table:formula="of:=IF([.N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2843975" calcext:value-type="float">
            <text:p>1.52843975</text:p>
          </table:table-cell>
          <table:table-cell office:value-type="float" office:value="1.298834" calcext:value-type="float">
            <text:p>1.298834</text:p>
          </table:table-cell>
          <table:table-cell office:value-type="float" office:value="-0.229605749999999" calcext:value-type="float">
            <text:p>-0.229605749999999</text:p>
          </table:table-cell>
          <table:table-cell office:value-type="float" office:value="0.229605749999999" calcext:value-type="float">
            <text:p>0.229605749999999</text:p>
          </table:table-cell>
          <table:table-cell office:value-type="float" office:value="-0.890338" calcext:value-type="float">
            <text:p>-0.8903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8]&gt;0; [.E78]+[.H78];[.E78])" office:value-type="float" office:value="1.298834" calcext:value-type="float">
            <text:p>1.298834</text:p>
          </table:table-cell>
          <table:table-cell table:formula="of:=IF([.H78]&lt;0; [.D78]+[.H78]; [.D78])" office:value-type="float" office:value="0.63810175" calcext:value-type="float">
            <text:p>0.63810175</text:p>
          </table:table-cell>
          <table:table-cell office:value-type="float" office:value="0.3725" calcext:value-type="float">
            <text:p>0.3725</text:p>
          </table:table-cell>
          <table:table-cell office:value-type="float" office:value="1.000916E-015" calcext:value-type="float">
            <text:p>1.000916E-15</text:p>
          </table:table-cell>
          <table:table-cell table:formula="of:=IF([.N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47492825" calcext:value-type="float">
            <text:p>1.47492825</text:p>
          </table:table-cell>
          <table:table-cell office:value-type="float" office:value="1.2603195" calcext:value-type="float">
            <text:p>1.2603195</text:p>
          </table:table-cell>
          <table:table-cell office:value-type="float" office:value="-0.214608750000001" calcext:value-type="float">
            <text:p>-0.214608750000001</text:p>
          </table:table-cell>
          <table:table-cell office:value-type="float" office:value="0.214608750000001" calcext:value-type="float">
            <text:p>0.214608750000001</text:p>
          </table:table-cell>
          <table:table-cell office:value-type="float" office:value="-0.7494937" calcext:value-type="float">
            <text:p>-0.74949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79]&gt;0; [.E79]+[.H79];[.E79])" office:value-type="float" office:value="1.2603195" calcext:value-type="float">
            <text:p>1.2603195</text:p>
          </table:table-cell>
          <table:table-cell table:formula="of:=IF([.H79]&lt;0; [.D79]+[.H79]; [.D79])" office:value-type="float" office:value="0.72543455" calcext:value-type="float">
            <text:p>0.7254345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3082275" calcext:value-type="float">
            <text:p>1.53082275</text:p>
          </table:table-cell>
          <table:table-cell office:value-type="float" office:value="1.31002175" calcext:value-type="float">
            <text:p>1.31002175</text:p>
          </table:table-cell>
          <table:table-cell office:value-type="float" office:value="-0.220801" calcext:value-type="float">
            <text:p>-0.220801</text:p>
          </table:table-cell>
          <table:table-cell office:value-type="float" office:value="0.220801" calcext:value-type="float">
            <text:p>0.220801</text:p>
          </table:table-cell>
          <table:table-cell office:value-type="float" office:value="-0.6775664" calcext:value-type="float">
            <text:p>-0.67756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0]&gt;0; [.E80]+[.H80];[.E80])" office:value-type="float" office:value="1.31002175" calcext:value-type="float">
            <text:p>1.31002175</text:p>
          </table:table-cell>
          <table:table-cell table:formula="of:=IF([.H80]&lt;0; [.D80]+[.H80]; [.D80])" office:value-type="float" office:value="0.85325635" calcext:value-type="float">
            <text:p>0.85325635</text:p>
          </table:table-cell>
          <table:table-cell office:value-type="float" office:value="0.34" calcext:value-type="float">
            <text:p>0.34</text:p>
          </table:table-cell>
          <table:table-cell office:value-type="float" office:value="1.000916E-015" calcext:value-type="float">
            <text:p>1.000916E-15</text:p>
          </table:table-cell>
          <table:table-cell table:formula="of:=IF([.N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54403575" calcext:value-type="float">
            <text:p>1.54403575</text:p>
          </table:table-cell>
          <table:table-cell office:value-type="float" office:value="1.348011" calcext:value-type="float">
            <text:p>1.348011</text:p>
          </table:table-cell>
          <table:table-cell office:value-type="float" office:value="-0.196024749999998" calcext:value-type="float">
            <text:p>-0.196024749999998</text:p>
          </table:table-cell>
          <table:table-cell office:value-type="float" office:value="0.196024749999998" calcext:value-type="float">
            <text:p>0.196024749999998</text:p>
          </table:table-cell>
          <table:table-cell office:value-type="float" office:value="-0.7130442" calcext:value-type="float">
            <text:p>-0.713044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1]&gt;0; [.E81]+[.H81];[.E81])" office:value-type="float" office:value="1.348011" calcext:value-type="float">
            <text:p>1.348011</text:p>
          </table:table-cell>
          <table:table-cell table:formula="of:=IF([.H81]&lt;0; [.D81]+[.H81]; [.D81])" office:value-type="float" office:value="0.83099155" calcext:value-type="float">
            <text:p>0.83099155</text:p>
          </table:table-cell>
          <table:table-cell office:value-type="float" office:value="0.315" calcext:value-type="float">
            <text:p>0.315</text:p>
          </table:table-cell>
          <table:table-cell office:value-type="float" office:value="1.000916E-015" calcext:value-type="float">
            <text:p>1.000916E-15</text:p>
          </table:table-cell>
          <table:table-cell table:formula="of:=IF([.N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497318" calcext:value-type="float">
            <text:p>1.497318</text:p>
          </table:table-cell>
          <table:table-cell office:value-type="float" office:value="1.32918125" calcext:value-type="float">
            <text:p>1.32918125</text:p>
          </table:table-cell>
          <table:table-cell office:value-type="float" office:value="-0.168136750000001" calcext:value-type="float">
            <text:p>-0.168136750000001</text:p>
          </table:table-cell>
          <table:table-cell office:value-type="float" office:value="0.168136750000001" calcext:value-type="float">
            <text:p>0.168136750000001</text:p>
          </table:table-cell>
          <table:table-cell office:value-type="float" office:value="-0.5695299" calcext:value-type="float">
            <text:p>-0.56952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2]&gt;0; [.E82]+[.H82];[.E82])" office:value-type="float" office:value="1.32918125" calcext:value-type="float">
            <text:p>1.32918125</text:p>
          </table:table-cell>
          <table:table-cell table:formula="of:=IF([.H82]&lt;0; [.D82]+[.H82]; [.D82])" office:value-type="float" office:value="0.9277881" calcext:value-type="float">
            <text:p>0.9277881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000916E-015" calcext:value-type="float">
            <text:p>1.000916E-15</text:p>
          </table:table-cell>
          <table:table-cell table:formula="of:=IF([.N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2670825" calcext:value-type="float">
            <text:p>1.52670825</text:p>
          </table:table-cell>
          <table:table-cell office:value-type="float" office:value="1.3359895" calcext:value-type="float">
            <text:p>1.3359895</text:p>
          </table:table-cell>
          <table:table-cell office:value-type="float" office:value="-0.19071875" calcext:value-type="float">
            <text:p>-0.19071875</text:p>
          </table:table-cell>
          <table:table-cell office:value-type="float" office:value="0.19071875" calcext:value-type="float">
            <text:p>0.19071875</text:p>
          </table:table-cell>
          <table:table-cell office:value-type="float" office:value="-0.5769712" calcext:value-type="float">
            <text:p>-0.57697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3]&gt;0; [.E83]+[.H83];[.E83])" office:value-type="float" office:value="1.3359895" calcext:value-type="float">
            <text:p>1.3359895</text:p>
          </table:table-cell>
          <table:table-cell table:formula="of:=IF([.H83]&lt;0; [.D83]+[.H83]; [.D83])" office:value-type="float" office:value="0.94973705" calcext:value-type="float">
            <text:p>0.94973705</text:p>
          </table:table-cell>
          <table:table-cell office:value-type="float" office:value="0.3125" calcext:value-type="float">
            <text:p>0.3125</text:p>
          </table:table-cell>
          <table:table-cell office:value-type="float" office:value="1.000916E-015" calcext:value-type="float">
            <text:p>1.000916E-15</text:p>
          </table:table-cell>
          <table:table-cell table:formula="of:=IF([.N8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3243375" calcext:value-type="float">
            <text:p>1.63243375</text:p>
          </table:table-cell>
          <table:table-cell office:value-type="float" office:value="1.45042525" calcext:value-type="float">
            <text:p>1.45042525</text:p>
          </table:table-cell>
          <table:table-cell office:value-type="float" office:value="-0.182008500000002" calcext:value-type="float">
            <text:p>-0.182008500000002</text:p>
          </table:table-cell>
          <table:table-cell office:value-type="float" office:value="0.182008500000002" calcext:value-type="float">
            <text:p>0.182008500000002</text:p>
          </table:table-cell>
          <table:table-cell office:value-type="float" office:value="-0.4299761" calcext:value-type="float">
            <text:p>-0.42997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4]&gt;0; [.E84]+[.H84];[.E84])" office:value-type="float" office:value="1.45042525" calcext:value-type="float">
            <text:p>1.45042525</text:p>
          </table:table-cell>
          <table:table-cell table:formula="of:=IF([.H84]&lt;0; [.D84]+[.H84]; [.D84])" office:value-type="float" office:value="1.20245765" calcext:value-type="float">
            <text:p>1.2024576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000001836521" calcext:value-type="float">
            <text:p>1.836521E-13</text:p>
          </table:table-cell>
          <table:table-cell table:formula="of:=IF([.N8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698995" calcext:value-type="float">
            <text:p>1.6698995</text:p>
          </table:table-cell>
          <table:table-cell office:value-type="float" office:value="1.5780435" calcext:value-type="float">
            <text:p>1.5780435</text:p>
          </table:table-cell>
          <table:table-cell office:value-type="float" office:value="-0.091856" calcext:value-type="float">
            <text:p>-0.091856</text:p>
          </table:table-cell>
          <table:table-cell office:value-type="float" office:value="0.091856" calcext:value-type="float">
            <text:p>0.091856</text:p>
          </table:table-cell>
          <table:table-cell office:value-type="float" office:value="-0.2381141" calcext:value-type="float">
            <text:p>-0.23811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5]&gt;0; [.E85]+[.H85];[.E85])" office:value-type="float" office:value="1.5780435" calcext:value-type="float">
            <text:p>1.5780435</text:p>
          </table:table-cell>
          <table:table-cell table:formula="of:=IF([.H85]&lt;0; [.D85]+[.H85]; [.D85])" office:value-type="float" office:value="1.4317854" calcext:value-type="float">
            <text:p>1.431785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8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747962" calcext:value-type="float">
            <text:p>1.747962</text:p>
          </table:table-cell>
          <table:table-cell office:value-type="float" office:value="1.68599675" calcext:value-type="float">
            <text:p>1.68599675</text:p>
          </table:table-cell>
          <table:table-cell office:value-type="float" office:value="-0.061965250000002" calcext:value-type="float">
            <text:p>-0.061965250000002</text:p>
          </table:table-cell>
          <table:table-cell office:value-type="float" office:value="0.061965250000002" calcext:value-type="float">
            <text:p>0.061965250000002</text:p>
          </table:table-cell>
          <table:table-cell office:value-type="float" office:value="-0.2319668" calcext:value-type="float">
            <text:p>-0.23196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6]&gt;0; [.E86]+[.H86];[.E86])" office:value-type="float" office:value="1.68599675" calcext:value-type="float">
            <text:p>1.68599675</text:p>
          </table:table-cell>
          <table:table-cell table:formula="of:=IF([.H86]&lt;0; [.D86]+[.H86]; [.D86])" office:value-type="float" office:value="1.5159952" calcext:value-type="float">
            <text:p>1.5159952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8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645049" calcext:value-type="float">
            <text:p>1.645049</text:p>
          </table:table-cell>
          <table:table-cell office:value-type="float" office:value="1.60515775" calcext:value-type="float">
            <text:p>1.60515775</text:p>
          </table:table-cell>
          <table:table-cell office:value-type="float" office:value="-0.039891250000001" calcext:value-type="float">
            <text:p>-0.039891250000001</text:p>
          </table:table-cell>
          <table:table-cell office:value-type="float" office:value="0.039891250000001" calcext:value-type="float">
            <text:p>0.039891250000001</text:p>
          </table:table-cell>
          <table:table-cell office:value-type="float" office:value="-0.1053091" calcext:value-type="float">
            <text:p>-0.10530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7]&gt;0; [.E87]+[.H87];[.E87])" office:value-type="float" office:value="1.60515775" calcext:value-type="float">
            <text:p>1.60515775</text:p>
          </table:table-cell>
          <table:table-cell table:formula="of:=IF([.H87]&lt;0; [.D87]+[.H87]; [.D87])" office:value-type="float" office:value="1.5397399" calcext:value-type="float">
            <text:p>1.5397399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70404725" calcext:value-type="float">
            <text:p>1.70404725</text:p>
          </table:table-cell>
          <table:table-cell office:value-type="float" office:value="1.65509625" calcext:value-type="float">
            <text:p>1.65509625</text:p>
          </table:table-cell>
          <table:table-cell office:value-type="float" office:value="-0.048951" calcext:value-type="float">
            <text:p>-0.048951</text:p>
          </table:table-cell>
          <table:table-cell office:value-type="float" office:value="0.048951" calcext:value-type="float">
            <text:p>0.048951</text:p>
          </table:table-cell>
          <table:table-cell office:value-type="float" office:value="-0.1449354" calcext:value-type="float">
            <text:p>-0.14493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8]&gt;0; [.E88]+[.H88];[.E88])" office:value-type="float" office:value="1.65509625" calcext:value-type="float">
            <text:p>1.65509625</text:p>
          </table:table-cell>
          <table:table-cell table:formula="of:=IF([.H88]&lt;0; [.D88]+[.H88]; [.D88])" office:value-type="float" office:value="1.55911185" calcext:value-type="float">
            <text:p>1.5591118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0006777371" calcext:value-type="float">
            <text:p>6.777371E-05</text:p>
          </table:table-cell>
          <table:table-cell table:formula="of:=IF([.N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2576925" calcext:value-type="float">
            <text:p>1.82576925</text:p>
          </table:table-cell>
          <table:table-cell office:value-type="float" office:value="1.73504325" calcext:value-type="float">
            <text:p>1.73504325</text:p>
          </table:table-cell>
          <table:table-cell office:value-type="float" office:value="-0.090726000000002" calcext:value-type="float">
            <text:p>-0.090726000000002</text:p>
          </table:table-cell>
          <table:table-cell office:value-type="float" office:value="0.090726000000002" calcext:value-type="float">
            <text:p>0.090726000000002</text:p>
          </table:table-cell>
          <table:table-cell office:value-type="float" office:value="-0.1471151" calcext:value-type="float">
            <text:p>-0.14711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89]&gt;0; [.E89]+[.H89];[.E89])" office:value-type="float" office:value="1.73504325" calcext:value-type="float">
            <text:p>1.73504325</text:p>
          </table:table-cell>
          <table:table-cell table:formula="of:=IF([.H89]&lt;0; [.D89]+[.H89]; [.D89])" office:value-type="float" office:value="1.67865415" calcext:value-type="float">
            <text:p>1.6786541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03386296" calcext:value-type="float">
            <text:p>3.386296E-06</text:p>
          </table:table-cell>
          <table:table-cell table:formula="of:=IF([.N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82783425" calcext:value-type="float">
            <text:p>1.82783425</text:p>
          </table:table-cell>
          <table:table-cell office:value-type="float" office:value="1.6812685" calcext:value-type="float">
            <text:p>1.6812685</text:p>
          </table:table-cell>
          <table:table-cell office:value-type="float" office:value="-0.146565749999998" calcext:value-type="float">
            <text:p>-0.146565749999998</text:p>
          </table:table-cell>
          <table:table-cell office:value-type="float" office:value="0.146565749999998" calcext:value-type="float">
            <text:p>0.146565749999998</text:p>
          </table:table-cell>
          <table:table-cell office:value-type="float" office:value="-0.2943046" calcext:value-type="float">
            <text:p>-0.29430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0]&gt;0; [.E90]+[.H90];[.E90])" office:value-type="float" office:value="1.6812685" calcext:value-type="float">
            <text:p>1.6812685</text:p>
          </table:table-cell>
          <table:table-cell table:formula="of:=IF([.H90]&lt;0; [.D90]+[.H90]; [.D90])" office:value-type="float" office:value="1.53352965" calcext:value-type="float">
            <text:p>1.5335296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9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82707" calcext:value-type="float">
            <text:p>1.82707</text:p>
          </table:table-cell>
          <table:table-cell office:value-type="float" office:value="1.700182" calcext:value-type="float">
            <text:p>1.700182</text:p>
          </table:table-cell>
          <table:table-cell office:value-type="float" office:value="-0.126888000000001" calcext:value-type="float">
            <text:p>-0.126888000000001</text:p>
          </table:table-cell>
          <table:table-cell office:value-type="float" office:value="0.126888000000001" calcext:value-type="float">
            <text:p>0.126888000000001</text:p>
          </table:table-cell>
          <table:table-cell office:value-type="float" office:value="-0.3165737" calcext:value-type="float">
            <text:p>-0.31657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1]&gt;0; [.E91]+[.H91];[.E91])" office:value-type="float" office:value="1.700182" calcext:value-type="float">
            <text:p>1.700182</text:p>
          </table:table-cell>
          <table:table-cell table:formula="of:=IF([.H91]&lt;0; [.D91]+[.H91]; [.D91])" office:value-type="float" office:value="1.5104963" calcext:value-type="float">
            <text:p>1.5104963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90687" calcext:value-type="float">
            <text:p>1.90687</text:p>
          </table:table-cell>
          <table:table-cell office:value-type="float" office:value="1.78785475" calcext:value-type="float">
            <text:p>1.78785475</text:p>
          </table:table-cell>
          <table:table-cell office:value-type="float" office:value="-0.119015250000002" calcext:value-type="float">
            <text:p>-0.119015250000002</text:p>
          </table:table-cell>
          <table:table-cell office:value-type="float" office:value="0.119015250000002" calcext:value-type="float">
            <text:p>0.119015250000002</text:p>
          </table:table-cell>
          <table:table-cell office:value-type="float" office:value="-0.2337216" calcext:value-type="float">
            <text:p>-0.23372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2]&gt;0; [.E92]+[.H92];[.E92])" office:value-type="float" office:value="1.78785475" calcext:value-type="float">
            <text:p>1.78785475</text:p>
          </table:table-cell>
          <table:table-cell table:formula="of:=IF([.H92]&lt;0; [.D92]+[.H92]; [.D92])" office:value-type="float" office:value="1.6731484" calcext:value-type="float">
            <text:p>1.6731484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1266252" calcext:value-type="float">
            <text:p>1.266252E-09</text:p>
          </table:table-cell>
          <table:table-cell table:formula="of:=IF([.N9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96564675" calcext:value-type="float">
            <text:p>1.96564675</text:p>
          </table:table-cell>
          <table:table-cell office:value-type="float" office:value="1.86409175" calcext:value-type="float">
            <text:p>1.86409175</text:p>
          </table:table-cell>
          <table:table-cell office:value-type="float" office:value="-0.101555" calcext:value-type="float">
            <text:p>-0.101555</text:p>
          </table:table-cell>
          <table:table-cell office:value-type="float" office:value="0.101555" calcext:value-type="float">
            <text:p>0.101555</text:p>
          </table:table-cell>
          <table:table-cell office:value-type="float" office:value="-0.1935868" calcext:value-type="float">
            <text:p>-0.19358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3]&gt;0; [.E93]+[.H93];[.E93])" office:value-type="float" office:value="1.86409175" calcext:value-type="float">
            <text:p>1.86409175</text:p>
          </table:table-cell>
          <table:table-cell table:formula="of:=IF([.H93]&lt;0; [.D93]+[.H93]; [.D93])" office:value-type="float" office:value="1.77205995" calcext:value-type="float">
            <text:p>1.7720599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0006777371" calcext:value-type="float">
            <text:p>6.777371E-05</text:p>
          </table:table-cell>
          <table:table-cell table:formula="of:=IF([.N9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4325775" calcext:value-type="float">
            <text:p>1.94325775</text:p>
          </table:table-cell>
          <table:table-cell office:value-type="float" office:value="1.84212875" calcext:value-type="float">
            <text:p>1.84212875</text:p>
          </table:table-cell>
          <table:table-cell office:value-type="float" office:value="-0.101129" calcext:value-type="float">
            <text:p>-0.101129</text:p>
          </table:table-cell>
          <table:table-cell office:value-type="float" office:value="0.101129" calcext:value-type="float">
            <text:p>0.101129</text:p>
          </table:table-cell>
          <table:table-cell office:value-type="float" office:value="-0.1771825" calcext:value-type="float">
            <text:p>-0.17718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4]&gt;0; [.E94]+[.H94];[.E94])" office:value-type="float" office:value="1.84212875" calcext:value-type="float">
            <text:p>1.84212875</text:p>
          </table:table-cell>
          <table:table-cell table:formula="of:=IF([.H94]&lt;0; [.D94]+[.H94]; [.D94])" office:value-type="float" office:value="1.76607525" calcext:value-type="float">
            <text:p>1.7660752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9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6970875" calcext:value-type="float">
            <text:p>1.76970875</text:p>
          </table:table-cell>
          <table:table-cell office:value-type="float" office:value="1.68166525" calcext:value-type="float">
            <text:p>1.68166525</text:p>
          </table:table-cell>
          <table:table-cell office:value-type="float" office:value="-0.0880435" calcext:value-type="float">
            <text:p>-0.0880435</text:p>
          </table:table-cell>
          <table:table-cell office:value-type="float" office:value="0.0880435" calcext:value-type="float">
            <text:p>0.0880435</text:p>
          </table:table-cell>
          <table:table-cell office:value-type="float" office:value="-0.1494726" calcext:value-type="float">
            <text:p>-0.14947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5]&gt;0; [.E95]+[.H95];[.E95])" office:value-type="float" office:value="1.68166525" calcext:value-type="float">
            <text:p>1.68166525</text:p>
          </table:table-cell>
          <table:table-cell table:formula="of:=IF([.H95]&lt;0; [.D95]+[.H95]; [.D95])" office:value-type="float" office:value="1.62023615" calcext:value-type="float">
            <text:p>1.62023615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9275007" calcext:value-type="float">
            <text:p>9.275007E-05</text:p>
          </table:table-cell>
          <table:table-cell table:formula="of:=IF([.N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9246325" calcext:value-type="float">
            <text:p>1.69246325</text:p>
          </table:table-cell>
          <table:table-cell office:value-type="float" office:value="1.62569" calcext:value-type="float">
            <text:p>1.62569</text:p>
          </table:table-cell>
          <table:table-cell office:value-type="float" office:value="-0.06677325" calcext:value-type="float">
            <text:p>-0.06677325</text:p>
          </table:table-cell>
          <table:table-cell office:value-type="float" office:value="0.06677325" calcext:value-type="float">
            <text:p>0.06677325</text:p>
          </table:table-cell>
          <table:table-cell office:value-type="float" office:value="-0.168453" calcext:value-type="float">
            <text:p>-0.1684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6]&gt;0; [.E96]+[.H96];[.E96])" office:value-type="float" office:value="1.62569" calcext:value-type="float">
            <text:p>1.62569</text:p>
          </table:table-cell>
          <table:table-cell table:formula="of:=IF([.H96]&lt;0; [.D96]+[.H96]; [.D96])" office:value-type="float" office:value="1.52401025" calcext:value-type="float">
            <text:p>1.5240102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35209" calcext:value-type="float">
            <text:p>1.735209</text:p>
          </table:table-cell>
          <table:table-cell office:value-type="float" office:value="1.679949" calcext:value-type="float">
            <text:p>1.679949</text:p>
          </table:table-cell>
          <table:table-cell office:value-type="float" office:value="-0.055260000000002" calcext:value-type="float">
            <text:p>-0.055260000000002</text:p>
          </table:table-cell>
          <table:table-cell office:value-type="float" office:value="0.055260000000002" calcext:value-type="float">
            <text:p>0.055260000000002</text:p>
          </table:table-cell>
          <table:table-cell office:value-type="float" office:value="-0.1313811" calcext:value-type="float">
            <text:p>-0.13138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7]&gt;0; [.E97]+[.H97];[.E97])" office:value-type="float" office:value="1.679949" calcext:value-type="float">
            <text:p>1.679949</text:p>
          </table:table-cell>
          <table:table-cell table:formula="of:=IF([.H97]&lt;0; [.D97]+[.H97]; [.D97])" office:value-type="float" office:value="1.6038279" calcext:value-type="float">
            <text:p>1.6038279</text:p>
          </table:table-cell>
          <table:table-cell office:value-type="float" office:value="0.14" calcext:value-type="float">
            <text:p>0.14</text:p>
          </table:table-cell>
          <table:table-cell office:value-type="float" office:value="0.0009654955" calcext:value-type="float">
            <text:p>0.0009654955</text:p>
          </table:table-cell>
          <table:table-cell table:formula="of:=IF([.N9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680575" calcext:value-type="float">
            <text:p>1.680575</text:p>
          </table:table-cell>
          <table:table-cell office:value-type="float" office:value="1.6251155" calcext:value-type="float">
            <text:p>1.6251155</text:p>
          </table:table-cell>
          <table:table-cell office:value-type="float" office:value="-0.055459500000002" calcext:value-type="float">
            <text:p>-0.055459500000002</text:p>
          </table:table-cell>
          <table:table-cell office:value-type="float" office:value="0.055459500000002" calcext:value-type="float">
            <text:p>0.055459500000002</text:p>
          </table:table-cell>
          <table:table-cell office:value-type="float" office:value="-0.09876698" calcext:value-type="float">
            <text:p>-0.098766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8]&gt;0; [.E98]+[.H98];[.E98])" office:value-type="float" office:value="1.6251155" calcext:value-type="float">
            <text:p>1.6251155</text:p>
          </table:table-cell>
          <table:table-cell table:formula="of:=IF([.H98]&lt;0; [.D98]+[.H98]; [.D98])" office:value-type="float" office:value="1.58180802" calcext:value-type="float">
            <text:p>1.58180802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9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69691" calcext:value-type="float">
            <text:p>1.569691</text:p>
          </table:table-cell>
          <table:table-cell office:value-type="float" office:value="1.5172465" calcext:value-type="float">
            <text:p>1.5172465</text:p>
          </table:table-cell>
          <table:table-cell office:value-type="float" office:value="-0.0524445" calcext:value-type="float">
            <text:p>-0.0524445</text:p>
          </table:table-cell>
          <table:table-cell office:value-type="float" office:value="0.0524445" calcext:value-type="float">
            <text:p>0.0524445</text:p>
          </table:table-cell>
          <table:table-cell office:value-type="float" office:value="-0.3094939" calcext:value-type="float">
            <text:p>-0.30949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99]&gt;0; [.E99]+[.H99];[.E99])" office:value-type="float" office:value="1.5172465" calcext:value-type="float">
            <text:p>1.5172465</text:p>
          </table:table-cell>
          <table:table-cell table:formula="of:=IF([.H99]&lt;0; [.D99]+[.H99]; [.D99])" office:value-type="float" office:value="1.2601971" calcext:value-type="float">
            <text:p>1.2601971</text:p>
          </table:table-cell>
          <table:table-cell office:value-type="float" office:value="0.15" calcext:value-type="float">
            <text:p>0.15</text:p>
          </table:table-cell>
          <table:table-cell office:value-type="float" office:value="0.0003116373" calcext:value-type="float">
            <text:p>0.0003116373</text:p>
          </table:table-cell>
          <table:table-cell table:formula="of:=IF([.N9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8055775" calcext:value-type="float">
            <text:p>1.58055775</text:p>
          </table:table-cell>
          <table:table-cell office:value-type="float" office:value="1.55493825" calcext:value-type="float">
            <text:p>1.55493825</text:p>
          </table:table-cell>
          <table:table-cell office:value-type="float" office:value="-0.0256195" calcext:value-type="float">
            <text:p>-0.0256195</text:p>
          </table:table-cell>
          <table:table-cell office:value-type="float" office:value="0.0256195" calcext:value-type="float">
            <text:p>0.0256195</text:p>
          </table:table-cell>
          <table:table-cell office:value-type="float" office:value="-0.1909438" calcext:value-type="float">
            <text:p>-0.19094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0]&gt;0; [.E100]+[.H100];[.E100])" office:value-type="float" office:value="1.55493825" calcext:value-type="float">
            <text:p>1.55493825</text:p>
          </table:table-cell>
          <table:table-cell table:formula="of:=IF([.H100]&lt;0; [.D100]+[.H100]; [.D100])" office:value-type="float" office:value="1.38961395" calcext:value-type="float">
            <text:p>1.3896139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4990522" calcext:value-type="float">
            <text:p>0.04990522</text:p>
          </table:table-cell>
          <table:table-cell table:formula="of:=IF([.N10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2855225" calcext:value-type="float">
            <text:p>1.62855225</text:p>
          </table:table-cell>
          <table:table-cell office:value-type="float" office:value="1.6016505" calcext:value-type="float">
            <text:p>1.6016505</text:p>
          </table:table-cell>
          <table:table-cell office:value-type="float" office:value="-0.026901749999999" calcext:value-type="float">
            <text:p>-0.026901749999999</text:p>
          </table:table-cell>
          <table:table-cell office:value-type="float" office:value="0.026901749999999" calcext:value-type="float">
            <text:p>0.026901749999999</text:p>
          </table:table-cell>
          <table:table-cell office:value-type="float" office:value="-0.2151151" calcext:value-type="float">
            <text:p>-0.21511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1]&gt;0; [.E101]+[.H101];[.E101])" office:value-type="float" office:value="1.6016505" calcext:value-type="float">
            <text:p>1.6016505</text:p>
          </table:table-cell>
          <table:table-cell table:formula="of:=IF([.H101]&lt;0; [.D101]+[.H101]; [.D101])" office:value-type="float" office:value="1.41343715" calcext:value-type="float">
            <text:p>1.413437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982115" calcext:value-type="float">
            <text:p>0.05982115</text:p>
          </table:table-cell>
          <table:table-cell table:formula="of:=IF([.N10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3540175" calcext:value-type="float">
            <text:p>1.53540175</text:p>
          </table:table-cell>
          <table:table-cell office:value-type="float" office:value="1.5266215" calcext:value-type="float">
            <text:p>1.5266215</text:p>
          </table:table-cell>
          <table:table-cell office:value-type="float" office:value="-0.00878025" calcext:value-type="float">
            <text:p>-0.00878025</text:p>
          </table:table-cell>
          <table:table-cell office:value-type="float" office:value="0.00878025" calcext:value-type="float">
            <text:p>0.00878025</text:p>
          </table:table-cell>
          <table:table-cell office:value-type="float" office:value="-0.090439" calcext:value-type="float">
            <text:p>-0.0904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2]&gt;0; [.E102]+[.H102];[.E102])" office:value-type="float" office:value="1.5266215" calcext:value-type="float">
            <text:p>1.5266215</text:p>
          </table:table-cell>
          <table:table-cell table:formula="of:=IF([.H102]&lt;0; [.D102]+[.H102]; [.D102])" office:value-type="float" office:value="1.44496275" calcext:value-type="float">
            <text:p>1.44496275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1900473" calcext:value-type="float">
            <text:p>0.1900473</text:p>
          </table:table-cell>
          <table:table-cell table:formula="of:=IF([.N10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560365" calcext:value-type="float">
            <text:p>1.4560365</text:p>
          </table:table-cell>
          <table:table-cell office:value-type="float" office:value="1.490169" calcext:value-type="float">
            <text:p>1.490169</text:p>
          </table:table-cell>
          <table:table-cell table:number-columns-repeated="2" office:value-type="float" office:value="0.034132499999999" calcext:value-type="float">
            <text:p>0.034132499999999</text:p>
          </table:table-cell>
          <table:table-cell office:value-type="float" office:value="0.07594201" calcext:value-type="float">
            <text:p>0.075942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3]&gt;0; [.E103]+[.H103];[.E103])" office:value-type="float" office:value="1.56611101" calcext:value-type="float">
            <text:p>1.56611101</text:p>
          </table:table-cell>
          <table:table-cell table:formula="of:=IF([.H103]&lt;0; [.D103]+[.H103]; [.D103])" office:value-type="float" office:value="1.4560365" calcext:value-type="float">
            <text:p>1.456036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2236137" calcext:value-type="float">
            <text:p>0.02236137</text:p>
          </table:table-cell>
          <table:table-cell table:formula="of:=IF([.N10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3625425" calcext:value-type="float">
            <text:p>1.53625425</text:p>
          </table:table-cell>
          <table:table-cell office:value-type="float" office:value="1.5738125" calcext:value-type="float">
            <text:p>1.5738125</text:p>
          </table:table-cell>
          <table:table-cell table:number-columns-repeated="2" office:value-type="float" office:value="0.037558249999999" calcext:value-type="float">
            <text:p>0.037558249999999</text:p>
          </table:table-cell>
          <table:table-cell office:value-type="float" office:value="0.09225923" calcext:value-type="float">
            <text:p>0.0922592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4]&gt;0; [.E104]+[.H104];[.E104])" office:value-type="float" office:value="1.66607173" calcext:value-type="float">
            <text:p>1.66607173</text:p>
          </table:table-cell>
          <table:table-cell table:formula="of:=IF([.H104]&lt;0; [.D104]+[.H104]; [.D104])" office:value-type="float" office:value="1.53625425" calcext:value-type="float">
            <text:p>1.536254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05801614" calcext:value-type="float">
            <text:p>0.005801614</text:p>
          </table:table-cell>
          <table:table-cell table:formula="of:=IF([.N10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552853" calcext:value-type="float">
            <text:p>1.552853</text:p>
          </table:table-cell>
          <table:table-cell office:value-type="float" office:value="1.58646375" calcext:value-type="float">
            <text:p>1.58646375</text:p>
          </table:table-cell>
          <table:table-cell table:number-columns-repeated="2" office:value-type="float" office:value="0.03361075" calcext:value-type="float">
            <text:p>0.03361075</text:p>
          </table:table-cell>
          <table:table-cell office:value-type="float" office:value="0.1733362" calcext:value-type="float">
            <text:p>0.17333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5]&gt;0; [.E105]+[.H105];[.E105])" office:value-type="float" office:value="1.75979995" calcext:value-type="float">
            <text:p>1.75979995</text:p>
          </table:table-cell>
          <table:table-cell table:formula="of:=IF([.H105]&lt;0; [.D105]+[.H105]; [.D105])" office:value-type="float" office:value="1.552853" calcext:value-type="float">
            <text:p>1.552853</text:p>
          </table:table-cell>
          <table:table-cell office:value-type="float" office:value="0.12" calcext:value-type="float">
            <text:p>0.12</text:p>
          </table:table-cell>
          <table:table-cell office:value-type="float" office:value="0.00736469" calcext:value-type="float">
            <text:p>0.00736469</text:p>
          </table:table-cell>
          <table:table-cell table:formula="of:=IF([.N10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45255325" calcext:value-type="float">
            <text:p>1.45255325</text:p>
          </table:table-cell>
          <table:table-cell office:value-type="float" office:value="1.51586225" calcext:value-type="float">
            <text:p>1.51586225</text:p>
          </table:table-cell>
          <table:table-cell table:number-columns-repeated="2" office:value-type="float" office:value="0.063308999999999" calcext:value-type="float">
            <text:p>0.063308999999999</text:p>
          </table:table-cell>
          <table:table-cell office:value-type="float" office:value="0.07359312" calcext:value-type="float">
            <text:p>0.073593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6]&gt;0; [.E106]+[.H106];[.E106])" office:value-type="float" office:value="1.58945537" calcext:value-type="float">
            <text:p>1.58945537</text:p>
          </table:table-cell>
          <table:table-cell table:formula="of:=IF([.H106]&lt;0; [.D106]+[.H106]; [.D106])" office:value-type="float" office:value="1.45255325" calcext:value-type="float">
            <text:p>1.45255325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0004187121" calcext:value-type="float">
            <text:p>0.0004187121</text:p>
          </table:table-cell>
          <table:table-cell table:formula="of:=IF([.N1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45394" calcext:value-type="float">
            <text:p>1.45394</text:p>
          </table:table-cell>
          <table:table-cell office:value-type="float" office:value="1.58192525" calcext:value-type="float">
            <text:p>1.58192525</text:p>
          </table:table-cell>
          <table:table-cell table:number-columns-repeated="2" office:value-type="float" office:value="0.12798525" calcext:value-type="float">
            <text:p>0.12798525</text:p>
          </table:table-cell>
          <table:table-cell office:value-type="float" office:value="0.1828145" calcext:value-type="float">
            <text:p>0.18281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7]&gt;0; [.E107]+[.H107];[.E107])" office:value-type="float" office:value="1.76473975" calcext:value-type="float">
            <text:p>1.76473975</text:p>
          </table:table-cell>
          <table:table-cell table:formula="of:=IF([.H107]&lt;0; [.D107]+[.H107]; [.D107])" office:value-type="float" office:value="1.45394" calcext:value-type="float">
            <text:p>1.45394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1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571191" calcext:value-type="float">
            <text:p>1.571191</text:p>
          </table:table-cell>
          <table:table-cell office:value-type="float" office:value="1.671965" calcext:value-type="float">
            <text:p>1.671965</text:p>
          </table:table-cell>
          <table:table-cell table:number-columns-repeated="2" office:value-type="float" office:value="0.100774000000001" calcext:value-type="float">
            <text:p>0.100774000000001</text:p>
          </table:table-cell>
          <table:table-cell office:value-type="float" office:value="0.1121214" calcext:value-type="float">
            <text:p>0.11212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8]&gt;0; [.E108]+[.H108];[.E108])" office:value-type="float" office:value="1.7840864" calcext:value-type="float">
            <text:p>1.7840864</text:p>
          </table:table-cell>
          <table:table-cell table:formula="of:=IF([.H108]&lt;0; [.D108]+[.H108]; [.D108])" office:value-type="float" office:value="1.571191" calcext:value-type="float">
            <text:p>1.57119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1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751605" calcext:value-type="float">
            <text:p>1.5751605</text:p>
          </table:table-cell>
          <table:table-cell office:value-type="float" office:value="1.6195995" calcext:value-type="float">
            <text:p>1.6195995</text:p>
          </table:table-cell>
          <table:table-cell table:number-columns-repeated="2" office:value-type="float" office:value="0.044439000000001" calcext:value-type="float">
            <text:p>0.044439000000001</text:p>
          </table:table-cell>
          <table:table-cell office:value-type="float" office:value="0.04974879" calcext:value-type="float">
            <text:p>0.049748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09]&gt;0; [.E109]+[.H109];[.E109])" office:value-type="float" office:value="1.66934829" calcext:value-type="float">
            <text:p>1.66934829</text:p>
          </table:table-cell>
          <table:table-cell table:formula="of:=IF([.H109]&lt;0; [.D109]+[.H109]; [.D109])" office:value-type="float" office:value="1.5751605" calcext:value-type="float">
            <text:p>1.575160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2142476" calcext:value-type="float">
            <text:p>0.002142476</text:p>
          </table:table-cell>
          <table:table-cell table:formula="of:=IF([.N1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977725" calcext:value-type="float">
            <text:p>1.4977725</text:p>
          </table:table-cell>
          <table:table-cell office:value-type="float" office:value="1.62039875" calcext:value-type="float">
            <text:p>1.62039875</text:p>
          </table:table-cell>
          <table:table-cell table:number-columns-repeated="2" office:value-type="float" office:value="0.122626250000001" calcext:value-type="float">
            <text:p>0.122626250000001</text:p>
          </table:table-cell>
          <table:table-cell office:value-type="float" office:value="0.1649728" calcext:value-type="float">
            <text:p>0.16497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0]&gt;0; [.E110]+[.H110];[.E110])" office:value-type="float" office:value="1.78537155" calcext:value-type="float">
            <text:p>1.78537155</text:p>
          </table:table-cell>
          <table:table-cell table:formula="of:=IF([.H110]&lt;0; [.D110]+[.H110]; [.D110])" office:value-type="float" office:value="1.4977725" calcext:value-type="float">
            <text:p>1.497772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1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9979875" calcext:value-type="float">
            <text:p>1.59979875</text:p>
          </table:table-cell>
          <table:table-cell office:value-type="float" office:value="1.7403855" calcext:value-type="float">
            <text:p>1.7403855</text:p>
          </table:table-cell>
          <table:table-cell table:number-columns-repeated="2" office:value-type="float" office:value="0.14058675" calcext:value-type="float">
            <text:p>0.14058675</text:p>
          </table:table-cell>
          <table:table-cell office:value-type="float" office:value="0.1841033" calcext:value-type="float">
            <text:p>0.18410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1]&gt;0; [.E111]+[.H111];[.E111])" office:value-type="float" office:value="1.9244888" calcext:value-type="float">
            <text:p>1.9244888</text:p>
          </table:table-cell>
          <table:table-cell table:formula="of:=IF([.H111]&lt;0; [.D111]+[.H111]; [.D111])" office:value-type="float" office:value="1.59979875" calcext:value-type="float">
            <text:p>1.5997987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1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0871575" calcext:value-type="float">
            <text:p>1.70871575</text:p>
          </table:table-cell>
          <table:table-cell office:value-type="float" office:value="1.784966" calcext:value-type="float">
            <text:p>1.784966</text:p>
          </table:table-cell>
          <table:table-cell table:number-columns-repeated="2" office:value-type="float" office:value="0.076250250000002" calcext:value-type="float">
            <text:p>0.076250250000002</text:p>
          </table:table-cell>
          <table:table-cell office:value-type="float" office:value="0.1117204" calcext:value-type="float">
            <text:p>0.11172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2]&gt;0; [.E112]+[.H112];[.E112])" office:value-type="float" office:value="1.8966864" calcext:value-type="float">
            <text:p>1.8966864</text:p>
          </table:table-cell>
          <table:table-cell table:formula="of:=IF([.H112]&lt;0; [.D112]+[.H112]; [.D112])" office:value-type="float" office:value="1.70871575" calcext:value-type="float">
            <text:p>1.70871575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002317919" calcext:value-type="float">
            <text:p>0.0002317919</text:p>
          </table:table-cell>
          <table:table-cell table:formula="of:=IF([.N1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68518875" calcext:value-type="float">
            <text:p>1.68518875</text:p>
          </table:table-cell>
          <table:table-cell office:value-type="float" office:value="1.73706075" calcext:value-type="float">
            <text:p>1.73706075</text:p>
          </table:table-cell>
          <table:table-cell table:number-columns-repeated="2" office:value-type="float" office:value="0.051872" calcext:value-type="float">
            <text:p>0.051872</text:p>
          </table:table-cell>
          <table:table-cell office:value-type="float" office:value="0.07727589" calcext:value-type="float">
            <text:p>0.077275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3]&gt;0; [.E113]+[.H113];[.E113])" office:value-type="float" office:value="1.81433664" calcext:value-type="float">
            <text:p>1.81433664</text:p>
          </table:table-cell>
          <table:table-cell table:formula="of:=IF([.H113]&lt;0; [.D113]+[.H113]; [.D113])" office:value-type="float" office:value="1.68518875" calcext:value-type="float">
            <text:p>1.6851887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1164279" calcext:value-type="float">
            <text:p>0.01164279</text:p>
          </table:table-cell>
          <table:table-cell table:formula="of:=IF([.N1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49622" calcext:value-type="float">
            <text:p>1.749622</text:p>
          </table:table-cell>
          <table:table-cell office:value-type="float" office:value="1.78760125" calcext:value-type="float">
            <text:p>1.78760125</text:p>
          </table:table-cell>
          <table:table-cell table:number-columns-repeated="2" office:value-type="float" office:value="0.037979250000001" calcext:value-type="float">
            <text:p>0.037979250000001</text:p>
          </table:table-cell>
          <table:table-cell office:value-type="float" office:value="0.177361" calcext:value-type="float">
            <text:p>0.1773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4]&gt;0; [.E114]+[.H114];[.E114])" office:value-type="float" office:value="1.96496225" calcext:value-type="float">
            <text:p>1.96496225</text:p>
          </table:table-cell>
          <table:table-cell table:formula="of:=IF([.H114]&lt;0; [.D114]+[.H114]; [.D114])" office:value-type="float" office:value="1.749622" calcext:value-type="float">
            <text:p>1.74962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982115" calcext:value-type="float">
            <text:p>0.05982115</text:p>
          </table:table-cell>
          <table:table-cell table:formula="of:=IF([.N11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831643" calcext:value-type="float">
            <text:p>1.831643</text:p>
          </table:table-cell>
          <table:table-cell office:value-type="float" office:value="1.805769" calcext:value-type="float">
            <text:p>1.805769</text:p>
          </table:table-cell>
          <table:table-cell office:value-type="float" office:value="-0.025874000000003" calcext:value-type="float">
            <text:p>-0.025874000000003</text:p>
          </table:table-cell>
          <table:table-cell office:value-type="float" office:value="0.025874000000003" calcext:value-type="float">
            <text:p>0.025874000000003</text:p>
          </table:table-cell>
          <table:table-cell office:value-type="float" office:value="-0.1747328" calcext:value-type="float">
            <text:p>-0.17473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5]&gt;0; [.E115]+[.H115];[.E115])" office:value-type="float" office:value="1.805769" calcext:value-type="float">
            <text:p>1.805769</text:p>
          </table:table-cell>
          <table:table-cell table:formula="of:=IF([.H115]&lt;0; [.D115]+[.H115]; [.D115])" office:value-type="float" office:value="1.6569102" calcext:value-type="float">
            <text:p>1.6569102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282176" calcext:value-type="float">
            <text:p>0.5282176</text:p>
          </table:table-cell>
          <table:table-cell table:formula="of:=IF([.N11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CYX</text:p>
          </table:table-cell>
          <table:table-cell office:value-type="float" office:value="1.9991975" calcext:value-type="float">
            <text:p>1.9991975</text:p>
          </table:table-cell>
          <table:table-cell office:value-type="float" office:value="2.057283" calcext:value-type="float">
            <text:p>2.057283</text:p>
          </table:table-cell>
          <table:table-cell table:number-columns-repeated="2" office:value-type="float" office:value="0.058085499999997" calcext:value-type="float">
            <text:p>0.058085499999997</text:p>
          </table:table-cell>
          <table:table-cell office:value-type="float" office:value="0.005618519" calcext:value-type="float">
            <text:p>0.0056185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6]&gt;0; [.E116]+[.H116];[.E116])" office:value-type="float" office:value="2.062901519" calcext:value-type="float">
            <text:p>2.062901519</text:p>
          </table:table-cell>
          <table:table-cell table:formula="of:=IF([.H116]&lt;0; [.D116]+[.H116]; [.D116])" office:value-type="float" office:value="1.9991975" calcext:value-type="float">
            <text:p>1.9991975</text:p>
          </table:table-cell>
          <table:table-cell office:value-type="float" office:value="0.08" calcext:value-type="float">
            <text:p>0.08</text:p>
          </table:table-cell>
          <table:table-cell office:value-type="float" office:value="0.162977" calcext:value-type="float">
            <text:p>0.162977</text:p>
          </table:table-cell>
          <table:table-cell table:formula="of:=IF([.N11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2503485" calcext:value-type="float">
            <text:p>2.2503485</text:p>
          </table:table-cell>
          <table:table-cell office:value-type="float" office:value="2.471607" calcext:value-type="float">
            <text:p>2.471607</text:p>
          </table:table-cell>
          <table:table-cell table:number-columns-repeated="2" office:value-type="float" office:value="0.221258500000001" calcext:value-type="float">
            <text:p>0.221258500000001</text:p>
          </table:table-cell>
          <table:table-cell office:value-type="float" office:value="0.1417146" calcext:value-type="float">
            <text:p>0.14171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7]&gt;0; [.E117]+[.H117];[.E117])" office:value-type="float" office:value="2.6133216" calcext:value-type="float">
            <text:p>2.6133216</text:p>
          </table:table-cell>
          <table:table-cell table:formula="of:=IF([.H117]&lt;0; [.D117]+[.H117]; [.D117])" office:value-type="float" office:value="2.2503485" calcext:value-type="float">
            <text:p>2.250348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0003597526" calcext:value-type="float">
            <text:p>3.597526E-05</text:p>
          </table:table-cell>
          <table:table-cell table:formula="of:=IF([.N1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5483255" calcext:value-type="float">
            <text:p>2.5483255</text:p>
          </table:table-cell>
          <table:table-cell office:value-type="float" office:value="3.1056885" calcext:value-type="float">
            <text:p>3.1056885</text:p>
          </table:table-cell>
          <table:table-cell table:number-columns-repeated="2" office:value-type="float" office:value="0.557363000000001" calcext:value-type="float">
            <text:p>0.557363000000001</text:p>
          </table:table-cell>
          <table:table-cell office:value-type="float" office:value="0.8308753" calcext:value-type="float">
            <text:p>0.83087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8]&gt;0; [.E118]+[.H118];[.E118])" office:value-type="float" office:value="3.9365638" calcext:value-type="float">
            <text:p>3.9365638</text:p>
          </table:table-cell>
          <table:table-cell table:formula="of:=IF([.H118]&lt;0; [.D118]+[.H118]; [.D118])" office:value-type="float" office:value="2.5483255" calcext:value-type="float">
            <text:p>2.5483255</text:p>
          </table:table-cell>
          <table:table-cell office:value-type="float" office:value="0.4225" calcext:value-type="float">
            <text:p>0.4225</text:p>
          </table:table-cell>
          <table:table-cell office:value-type="float" office:value="1.000916E-015" calcext:value-type="float">
            <text:p>1.000916E-15</text:p>
          </table:table-cell>
          <table:table-cell table:formula="of:=IF([.N1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77427175" calcext:value-type="float">
            <text:p>2.77427175</text:p>
          </table:table-cell>
          <table:table-cell office:value-type="float" office:value="3.32663175" calcext:value-type="float">
            <text:p>3.32663175</text:p>
          </table:table-cell>
          <table:table-cell table:number-columns-repeated="2" office:value-type="float" office:value="0.552359999999998" calcext:value-type="float">
            <text:p>0.552359999999998</text:p>
          </table:table-cell>
          <table:table-cell office:value-type="float" office:value="0.7173885" calcext:value-type="float">
            <text:p>0.71738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19]&gt;0; [.E119]+[.H119];[.E119])" office:value-type="float" office:value="4.04402025" calcext:value-type="float">
            <text:p>4.04402025</text:p>
          </table:table-cell>
          <table:table-cell table:formula="of:=IF([.H119]&lt;0; [.D119]+[.H119]; [.D119])" office:value-type="float" office:value="2.77427175" calcext:value-type="float">
            <text:p>2.7742717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.000916E-015" calcext:value-type="float">
            <text:p>1.000916E-15</text:p>
          </table:table-cell>
          <table:table-cell table:formula="of:=IF([.N1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5315185" calcext:value-type="float">
            <text:p>2.5315185</text:p>
          </table:table-cell>
          <table:table-cell office:value-type="float" office:value="2.920168" calcext:value-type="float">
            <text:p>2.920168</text:p>
          </table:table-cell>
          <table:table-cell table:number-columns-repeated="2" office:value-type="float" office:value="0.388649499999996" calcext:value-type="float">
            <text:p>0.388649499999996</text:p>
          </table:table-cell>
          <table:table-cell office:value-type="float" office:value="0.496041" calcext:value-type="float">
            <text:p>0.4960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0]&gt;0; [.E120]+[.H120];[.E120])" office:value-type="float" office:value="3.416209" calcext:value-type="float">
            <text:p>3.416209</text:p>
          </table:table-cell>
          <table:table-cell table:formula="of:=IF([.H120]&lt;0; [.D120]+[.H120]; [.D120])" office:value-type="float" office:value="2.5315185" calcext:value-type="float">
            <text:p>2.53151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0000000000543105" calcext:value-type="float">
            <text:p>5.43105E-13</text:p>
          </table:table-cell>
          <table:table-cell table:formula="of:=IF([.N1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499095" calcext:value-type="float">
            <text:p>2.499095</text:p>
          </table:table-cell>
          <table:table-cell office:value-type="float" office:value="2.9360865" calcext:value-type="float">
            <text:p>2.9360865</text:p>
          </table:table-cell>
          <table:table-cell table:number-columns-repeated="2" office:value-type="float" office:value="0.436991500000002" calcext:value-type="float">
            <text:p>0.436991500000002</text:p>
          </table:table-cell>
          <table:table-cell office:value-type="float" office:value="0.8155243" calcext:value-type="float">
            <text:p>0.81552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1]&gt;0; [.E121]+[.H121];[.E121])" office:value-type="float" office:value="3.7516108" calcext:value-type="float">
            <text:p>3.7516108</text:p>
          </table:table-cell>
          <table:table-cell table:formula="of:=IF([.H121]&lt;0; [.D121]+[.H121]; [.D121])" office:value-type="float" office:value="2.499095" calcext:value-type="float">
            <text:p>2.499095</text:p>
          </table:table-cell>
          <table:table-cell office:value-type="float" office:value="0.34" calcext:value-type="float">
            <text:p>0.34</text:p>
          </table:table-cell>
          <table:table-cell office:value-type="float" office:value="1.000916E-015" calcext:value-type="float">
            <text:p>1.000916E-15</text:p>
          </table:table-cell>
          <table:table-cell table:formula="of:=IF([.N1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6823115" calcext:value-type="float">
            <text:p>2.6823115</text:p>
          </table:table-cell>
          <table:table-cell office:value-type="float" office:value="2.93829775" calcext:value-type="float">
            <text:p>2.93829775</text:p>
          </table:table-cell>
          <table:table-cell table:number-columns-repeated="2" office:value-type="float" office:value="0.255986249999998" calcext:value-type="float">
            <text:p>0.255986249999998</text:p>
          </table:table-cell>
          <table:table-cell office:value-type="float" office:value="0.2640041" calcext:value-type="float">
            <text:p>0.26400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2]&gt;0; [.E122]+[.H122];[.E122])" office:value-type="float" office:value="3.20230185" calcext:value-type="float">
            <text:p>3.20230185</text:p>
          </table:table-cell>
          <table:table-cell table:formula="of:=IF([.H122]&lt;0; [.D122]+[.H122]; [.D122])" office:value-type="float" office:value="2.6823115" calcext:value-type="float">
            <text:p>2.682311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1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48379875" calcext:value-type="float">
            <text:p>2.48379875</text:p>
          </table:table-cell>
          <table:table-cell office:value-type="float" office:value="2.515766" calcext:value-type="float">
            <text:p>2.515766</text:p>
          </table:table-cell>
          <table:table-cell table:number-columns-repeated="2" office:value-type="float" office:value="0.031967249999997" calcext:value-type="float">
            <text:p>0.031967249999997</text:p>
          </table:table-cell>
          <table:table-cell office:value-type="float" office:value="0.03131368" calcext:value-type="float">
            <text:p>0.031313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3]&gt;0; [.E123]+[.H123];[.E123])" office:value-type="float" office:value="2.54707968" calcext:value-type="float">
            <text:p>2.54707968</text:p>
          </table:table-cell>
          <table:table-cell table:formula="of:=IF([.H123]&lt;0; [.D123]+[.H123]; [.D123])" office:value-type="float" office:value="2.48379875" calcext:value-type="float">
            <text:p>2.483798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2202063" calcext:value-type="float">
            <text:p>0.2202063</text:p>
          </table:table-cell>
          <table:table-cell table:formula="of:=IF([.N12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CYX</text:p>
          </table:table-cell>
          <table:table-cell office:value-type="float" office:value="2.21308225" calcext:value-type="float">
            <text:p>2.21308225</text:p>
          </table:table-cell>
          <table:table-cell office:value-type="float" office:value="2.1167455" calcext:value-type="float">
            <text:p>2.1167455</text:p>
          </table:table-cell>
          <table:table-cell office:value-type="float" office:value="-0.096336749999997" calcext:value-type="float">
            <text:p>-0.096336749999997</text:p>
          </table:table-cell>
          <table:table-cell office:value-type="float" office:value="0.096336749999997" calcext:value-type="float">
            <text:p>0.096336749999997</text:p>
          </table:table-cell>
          <table:table-cell office:value-type="float" office:value="-0.07286158" calcext:value-type="float">
            <text:p>-0.072861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4]&gt;0; [.E124]+[.H124];[.E124])" office:value-type="float" office:value="2.1167455" calcext:value-type="float">
            <text:p>2.1167455</text:p>
          </table:table-cell>
          <table:table-cell table:formula="of:=IF([.H124]&lt;0; [.D124]+[.H124]; [.D124])" office:value-type="float" office:value="2.14022067" calcext:value-type="float">
            <text:p>2.14022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982115" calcext:value-type="float">
            <text:p>0.05982115</text:p>
          </table:table-cell>
          <table:table-cell table:formula="of:=IF([.N12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933655" calcext:value-type="float">
            <text:p>2.0933655</text:p>
          </table:table-cell>
          <table:table-cell office:value-type="float" office:value="1.854267" calcext:value-type="float">
            <text:p>1.854267</text:p>
          </table:table-cell>
          <table:table-cell office:value-type="float" office:value="-0.2390985" calcext:value-type="float">
            <text:p>-0.2390985</text:p>
          </table:table-cell>
          <table:table-cell office:value-type="float" office:value="0.2390985" calcext:value-type="float">
            <text:p>0.2390985</text:p>
          </table:table-cell>
          <table:table-cell office:value-type="float" office:value="-0.2410407" calcext:value-type="float">
            <text:p>-0.24104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5]&gt;0; [.E125]+[.H125];[.E125])" office:value-type="float" office:value="1.854267" calcext:value-type="float">
            <text:p>1.854267</text:p>
          </table:table-cell>
          <table:table-cell table:formula="of:=IF([.H125]&lt;0; [.D125]+[.H125]; [.D125])" office:value-type="float" office:value="1.8523248" calcext:value-type="float">
            <text:p>1.852324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1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7361325" calcext:value-type="float">
            <text:p>2.07361325</text:p>
          </table:table-cell>
          <table:table-cell office:value-type="float" office:value="1.790516" calcext:value-type="float">
            <text:p>1.790516</text:p>
          </table:table-cell>
          <table:table-cell office:value-type="float" office:value="-0.283097250000001" calcext:value-type="float">
            <text:p>-0.283097250000001</text:p>
          </table:table-cell>
          <table:table-cell office:value-type="float" office:value="0.283097250000001" calcext:value-type="float">
            <text:p>0.283097250000001</text:p>
          </table:table-cell>
          <table:table-cell office:value-type="float" office:value="-0.3589015" calcext:value-type="float">
            <text:p>-0.35890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6]&gt;0; [.E126]+[.H126];[.E126])" office:value-type="float" office:value="1.790516" calcext:value-type="float">
            <text:p>1.790516</text:p>
          </table:table-cell>
          <table:table-cell table:formula="of:=IF([.H126]&lt;0; [.D126]+[.H126]; [.D126])" office:value-type="float" office:value="1.71471175" calcext:value-type="float">
            <text:p>1.7147117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000000000003186132" calcext:value-type="float">
            <text:p>3.186132E-13</text:p>
          </table:table-cell>
          <table:table-cell table:formula="of:=IF([.N1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94281725" calcext:value-type="float">
            <text:p>1.94281725</text:p>
          </table:table-cell>
          <table:table-cell office:value-type="float" office:value="1.8333275" calcext:value-type="float">
            <text:p>1.8333275</text:p>
          </table:table-cell>
          <table:table-cell office:value-type="float" office:value="-0.109489750000001" calcext:value-type="float">
            <text:p>-0.109489750000001</text:p>
          </table:table-cell>
          <table:table-cell office:value-type="float" office:value="0.109489750000001" calcext:value-type="float">
            <text:p>0.109489750000001</text:p>
          </table:table-cell>
          <table:table-cell office:value-type="float" office:value="-0.1413124" calcext:value-type="float">
            <text:p>-0.14131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7]&gt;0; [.E127]+[.H127];[.E127])" office:value-type="float" office:value="1.8333275" calcext:value-type="float">
            <text:p>1.8333275</text:p>
          </table:table-cell>
          <table:table-cell table:formula="of:=IF([.H127]&lt;0; [.D127]+[.H127]; [.D127])" office:value-type="float" office:value="1.80150485" calcext:value-type="float">
            <text:p>1.8015048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5563916" calcext:value-type="float">
            <text:p>0.0005563916</text:p>
          </table:table-cell>
          <table:table-cell table:formula="of:=IF([.N1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89497225" calcext:value-type="float">
            <text:p>1.89497225</text:p>
          </table:table-cell>
          <table:table-cell office:value-type="float" office:value="1.7976485" calcext:value-type="float">
            <text:p>1.7976485</text:p>
          </table:table-cell>
          <table:table-cell office:value-type="float" office:value="-0.097323750000002" calcext:value-type="float">
            <text:p>-0.097323750000002</text:p>
          </table:table-cell>
          <table:table-cell office:value-type="float" office:value="0.097323750000002" calcext:value-type="float">
            <text:p>0.097323750000002</text:p>
          </table:table-cell>
          <table:table-cell office:value-type="float" office:value="-0.2125696" calcext:value-type="float">
            <text:p>-0.21256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8]&gt;0; [.E128]+[.H128];[.E128])" office:value-type="float" office:value="1.7976485" calcext:value-type="float">
            <text:p>1.7976485</text:p>
          </table:table-cell>
          <table:table-cell table:formula="of:=IF([.H128]&lt;0; [.D128]+[.H128]; [.D128])" office:value-type="float" office:value="1.68240265" calcext:value-type="float">
            <text:p>1.6824026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1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0078955" calcext:value-type="float">
            <text:p>2.0078955</text:p>
          </table:table-cell>
          <table:table-cell office:value-type="float" office:value="1.88679825" calcext:value-type="float">
            <text:p>1.88679825</text:p>
          </table:table-cell>
          <table:table-cell office:value-type="float" office:value="-0.12109725" calcext:value-type="float">
            <text:p>-0.12109725</text:p>
          </table:table-cell>
          <table:table-cell office:value-type="float" office:value="0.12109725" calcext:value-type="float">
            <text:p>0.12109725</text:p>
          </table:table-cell>
          <table:table-cell office:value-type="float" office:value="-0.2363906" calcext:value-type="float">
            <text:p>-0.23639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29]&gt;0; [.E129]+[.H129];[.E129])" office:value-type="float" office:value="1.88679825" calcext:value-type="float">
            <text:p>1.88679825</text:p>
          </table:table-cell>
          <table:table-cell table:formula="of:=IF([.H129]&lt;0; [.D129]+[.H129]; [.D129])" office:value-type="float" office:value="1.7715049" calcext:value-type="float">
            <text:p>1.771504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1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3355425" calcext:value-type="float">
            <text:p>1.83355425</text:p>
          </table:table-cell>
          <table:table-cell office:value-type="float" office:value="1.905923" calcext:value-type="float">
            <text:p>1.905923</text:p>
          </table:table-cell>
          <table:table-cell table:number-columns-repeated="2" office:value-type="float" office:value="0.072368749999999" calcext:value-type="float">
            <text:p>0.072368749999999</text:p>
          </table:table-cell>
          <table:table-cell office:value-type="float" office:value="0.2083884" calcext:value-type="float">
            <text:p>0.20838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0]&gt;0; [.E130]+[.H130];[.E130])" office:value-type="float" office:value="2.1143114" calcext:value-type="float">
            <text:p>2.1143114</text:p>
          </table:table-cell>
          <table:table-cell table:formula="of:=IF([.H130]&lt;0; [.D130]+[.H130]; [.D130])" office:value-type="float" office:value="1.83355425" calcext:value-type="float">
            <text:p>1.8335542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1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38928" calcext:value-type="float">
            <text:p>1.638928</text:p>
          </table:table-cell>
          <table:table-cell office:value-type="float" office:value="1.696603" calcext:value-type="float">
            <text:p>1.696603</text:p>
          </table:table-cell>
          <table:table-cell table:number-columns-repeated="2" office:value-type="float" office:value="0.057675" calcext:value-type="float">
            <text:p>0.057675</text:p>
          </table:table-cell>
          <table:table-cell office:value-type="float" office:value="0.1495826" calcext:value-type="float">
            <text:p>0.14958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1]&gt;0; [.E131]+[.H131];[.E131])" office:value-type="float" office:value="1.8461856" calcext:value-type="float">
            <text:p>1.8461856</text:p>
          </table:table-cell>
          <table:table-cell table:formula="of:=IF([.H131]&lt;0; [.D131]+[.H131]; [.D131])" office:value-type="float" office:value="1.638928" calcext:value-type="float">
            <text:p>1.638928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4949853" calcext:value-type="float">
            <text:p>4.949853E-05</text:p>
          </table:table-cell>
          <table:table-cell table:formula="of:=IF([.N1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608474" calcext:value-type="float">
            <text:p>1.608474</text:p>
          </table:table-cell>
          <table:table-cell office:value-type="float" office:value="1.634808" calcext:value-type="float">
            <text:p>1.634808</text:p>
          </table:table-cell>
          <table:table-cell table:number-columns-repeated="2" office:value-type="float" office:value="0.026334" calcext:value-type="float">
            <text:p>0.026334</text:p>
          </table:table-cell>
          <table:table-cell office:value-type="float" office:value="0.1481722" calcext:value-type="float">
            <text:p>0.14817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2]&gt;0; [.E132]+[.H132];[.E132])" office:value-type="float" office:value="1.7829802" calcext:value-type="float">
            <text:p>1.7829802</text:p>
          </table:table-cell>
          <table:table-cell table:formula="of:=IF([.H132]&lt;0; [.D132]+[.H132]; [.D132])" office:value-type="float" office:value="1.608474" calcext:value-type="float">
            <text:p>1.608474</text:p>
          </table:table-cell>
          <table:table-cell office:value-type="float" office:value="0.13" calcext:value-type="float">
            <text:p>0.13</text:p>
          </table:table-cell>
          <table:table-cell office:value-type="float" office:value="0.002768593" calcext:value-type="float">
            <text:p>0.002768593</text:p>
          </table:table-cell>
          <table:table-cell table:formula="of:=IF([.N1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2527375" calcext:value-type="float">
            <text:p>1.72527375</text:p>
          </table:table-cell>
          <table:table-cell office:value-type="float" office:value="1.726231" calcext:value-type="float">
            <text:p>1.726231</text:p>
          </table:table-cell>
          <table:table-cell table:number-columns-repeated="2" office:value-type="float" office:value="0.000957250000001" calcext:value-type="float">
            <text:p>0.000957250000001</text:p>
          </table:table-cell>
          <table:table-cell office:value-type="float" office:value="0.1366386" calcext:value-type="float">
            <text:p>0.13663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3]&gt;0; [.E133]+[.H133];[.E133])" office:value-type="float" office:value="1.8628696" calcext:value-type="float">
            <text:p>1.8628696</text:p>
          </table:table-cell>
          <table:table-cell table:formula="of:=IF([.H133]&lt;0; [.D133]+[.H133]; [.D133])" office:value-type="float" office:value="1.72527375" calcext:value-type="float">
            <text:p>1.7252737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395979" calcext:value-type="float">
            <text:p>0.1395979</text:p>
          </table:table-cell>
          <table:table-cell table:formula="of:=IF([.N13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415475" calcext:value-type="float">
            <text:p>1.7415475</text:p>
          </table:table-cell>
          <table:table-cell office:value-type="float" office:value="1.670643" calcext:value-type="float">
            <text:p>1.670643</text:p>
          </table:table-cell>
          <table:table-cell office:value-type="float" office:value="-0.070904499999998" calcext:value-type="float">
            <text:p>-0.070904499999998</text:p>
          </table:table-cell>
          <table:table-cell office:value-type="float" office:value="0.070904499999998" calcext:value-type="float">
            <text:p>0.070904499999998</text:p>
          </table:table-cell>
          <table:table-cell office:value-type="float" office:value="-0.1397785" calcext:value-type="float">
            <text:p>-0.13977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4]&gt;0; [.E134]+[.H134];[.E134])" office:value-type="float" office:value="1.670643" calcext:value-type="float">
            <text:p>1.670643</text:p>
          </table:table-cell>
          <table:table-cell table:formula="of:=IF([.H134]&lt;0; [.D134]+[.H134]; [.D134])" office:value-type="float" office:value="1.601769" calcext:value-type="float">
            <text:p>1.601769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8591" calcext:value-type="float">
            <text:p>0.01808591</text:p>
          </table:table-cell>
          <table:table-cell table:formula="of:=IF([.N13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7350075" calcext:value-type="float">
            <text:p>1.7350075</text:p>
          </table:table-cell>
          <table:table-cell office:value-type="float" office:value="1.51739425" calcext:value-type="float">
            <text:p>1.51739425</text:p>
          </table:table-cell>
          <table:table-cell office:value-type="float" office:value="-0.21761325" calcext:value-type="float">
            <text:p>-0.21761325</text:p>
          </table:table-cell>
          <table:table-cell office:value-type="float" office:value="0.21761325" calcext:value-type="float">
            <text:p>0.21761325</text:p>
          </table:table-cell>
          <table:table-cell office:value-type="float" office:value="-0.4369805" calcext:value-type="float">
            <text:p>-0.43698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5]&gt;0; [.E135]+[.H135];[.E135])" office:value-type="float" office:value="1.51739425" calcext:value-type="float">
            <text:p>1.51739425</text:p>
          </table:table-cell>
          <table:table-cell table:formula="of:=IF([.H135]&lt;0; [.D135]+[.H135]; [.D135])" office:value-type="float" office:value="1.298027" calcext:value-type="float">
            <text:p>1.298027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1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851061" calcext:value-type="float">
            <text:p>1.851061</text:p>
          </table:table-cell>
          <table:table-cell office:value-type="float" office:value="1.57405275" calcext:value-type="float">
            <text:p>1.57405275</text:p>
          </table:table-cell>
          <table:table-cell office:value-type="float" office:value="-0.277008249999997" calcext:value-type="float">
            <text:p>-0.277008249999997</text:p>
          </table:table-cell>
          <table:table-cell office:value-type="float" office:value="0.277008249999997" calcext:value-type="float">
            <text:p>0.277008249999997</text:p>
          </table:table-cell>
          <table:table-cell office:value-type="float" office:value="-0.6532772" calcext:value-type="float">
            <text:p>-0.65327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6]&gt;0; [.E136]+[.H136];[.E136])" office:value-type="float" office:value="1.57405275" calcext:value-type="float">
            <text:p>1.57405275</text:p>
          </table:table-cell>
          <table:table-cell table:formula="of:=IF([.H136]&lt;0; [.D136]+[.H136]; [.D136])" office:value-type="float" office:value="1.1977838" calcext:value-type="float">
            <text:p>1.1977838</text:p>
          </table:table-cell>
          <table:table-cell office:value-type="float" office:value="0.335" calcext:value-type="float">
            <text:p>0.335</text:p>
          </table:table-cell>
          <table:table-cell office:value-type="float" office:value="1.000916E-015" calcext:value-type="float">
            <text:p>1.000916E-15</text:p>
          </table:table-cell>
          <table:table-cell table:formula="of:=IF([.N13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98989325" calcext:value-type="float">
            <text:p>1.98989325</text:p>
          </table:table-cell>
          <table:table-cell office:value-type="float" office:value="1.68034375" calcext:value-type="float">
            <text:p>1.68034375</text:p>
          </table:table-cell>
          <table:table-cell office:value-type="float" office:value="-0.309549500000002" calcext:value-type="float">
            <text:p>-0.309549500000002</text:p>
          </table:table-cell>
          <table:table-cell office:value-type="float" office:value="0.309549500000002" calcext:value-type="float">
            <text:p>0.309549500000002</text:p>
          </table:table-cell>
          <table:table-cell office:value-type="float" office:value="-0.6569704" calcext:value-type="float">
            <text:p>-0.65697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7]&gt;0; [.E137]+[.H137];[.E137])" office:value-type="float" office:value="1.68034375" calcext:value-type="float">
            <text:p>1.68034375</text:p>
          </table:table-cell>
          <table:table-cell table:formula="of:=IF([.H137]&lt;0; [.D137]+[.H137]; [.D137])" office:value-type="float" office:value="1.33292285" calcext:value-type="float">
            <text:p>1.33292285</text:p>
          </table:table-cell>
          <table:table-cell office:value-type="float" office:value="0.33" calcext:value-type="float">
            <text:p>0.33</text:p>
          </table:table-cell>
          <table:table-cell office:value-type="float" office:value="1.000916E-015" calcext:value-type="float">
            <text:p>1.000916E-15</text:p>
          </table:table-cell>
          <table:table-cell table:formula="of:=IF([.N1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970618" calcext:value-type="float">
            <text:p>1.970618</text:p>
          </table:table-cell>
          <table:table-cell office:value-type="float" office:value="1.662072" calcext:value-type="float">
            <text:p>1.662072</text:p>
          </table:table-cell>
          <table:table-cell office:value-type="float" office:value="-0.308546" calcext:value-type="float">
            <text:p>-0.308546</text:p>
          </table:table-cell>
          <table:table-cell office:value-type="float" office:value="0.308546" calcext:value-type="float">
            <text:p>0.308546</text:p>
          </table:table-cell>
          <table:table-cell office:value-type="float" office:value="-0.7583741" calcext:value-type="float">
            <text:p>-0.75837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8]&gt;0; [.E138]+[.H138];[.E138])" office:value-type="float" office:value="1.662072" calcext:value-type="float">
            <text:p>1.662072</text:p>
          </table:table-cell>
          <table:table-cell table:formula="of:=IF([.H138]&lt;0; [.D138]+[.H138]; [.D138])" office:value-type="float" office:value="1.2122439" calcext:value-type="float">
            <text:p>1.2122439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0000001980585" calcext:value-type="float">
            <text:p>1.980585E-14</text:p>
          </table:table-cell>
          <table:table-cell table:formula="of:=IF([.N1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2.052637" calcext:value-type="float">
            <text:p>2.052637</text:p>
          </table:table-cell>
          <table:table-cell office:value-type="float" office:value="1.7470655" calcext:value-type="float">
            <text:p>1.7470655</text:p>
          </table:table-cell>
          <table:table-cell office:value-type="float" office:value="-0.3055715" calcext:value-type="float">
            <text:p>-0.3055715</text:p>
          </table:table-cell>
          <table:table-cell office:value-type="float" office:value="0.3055715" calcext:value-type="float">
            <text:p>0.3055715</text:p>
          </table:table-cell>
          <table:table-cell office:value-type="float" office:value="-0.5582462" calcext:value-type="float">
            <text:p>-0.55824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39]&gt;0; [.E139]+[.H139];[.E139])" office:value-type="float" office:value="1.7470655" calcext:value-type="float">
            <text:p>1.7470655</text:p>
          </table:table-cell>
          <table:table-cell table:formula="of:=IF([.H139]&lt;0; [.D139]+[.H139]; [.D139])" office:value-type="float" office:value="1.4943908" calcext:value-type="float">
            <text:p>1.4943908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1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39958" calcext:value-type="float">
            <text:p>1.939958</text:p>
          </table:table-cell>
          <table:table-cell office:value-type="float" office:value="1.71759075" calcext:value-type="float">
            <text:p>1.71759075</text:p>
          </table:table-cell>
          <table:table-cell office:value-type="float" office:value="-0.222367249999998" calcext:value-type="float">
            <text:p>-0.222367249999998</text:p>
          </table:table-cell>
          <table:table-cell office:value-type="float" office:value="0.222367249999998" calcext:value-type="float">
            <text:p>0.222367249999998</text:p>
          </table:table-cell>
          <table:table-cell office:value-type="float" office:value="-0.3300459" calcext:value-type="float">
            <text:p>-0.33004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0]&gt;0; [.E140]+[.H140];[.E140])" office:value-type="float" office:value="1.71759075" calcext:value-type="float">
            <text:p>1.71759075</text:p>
          </table:table-cell>
          <table:table-cell table:formula="of:=IF([.H140]&lt;0; [.D140]+[.H140]; [.D140])" office:value-type="float" office:value="1.6099121" calcext:value-type="float">
            <text:p>1.6099121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14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839685" calcext:value-type="float">
            <text:p>1.839685</text:p>
          </table:table-cell>
          <table:table-cell office:value-type="float" office:value="1.6712185" calcext:value-type="float">
            <text:p>1.6712185</text:p>
          </table:table-cell>
          <table:table-cell office:value-type="float" office:value="-0.168466499999999" calcext:value-type="float">
            <text:p>-0.168466499999999</text:p>
          </table:table-cell>
          <table:table-cell office:value-type="float" office:value="0.168466499999999" calcext:value-type="float">
            <text:p>0.168466499999999</text:p>
          </table:table-cell>
          <table:table-cell office:value-type="float" office:value="-0.2842916" calcext:value-type="float">
            <text:p>-0.28429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1]&gt;0; [.E141]+[.H141];[.E141])" office:value-type="float" office:value="1.6712185" calcext:value-type="float">
            <text:p>1.6712185</text:p>
          </table:table-cell>
          <table:table-cell table:formula="of:=IF([.H141]&lt;0; [.D141]+[.H141]; [.D141])" office:value-type="float" office:value="1.5553934" calcext:value-type="float">
            <text:p>1.555393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0006777371" calcext:value-type="float">
            <text:p>6.777371E-05</text:p>
          </table:table-cell>
          <table:table-cell table:formula="of:=IF([.N1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89923" calcext:value-type="float">
            <text:p>1.889923</text:p>
          </table:table-cell>
          <table:table-cell office:value-type="float" office:value="1.7286095" calcext:value-type="float">
            <text:p>1.7286095</text:p>
          </table:table-cell>
          <table:table-cell office:value-type="float" office:value="-0.161313499999999" calcext:value-type="float">
            <text:p>-0.161313499999999</text:p>
          </table:table-cell>
          <table:table-cell office:value-type="float" office:value="0.161313499999999" calcext:value-type="float">
            <text:p>0.161313499999999</text:p>
          </table:table-cell>
          <table:table-cell office:value-type="float" office:value="-0.2270714" calcext:value-type="float">
            <text:p>-0.22707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2]&gt;0; [.E142]+[.H142];[.E142])" office:value-type="float" office:value="1.7286095" calcext:value-type="float">
            <text:p>1.7286095</text:p>
          </table:table-cell>
          <table:table-cell table:formula="of:=IF([.H142]&lt;0; [.D142]+[.H142]; [.D142])" office:value-type="float" office:value="1.6628516" calcext:value-type="float">
            <text:p>1.6628516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1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83809175" calcext:value-type="float">
            <text:p>1.83809175</text:p>
          </table:table-cell>
          <table:table-cell office:value-type="float" office:value="1.68073375" calcext:value-type="float">
            <text:p>1.68073375</text:p>
          </table:table-cell>
          <table:table-cell office:value-type="float" office:value="-0.157358" calcext:value-type="float">
            <text:p>-0.157358</text:p>
          </table:table-cell>
          <table:table-cell office:value-type="float" office:value="0.157358" calcext:value-type="float">
            <text:p>0.157358</text:p>
          </table:table-cell>
          <table:table-cell office:value-type="float" office:value="-0.1172244" calcext:value-type="float">
            <text:p>-0.11722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3]&gt;0; [.E143]+[.H143];[.E143])" office:value-type="float" office:value="1.68073375" calcext:value-type="float">
            <text:p>1.68073375</text:p>
          </table:table-cell>
          <table:table-cell table:formula="of:=IF([.H143]&lt;0; [.D143]+[.H143]; [.D143])" office:value-type="float" office:value="1.72086735" calcext:value-type="float">
            <text:p>1.7208673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03386296" calcext:value-type="float">
            <text:p>3.386296E-06</text:p>
          </table:table-cell>
          <table:table-cell table:formula="of:=IF([.N1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69045725" calcext:value-type="float">
            <text:p>1.69045725</text:p>
          </table:table-cell>
          <table:table-cell office:value-type="float" office:value="1.57447075" calcext:value-type="float">
            <text:p>1.57447075</text:p>
          </table:table-cell>
          <table:table-cell office:value-type="float" office:value="-0.115986500000002" calcext:value-type="float">
            <text:p>-0.115986500000002</text:p>
          </table:table-cell>
          <table:table-cell office:value-type="float" office:value="0.115986500000002" calcext:value-type="float">
            <text:p>0.115986500000002</text:p>
          </table:table-cell>
          <table:table-cell office:value-type="float" office:value="-0.1346184" calcext:value-type="float">
            <text:p>-0.13461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4]&gt;0; [.E144]+[.H144];[.E144])" office:value-type="float" office:value="1.57447075" calcext:value-type="float">
            <text:p>1.57447075</text:p>
          </table:table-cell>
          <table:table-cell table:formula="of:=IF([.H144]&lt;0; [.D144]+[.H144]; [.D144])" office:value-type="float" office:value="1.55583885" calcext:value-type="float">
            <text:p>1.5558388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5563916" calcext:value-type="float">
            <text:p>0.0005563916</text:p>
          </table:table-cell>
          <table:table-cell table:formula="of:=IF([.N1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9134725" calcext:value-type="float">
            <text:p>1.69134725</text:p>
          </table:table-cell>
          <table:table-cell office:value-type="float" office:value="1.6236345" calcext:value-type="float">
            <text:p>1.6236345</text:p>
          </table:table-cell>
          <table:table-cell office:value-type="float" office:value="-0.06771275" calcext:value-type="float">
            <text:p>-0.06771275</text:p>
          </table:table-cell>
          <table:table-cell office:value-type="float" office:value="0.06771275" calcext:value-type="float">
            <text:p>0.06771275</text:p>
          </table:table-cell>
          <table:table-cell office:value-type="float" office:value="-0.2634453" calcext:value-type="float">
            <text:p>-0.26344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5]&gt;0; [.E145]+[.H145];[.E145])" office:value-type="float" office:value="1.6236345" calcext:value-type="float">
            <text:p>1.6236345</text:p>
          </table:table-cell>
          <table:table-cell table:formula="of:=IF([.H145]&lt;0; [.D145]+[.H145]; [.D145])" office:value-type="float" office:value="1.42790195" calcext:value-type="float">
            <text:p>1.42790195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8591" calcext:value-type="float">
            <text:p>0.01808591</text:p>
          </table:table-cell>
          <table:table-cell table:formula="of:=IF([.N1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7374135" calcext:value-type="float">
            <text:p>1.7374135</text:p>
          </table:table-cell>
          <table:table-cell office:value-type="float" office:value="1.67747075" calcext:value-type="float">
            <text:p>1.67747075</text:p>
          </table:table-cell>
          <table:table-cell office:value-type="float" office:value="-0.059942749999999" calcext:value-type="float">
            <text:p>-0.059942749999999</text:p>
          </table:table-cell>
          <table:table-cell office:value-type="float" office:value="0.059942749999999" calcext:value-type="float">
            <text:p>0.059942749999999</text:p>
          </table:table-cell>
          <table:table-cell office:value-type="float" office:value="-0.1149801" calcext:value-type="float">
            <text:p>-0.11498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6]&gt;0; [.E146]+[.H146];[.E146])" office:value-type="float" office:value="1.67747075" calcext:value-type="float">
            <text:p>1.67747075</text:p>
          </table:table-cell>
          <table:table-cell table:formula="of:=IF([.H146]&lt;0; [.D146]+[.H146]; [.D146])" office:value-type="float" office:value="1.6224334" calcext:value-type="float">
            <text:p>1.622433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149809" calcext:value-type="float">
            <text:p>0.07149809</text:p>
          </table:table-cell>
          <table:table-cell table:formula="of:=IF([.N14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4517075" calcext:value-type="float">
            <text:p>1.64517075</text:p>
          </table:table-cell>
          <table:table-cell office:value-type="float" office:value="1.6137015" calcext:value-type="float">
            <text:p>1.6137015</text:p>
          </table:table-cell>
          <table:table-cell office:value-type="float" office:value="-0.031469250000002" calcext:value-type="float">
            <text:p>-0.031469250000002</text:p>
          </table:table-cell>
          <table:table-cell office:value-type="float" office:value="0.031469250000002" calcext:value-type="float">
            <text:p>0.031469250000002</text:p>
          </table:table-cell>
          <table:table-cell office:value-type="float" office:value="-0.06507304" calcext:value-type="float">
            <text:p>-0.065073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7]&gt;0; [.E147]+[.H147];[.E147])" office:value-type="float" office:value="1.6137015" calcext:value-type="float">
            <text:p>1.6137015</text:p>
          </table:table-cell>
          <table:table-cell table:formula="of:=IF([.H147]&lt;0; [.D147]+[.H147]; [.D147])" office:value-type="float" office:value="1.58009771" calcext:value-type="float">
            <text:p>1.5800977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282176" calcext:value-type="float">
            <text:p>0.5282176</text:p>
          </table:table-cell>
          <table:table-cell table:formula="of:=IF([.N14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54158875" calcext:value-type="float">
            <text:p>1.54158875</text:p>
          </table:table-cell>
          <table:table-cell office:value-type="float" office:value="1.50131575" calcext:value-type="float">
            <text:p>1.50131575</text:p>
          </table:table-cell>
          <table:table-cell office:value-type="float" office:value="-0.040273" calcext:value-type="float">
            <text:p>-0.040273</text:p>
          </table:table-cell>
          <table:table-cell office:value-type="float" office:value="0.040273" calcext:value-type="float">
            <text:p>0.040273</text:p>
          </table:table-cell>
          <table:table-cell office:value-type="float" office:value="-0.1392504" calcext:value-type="float">
            <text:p>-0.13925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8]&gt;0; [.E148]+[.H148];[.E148])" office:value-type="float" office:value="1.50131575" calcext:value-type="float">
            <text:p>1.50131575</text:p>
          </table:table-cell>
          <table:table-cell table:formula="of:=IF([.H148]&lt;0; [.D148]+[.H148]; [.D148])" office:value-type="float" office:value="1.40233835" calcext:value-type="float">
            <text:p>1.40233835</text:p>
          </table:table-cell>
          <table:table-cell office:value-type="float" office:value="0.08" calcext:value-type="float">
            <text:p>0.08</text:p>
          </table:table-cell>
          <table:table-cell office:value-type="float" office:value="0.162977" calcext:value-type="float">
            <text:p>0.162977</text:p>
          </table:table-cell>
          <table:table-cell table:formula="of:=IF([.N14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61947" calcext:value-type="float">
            <text:p>1.61947</text:p>
          </table:table-cell>
          <table:table-cell office:value-type="float" office:value="1.56645575" calcext:value-type="float">
            <text:p>1.56645575</text:p>
          </table:table-cell>
          <table:table-cell office:value-type="float" office:value="-0.053014249999999" calcext:value-type="float">
            <text:p>-0.053014249999999</text:p>
          </table:table-cell>
          <table:table-cell office:value-type="float" office:value="0.053014249999999" calcext:value-type="float">
            <text:p>0.053014249999999</text:p>
          </table:table-cell>
          <table:table-cell office:value-type="float" office:value="-0.05308022" calcext:value-type="float">
            <text:p>-0.053080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49]&gt;0; [.E149]+[.H149];[.E149])" office:value-type="float" office:value="1.56645575" calcext:value-type="float">
            <text:p>1.56645575</text:p>
          </table:table-cell>
          <table:table-cell table:formula="of:=IF([.H149]&lt;0; [.D149]+[.H149]; [.D149])" office:value-type="float" office:value="1.56638978" calcext:value-type="float">
            <text:p>1.56638978</text:p>
          </table:table-cell>
          <table:table-cell office:value-type="float" office:value="0.075" calcext:value-type="float">
            <text:p>0.075</text:p>
          </table:table-cell>
          <table:table-cell office:value-type="float" office:value="0.2202063" calcext:value-type="float">
            <text:p>0.2202063</text:p>
          </table:table-cell>
          <table:table-cell table:formula="of:=IF([.N14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572455" calcext:value-type="float">
            <text:p>1.6572455</text:p>
          </table:table-cell>
          <table:table-cell office:value-type="float" office:value="1.6195965" calcext:value-type="float">
            <text:p>1.6195965</text:p>
          </table:table-cell>
          <table:table-cell office:value-type="float" office:value="-0.037649" calcext:value-type="float">
            <text:p>-0.037649</text:p>
          </table:table-cell>
          <table:table-cell office:value-type="float" office:value="0.037649" calcext:value-type="float">
            <text:p>0.037649</text:p>
          </table:table-cell>
          <table:table-cell office:value-type="float" office:value="-0.01212978" calcext:value-type="float">
            <text:p>-0.012129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0]&gt;0; [.E150]+[.H150];[.E150])" office:value-type="float" office:value="1.6195965" calcext:value-type="float">
            <text:p>1.6195965</text:p>
          </table:table-cell>
          <table:table-cell table:formula="of:=IF([.H150]&lt;0; [.D150]+[.H150]; [.D150])" office:value-type="float" office:value="1.64511572" calcext:value-type="float">
            <text:p>1.64511572</text:p>
          </table:table-cell>
          <table:table-cell office:value-type="float" office:value="0.1" calcext:value-type="float">
            <text:p>0.1</text:p>
          </table:table-cell>
          <table:table-cell office:value-type="float" office:value="0.0411139" calcext:value-type="float">
            <text:p>0.0411139</text:p>
          </table:table-cell>
          <table:table-cell table:formula="of:=IF([.N1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536987" calcext:value-type="float">
            <text:p>1.536987</text:p>
          </table:table-cell>
          <table:table-cell office:value-type="float" office:value="1.53603625" calcext:value-type="float">
            <text:p>1.53603625</text:p>
          </table:table-cell>
          <table:table-cell office:value-type="float" office:value="-0.00095075" calcext:value-type="float">
            <text:p>-0.00095075</text:p>
          </table:table-cell>
          <table:table-cell office:value-type="float" office:value="0.00095075" calcext:value-type="float">
            <text:p>0.00095075</text:p>
          </table:table-cell>
          <table:table-cell office:value-type="float" office:value="-0.1045605" calcext:value-type="float">
            <text:p>-0.10456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1]&gt;0; [.E151]+[.H151];[.E151])" office:value-type="float" office:value="1.53603625" calcext:value-type="float">
            <text:p>1.53603625</text:p>
          </table:table-cell>
          <table:table-cell table:formula="of:=IF([.H151]&lt;0; [.D151]+[.H151]; [.D151])" office:value-type="float" office:value="1.4324265" calcext:value-type="float">
            <text:p>1.432426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15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5615665" calcext:value-type="float">
            <text:p>1.5615665</text:p>
          </table:table-cell>
          <table:table-cell office:value-type="float" office:value="1.53715775" calcext:value-type="float">
            <text:p>1.53715775</text:p>
          </table:table-cell>
          <table:table-cell office:value-type="float" office:value="-0.024408749999999" calcext:value-type="float">
            <text:p>-0.024408749999999</text:p>
          </table:table-cell>
          <table:table-cell office:value-type="float" office:value="0.024408749999999" calcext:value-type="float">
            <text:p>0.024408749999999</text:p>
          </table:table-cell>
          <table:table-cell office:value-type="float" office:value="-0.01638432" calcext:value-type="float">
            <text:p>-0.016384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2]&gt;0; [.E152]+[.H152];[.E152])" office:value-type="float" office:value="1.53715775" calcext:value-type="float">
            <text:p>1.53715775</text:p>
          </table:table-cell>
          <table:table-cell table:formula="of:=IF([.H152]&lt;0; [.D152]+[.H152]; [.D152])" office:value-type="float" office:value="1.54518218" calcext:value-type="float">
            <text:p>1.54518218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282176" calcext:value-type="float">
            <text:p>0.5282176</text:p>
          </table:table-cell>
          <table:table-cell table:formula="of:=IF([.N15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9674325" calcext:value-type="float">
            <text:p>1.69674325</text:p>
          </table:table-cell>
          <table:table-cell office:value-type="float" office:value="1.662757" calcext:value-type="float">
            <text:p>1.662757</text:p>
          </table:table-cell>
          <table:table-cell office:value-type="float" office:value="-0.033986249999999" calcext:value-type="float">
            <text:p>-0.033986249999999</text:p>
          </table:table-cell>
          <table:table-cell office:value-type="float" office:value="0.033986249999999" calcext:value-type="float">
            <text:p>0.033986249999999</text:p>
          </table:table-cell>
          <table:table-cell office:value-type="float" office:value="0.01797789" calcext:value-type="float">
            <text:p>0.017977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3]&gt;0; [.E153]+[.H153];[.E153])" office:value-type="float" office:value="1.68073489" calcext:value-type="float">
            <text:p>1.68073489</text:p>
          </table:table-cell>
          <table:table-cell table:formula="of:=IF([.H153]&lt;0; [.D153]+[.H153]; [.D153])" office:value-type="float" office:value="1.69674325" calcext:value-type="float">
            <text:p>1.6967432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7601508" calcext:value-type="float">
            <text:p>0.7601508</text:p>
          </table:table-cell>
          <table:table-cell table:formula="of:=IF([.N15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6633385" calcext:value-type="float">
            <text:p>1.6633385</text:p>
          </table:table-cell>
          <table:table-cell office:value-type="float" office:value="1.655769" calcext:value-type="float">
            <text:p>1.655769</text:p>
          </table:table-cell>
          <table:table-cell office:value-type="float" office:value="-0.0075695" calcext:value-type="float">
            <text:p>-0.0075695</text:p>
          </table:table-cell>
          <table:table-cell office:value-type="float" office:value="0.0075695" calcext:value-type="float">
            <text:p>0.0075695</text:p>
          </table:table-cell>
          <table:table-cell office:value-type="float" office:value="-0.004028416" calcext:value-type="float">
            <text:p>-0.0040284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4]&gt;0; [.E154]+[.H154];[.E154])" office:value-type="float" office:value="1.655769" calcext:value-type="float">
            <text:p>1.655769</text:p>
          </table:table-cell>
          <table:table-cell table:formula="of:=IF([.H154]&lt;0; [.D154]+[.H154]; [.D154])" office:value-type="float" office:value="1.659310084" calcext:value-type="float">
            <text:p>1.6593100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8140659" calcext:value-type="float">
            <text:p>0.8140659</text:p>
          </table:table-cell>
          <table:table-cell table:formula="of:=IF([.N15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2827275" calcext:value-type="float">
            <text:p>1.52827275</text:p>
          </table:table-cell>
          <table:table-cell office:value-type="float" office:value="1.560674" calcext:value-type="float">
            <text:p>1.560674</text:p>
          </table:table-cell>
          <table:table-cell table:number-columns-repeated="2" office:value-type="float" office:value="0.032401250000001" calcext:value-type="float">
            <text:p>0.032401250000001</text:p>
          </table:table-cell>
          <table:table-cell office:value-type="float" office:value="0.02377293" calcext:value-type="float">
            <text:p>0.023772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5]&gt;0; [.E155]+[.H155];[.E155])" office:value-type="float" office:value="1.58444693" calcext:value-type="float">
            <text:p>1.58444693</text:p>
          </table:table-cell>
          <table:table-cell table:formula="of:=IF([.H155]&lt;0; [.D155]+[.H155]; [.D155])" office:value-type="float" office:value="1.52827275" calcext:value-type="float">
            <text:p>1.5282727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74929" calcext:value-type="float">
            <text:p>0.0274929</text:p>
          </table:table-cell>
          <table:table-cell table:formula="of:=IF([.N1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1434525" calcext:value-type="float">
            <text:p>1.51434525</text:p>
          </table:table-cell>
          <table:table-cell office:value-type="float" office:value="1.5255475" calcext:value-type="float">
            <text:p>1.5255475</text:p>
          </table:table-cell>
          <table:table-cell table:number-columns-repeated="2" office:value-type="float" office:value="0.01120225" calcext:value-type="float">
            <text:p>0.01120225</text:p>
          </table:table-cell>
          <table:table-cell office:value-type="float" office:value="0.07387528" calcext:value-type="float">
            <text:p>0.073875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6]&gt;0; [.E156]+[.H156];[.E156])" office:value-type="float" office:value="1.59942278" calcext:value-type="float">
            <text:p>1.59942278</text:p>
          </table:table-cell>
          <table:table-cell table:formula="of:=IF([.H156]&lt;0; [.D156]+[.H156]; [.D156])" office:value-type="float" office:value="1.51434525" calcext:value-type="float">
            <text:p>1.514345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0928" calcext:value-type="float">
            <text:p>0.1190928</text:p>
          </table:table-cell>
          <table:table-cell table:formula="of:=IF([.N15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62277775" calcext:value-type="float">
            <text:p>1.62277775</text:p>
          </table:table-cell>
          <table:table-cell office:value-type="float" office:value="1.58653325" calcext:value-type="float">
            <text:p>1.58653325</text:p>
          </table:table-cell>
          <table:table-cell office:value-type="float" office:value="-0.036244499999999" calcext:value-type="float">
            <text:p>-0.036244499999999</text:p>
          </table:table-cell>
          <table:table-cell office:value-type="float" office:value="0.036244499999999" calcext:value-type="float">
            <text:p>0.036244499999999</text:p>
          </table:table-cell>
          <table:table-cell office:value-type="float" office:value="-0.07866489" calcext:value-type="float">
            <text:p>-0.078664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7]&gt;0; [.E157]+[.H157];[.E157])" office:value-type="float" office:value="1.58653325" calcext:value-type="float">
            <text:p>1.58653325</text:p>
          </table:table-cell>
          <table:table-cell table:formula="of:=IF([.H157]&lt;0; [.D157]+[.H157]; [.D157])" office:value-type="float" office:value="1.54411286" calcext:value-type="float">
            <text:p>1.5441128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395979" calcext:value-type="float">
            <text:p>0.1395979</text:p>
          </table:table-cell>
          <table:table-cell table:formula="of:=IF([.N15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212015" calcext:value-type="float">
            <text:p>1.6212015</text:p>
          </table:table-cell>
          <table:table-cell office:value-type="float" office:value="1.5840625" calcext:value-type="float">
            <text:p>1.5840625</text:p>
          </table:table-cell>
          <table:table-cell office:value-type="float" office:value="-0.037139" calcext:value-type="float">
            <text:p>-0.037139</text:p>
          </table:table-cell>
          <table:table-cell office:value-type="float" office:value="0.037139" calcext:value-type="float">
            <text:p>0.037139</text:p>
          </table:table-cell>
          <table:table-cell office:value-type="float" office:value="-0.08833429" calcext:value-type="float">
            <text:p>-0.088334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8]&gt;0; [.E158]+[.H158];[.E158])" office:value-type="float" office:value="1.5840625" calcext:value-type="float">
            <text:p>1.5840625</text:p>
          </table:table-cell>
          <table:table-cell table:formula="of:=IF([.H158]&lt;0; [.D158]+[.H158]; [.D158])" office:value-type="float" office:value="1.53286721" calcext:value-type="float">
            <text:p>1.53286721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15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127665" calcext:value-type="float">
            <text:p>1.5127665</text:p>
          </table:table-cell>
          <table:table-cell office:value-type="float" office:value="1.49366125" calcext:value-type="float">
            <text:p>1.49366125</text:p>
          </table:table-cell>
          <table:table-cell office:value-type="float" office:value="-0.01910525" calcext:value-type="float">
            <text:p>-0.01910525</text:p>
          </table:table-cell>
          <table:table-cell office:value-type="float" office:value="0.01910525" calcext:value-type="float">
            <text:p>0.01910525</text:p>
          </table:table-cell>
          <table:table-cell office:value-type="float" office:value="-0.07650127" calcext:value-type="float">
            <text:p>-0.076501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59]&gt;0; [.E159]+[.H159];[.E159])" office:value-type="float" office:value="1.49366125" calcext:value-type="float">
            <text:p>1.49366125</text:p>
          </table:table-cell>
          <table:table-cell table:formula="of:=IF([.H159]&lt;0; [.D159]+[.H159]; [.D159])" office:value-type="float" office:value="1.43626523" calcext:value-type="float">
            <text:p>1.4362652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15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54567725" calcext:value-type="float">
            <text:p>1.54567725</text:p>
          </table:table-cell>
          <table:table-cell office:value-type="float" office:value="1.52396075" calcext:value-type="float">
            <text:p>1.52396075</text:p>
          </table:table-cell>
          <table:table-cell office:value-type="float" office:value="-0.021716499999999" calcext:value-type="float">
            <text:p>-0.021716499999999</text:p>
          </table:table-cell>
          <table:table-cell office:value-type="float" office:value="0.021716499999999" calcext:value-type="float">
            <text:p>0.021716499999999</text:p>
          </table:table-cell>
          <table:table-cell office:value-type="float" office:value="-0.3018315" calcext:value-type="float">
            <text:p>-0.30183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0]&gt;0; [.E160]+[.H160];[.E160])" office:value-type="float" office:value="1.52396075" calcext:value-type="float">
            <text:p>1.52396075</text:p>
          </table:table-cell>
          <table:table-cell table:formula="of:=IF([.H160]&lt;0; [.D160]+[.H160]; [.D160])" office:value-type="float" office:value="1.24384575" calcext:value-type="float">
            <text:p>1.24384575</text:p>
          </table:table-cell>
          <table:table-cell office:value-type="float" office:value="0.09" calcext:value-type="float">
            <text:p>0.09</text:p>
          </table:table-cell>
          <table:table-cell office:value-type="float" office:value="0.08518015" calcext:value-type="float">
            <text:p>0.08518015</text:p>
          </table:table-cell>
          <table:table-cell table:formula="of:=IF([.N16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62032" calcext:value-type="float">
            <text:p>1.62032</text:p>
          </table:table-cell>
          <table:table-cell office:value-type="float" office:value="1.5973855" calcext:value-type="float">
            <text:p>1.5973855</text:p>
          </table:table-cell>
          <table:table-cell office:value-type="float" office:value="-0.0229345" calcext:value-type="float">
            <text:p>-0.0229345</text:p>
          </table:table-cell>
          <table:table-cell office:value-type="float" office:value="0.0229345" calcext:value-type="float">
            <text:p>0.0229345</text:p>
          </table:table-cell>
          <table:table-cell office:value-type="float" office:value="-0.1774329" calcext:value-type="float">
            <text:p>-0.17743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1]&gt;0; [.E161]+[.H161];[.E161])" office:value-type="float" office:value="1.5973855" calcext:value-type="float">
            <text:p>1.5973855</text:p>
          </table:table-cell>
          <table:table-cell table:formula="of:=IF([.H161]&lt;0; [.D161]+[.H161]; [.D161])" office:value-type="float" office:value="1.4428871" calcext:value-type="float">
            <text:p>1.442887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982115" calcext:value-type="float">
            <text:p>0.05982115</text:p>
          </table:table-cell>
          <table:table-cell table:formula="of:=IF([.N16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22317" calcext:value-type="float">
            <text:p>1.522317</text:p>
          </table:table-cell>
          <table:table-cell office:value-type="float" office:value="1.50725175" calcext:value-type="float">
            <text:p>1.50725175</text:p>
          </table:table-cell>
          <table:table-cell office:value-type="float" office:value="-0.015065249999999" calcext:value-type="float">
            <text:p>-0.015065249999999</text:p>
          </table:table-cell>
          <table:table-cell office:value-type="float" office:value="0.015065249999999" calcext:value-type="float">
            <text:p>0.015065249999999</text:p>
          </table:table-cell>
          <table:table-cell office:value-type="float" office:value="-0.07796811" calcext:value-type="float">
            <text:p>-0.077968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2]&gt;0; [.E162]+[.H162];[.E162])" office:value-type="float" office:value="1.50725175" calcext:value-type="float">
            <text:p>1.50725175</text:p>
          </table:table-cell>
          <table:table-cell table:formula="of:=IF([.H162]&lt;0; [.D162]+[.H162]; [.D162])" office:value-type="float" office:value="1.44434889" calcext:value-type="float">
            <text:p>1.44434889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149809" calcext:value-type="float">
            <text:p>0.07149809</text:p>
          </table:table-cell>
          <table:table-cell table:formula="of:=IF([.N16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5014975" calcext:value-type="float">
            <text:p>1.45014975</text:p>
          </table:table-cell>
          <table:table-cell office:value-type="float" office:value="1.4421075" calcext:value-type="float">
            <text:p>1.4421075</text:p>
          </table:table-cell>
          <table:table-cell office:value-type="float" office:value="-0.008042249999999" calcext:value-type="float">
            <text:p>-0.008042249999999</text:p>
          </table:table-cell>
          <table:table-cell office:value-type="float" office:value="0.008042249999999" calcext:value-type="float">
            <text:p>0.008042249999999</text:p>
          </table:table-cell>
          <table:table-cell office:value-type="float" office:value="-0.0314192" calcext:value-type="float">
            <text:p>-0.03141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3]&gt;0; [.E163]+[.H163];[.E163])" office:value-type="float" office:value="1.4421075" calcext:value-type="float">
            <text:p>1.4421075</text:p>
          </table:table-cell>
          <table:table-cell table:formula="of:=IF([.H163]&lt;0; [.D163]+[.H163]; [.D163])" office:value-type="float" office:value="1.41873055" calcext:value-type="float">
            <text:p>1.4187305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2532481" calcext:value-type="float">
            <text:p>0.2532481</text:p>
          </table:table-cell>
          <table:table-cell table:formula="of:=IF([.N16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5931625" calcext:value-type="float">
            <text:p>1.55931625</text:p>
          </table:table-cell>
          <table:table-cell office:value-type="float" office:value="1.5301905" calcext:value-type="float">
            <text:p>1.5301905</text:p>
          </table:table-cell>
          <table:table-cell office:value-type="float" office:value="-0.029125750000001" calcext:value-type="float">
            <text:p>-0.029125750000001</text:p>
          </table:table-cell>
          <table:table-cell office:value-type="float" office:value="0.029125750000001" calcext:value-type="float">
            <text:p>0.029125750000001</text:p>
          </table:table-cell>
          <table:table-cell office:value-type="float" office:value="-0.06591812" calcext:value-type="float">
            <text:p>-0.065918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4]&gt;0; [.E164]+[.H164];[.E164])" office:value-type="float" office:value="1.5301905" calcext:value-type="float">
            <text:p>1.5301905</text:p>
          </table:table-cell>
          <table:table-cell table:formula="of:=IF([.H164]&lt;0; [.D164]+[.H164]; [.D164])" office:value-type="float" office:value="1.49339813" calcext:value-type="float">
            <text:p>1.49339813</text:p>
          </table:table-cell>
          <table:table-cell office:value-type="float" office:value="0.09" calcext:value-type="float">
            <text:p>0.09</text:p>
          </table:table-cell>
          <table:table-cell office:value-type="float" office:value="0.08518015" calcext:value-type="float">
            <text:p>0.08518015</text:p>
          </table:table-cell>
          <table:table-cell table:formula="of:=IF([.N16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666705" calcext:value-type="float">
            <text:p>1.5666705</text:p>
          </table:table-cell>
          <table:table-cell office:value-type="float" office:value="1.51999875" calcext:value-type="float">
            <text:p>1.51999875</text:p>
          </table:table-cell>
          <table:table-cell office:value-type="float" office:value="-0.046671749999999" calcext:value-type="float">
            <text:p>-0.046671749999999</text:p>
          </table:table-cell>
          <table:table-cell office:value-type="float" office:value="0.046671749999999" calcext:value-type="float">
            <text:p>0.046671749999999</text:p>
          </table:table-cell>
          <table:table-cell office:value-type="float" office:value="-0.2200074" calcext:value-type="float">
            <text:p>-0.22000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5]&gt;0; [.E165]+[.H165];[.E165])" office:value-type="float" office:value="1.51999875" calcext:value-type="float">
            <text:p>1.51999875</text:p>
          </table:table-cell>
          <table:table-cell table:formula="of:=IF([.H165]&lt;0; [.D165]+[.H165]; [.D165])" office:value-type="float" office:value="1.3466631" calcext:value-type="float">
            <text:p>1.34666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653537" calcext:value-type="float">
            <text:p>0.001653537</text:p>
          </table:table-cell>
          <table:table-cell table:formula="of:=IF([.N1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6733425" calcext:value-type="float">
            <text:p>1.46733425</text:p>
          </table:table-cell>
          <table:table-cell office:value-type="float" office:value="1.41917725" calcext:value-type="float">
            <text:p>1.41917725</text:p>
          </table:table-cell>
          <table:table-cell office:value-type="float" office:value="-0.048157" calcext:value-type="float">
            <text:p>-0.048157</text:p>
          </table:table-cell>
          <table:table-cell office:value-type="float" office:value="0.048157" calcext:value-type="float">
            <text:p>0.048157</text:p>
          </table:table-cell>
          <table:table-cell office:value-type="float" office:value="-0.2658705" calcext:value-type="float">
            <text:p>-0.26587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6]&gt;0; [.E166]+[.H166];[.E166])" office:value-type="float" office:value="1.41917725" calcext:value-type="float">
            <text:p>1.41917725</text:p>
          </table:table-cell>
          <table:table-cell table:formula="of:=IF([.H166]&lt;0; [.D166]+[.H166]; [.D166])" office:value-type="float" office:value="1.20146375" calcext:value-type="float">
            <text:p>1.201463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1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4675795" calcext:value-type="float">
            <text:p>1.4675795</text:p>
          </table:table-cell>
          <table:table-cell office:value-type="float" office:value="1.41332325" calcext:value-type="float">
            <text:p>1.41332325</text:p>
          </table:table-cell>
          <table:table-cell office:value-type="float" office:value="-0.054256250000001" calcext:value-type="float">
            <text:p>-0.054256250000001</text:p>
          </table:table-cell>
          <table:table-cell office:value-type="float" office:value="0.054256250000001" calcext:value-type="float">
            <text:p>0.054256250000001</text:p>
          </table:table-cell>
          <table:table-cell office:value-type="float" office:value="-0.3947054" calcext:value-type="float">
            <text:p>-0.39470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7]&gt;0; [.E167]+[.H167];[.E167])" office:value-type="float" office:value="1.41332325" calcext:value-type="float">
            <text:p>1.41332325</text:p>
          </table:table-cell>
          <table:table-cell table:formula="of:=IF([.H167]&lt;0; [.D167]+[.H167]; [.D167])" office:value-type="float" office:value="1.0728741" calcext:value-type="float">
            <text:p>1.0728741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1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6310275" calcext:value-type="float">
            <text:p>1.56310275</text:p>
          </table:table-cell>
          <table:table-cell office:value-type="float" office:value="1.4917685" calcext:value-type="float">
            <text:p>1.4917685</text:p>
          </table:table-cell>
          <table:table-cell office:value-type="float" office:value="-0.071334249999999" calcext:value-type="float">
            <text:p>-0.071334249999999</text:p>
          </table:table-cell>
          <table:table-cell office:value-type="float" office:value="0.071334249999999" calcext:value-type="float">
            <text:p>0.071334249999999</text:p>
          </table:table-cell>
          <table:table-cell office:value-type="float" office:value="-0.192285" calcext:value-type="float">
            <text:p>-0.1922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8]&gt;0; [.E168]+[.H168];[.E168])" office:value-type="float" office:value="1.4917685" calcext:value-type="float">
            <text:p>1.4917685</text:p>
          </table:table-cell>
          <table:table-cell table:formula="of:=IF([.H168]&lt;0; [.D168]+[.H168]; [.D168])" office:value-type="float" office:value="1.37081775" calcext:value-type="float">
            <text:p>1.3708177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1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34481" calcext:value-type="float">
            <text:p>1.534481</text:p>
          </table:table-cell>
          <table:table-cell office:value-type="float" office:value="1.4592475" calcext:value-type="float">
            <text:p>1.4592475</text:p>
          </table:table-cell>
          <table:table-cell office:value-type="float" office:value="-0.0752335" calcext:value-type="float">
            <text:p>-0.0752335</text:p>
          </table:table-cell>
          <table:table-cell office:value-type="float" office:value="0.0752335" calcext:value-type="float">
            <text:p>0.0752335</text:p>
          </table:table-cell>
          <table:table-cell office:value-type="float" office:value="-0.2668867" calcext:value-type="float">
            <text:p>-0.26688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69]&gt;0; [.E169]+[.H169];[.E169])" office:value-type="float" office:value="1.4592475" calcext:value-type="float">
            <text:p>1.4592475</text:p>
          </table:table-cell>
          <table:table-cell table:formula="of:=IF([.H169]&lt;0; [.D169]+[.H169]; [.D169])" office:value-type="float" office:value="1.2675943" calcext:value-type="float">
            <text:p>1.2675943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1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440302" calcext:value-type="float">
            <text:p>1.440302</text:p>
          </table:table-cell>
          <table:table-cell office:value-type="float" office:value="1.3738325" calcext:value-type="float">
            <text:p>1.3738325</text:p>
          </table:table-cell>
          <table:table-cell office:value-type="float" office:value="-0.066469499999998" calcext:value-type="float">
            <text:p>-0.066469499999998</text:p>
          </table:table-cell>
          <table:table-cell office:value-type="float" office:value="0.066469499999998" calcext:value-type="float">
            <text:p>0.066469499999998</text:p>
          </table:table-cell>
          <table:table-cell office:value-type="float" office:value="-0.2422132" calcext:value-type="float">
            <text:p>-0.24221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0]&gt;0; [.E170]+[.H170];[.E170])" office:value-type="float" office:value="1.3738325" calcext:value-type="float">
            <text:p>1.3738325</text:p>
          </table:table-cell>
          <table:table-cell table:formula="of:=IF([.H170]&lt;0; [.D170]+[.H170]; [.D170])" office:value-type="float" office:value="1.1980888" calcext:value-type="float">
            <text:p>1.1980888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1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0948925" calcext:value-type="float">
            <text:p>1.50948925</text:p>
          </table:table-cell>
          <table:table-cell office:value-type="float" office:value="1.42797475" calcext:value-type="float">
            <text:p>1.42797475</text:p>
          </table:table-cell>
          <table:table-cell office:value-type="float" office:value="-0.081514500000001" calcext:value-type="float">
            <text:p>-0.081514500000001</text:p>
          </table:table-cell>
          <table:table-cell office:value-type="float" office:value="0.081514500000001" calcext:value-type="float">
            <text:p>0.081514500000001</text:p>
          </table:table-cell>
          <table:table-cell office:value-type="float" office:value="-0.1647463" calcext:value-type="float">
            <text:p>-0.16474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1]&gt;0; [.E171]+[.H171];[.E171])" office:value-type="float" office:value="1.42797475" calcext:value-type="float">
            <text:p>1.42797475</text:p>
          </table:table-cell>
          <table:table-cell table:formula="of:=IF([.H171]&lt;0; [.D171]+[.H171]; [.D171])" office:value-type="float" office:value="1.34474295" calcext:value-type="float">
            <text:p>1.344742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1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90393" calcext:value-type="float">
            <text:p>1.590393</text:p>
          </table:table-cell>
          <table:table-cell office:value-type="float" office:value="1.504116" calcext:value-type="float">
            <text:p>1.504116</text:p>
          </table:table-cell>
          <table:table-cell office:value-type="float" office:value="-0.086277" calcext:value-type="float">
            <text:p>-0.086277</text:p>
          </table:table-cell>
          <table:table-cell office:value-type="float" office:value="0.086277" calcext:value-type="float">
            <text:p>0.086277</text:p>
          </table:table-cell>
          <table:table-cell office:value-type="float" office:value="-0.1826032" calcext:value-type="float">
            <text:p>-0.18260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2]&gt;0; [.E172]+[.H172];[.E172])" office:value-type="float" office:value="1.504116" calcext:value-type="float">
            <text:p>1.504116</text:p>
          </table:table-cell>
          <table:table-cell table:formula="of:=IF([.H172]&lt;0; [.D172]+[.H172]; [.D172])" office:value-type="float" office:value="1.4077898" calcext:value-type="float">
            <text:p>1.40778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1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5244735" calcext:value-type="float">
            <text:p>1.5244735</text:p>
          </table:table-cell>
          <table:table-cell office:value-type="float" office:value="1.4465815" calcext:value-type="float">
            <text:p>1.4465815</text:p>
          </table:table-cell>
          <table:table-cell office:value-type="float" office:value="-0.077892000000003" calcext:value-type="float">
            <text:p>-0.077892000000003</text:p>
          </table:table-cell>
          <table:table-cell office:value-type="float" office:value="0.077892000000003" calcext:value-type="float">
            <text:p>0.077892000000003</text:p>
          </table:table-cell>
          <table:table-cell office:value-type="float" office:value="-0.3428542" calcext:value-type="float">
            <text:p>-0.342854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3]&gt;0; [.E173]+[.H173];[.E173])" office:value-type="float" office:value="1.4465815" calcext:value-type="float">
            <text:p>1.4465815</text:p>
          </table:table-cell>
          <table:table-cell table:formula="of:=IF([.H173]&lt;0; [.D173]+[.H173]; [.D173])" office:value-type="float" office:value="1.1816193" calcext:value-type="float">
            <text:p>1.1816193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03386296" calcext:value-type="float">
            <text:p>3.386296E-06</text:p>
          </table:table-cell>
          <table:table-cell table:formula="of:=IF([.N1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50779425" calcext:value-type="float">
            <text:p>1.50779425</text:p>
          </table:table-cell>
          <table:table-cell office:value-type="float" office:value="1.4080885" calcext:value-type="float">
            <text:p>1.4080885</text:p>
          </table:table-cell>
          <table:table-cell office:value-type="float" office:value="-0.099705750000001" calcext:value-type="float">
            <text:p>-0.099705750000001</text:p>
          </table:table-cell>
          <table:table-cell office:value-type="float" office:value="0.099705750000001" calcext:value-type="float">
            <text:p>0.099705750000001</text:p>
          </table:table-cell>
          <table:table-cell office:value-type="float" office:value="-0.2902087" calcext:value-type="float">
            <text:p>-0.29020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4]&gt;0; [.E174]+[.H174];[.E174])" office:value-type="float" office:value="1.4080885" calcext:value-type="float">
            <text:p>1.4080885</text:p>
          </table:table-cell>
          <table:table-cell table:formula="of:=IF([.H174]&lt;0; [.D174]+[.H174]; [.D174])" office:value-type="float" office:value="1.21758555" calcext:value-type="float">
            <text:p>1.2175855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1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64836425" calcext:value-type="float">
            <text:p>1.64836425</text:p>
          </table:table-cell>
          <table:table-cell office:value-type="float" office:value="1.525909" calcext:value-type="float">
            <text:p>1.525909</text:p>
          </table:table-cell>
          <table:table-cell office:value-type="float" office:value="-0.12245525" calcext:value-type="float">
            <text:p>-0.12245525</text:p>
          </table:table-cell>
          <table:table-cell office:value-type="float" office:value="0.12245525" calcext:value-type="float">
            <text:p>0.12245525</text:p>
          </table:table-cell>
          <table:table-cell office:value-type="float" office:value="-0.2245797" calcext:value-type="float">
            <text:p>-0.22457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5]&gt;0; [.E175]+[.H175];[.E175])" office:value-type="float" office:value="1.525909" calcext:value-type="float">
            <text:p>1.525909</text:p>
          </table:table-cell>
          <table:table-cell table:formula="of:=IF([.H175]&lt;0; [.D175]+[.H175]; [.D175])" office:value-type="float" office:value="1.42378455" calcext:value-type="float">
            <text:p>1.4237845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1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87429" calcext:value-type="float">
            <text:p>1.687429</text:p>
          </table:table-cell>
          <table:table-cell office:value-type="float" office:value="1.572635" calcext:value-type="float">
            <text:p>1.572635</text:p>
          </table:table-cell>
          <table:table-cell office:value-type="float" office:value="-0.114794000000001" calcext:value-type="float">
            <text:p>-0.114794000000001</text:p>
          </table:table-cell>
          <table:table-cell office:value-type="float" office:value="0.114794000000001" calcext:value-type="float">
            <text:p>0.114794000000001</text:p>
          </table:table-cell>
          <table:table-cell office:value-type="float" office:value="-0.2161959" calcext:value-type="float">
            <text:p>-0.21619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6]&gt;0; [.E176]+[.H176];[.E176])" office:value-type="float" office:value="1.572635" calcext:value-type="float">
            <text:p>1.572635</text:p>
          </table:table-cell>
          <table:table-cell table:formula="of:=IF([.H176]&lt;0; [.D176]+[.H176]; [.D176])" office:value-type="float" office:value="1.4712331" calcext:value-type="float">
            <text:p>1.4712331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1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61537325" calcext:value-type="float">
            <text:p>1.61537325</text:p>
          </table:table-cell>
          <table:table-cell office:value-type="float" office:value="1.4890775" calcext:value-type="float">
            <text:p>1.4890775</text:p>
          </table:table-cell>
          <table:table-cell office:value-type="float" office:value="-0.126295750000001" calcext:value-type="float">
            <text:p>-0.126295750000001</text:p>
          </table:table-cell>
          <table:table-cell office:value-type="float" office:value="0.126295750000001" calcext:value-type="float">
            <text:p>0.126295750000001</text:p>
          </table:table-cell>
          <table:table-cell office:value-type="float" office:value="-0.2672393" calcext:value-type="float">
            <text:p>-0.26723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7]&gt;0; [.E177]+[.H177];[.E177])" office:value-type="float" office:value="1.4890775" calcext:value-type="float">
            <text:p>1.4890775</text:p>
          </table:table-cell>
          <table:table-cell table:formula="of:=IF([.H177]&lt;0; [.D177]+[.H177]; [.D177])" office:value-type="float" office:value="1.34813395" calcext:value-type="float">
            <text:p>1.3481339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1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68432925" calcext:value-type="float">
            <text:p>1.68432925</text:p>
          </table:table-cell>
          <table:table-cell office:value-type="float" office:value="1.54475275" calcext:value-type="float">
            <text:p>1.54475275</text:p>
          </table:table-cell>
          <table:table-cell office:value-type="float" office:value="-0.139576500000001" calcext:value-type="float">
            <text:p>-0.139576500000001</text:p>
          </table:table-cell>
          <table:table-cell office:value-type="float" office:value="0.139576500000001" calcext:value-type="float">
            <text:p>0.139576500000001</text:p>
          </table:table-cell>
          <table:table-cell office:value-type="float" office:value="-0.1813307" calcext:value-type="float">
            <text:p>-0.18133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8]&gt;0; [.E178]+[.H178];[.E178])" office:value-type="float" office:value="1.54475275" calcext:value-type="float">
            <text:p>1.54475275</text:p>
          </table:table-cell>
          <table:table-cell table:formula="of:=IF([.H178]&lt;0; [.D178]+[.H178]; [.D178])" office:value-type="float" office:value="1.50299855" calcext:value-type="float">
            <text:p>1.5029985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1266252" calcext:value-type="float">
            <text:p>1.266252E-09</text:p>
          </table:table-cell>
          <table:table-cell table:formula="of:=IF([.N1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59663525" calcext:value-type="float">
            <text:p>1.59663525</text:p>
          </table:table-cell>
          <table:table-cell office:value-type="float" office:value="1.4493305" calcext:value-type="float">
            <text:p>1.4493305</text:p>
          </table:table-cell>
          <table:table-cell office:value-type="float" office:value="-0.14730475" calcext:value-type="float">
            <text:p>-0.14730475</text:p>
          </table:table-cell>
          <table:table-cell office:value-type="float" office:value="0.14730475" calcext:value-type="float">
            <text:p>0.14730475</text:p>
          </table:table-cell>
          <table:table-cell office:value-type="float" office:value="-0.3369417" calcext:value-type="float">
            <text:p>-0.33694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79]&gt;0; [.E179]+[.H179];[.E179])" office:value-type="float" office:value="1.4493305" calcext:value-type="float">
            <text:p>1.4493305</text:p>
          </table:table-cell>
          <table:table-cell table:formula="of:=IF([.H179]&lt;0; [.D179]+[.H179]; [.D179])" office:value-type="float" office:value="1.25969355" calcext:value-type="float">
            <text:p>1.2596935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0001195973" calcext:value-type="float">
            <text:p>1.195973E-11</text:p>
          </table:table-cell>
          <table:table-cell table:formula="of:=IF([.N1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61651225" calcext:value-type="float">
            <text:p>1.61651225</text:p>
          </table:table-cell>
          <table:table-cell office:value-type="float" office:value="1.47264525" calcext:value-type="float">
            <text:p>1.47264525</text:p>
          </table:table-cell>
          <table:table-cell office:value-type="float" office:value="-0.143867" calcext:value-type="float">
            <text:p>-0.143867</text:p>
          </table:table-cell>
          <table:table-cell office:value-type="float" office:value="0.143867" calcext:value-type="float">
            <text:p>0.143867</text:p>
          </table:table-cell>
          <table:table-cell office:value-type="float" office:value="-0.3292561" calcext:value-type="float">
            <text:p>-0.32925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0]&gt;0; [.E180]+[.H180];[.E180])" office:value-type="float" office:value="1.47264525" calcext:value-type="float">
            <text:p>1.47264525</text:p>
          </table:table-cell>
          <table:table-cell table:formula="of:=IF([.H180]&lt;0; [.D180]+[.H180]; [.D180])" office:value-type="float" office:value="1.28725615" calcext:value-type="float">
            <text:p>1.2872561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1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461648" calcext:value-type="float">
            <text:p>1.461648</text:p>
          </table:table-cell>
          <table:table-cell office:value-type="float" office:value="1.3503915" calcext:value-type="float">
            <text:p>1.3503915</text:p>
          </table:table-cell>
          <table:table-cell office:value-type="float" office:value="-0.111256499999998" calcext:value-type="float">
            <text:p>-0.111256499999998</text:p>
          </table:table-cell>
          <table:table-cell office:value-type="float" office:value="0.111256499999998" calcext:value-type="float">
            <text:p>0.111256499999998</text:p>
          </table:table-cell>
          <table:table-cell office:value-type="float" office:value="-0.2555748" calcext:value-type="float">
            <text:p>-0.25557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1]&gt;0; [.E181]+[.H181];[.E181])" office:value-type="float" office:value="1.3503915" calcext:value-type="float">
            <text:p>1.3503915</text:p>
          </table:table-cell>
          <table:table-cell table:formula="of:=IF([.H181]&lt;0; [.D181]+[.H181]; [.D181])" office:value-type="float" office:value="1.2060732" calcext:value-type="float">
            <text:p>1.206073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1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34741225" calcext:value-type="float">
            <text:p>1.34741225</text:p>
          </table:table-cell>
          <table:table-cell office:value-type="float" office:value="1.27694425" calcext:value-type="float">
            <text:p>1.27694425</text:p>
          </table:table-cell>
          <table:table-cell office:value-type="float" office:value="-0.070468" calcext:value-type="float">
            <text:p>-0.070468</text:p>
          </table:table-cell>
          <table:table-cell office:value-type="float" office:value="0.070468" calcext:value-type="float">
            <text:p>0.070468</text:p>
          </table:table-cell>
          <table:table-cell office:value-type="float" office:value="-0.2152665" calcext:value-type="float">
            <text:p>-0.21526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2]&gt;0; [.E182]+[.H182];[.E182])" office:value-type="float" office:value="1.27694425" calcext:value-type="float">
            <text:p>1.27694425</text:p>
          </table:table-cell>
          <table:table-cell table:formula="of:=IF([.H182]&lt;0; [.D182]+[.H182]; [.D182])" office:value-type="float" office:value="1.13214575" calcext:value-type="float">
            <text:p>1.1321457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1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3123085" calcext:value-type="float">
            <text:p>1.3123085</text:p>
          </table:table-cell>
          <table:table-cell office:value-type="float" office:value="1.262891" calcext:value-type="float">
            <text:p>1.262891</text:p>
          </table:table-cell>
          <table:table-cell office:value-type="float" office:value="-0.0494175" calcext:value-type="float">
            <text:p>-0.0494175</text:p>
          </table:table-cell>
          <table:table-cell office:value-type="float" office:value="0.0494175" calcext:value-type="float">
            <text:p>0.0494175</text:p>
          </table:table-cell>
          <table:table-cell office:value-type="float" office:value="-0.3396339" calcext:value-type="float">
            <text:p>-0.33963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3]&gt;0; [.E183]+[.H183];[.E183])" office:value-type="float" office:value="1.262891" calcext:value-type="float">
            <text:p>1.262891</text:p>
          </table:table-cell>
          <table:table-cell table:formula="of:=IF([.H183]&lt;0; [.D183]+[.H183]; [.D183])" office:value-type="float" office:value="0.9726746" calcext:value-type="float">
            <text:p>0.972674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9275007" calcext:value-type="float">
            <text:p>9.275007E-05</text:p>
          </table:table-cell>
          <table:table-cell table:formula="of:=IF([.N18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33459975" calcext:value-type="float">
            <text:p>1.33459975</text:p>
          </table:table-cell>
          <table:table-cell office:value-type="float" office:value="1.27494475" calcext:value-type="float">
            <text:p>1.27494475</text:p>
          </table:table-cell>
          <table:table-cell office:value-type="float" office:value="-0.059655000000002" calcext:value-type="float">
            <text:p>-0.059655000000002</text:p>
          </table:table-cell>
          <table:table-cell office:value-type="float" office:value="0.059655000000002" calcext:value-type="float">
            <text:p>0.059655000000002</text:p>
          </table:table-cell>
          <table:table-cell office:value-type="float" office:value="-0.4913914" calcext:value-type="float">
            <text:p>-0.49139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4]&gt;0; [.E184]+[.H184];[.E184])" office:value-type="float" office:value="1.27494475" calcext:value-type="float">
            <text:p>1.27494475</text:p>
          </table:table-cell>
          <table:table-cell table:formula="of:=IF([.H184]&lt;0; [.D184]+[.H184]; [.D184])" office:value-type="float" office:value="0.84320835" calcext:value-type="float">
            <text:p>0.8432083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18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27379275" calcext:value-type="float">
            <text:p>1.27379275</text:p>
          </table:table-cell>
          <table:table-cell office:value-type="float" office:value="1.2347895" calcext:value-type="float">
            <text:p>1.2347895</text:p>
          </table:table-cell>
          <table:table-cell office:value-type="float" office:value="-0.039003250000001" calcext:value-type="float">
            <text:p>-0.039003250000001</text:p>
          </table:table-cell>
          <table:table-cell office:value-type="float" office:value="0.039003250000001" calcext:value-type="float">
            <text:p>0.039003250000001</text:p>
          </table:table-cell>
          <table:table-cell office:value-type="float" office:value="-0.4027266" calcext:value-type="float">
            <text:p>-0.40272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5]&gt;0; [.E185]+[.H185];[.E185])" office:value-type="float" office:value="1.2347895" calcext:value-type="float">
            <text:p>1.2347895</text:p>
          </table:table-cell>
          <table:table-cell table:formula="of:=IF([.H185]&lt;0; [.D185]+[.H185]; [.D185])" office:value-type="float" office:value="0.87106615" calcext:value-type="float">
            <text:p>0.8710661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89819" calcext:value-type="float">
            <text:p>3.789819E-07</text:p>
          </table:table-cell>
          <table:table-cell table:formula="of:=IF([.N18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2365505" calcext:value-type="float">
            <text:p>1.2365505</text:p>
          </table:table-cell>
          <table:table-cell office:value-type="float" office:value="1.20797875" calcext:value-type="float">
            <text:p>1.20797875</text:p>
          </table:table-cell>
          <table:table-cell office:value-type="float" office:value="-0.028571749999999" calcext:value-type="float">
            <text:p>-0.028571749999999</text:p>
          </table:table-cell>
          <table:table-cell office:value-type="float" office:value="0.028571749999999" calcext:value-type="float">
            <text:p>0.028571749999999</text:p>
          </table:table-cell>
          <table:table-cell office:value-type="float" office:value="-0.1541004" calcext:value-type="float">
            <text:p>-0.15410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6]&gt;0; [.E186]+[.H186];[.E186])" office:value-type="float" office:value="1.20797875" calcext:value-type="float">
            <text:p>1.20797875</text:p>
          </table:table-cell>
          <table:table-cell table:formula="of:=IF([.H186]&lt;0; [.D186]+[.H186]; [.D186])" office:value-type="float" office:value="1.0824501" calcext:value-type="float">
            <text:p>1.0824501</text:p>
          </table:table-cell>
          <table:table-cell office:value-type="float" office:value="0.12" calcext:value-type="float">
            <text:p>0.12</text:p>
          </table:table-cell>
          <table:table-cell office:value-type="float" office:value="0.00736469" calcext:value-type="float">
            <text:p>0.00736469</text:p>
          </table:table-cell>
          <table:table-cell table:formula="of:=IF([.N18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29176225" calcext:value-type="float">
            <text:p>1.29176225</text:p>
          </table:table-cell>
          <table:table-cell office:value-type="float" office:value="1.19479625" calcext:value-type="float">
            <text:p>1.19479625</text:p>
          </table:table-cell>
          <table:table-cell office:value-type="float" office:value="-0.096965999999999" calcext:value-type="float">
            <text:p>-0.096965999999999</text:p>
          </table:table-cell>
          <table:table-cell office:value-type="float" office:value="0.096965999999999" calcext:value-type="float">
            <text:p>0.096965999999999</text:p>
          </table:table-cell>
          <table:table-cell office:value-type="float" office:value="-0.26008" calcext:value-type="float">
            <text:p>-0.260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7]&gt;0; [.E187]+[.H187];[.E187])" office:value-type="float" office:value="1.19479625" calcext:value-type="float">
            <text:p>1.19479625</text:p>
          </table:table-cell>
          <table:table-cell table:formula="of:=IF([.H187]&lt;0; [.D187]+[.H187]; [.D187])" office:value-type="float" office:value="1.03168225" calcext:value-type="float">
            <text:p>1.0316822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1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33195275" calcext:value-type="float">
            <text:p>1.33195275</text:p>
          </table:table-cell>
          <table:table-cell office:value-type="float" office:value="1.224219" calcext:value-type="float">
            <text:p>1.224219</text:p>
          </table:table-cell>
          <table:table-cell office:value-type="float" office:value="-0.107733750000001" calcext:value-type="float">
            <text:p>-0.107733750000001</text:p>
          </table:table-cell>
          <table:table-cell office:value-type="float" office:value="0.107733750000001" calcext:value-type="float">
            <text:p>0.107733750000001</text:p>
          </table:table-cell>
          <table:table-cell office:value-type="float" office:value="-0.3239752" calcext:value-type="float">
            <text:p>-0.32397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8]&gt;0; [.E188]+[.H188];[.E188])" office:value-type="float" office:value="1.224219" calcext:value-type="float">
            <text:p>1.224219</text:p>
          </table:table-cell>
          <table:table-cell table:formula="of:=IF([.H188]&lt;0; [.D188]+[.H188]; [.D188])" office:value-type="float" office:value="1.00797755" calcext:value-type="float">
            <text:p>1.00797755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1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28754475" calcext:value-type="float">
            <text:p>1.28754475</text:p>
          </table:table-cell>
          <table:table-cell office:value-type="float" office:value="1.15246725" calcext:value-type="float">
            <text:p>1.15246725</text:p>
          </table:table-cell>
          <table:table-cell office:value-type="float" office:value="-0.135077499999999" calcext:value-type="float">
            <text:p>-0.135077499999999</text:p>
          </table:table-cell>
          <table:table-cell office:value-type="float" office:value="0.135077499999999" calcext:value-type="float">
            <text:p>0.135077499999999</text:p>
          </table:table-cell>
          <table:table-cell office:value-type="float" office:value="-0.4623964" calcext:value-type="float">
            <text:p>-0.46239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89]&gt;0; [.E189]+[.H189];[.E189])" office:value-type="float" office:value="1.15246725" calcext:value-type="float">
            <text:p>1.15246725</text:p>
          </table:table-cell>
          <table:table-cell table:formula="of:=IF([.H189]&lt;0; [.D189]+[.H189]; [.D189])" office:value-type="float" office:value="0.82514835" calcext:value-type="float">
            <text:p>0.8251483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000000001973639" calcext:value-type="float">
            <text:p>1.973639E-11</text:p>
          </table:table-cell>
          <table:table-cell table:formula="of:=IF([.N1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30504125" calcext:value-type="float">
            <text:p>1.30504125</text:p>
          </table:table-cell>
          <table:table-cell office:value-type="float" office:value="1.18094525" calcext:value-type="float">
            <text:p>1.18094525</text:p>
          </table:table-cell>
          <table:table-cell office:value-type="float" office:value="-0.124096000000001" calcext:value-type="float">
            <text:p>-0.124096000000001</text:p>
          </table:table-cell>
          <table:table-cell office:value-type="float" office:value="0.124096000000001" calcext:value-type="float">
            <text:p>0.124096000000001</text:p>
          </table:table-cell>
          <table:table-cell office:value-type="float" office:value="-0.3156408" calcext:value-type="float">
            <text:p>-0.31564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0]&gt;0; [.E190]+[.H190];[.E190])" office:value-type="float" office:value="1.18094525" calcext:value-type="float">
            <text:p>1.18094525</text:p>
          </table:table-cell>
          <table:table-cell table:formula="of:=IF([.H190]&lt;0; [.D190]+[.H190]; [.D190])" office:value-type="float" office:value="0.98940045" calcext:value-type="float">
            <text:p>0.9894004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19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4044165" calcext:value-type="float">
            <text:p>1.4044165</text:p>
          </table:table-cell>
          <table:table-cell office:value-type="float" office:value="1.24985075" calcext:value-type="float">
            <text:p>1.24985075</text:p>
          </table:table-cell>
          <table:table-cell office:value-type="float" office:value="-0.15456575" calcext:value-type="float">
            <text:p>-0.15456575</text:p>
          </table:table-cell>
          <table:table-cell office:value-type="float" office:value="0.15456575" calcext:value-type="float">
            <text:p>0.15456575</text:p>
          </table:table-cell>
          <table:table-cell office:value-type="float" office:value="-0.532322" calcext:value-type="float">
            <text:p>-0.5323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1]&gt;0; [.E191]+[.H191];[.E191])" office:value-type="float" office:value="1.24985075" calcext:value-type="float">
            <text:p>1.24985075</text:p>
          </table:table-cell>
          <table:table-cell table:formula="of:=IF([.H191]&lt;0; [.D191]+[.H191]; [.D191])" office:value-type="float" office:value="0.8720945" calcext:value-type="float">
            <text:p>0.8720945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000000000009214233" calcext:value-type="float">
            <text:p>9.214233E-13</text:p>
          </table:table-cell>
          <table:table-cell table:formula="of:=IF([.N1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0149775" calcext:value-type="float">
            <text:p>1.50149775</text:p>
          </table:table-cell>
          <table:table-cell office:value-type="float" office:value="1.3290755" calcext:value-type="float">
            <text:p>1.3290755</text:p>
          </table:table-cell>
          <table:table-cell office:value-type="float" office:value="-0.172422249999999" calcext:value-type="float">
            <text:p>-0.172422249999999</text:p>
          </table:table-cell>
          <table:table-cell office:value-type="float" office:value="0.172422249999999" calcext:value-type="float">
            <text:p>0.172422249999999</text:p>
          </table:table-cell>
          <table:table-cell office:value-type="float" office:value="-0.3999177" calcext:value-type="float">
            <text:p>-0.39991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2]&gt;0; [.E192]+[.H192];[.E192])" office:value-type="float" office:value="1.3290755" calcext:value-type="float">
            <text:p>1.3290755</text:p>
          </table:table-cell>
          <table:table-cell table:formula="of:=IF([.H192]&lt;0; [.D192]+[.H192]; [.D192])" office:value-type="float" office:value="1.10158005" calcext:value-type="float">
            <text:p>1.1015800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0001195973" calcext:value-type="float">
            <text:p>1.195973E-11</text:p>
          </table:table-cell>
          <table:table-cell table:formula="of:=IF([.N19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71681225" calcext:value-type="float">
            <text:p>1.71681225</text:p>
          </table:table-cell>
          <table:table-cell office:value-type="float" office:value="1.527483" calcext:value-type="float">
            <text:p>1.527483</text:p>
          </table:table-cell>
          <table:table-cell office:value-type="float" office:value="-0.189329250000003" calcext:value-type="float">
            <text:p>-0.189329250000003</text:p>
          </table:table-cell>
          <table:table-cell office:value-type="float" office:value="0.189329250000003" calcext:value-type="float">
            <text:p>0.189329250000003</text:p>
          </table:table-cell>
          <table:table-cell office:value-type="float" office:value="-0.3043708" calcext:value-type="float">
            <text:p>-0.30437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3]&gt;0; [.E193]+[.H193];[.E193])" office:value-type="float" office:value="1.527483" calcext:value-type="float">
            <text:p>1.527483</text:p>
          </table:table-cell>
          <table:table-cell table:formula="of:=IF([.H193]&lt;0; [.D193]+[.H193]; [.D193])" office:value-type="float" office:value="1.41244145" calcext:value-type="float">
            <text:p>1.4124414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19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995661" calcext:value-type="float">
            <text:p>1.995661</text:p>
          </table:table-cell>
          <table:table-cell office:value-type="float" office:value="1.7696285" calcext:value-type="float">
            <text:p>1.7696285</text:p>
          </table:table-cell>
          <table:table-cell office:value-type="float" office:value="-0.226032499999999" calcext:value-type="float">
            <text:p>-0.226032499999999</text:p>
          </table:table-cell>
          <table:table-cell office:value-type="float" office:value="0.226032499999999" calcext:value-type="float">
            <text:p>0.226032499999999</text:p>
          </table:table-cell>
          <table:table-cell office:value-type="float" office:value="-0.3066751" calcext:value-type="float">
            <text:p>-0.30667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4]&gt;0; [.E194]+[.H194];[.E194])" office:value-type="float" office:value="1.7696285" calcext:value-type="float">
            <text:p>1.7696285</text:p>
          </table:table-cell>
          <table:table-cell table:formula="of:=IF([.H194]&lt;0; [.D194]+[.H194]; [.D194])" office:value-type="float" office:value="1.6889859" calcext:value-type="float">
            <text:p>1.6889859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19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83052325" calcext:value-type="float">
            <text:p>1.83052325</text:p>
          </table:table-cell>
          <table:table-cell office:value-type="float" office:value="1.6334845" calcext:value-type="float">
            <text:p>1.6334845</text:p>
          </table:table-cell>
          <table:table-cell office:value-type="float" office:value="-0.197038749999999" calcext:value-type="float">
            <text:p>-0.197038749999999</text:p>
          </table:table-cell>
          <table:table-cell office:value-type="float" office:value="0.197038749999999" calcext:value-type="float">
            <text:p>0.197038749999999</text:p>
          </table:table-cell>
          <table:table-cell office:value-type="float" office:value="-0.4259798" calcext:value-type="float">
            <text:p>-0.42597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5]&gt;0; [.E195]+[.H195];[.E195])" office:value-type="float" office:value="1.6334845" calcext:value-type="float">
            <text:p>1.6334845</text:p>
          </table:table-cell>
          <table:table-cell table:formula="of:=IF([.H195]&lt;0; [.D195]+[.H195]; [.D195])" office:value-type="float" office:value="1.40454345" calcext:value-type="float">
            <text:p>1.40454345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1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1854025" calcext:value-type="float">
            <text:p>1.91854025</text:p>
          </table:table-cell>
          <table:table-cell office:value-type="float" office:value="1.750164" calcext:value-type="float">
            <text:p>1.750164</text:p>
          </table:table-cell>
          <table:table-cell office:value-type="float" office:value="-0.168376249999999" calcext:value-type="float">
            <text:p>-0.168376249999999</text:p>
          </table:table-cell>
          <table:table-cell office:value-type="float" office:value="0.168376249999999" calcext:value-type="float">
            <text:p>0.168376249999999</text:p>
          </table:table-cell>
          <table:table-cell office:value-type="float" office:value="-0.2887567" calcext:value-type="float">
            <text:p>-0.28875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6]&gt;0; [.E196]+[.H196];[.E196])" office:value-type="float" office:value="1.750164" calcext:value-type="float">
            <text:p>1.750164</text:p>
          </table:table-cell>
          <table:table-cell table:formula="of:=IF([.H196]&lt;0; [.D196]+[.H196]; [.D196])" office:value-type="float" office:value="1.62978355" calcext:value-type="float">
            <text:p>1.629783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1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4607625" calcext:value-type="float">
            <text:p>1.84607625</text:p>
          </table:table-cell>
          <table:table-cell office:value-type="float" office:value="1.6846805" calcext:value-type="float">
            <text:p>1.6846805</text:p>
          </table:table-cell>
          <table:table-cell office:value-type="float" office:value="-0.161395750000003" calcext:value-type="float">
            <text:p>-0.161395750000003</text:p>
          </table:table-cell>
          <table:table-cell office:value-type="float" office:value="0.161395750000003" calcext:value-type="float">
            <text:p>0.161395750000003</text:p>
          </table:table-cell>
          <table:table-cell office:value-type="float" office:value="-0.2066769" calcext:value-type="float">
            <text:p>-0.20667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7]&gt;0; [.E197]+[.H197];[.E197])" office:value-type="float" office:value="1.6846805" calcext:value-type="float">
            <text:p>1.6846805</text:p>
          </table:table-cell>
          <table:table-cell table:formula="of:=IF([.H197]&lt;0; [.D197]+[.H197]; [.D197])" office:value-type="float" office:value="1.63939935" calcext:value-type="float">
            <text:p>1.6393993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0003597526" calcext:value-type="float">
            <text:p>3.597526E-05</text:p>
          </table:table-cell>
          <table:table-cell table:formula="of:=IF([.N19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5855795" calcext:value-type="float">
            <text:p>1.5855795</text:p>
          </table:table-cell>
          <table:table-cell office:value-type="float" office:value="1.4705735" calcext:value-type="float">
            <text:p>1.4705735</text:p>
          </table:table-cell>
          <table:table-cell office:value-type="float" office:value="-0.115005999999999" calcext:value-type="float">
            <text:p>-0.115005999999999</text:p>
          </table:table-cell>
          <table:table-cell office:value-type="float" office:value="0.115005999999999" calcext:value-type="float">
            <text:p>0.115005999999999</text:p>
          </table:table-cell>
          <table:table-cell office:value-type="float" office:value="-0.2275126" calcext:value-type="float">
            <text:p>-0.22751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8]&gt;0; [.E198]+[.H198];[.E198])" office:value-type="float" office:value="1.4705735" calcext:value-type="float">
            <text:p>1.4705735</text:p>
          </table:table-cell>
          <table:table-cell table:formula="of:=IF([.H198]&lt;0; [.D198]+[.H198]; [.D198])" office:value-type="float" office:value="1.3580669" calcext:value-type="float">
            <text:p>1.3580669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9275007" calcext:value-type="float">
            <text:p>9.275007E-05</text:p>
          </table:table-cell>
          <table:table-cell table:formula="of:=IF([.N19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56725" calcext:value-type="float">
            <text:p>1.56725</text:p>
          </table:table-cell>
          <table:table-cell office:value-type="float" office:value="1.42760725" calcext:value-type="float">
            <text:p>1.42760725</text:p>
          </table:table-cell>
          <table:table-cell office:value-type="float" office:value="-0.13964275" calcext:value-type="float">
            <text:p>-0.13964275</text:p>
          </table:table-cell>
          <table:table-cell office:value-type="float" office:value="0.13964275" calcext:value-type="float">
            <text:p>0.13964275</text:p>
          </table:table-cell>
          <table:table-cell office:value-type="float" office:value="-0.3556325" calcext:value-type="float">
            <text:p>-0.35563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199]&gt;0; [.E199]+[.H199];[.E199])" office:value-type="float" office:value="1.42760725" calcext:value-type="float">
            <text:p>1.42760725</text:p>
          </table:table-cell>
          <table:table-cell table:formula="of:=IF([.H199]&lt;0; [.D199]+[.H199]; [.D199])" office:value-type="float" office:value="1.2116175" calcext:value-type="float">
            <text:p>1.211617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19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979985" calcext:value-type="float">
            <text:p>1.4979985</text:p>
          </table:table-cell>
          <table:table-cell office:value-type="float" office:value="1.351397" calcext:value-type="float">
            <text:p>1.351397</text:p>
          </table:table-cell>
          <table:table-cell office:value-type="float" office:value="-0.146601499999998" calcext:value-type="float">
            <text:p>-0.146601499999998</text:p>
          </table:table-cell>
          <table:table-cell office:value-type="float" office:value="0.146601499999998" calcext:value-type="float">
            <text:p>0.146601499999998</text:p>
          </table:table-cell>
          <table:table-cell office:value-type="float" office:value="-0.4398482" calcext:value-type="float">
            <text:p>-0.43984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0]&gt;0; [.E200]+[.H200];[.E200])" office:value-type="float" office:value="1.351397" calcext:value-type="float">
            <text:p>1.351397</text:p>
          </table:table-cell>
          <table:table-cell table:formula="of:=IF([.H200]&lt;0; [.D200]+[.H200]; [.D200])" office:value-type="float" office:value="1.0581503" calcext:value-type="float">
            <text:p>1.0581503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20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119555" calcext:value-type="float">
            <text:p>1.5119555</text:p>
          </table:table-cell>
          <table:table-cell office:value-type="float" office:value="1.38454525" calcext:value-type="float">
            <text:p>1.38454525</text:p>
          </table:table-cell>
          <table:table-cell office:value-type="float" office:value="-0.127410249999999" calcext:value-type="float">
            <text:p>-0.127410249999999</text:p>
          </table:table-cell>
          <table:table-cell office:value-type="float" office:value="0.127410249999999" calcext:value-type="float">
            <text:p>0.127410249999999</text:p>
          </table:table-cell>
          <table:table-cell office:value-type="float" office:value="-0.2644541" calcext:value-type="float">
            <text:p>-0.26445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1]&gt;0; [.E201]+[.H201];[.E201])" office:value-type="float" office:value="1.38454525" calcext:value-type="float">
            <text:p>1.38454525</text:p>
          </table:table-cell>
          <table:table-cell table:formula="of:=IF([.H201]&lt;0; [.D201]+[.H201]; [.D201])" office:value-type="float" office:value="1.2475014" calcext:value-type="float">
            <text:p>1.2475014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2430155" calcext:value-type="float">
            <text:p>2.430155E-08</text:p>
          </table:table-cell>
          <table:table-cell table:formula="of:=IF([.N20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51018675" calcext:value-type="float">
            <text:p>1.51018675</text:p>
          </table:table-cell>
          <table:table-cell office:value-type="float" office:value="1.3579395" calcext:value-type="float">
            <text:p>1.3579395</text:p>
          </table:table-cell>
          <table:table-cell office:value-type="float" office:value="-0.152247250000003" calcext:value-type="float">
            <text:p>-0.152247250000003</text:p>
          </table:table-cell>
          <table:table-cell office:value-type="float" office:value="0.152247250000003" calcext:value-type="float">
            <text:p>0.152247250000003</text:p>
          </table:table-cell>
          <table:table-cell office:value-type="float" office:value="-0.3227873" calcext:value-type="float">
            <text:p>-0.32278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2]&gt;0; [.E202]+[.H202];[.E202])" office:value-type="float" office:value="1.3579395" calcext:value-type="float">
            <text:p>1.3579395</text:p>
          </table:table-cell>
          <table:table-cell table:formula="of:=IF([.H202]&lt;0; [.D202]+[.H202]; [.D202])" office:value-type="float" office:value="1.18739945" calcext:value-type="float">
            <text:p>1.1873994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20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957255" calcext:value-type="float">
            <text:p>1.5957255</text:p>
          </table:table-cell>
          <table:table-cell office:value-type="float" office:value="1.4103175" calcext:value-type="float">
            <text:p>1.4103175</text:p>
          </table:table-cell>
          <table:table-cell office:value-type="float" office:value="-0.185407999999999" calcext:value-type="float">
            <text:p>-0.185407999999999</text:p>
          </table:table-cell>
          <table:table-cell office:value-type="float" office:value="0.185407999999999" calcext:value-type="float">
            <text:p>0.185407999999999</text:p>
          </table:table-cell>
          <table:table-cell office:value-type="float" office:value="-0.2997552" calcext:value-type="float">
            <text:p>-0.29975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3]&gt;0; [.E203]+[.H203];[.E203])" office:value-type="float" office:value="1.4103175" calcext:value-type="float">
            <text:p>1.4103175</text:p>
          </table:table-cell>
          <table:table-cell table:formula="of:=IF([.H203]&lt;0; [.D203]+[.H203]; [.D203])" office:value-type="float" office:value="1.2959703" calcext:value-type="float">
            <text:p>1.2959703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00000000000617456" calcext:value-type="float">
            <text:p>6.17456E-14</text:p>
          </table:table-cell>
          <table:table-cell table:formula="of:=IF([.N20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51722475" calcext:value-type="float">
            <text:p>1.51722475</text:p>
          </table:table-cell>
          <table:table-cell office:value-type="float" office:value="1.3687965" calcext:value-type="float">
            <text:p>1.3687965</text:p>
          </table:table-cell>
          <table:table-cell office:value-type="float" office:value="-0.14842825" calcext:value-type="float">
            <text:p>-0.14842825</text:p>
          </table:table-cell>
          <table:table-cell office:value-type="float" office:value="0.14842825" calcext:value-type="float">
            <text:p>0.14842825</text:p>
          </table:table-cell>
          <table:table-cell office:value-type="float" office:value="-0.2919086" calcext:value-type="float">
            <text:p>-0.29190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4]&gt;0; [.E204]+[.H204];[.E204])" office:value-type="float" office:value="1.3687965" calcext:value-type="float">
            <text:p>1.3687965</text:p>
          </table:table-cell>
          <table:table-cell table:formula="of:=IF([.H204]&lt;0; [.D204]+[.H204]; [.D204])" office:value-type="float" office:value="1.22531615" calcext:value-type="float">
            <text:p>1.2253161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20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0648575" calcext:value-type="float">
            <text:p>1.40648575</text:p>
          </table:table-cell>
          <table:table-cell office:value-type="float" office:value="1.28432175" calcext:value-type="float">
            <text:p>1.28432175</text:p>
          </table:table-cell>
          <table:table-cell office:value-type="float" office:value="-0.122164" calcext:value-type="float">
            <text:p>-0.122164</text:p>
          </table:table-cell>
          <table:table-cell office:value-type="float" office:value="0.122164" calcext:value-type="float">
            <text:p>0.122164</text:p>
          </table:table-cell>
          <table:table-cell office:value-type="float" office:value="-0.2828345" calcext:value-type="float">
            <text:p>-0.28283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5]&gt;0; [.E205]+[.H205];[.E205])" office:value-type="float" office:value="1.28432175" calcext:value-type="float">
            <text:p>1.28432175</text:p>
          </table:table-cell>
          <table:table-cell table:formula="of:=IF([.H205]&lt;0; [.D205]+[.H205]; [.D205])" office:value-type="float" office:value="1.12365125" calcext:value-type="float">
            <text:p>1.12365125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662281" calcext:value-type="float">
            <text:p>1.662281E-06</text:p>
          </table:table-cell>
          <table:table-cell table:formula="of:=IF([.N20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4810415" calcext:value-type="float">
            <text:p>1.4810415</text:p>
          </table:table-cell>
          <table:table-cell office:value-type="float" office:value="1.3428845" calcext:value-type="float">
            <text:p>1.3428845</text:p>
          </table:table-cell>
          <table:table-cell office:value-type="float" office:value="-0.138157" calcext:value-type="float">
            <text:p>-0.138157</text:p>
          </table:table-cell>
          <table:table-cell office:value-type="float" office:value="0.138157" calcext:value-type="float">
            <text:p>0.138157</text:p>
          </table:table-cell>
          <table:table-cell office:value-type="float" office:value="-0.2502865" calcext:value-type="float">
            <text:p>-0.25028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6]&gt;0; [.E206]+[.H206];[.E206])" office:value-type="float" office:value="1.3428845" calcext:value-type="float">
            <text:p>1.3428845</text:p>
          </table:table-cell>
          <table:table-cell table:formula="of:=IF([.H206]&lt;0; [.D206]+[.H206]; [.D206])" office:value-type="float" office:value="1.230755" calcext:value-type="float">
            <text:p>1.23075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2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25937" calcext:value-type="float">
            <text:p>1.525937</text:p>
          </table:table-cell>
          <table:table-cell office:value-type="float" office:value="1.37995475" calcext:value-type="float">
            <text:p>1.37995475</text:p>
          </table:table-cell>
          <table:table-cell office:value-type="float" office:value="-0.145982250000001" calcext:value-type="float">
            <text:p>-0.145982250000001</text:p>
          </table:table-cell>
          <table:table-cell office:value-type="float" office:value="0.145982250000001" calcext:value-type="float">
            <text:p>0.145982250000001</text:p>
          </table:table-cell>
          <table:table-cell office:value-type="float" office:value="-0.2692061" calcext:value-type="float">
            <text:p>-0.26920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7]&gt;0; [.E207]+[.H207];[.E207])" office:value-type="float" office:value="1.37995475" calcext:value-type="float">
            <text:p>1.37995475</text:p>
          </table:table-cell>
          <table:table-cell table:formula="of:=IF([.H207]&lt;0; [.D207]+[.H207]; [.D207])" office:value-type="float" office:value="1.2567309" calcext:value-type="float">
            <text:p>1.2567309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2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42785275" calcext:value-type="float">
            <text:p>1.42785275</text:p>
          </table:table-cell>
          <table:table-cell office:value-type="float" office:value="1.29968875" calcext:value-type="float">
            <text:p>1.29968875</text:p>
          </table:table-cell>
          <table:table-cell office:value-type="float" office:value="-0.128163999999999" calcext:value-type="float">
            <text:p>-0.128163999999999</text:p>
          </table:table-cell>
          <table:table-cell office:value-type="float" office:value="0.128163999999999" calcext:value-type="float">
            <text:p>0.128163999999999</text:p>
          </table:table-cell>
          <table:table-cell office:value-type="float" office:value="-0.218338" calcext:value-type="float">
            <text:p>-0.2183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8]&gt;0; [.E208]+[.H208];[.E208])" office:value-type="float" office:value="1.29968875" calcext:value-type="float">
            <text:p>1.29968875</text:p>
          </table:table-cell>
          <table:table-cell table:formula="of:=IF([.H208]&lt;0; [.D208]+[.H208]; [.D208])" office:value-type="float" office:value="1.20951475" calcext:value-type="float">
            <text:p>1.209514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2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358463" calcext:value-type="float">
            <text:p>1.358463</text:p>
          </table:table-cell>
          <table:table-cell office:value-type="float" office:value="1.2481185" calcext:value-type="float">
            <text:p>1.2481185</text:p>
          </table:table-cell>
          <table:table-cell office:value-type="float" office:value="-0.110344499999999" calcext:value-type="float">
            <text:p>-0.110344499999999</text:p>
          </table:table-cell>
          <table:table-cell office:value-type="float" office:value="0.110344499999999" calcext:value-type="float">
            <text:p>0.110344499999999</text:p>
          </table:table-cell>
          <table:table-cell office:value-type="float" office:value="-0.2501934" calcext:value-type="float">
            <text:p>-0.25019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09]&gt;0; [.E209]+[.H209];[.E209])" office:value-type="float" office:value="1.2481185" calcext:value-type="float">
            <text:p>1.2481185</text:p>
          </table:table-cell>
          <table:table-cell table:formula="of:=IF([.H209]&lt;0; [.D209]+[.H209]; [.D209])" office:value-type="float" office:value="1.1082696" calcext:value-type="float">
            <text:p>1.1082696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9591608" calcext:value-type="float">
            <text:p>9.591608E-06</text:p>
          </table:table-cell>
          <table:table-cell table:formula="of:=IF([.N2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468764" calcext:value-type="float">
            <text:p>1.468764</text:p>
          </table:table-cell>
          <table:table-cell office:value-type="float" office:value="1.33334725" calcext:value-type="float">
            <text:p>1.33334725</text:p>
          </table:table-cell>
          <table:table-cell office:value-type="float" office:value="-0.13541675" calcext:value-type="float">
            <text:p>-0.13541675</text:p>
          </table:table-cell>
          <table:table-cell office:value-type="float" office:value="0.13541675" calcext:value-type="float">
            <text:p>0.13541675</text:p>
          </table:table-cell>
          <table:table-cell office:value-type="float" office:value="-0.2323394" calcext:value-type="float">
            <text:p>-0.23233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0]&gt;0; [.E210]+[.H210];[.E210])" office:value-type="float" office:value="1.33334725" calcext:value-type="float">
            <text:p>1.33334725</text:p>
          </table:table-cell>
          <table:table-cell table:formula="of:=IF([.H210]&lt;0; [.D210]+[.H210]; [.D210])" office:value-type="float" office:value="1.2364246" calcext:value-type="float">
            <text:p>1.2364246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662281" calcext:value-type="float">
            <text:p>1.662281E-06</text:p>
          </table:table-cell>
          <table:table-cell table:formula="of:=IF([.N2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5224935" calcext:value-type="float">
            <text:p>1.5224935</text:p>
          </table:table-cell>
          <table:table-cell office:value-type="float" office:value="1.38416825" calcext:value-type="float">
            <text:p>1.38416825</text:p>
          </table:table-cell>
          <table:table-cell office:value-type="float" office:value="-0.138325249999999" calcext:value-type="float">
            <text:p>-0.138325249999999</text:p>
          </table:table-cell>
          <table:table-cell office:value-type="float" office:value="0.138325249999999" calcext:value-type="float">
            <text:p>0.138325249999999</text:p>
          </table:table-cell>
          <table:table-cell office:value-type="float" office:value="-0.1773012" calcext:value-type="float">
            <text:p>-0.17730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1]&gt;0; [.E211]+[.H211];[.E211])" office:value-type="float" office:value="1.38416825" calcext:value-type="float">
            <text:p>1.38416825</text:p>
          </table:table-cell>
          <table:table-cell table:formula="of:=IF([.H211]&lt;0; [.D211]+[.H211]; [.D211])" office:value-type="float" office:value="1.3451923" calcext:value-type="float">
            <text:p>1.345192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2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418958" calcext:value-type="float">
            <text:p>1.418958</text:p>
          </table:table-cell>
          <table:table-cell office:value-type="float" office:value="1.30616725" calcext:value-type="float">
            <text:p>1.30616725</text:p>
          </table:table-cell>
          <table:table-cell office:value-type="float" office:value="-0.11279075" calcext:value-type="float">
            <text:p>-0.11279075</text:p>
          </table:table-cell>
          <table:table-cell office:value-type="float" office:value="0.11279075" calcext:value-type="float">
            <text:p>0.11279075</text:p>
          </table:table-cell>
          <table:table-cell office:value-type="float" office:value="-0.2496434" calcext:value-type="float">
            <text:p>-0.24964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2]&gt;0; [.E212]+[.H212];[.E212])" office:value-type="float" office:value="1.30616725" calcext:value-type="float">
            <text:p>1.30616725</text:p>
          </table:table-cell>
          <table:table-cell table:formula="of:=IF([.H212]&lt;0; [.D212]+[.H212]; [.D212])" office:value-type="float" office:value="1.1693146" calcext:value-type="float">
            <text:p>1.1693146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2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0417525" calcext:value-type="float">
            <text:p>1.40417525</text:p>
          </table:table-cell>
          <table:table-cell office:value-type="float" office:value="1.29741725" calcext:value-type="float">
            <text:p>1.29741725</text:p>
          </table:table-cell>
          <table:table-cell office:value-type="float" office:value="-0.106758" calcext:value-type="float">
            <text:p>-0.106758</text:p>
          </table:table-cell>
          <table:table-cell office:value-type="float" office:value="0.106758" calcext:value-type="float">
            <text:p>0.106758</text:p>
          </table:table-cell>
          <table:table-cell office:value-type="float" office:value="-0.1832118" calcext:value-type="float">
            <text:p>-0.18321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3]&gt;0; [.E213]+[.H213];[.E213])" office:value-type="float" office:value="1.29741725" calcext:value-type="float">
            <text:p>1.29741725</text:p>
          </table:table-cell>
          <table:table-cell table:formula="of:=IF([.H213]&lt;0; [.D213]+[.H213]; [.D213])" office:value-type="float" office:value="1.22096345" calcext:value-type="float">
            <text:p>1.2209634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4818035" calcext:value-type="float">
            <text:p>4.818035E-06</text:p>
          </table:table-cell>
          <table:table-cell table:formula="of:=IF([.N2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0794025" calcext:value-type="float">
            <text:p>1.50794025</text:p>
          </table:table-cell>
          <table:table-cell office:value-type="float" office:value="1.3847665" calcext:value-type="float">
            <text:p>1.3847665</text:p>
          </table:table-cell>
          <table:table-cell office:value-type="float" office:value="-0.123173749999999" calcext:value-type="float">
            <text:p>-0.123173749999999</text:p>
          </table:table-cell>
          <table:table-cell office:value-type="float" office:value="0.123173749999999" calcext:value-type="float">
            <text:p>0.123173749999999</text:p>
          </table:table-cell>
          <table:table-cell office:value-type="float" office:value="-0.0757413" calcext:value-type="float">
            <text:p>-0.07574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4]&gt;0; [.E214]+[.H214];[.E214])" office:value-type="float" office:value="1.3847665" calcext:value-type="float">
            <text:p>1.3847665</text:p>
          </table:table-cell>
          <table:table-cell table:formula="of:=IF([.H214]&lt;0; [.D214]+[.H214]; [.D214])" office:value-type="float" office:value="1.43219895" calcext:value-type="float">
            <text:p>1.4321989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0006777371" calcext:value-type="float">
            <text:p>6.777371E-05</text:p>
          </table:table-cell>
          <table:table-cell table:formula="of:=IF([.N2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490048" calcext:value-type="float">
            <text:p>1.490048</text:p>
          </table:table-cell>
          <table:table-cell office:value-type="float" office:value="1.36681925" calcext:value-type="float">
            <text:p>1.36681925</text:p>
          </table:table-cell>
          <table:table-cell office:value-type="float" office:value="-0.12322875" calcext:value-type="float">
            <text:p>-0.12322875</text:p>
          </table:table-cell>
          <table:table-cell office:value-type="float" office:value="0.12322875" calcext:value-type="float">
            <text:p>0.12322875</text:p>
          </table:table-cell>
          <table:table-cell office:value-type="float" office:value="-0.1846754" calcext:value-type="float">
            <text:p>-0.18467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5]&gt;0; [.E215]+[.H215];[.E215])" office:value-type="float" office:value="1.36681925" calcext:value-type="float">
            <text:p>1.36681925</text:p>
          </table:table-cell>
          <table:table-cell table:formula="of:=IF([.H215]&lt;0; [.D215]+[.H215]; [.D215])" office:value-type="float" office:value="1.3053726" calcext:value-type="float">
            <text:p>1.3053726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21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43196025" calcext:value-type="float">
            <text:p>1.43196025</text:p>
          </table:table-cell>
          <table:table-cell office:value-type="float" office:value="1.31422825" calcext:value-type="float">
            <text:p>1.31422825</text:p>
          </table:table-cell>
          <table:table-cell office:value-type="float" office:value="-0.117732000000001" calcext:value-type="float">
            <text:p>-0.117732000000001</text:p>
          </table:table-cell>
          <table:table-cell office:value-type="float" office:value="0.117732000000001" calcext:value-type="float">
            <text:p>0.117732000000001</text:p>
          </table:table-cell>
          <table:table-cell office:value-type="float" office:value="-0.3564487" calcext:value-type="float">
            <text:p>-0.35644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6]&gt;0; [.E216]+[.H216];[.E216])" office:value-type="float" office:value="1.31422825" calcext:value-type="float">
            <text:p>1.31422825</text:p>
          </table:table-cell>
          <table:table-cell table:formula="of:=IF([.H216]&lt;0; [.D216]+[.H216]; [.D216])" office:value-type="float" office:value="1.07551155" calcext:value-type="float">
            <text:p>1.0755115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21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0060725" calcext:value-type="float">
            <text:p>1.50060725</text:p>
          </table:table-cell>
          <table:table-cell office:value-type="float" office:value="1.3641565" calcext:value-type="float">
            <text:p>1.3641565</text:p>
          </table:table-cell>
          <table:table-cell office:value-type="float" office:value="-0.136450749999999" calcext:value-type="float">
            <text:p>-0.136450749999999</text:p>
          </table:table-cell>
          <table:table-cell office:value-type="float" office:value="0.136450749999999" calcext:value-type="float">
            <text:p>0.136450749999999</text:p>
          </table:table-cell>
          <table:table-cell office:value-type="float" office:value="-0.2872336" calcext:value-type="float">
            <text:p>-0.28723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7]&gt;0; [.E217]+[.H217];[.E217])" office:value-type="float" office:value="1.3641565" calcext:value-type="float">
            <text:p>1.3641565</text:p>
          </table:table-cell>
          <table:table-cell table:formula="of:=IF([.H217]&lt;0; [.D217]+[.H217]; [.D217])" office:value-type="float" office:value="1.21337365" calcext:value-type="float">
            <text:p>1.2133736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2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5944245" calcext:value-type="float">
            <text:p>1.5944245</text:p>
          </table:table-cell>
          <table:table-cell office:value-type="float" office:value="1.43834425" calcext:value-type="float">
            <text:p>1.43834425</text:p>
          </table:table-cell>
          <table:table-cell office:value-type="float" office:value="-0.15608025" calcext:value-type="float">
            <text:p>-0.15608025</text:p>
          </table:table-cell>
          <table:table-cell office:value-type="float" office:value="0.15608025" calcext:value-type="float">
            <text:p>0.15608025</text:p>
          </table:table-cell>
          <table:table-cell office:value-type="float" office:value="-0.232699" calcext:value-type="float">
            <text:p>-0.2326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8]&gt;0; [.E218]+[.H218];[.E218])" office:value-type="float" office:value="1.43834425" calcext:value-type="float">
            <text:p>1.43834425</text:p>
          </table:table-cell>
          <table:table-cell table:formula="of:=IF([.H218]&lt;0; [.D218]+[.H218]; [.D218])" office:value-type="float" office:value="1.3617255" calcext:value-type="float">
            <text:p>1.361725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2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0315975" calcext:value-type="float">
            <text:p>1.50315975</text:p>
          </table:table-cell>
          <table:table-cell office:value-type="float" office:value="1.36446125" calcext:value-type="float">
            <text:p>1.36446125</text:p>
          </table:table-cell>
          <table:table-cell office:value-type="float" office:value="-0.1386985" calcext:value-type="float">
            <text:p>-0.1386985</text:p>
          </table:table-cell>
          <table:table-cell office:value-type="float" office:value="0.1386985" calcext:value-type="float">
            <text:p>0.1386985</text:p>
          </table:table-cell>
          <table:table-cell office:value-type="float" office:value="-0.1871053" calcext:value-type="float">
            <text:p>-0.18710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19]&gt;0; [.E219]+[.H219];[.E219])" office:value-type="float" office:value="1.36446125" calcext:value-type="float">
            <text:p>1.36446125</text:p>
          </table:table-cell>
          <table:table-cell table:formula="of:=IF([.H219]&lt;0; [.D219]+[.H219]; [.D219])" office:value-type="float" office:value="1.31605445" calcext:value-type="float">
            <text:p>1.3160544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2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38914" calcext:value-type="float">
            <text:p>1.438914</text:p>
          </table:table-cell>
          <table:table-cell office:value-type="float" office:value="1.31692675" calcext:value-type="float">
            <text:p>1.31692675</text:p>
          </table:table-cell>
          <table:table-cell office:value-type="float" office:value="-0.12198725" calcext:value-type="float">
            <text:p>-0.12198725</text:p>
          </table:table-cell>
          <table:table-cell office:value-type="float" office:value="0.12198725" calcext:value-type="float">
            <text:p>0.12198725</text:p>
          </table:table-cell>
          <table:table-cell office:value-type="float" office:value="-0.1220084" calcext:value-type="float">
            <text:p>-0.12200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0]&gt;0; [.E220]+[.H220];[.E220])" office:value-type="float" office:value="1.31692675" calcext:value-type="float">
            <text:p>1.31692675</text:p>
          </table:table-cell>
          <table:table-cell table:formula="of:=IF([.H220]&lt;0; [.D220]+[.H220]; [.D220])" office:value-type="float" office:value="1.3169056" calcext:value-type="float">
            <text:p>1.3169056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2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4369875" calcext:value-type="float">
            <text:p>1.54369875</text:p>
          </table:table-cell>
          <table:table-cell office:value-type="float" office:value="1.39009125" calcext:value-type="float">
            <text:p>1.39009125</text:p>
          </table:table-cell>
          <table:table-cell office:value-type="float" office:value="-0.153607500000001" calcext:value-type="float">
            <text:p>-0.153607500000001</text:p>
          </table:table-cell>
          <table:table-cell office:value-type="float" office:value="0.153607500000001" calcext:value-type="float">
            <text:p>0.153607500000001</text:p>
          </table:table-cell>
          <table:table-cell office:value-type="float" office:value="-0.1971638" calcext:value-type="float">
            <text:p>-0.19716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1]&gt;0; [.E221]+[.H221];[.E221])" office:value-type="float" office:value="1.39009125" calcext:value-type="float">
            <text:p>1.39009125</text:p>
          </table:table-cell>
          <table:table-cell table:formula="of:=IF([.H221]&lt;0; [.D221]+[.H221]; [.D221])" office:value-type="float" office:value="1.34653495" calcext:value-type="float">
            <text:p>1.3465349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2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58298875" calcext:value-type="float">
            <text:p>1.58298875</text:p>
          </table:table-cell>
          <table:table-cell office:value-type="float" office:value="1.4117045" calcext:value-type="float">
            <text:p>1.4117045</text:p>
          </table:table-cell>
          <table:table-cell office:value-type="float" office:value="-0.171284249999999" calcext:value-type="float">
            <text:p>-0.171284249999999</text:p>
          </table:table-cell>
          <table:table-cell office:value-type="float" office:value="0.171284249999999" calcext:value-type="float">
            <text:p>0.171284249999999</text:p>
          </table:table-cell>
          <table:table-cell office:value-type="float" office:value="-0.2805519" calcext:value-type="float">
            <text:p>-0.28055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2]&gt;0; [.E222]+[.H222];[.E222])" office:value-type="float" office:value="1.4117045" calcext:value-type="float">
            <text:p>1.4117045</text:p>
          </table:table-cell>
          <table:table-cell table:formula="of:=IF([.H222]&lt;0; [.D222]+[.H222]; [.D222])" office:value-type="float" office:value="1.30243685" calcext:value-type="float">
            <text:p>1.3024368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2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0639575" calcext:value-type="float">
            <text:p>1.50639575</text:p>
          </table:table-cell>
          <table:table-cell office:value-type="float" office:value="1.35747175" calcext:value-type="float">
            <text:p>1.35747175</text:p>
          </table:table-cell>
          <table:table-cell office:value-type="float" office:value="-0.148923999999999" calcext:value-type="float">
            <text:p>-0.148923999999999</text:p>
          </table:table-cell>
          <table:table-cell office:value-type="float" office:value="0.148923999999999" calcext:value-type="float">
            <text:p>0.148923999999999</text:p>
          </table:table-cell>
          <table:table-cell office:value-type="float" office:value="-0.2531101" calcext:value-type="float">
            <text:p>-0.25311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3]&gt;0; [.E223]+[.H223];[.E223])" office:value-type="float" office:value="1.35747175" calcext:value-type="float">
            <text:p>1.35747175</text:p>
          </table:table-cell>
          <table:table-cell table:formula="of:=IF([.H223]&lt;0; [.D223]+[.H223]; [.D223])" office:value-type="float" office:value="1.25328565" calcext:value-type="float">
            <text:p>1.2532856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22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HID</text:p>
          </table:table-cell>
          <table:table-cell office:value-type="float" office:value="1.535363" calcext:value-type="float">
            <text:p>1.535363</text:p>
          </table:table-cell>
          <table:table-cell office:value-type="float" office:value="1.36824975" calcext:value-type="float">
            <text:p>1.36824975</text:p>
          </table:table-cell>
          <table:table-cell office:value-type="float" office:value="-0.167113250000001" calcext:value-type="float">
            <text:p>-0.167113250000001</text:p>
          </table:table-cell>
          <table:table-cell office:value-type="float" office:value="0.167113250000001" calcext:value-type="float">
            <text:p>0.167113250000001</text:p>
          </table:table-cell>
          <table:table-cell office:value-type="float" office:value="-0.1303437" calcext:value-type="float">
            <text:p>-0.13034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4]&gt;0; [.E224]+[.H224];[.E224])" office:value-type="float" office:value="1.36824975" calcext:value-type="float">
            <text:p>1.36824975</text:p>
          </table:table-cell>
          <table:table-cell table:formula="of:=IF([.H224]&lt;0; [.D224]+[.H224]; [.D224])" office:value-type="float" office:value="1.4050193" calcext:value-type="float">
            <text:p>1.405019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89819" calcext:value-type="float">
            <text:p>3.789819E-07</text:p>
          </table:table-cell>
          <table:table-cell table:formula="of:=IF([.N2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45531" calcext:value-type="float">
            <text:p>1.645531</text:p>
          </table:table-cell>
          <table:table-cell office:value-type="float" office:value="1.446188" calcext:value-type="float">
            <text:p>1.446188</text:p>
          </table:table-cell>
          <table:table-cell office:value-type="float" office:value="-0.199342999999999" calcext:value-type="float">
            <text:p>-0.199342999999999</text:p>
          </table:table-cell>
          <table:table-cell office:value-type="float" office:value="0.199342999999999" calcext:value-type="float">
            <text:p>0.199342999999999</text:p>
          </table:table-cell>
          <table:table-cell office:value-type="float" office:value="-0.2127158" calcext:value-type="float">
            <text:p>-0.21271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5]&gt;0; [.E225]+[.H225];[.E225])" office:value-type="float" office:value="1.446188" calcext:value-type="float">
            <text:p>1.446188</text:p>
          </table:table-cell>
          <table:table-cell table:formula="of:=IF([.H225]&lt;0; [.D225]+[.H225]; [.D225])" office:value-type="float" office:value="1.4328152" calcext:value-type="float">
            <text:p>1.4328152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2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6300795" calcext:value-type="float">
            <text:p>1.6300795</text:p>
          </table:table-cell>
          <table:table-cell office:value-type="float" office:value="1.44036075" calcext:value-type="float">
            <text:p>1.44036075</text:p>
          </table:table-cell>
          <table:table-cell office:value-type="float" office:value="-0.18971875" calcext:value-type="float">
            <text:p>-0.18971875</text:p>
          </table:table-cell>
          <table:table-cell office:value-type="float" office:value="0.18971875" calcext:value-type="float">
            <text:p>0.18971875</text:p>
          </table:table-cell>
          <table:table-cell office:value-type="float" office:value="-0.3111552" calcext:value-type="float">
            <text:p>-0.31115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6]&gt;0; [.E226]+[.H226];[.E226])" office:value-type="float" office:value="1.44036075" calcext:value-type="float">
            <text:p>1.44036075</text:p>
          </table:table-cell>
          <table:table-cell table:formula="of:=IF([.H226]&lt;0; [.D226]+[.H226]; [.D226])" office:value-type="float" office:value="1.3189243" calcext:value-type="float">
            <text:p>1.3189243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2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7967925" calcext:value-type="float">
            <text:p>1.57967925</text:p>
          </table:table-cell>
          <table:table-cell office:value-type="float" office:value="1.40727375" calcext:value-type="float">
            <text:p>1.40727375</text:p>
          </table:table-cell>
          <table:table-cell office:value-type="float" office:value="-0.1724055" calcext:value-type="float">
            <text:p>-0.1724055</text:p>
          </table:table-cell>
          <table:table-cell office:value-type="float" office:value="0.1724055" calcext:value-type="float">
            <text:p>0.1724055</text:p>
          </table:table-cell>
          <table:table-cell office:value-type="float" office:value="-0.2807994" calcext:value-type="float">
            <text:p>-0.28079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7]&gt;0; [.E227]+[.H227];[.E227])" office:value-type="float" office:value="1.40727375" calcext:value-type="float">
            <text:p>1.40727375</text:p>
          </table:table-cell>
          <table:table-cell table:formula="of:=IF([.H227]&lt;0; [.D227]+[.H227]; [.D227])" office:value-type="float" office:value="1.29887985" calcext:value-type="float">
            <text:p>1.2988798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000000001973639" calcext:value-type="float">
            <text:p>1.973639E-11</text:p>
          </table:table-cell>
          <table:table-cell table:formula="of:=IF([.N2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6584635" calcext:value-type="float">
            <text:p>1.6584635</text:p>
          </table:table-cell>
          <table:table-cell office:value-type="float" office:value="1.458716" calcext:value-type="float">
            <text:p>1.458716</text:p>
          </table:table-cell>
          <table:table-cell office:value-type="float" office:value="-0.199747500000001" calcext:value-type="float">
            <text:p>-0.199747500000001</text:p>
          </table:table-cell>
          <table:table-cell office:value-type="float" office:value="0.199747500000001" calcext:value-type="float">
            <text:p>0.199747500000001</text:p>
          </table:table-cell>
          <table:table-cell office:value-type="float" office:value="-0.2170489" calcext:value-type="float">
            <text:p>-0.21704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8]&gt;0; [.E228]+[.H228];[.E228])" office:value-type="float" office:value="1.458716" calcext:value-type="float">
            <text:p>1.458716</text:p>
          </table:table-cell>
          <table:table-cell table:formula="of:=IF([.H228]&lt;0; [.D228]+[.H228]; [.D228])" office:value-type="float" office:value="1.4414146" calcext:value-type="float">
            <text:p>1.441414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8237254" calcext:value-type="float">
            <text:p>8.237254E-11</text:p>
          </table:table-cell>
          <table:table-cell table:formula="of:=IF([.N2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5803875" calcext:value-type="float">
            <text:p>1.75803875</text:p>
          </table:table-cell>
          <table:table-cell office:value-type="float" office:value="1.53904175" calcext:value-type="float">
            <text:p>1.53904175</text:p>
          </table:table-cell>
          <table:table-cell office:value-type="float" office:value="-0.218997000000001" calcext:value-type="float">
            <text:p>-0.218997000000001</text:p>
          </table:table-cell>
          <table:table-cell office:value-type="float" office:value="0.218997000000001" calcext:value-type="float">
            <text:p>0.218997000000001</text:p>
          </table:table-cell>
          <table:table-cell office:value-type="float" office:value="-0.3072704" calcext:value-type="float">
            <text:p>-0.30727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29]&gt;0; [.E229]+[.H229];[.E229])" office:value-type="float" office:value="1.53904175" calcext:value-type="float">
            <text:p>1.53904175</text:p>
          </table:table-cell>
          <table:table-cell table:formula="of:=IF([.H229]&lt;0; [.D229]+[.H229]; [.D229])" office:value-type="float" office:value="1.45076835" calcext:value-type="float">
            <text:p>1.4507683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00001556422" calcext:value-type="float">
            <text:p>1.556422E-12</text:p>
          </table:table-cell>
          <table:table-cell table:formula="of:=IF([.N2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31062" calcext:value-type="float">
            <text:p>1.731062</text:p>
          </table:table-cell>
          <table:table-cell office:value-type="float" office:value="1.5396205" calcext:value-type="float">
            <text:p>1.5396205</text:p>
          </table:table-cell>
          <table:table-cell office:value-type="float" office:value="-0.191441499999999" calcext:value-type="float">
            <text:p>-0.191441499999999</text:p>
          </table:table-cell>
          <table:table-cell office:value-type="float" office:value="0.191441499999999" calcext:value-type="float">
            <text:p>0.191441499999999</text:p>
          </table:table-cell>
          <table:table-cell office:value-type="float" office:value="-0.378976" calcext:value-type="float">
            <text:p>-0.3789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0]&gt;0; [.E230]+[.H230];[.E230])" office:value-type="float" office:value="1.5396205" calcext:value-type="float">
            <text:p>1.5396205</text:p>
          </table:table-cell>
          <table:table-cell table:formula="of:=IF([.H230]&lt;0; [.D230]+[.H230]; [.D230])" office:value-type="float" office:value="1.352086" calcext:value-type="float">
            <text:p>1.352086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2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3063225" calcext:value-type="float">
            <text:p>1.73063225</text:p>
          </table:table-cell>
          <table:table-cell office:value-type="float" office:value="1.542111" calcext:value-type="float">
            <text:p>1.542111</text:p>
          </table:table-cell>
          <table:table-cell office:value-type="float" office:value="-0.18852125" calcext:value-type="float">
            <text:p>-0.18852125</text:p>
          </table:table-cell>
          <table:table-cell office:value-type="float" office:value="0.18852125" calcext:value-type="float">
            <text:p>0.18852125</text:p>
          </table:table-cell>
          <table:table-cell office:value-type="float" office:value="-0.1885933" calcext:value-type="float">
            <text:p>-0.18859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1]&gt;0; [.E231]+[.H231];[.E231])" office:value-type="float" office:value="1.542111" calcext:value-type="float">
            <text:p>1.542111</text:p>
          </table:table-cell>
          <table:table-cell table:formula="of:=IF([.H231]&lt;0; [.D231]+[.H231]; [.D231])" office:value-type="float" office:value="1.54203895" calcext:value-type="float">
            <text:p>1.5420389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2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868425" calcext:value-type="float">
            <text:p>1.868425</text:p>
          </table:table-cell>
          <table:table-cell office:value-type="float" office:value="1.64886825" calcext:value-type="float">
            <text:p>1.64886825</text:p>
          </table:table-cell>
          <table:table-cell office:value-type="float" office:value="-0.21955675" calcext:value-type="float">
            <text:p>-0.21955675</text:p>
          </table:table-cell>
          <table:table-cell office:value-type="float" office:value="0.21955675" calcext:value-type="float">
            <text:p>0.21955675</text:p>
          </table:table-cell>
          <table:table-cell office:value-type="float" office:value="-0.1814346" calcext:value-type="float">
            <text:p>-0.18143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2]&gt;0; [.E232]+[.H232];[.E232])" office:value-type="float" office:value="1.64886825" calcext:value-type="float">
            <text:p>1.64886825</text:p>
          </table:table-cell>
          <table:table-cell table:formula="of:=IF([.H232]&lt;0; [.D232]+[.H232]; [.D232])" office:value-type="float" office:value="1.6869904" calcext:value-type="float">
            <text:p>1.6869904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2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953963" calcext:value-type="float">
            <text:p>1.953963</text:p>
          </table:table-cell>
          <table:table-cell office:value-type="float" office:value="1.7431685" calcext:value-type="float">
            <text:p>1.7431685</text:p>
          </table:table-cell>
          <table:table-cell office:value-type="float" office:value="-0.210794500000003" calcext:value-type="float">
            <text:p>-0.210794500000003</text:p>
          </table:table-cell>
          <table:table-cell office:value-type="float" office:value="0.210794500000003" calcext:value-type="float">
            <text:p>0.210794500000003</text:p>
          </table:table-cell>
          <table:table-cell office:value-type="float" office:value="-0.1900391" calcext:value-type="float">
            <text:p>-0.19003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3]&gt;0; [.E233]+[.H233];[.E233])" office:value-type="float" office:value="1.7431685" calcext:value-type="float">
            <text:p>1.7431685</text:p>
          </table:table-cell>
          <table:table-cell table:formula="of:=IF([.H233]&lt;0; [.D233]+[.H233]; [.D233])" office:value-type="float" office:value="1.7639239" calcext:value-type="float">
            <text:p>1.7639239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2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895249" calcext:value-type="float">
            <text:p>1.895249</text:p>
          </table:table-cell>
          <table:table-cell office:value-type="float" office:value="1.71120475" calcext:value-type="float">
            <text:p>1.71120475</text:p>
          </table:table-cell>
          <table:table-cell office:value-type="float" office:value="-0.184044249999998" calcext:value-type="float">
            <text:p>-0.184044249999998</text:p>
          </table:table-cell>
          <table:table-cell office:value-type="float" office:value="0.184044249999998" calcext:value-type="float">
            <text:p>0.184044249999998</text:p>
          </table:table-cell>
          <table:table-cell office:value-type="float" office:value="-0.302358" calcext:value-type="float">
            <text:p>-0.3023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4]&gt;0; [.E234]+[.H234];[.E234])" office:value-type="float" office:value="1.71120475" calcext:value-type="float">
            <text:p>1.71120475</text:p>
          </table:table-cell>
          <table:table-cell table:formula="of:=IF([.H234]&lt;0; [.D234]+[.H234]; [.D234])" office:value-type="float" office:value="1.592891" calcext:value-type="float">
            <text:p>1.59289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89819" calcext:value-type="float">
            <text:p>3.789819E-07</text:p>
          </table:table-cell>
          <table:table-cell table:formula="of:=IF([.N23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89868825" calcext:value-type="float">
            <text:p>1.89868825</text:p>
          </table:table-cell>
          <table:table-cell office:value-type="float" office:value="1.69951975" calcext:value-type="float">
            <text:p>1.69951975</text:p>
          </table:table-cell>
          <table:table-cell office:value-type="float" office:value="-0.1991685" calcext:value-type="float">
            <text:p>-0.1991685</text:p>
          </table:table-cell>
          <table:table-cell office:value-type="float" office:value="0.1991685" calcext:value-type="float">
            <text:p>0.1991685</text:p>
          </table:table-cell>
          <table:table-cell office:value-type="float" office:value="-0.3992712" calcext:value-type="float">
            <text:p>-0.39927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5]&gt;0; [.E235]+[.H235];[.E235])" office:value-type="float" office:value="1.69951975" calcext:value-type="float">
            <text:p>1.69951975</text:p>
          </table:table-cell>
          <table:table-cell table:formula="of:=IF([.H235]&lt;0; [.D235]+[.H235]; [.D235])" office:value-type="float" office:value="1.49941705" calcext:value-type="float">
            <text:p>1.4994170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2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061274" calcext:value-type="float">
            <text:p>2.061274</text:p>
          </table:table-cell>
          <table:table-cell office:value-type="float" office:value="1.84181075" calcext:value-type="float">
            <text:p>1.84181075</text:p>
          </table:table-cell>
          <table:table-cell office:value-type="float" office:value="-0.219463250000001" calcext:value-type="float">
            <text:p>-0.219463250000001</text:p>
          </table:table-cell>
          <table:table-cell office:value-type="float" office:value="0.219463250000001" calcext:value-type="float">
            <text:p>0.219463250000001</text:p>
          </table:table-cell>
          <table:table-cell office:value-type="float" office:value="-0.3634457" calcext:value-type="float">
            <text:p>-0.36344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6]&gt;0; [.E236]+[.H236];[.E236])" office:value-type="float" office:value="1.84181075" calcext:value-type="float">
            <text:p>1.84181075</text:p>
          </table:table-cell>
          <table:table-cell table:formula="of:=IF([.H236]&lt;0; [.D236]+[.H236]; [.D236])" office:value-type="float" office:value="1.6978283" calcext:value-type="float">
            <text:p>1.6978283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23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140017" calcext:value-type="float">
            <text:p>2.140017</text:p>
          </table:table-cell>
          <table:table-cell office:value-type="float" office:value="1.905172" calcext:value-type="float">
            <text:p>1.905172</text:p>
          </table:table-cell>
          <table:table-cell office:value-type="float" office:value="-0.234844999999998" calcext:value-type="float">
            <text:p>-0.234844999999998</text:p>
          </table:table-cell>
          <table:table-cell office:value-type="float" office:value="0.234844999999998" calcext:value-type="float">
            <text:p>0.234844999999998</text:p>
          </table:table-cell>
          <table:table-cell office:value-type="float" office:value="-0.2431587" calcext:value-type="float">
            <text:p>-0.24315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7]&gt;0; [.E237]+[.H237];[.E237])" office:value-type="float" office:value="1.905172" calcext:value-type="float">
            <text:p>1.905172</text:p>
          </table:table-cell>
          <table:table-cell table:formula="of:=IF([.H237]&lt;0; [.D237]+[.H237]; [.D237])" office:value-type="float" office:value="1.8968583" calcext:value-type="float">
            <text:p>1.8968583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2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96944975" calcext:value-type="float">
            <text:p>1.96944975</text:p>
          </table:table-cell>
          <table:table-cell office:value-type="float" office:value="1.74387975" calcext:value-type="float">
            <text:p>1.74387975</text:p>
          </table:table-cell>
          <table:table-cell office:value-type="float" office:value="-0.225570000000002" calcext:value-type="float">
            <text:p>-0.225570000000002</text:p>
          </table:table-cell>
          <table:table-cell office:value-type="float" office:value="0.225570000000002" calcext:value-type="float">
            <text:p>0.225570000000002</text:p>
          </table:table-cell>
          <table:table-cell office:value-type="float" office:value="-0.3885874" calcext:value-type="float">
            <text:p>-0.38858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8]&gt;0; [.E238]+[.H238];[.E238])" office:value-type="float" office:value="1.74387975" calcext:value-type="float">
            <text:p>1.74387975</text:p>
          </table:table-cell>
          <table:table-cell table:formula="of:=IF([.H238]&lt;0; [.D238]+[.H238]; [.D238])" office:value-type="float" office:value="1.58086235" calcext:value-type="float">
            <text:p>1.5808623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2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9990625" calcext:value-type="float">
            <text:p>1.89990625</text:p>
          </table:table-cell>
          <table:table-cell office:value-type="float" office:value="1.678898" calcext:value-type="float">
            <text:p>1.678898</text:p>
          </table:table-cell>
          <table:table-cell office:value-type="float" office:value="-0.221008250000002" calcext:value-type="float">
            <text:p>-0.221008250000002</text:p>
          </table:table-cell>
          <table:table-cell office:value-type="float" office:value="0.221008250000002" calcext:value-type="float">
            <text:p>0.221008250000002</text:p>
          </table:table-cell>
          <table:table-cell office:value-type="float" office:value="-0.28531" calcext:value-type="float">
            <text:p>-0.285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39]&gt;0; [.E239]+[.H239];[.E239])" office:value-type="float" office:value="1.678898" calcext:value-type="float">
            <text:p>1.678898</text:p>
          </table:table-cell>
          <table:table-cell table:formula="of:=IF([.H239]&lt;0; [.D239]+[.H239]; [.D239])" office:value-type="float" office:value="1.61459625" calcext:value-type="float">
            <text:p>1.6145962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2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90719325" calcext:value-type="float">
            <text:p>1.90719325</text:p>
          </table:table-cell>
          <table:table-cell office:value-type="float" office:value="1.668429" calcext:value-type="float">
            <text:p>1.668429</text:p>
          </table:table-cell>
          <table:table-cell office:value-type="float" office:value="-0.23876425" calcext:value-type="float">
            <text:p>-0.23876425</text:p>
          </table:table-cell>
          <table:table-cell office:value-type="float" office:value="0.23876425" calcext:value-type="float">
            <text:p>0.23876425</text:p>
          </table:table-cell>
          <table:table-cell office:value-type="float" office:value="-0.4320916" calcext:value-type="float">
            <text:p>-0.43209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0]&gt;0; [.E240]+[.H240];[.E240])" office:value-type="float" office:value="1.668429" calcext:value-type="float">
            <text:p>1.668429</text:p>
          </table:table-cell>
          <table:table-cell table:formula="of:=IF([.H240]&lt;0; [.D240]+[.H240]; [.D240])" office:value-type="float" office:value="1.47510165" calcext:value-type="float">
            <text:p>1.4751016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24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9321555" calcext:value-type="float">
            <text:p>1.9321555</text:p>
          </table:table-cell>
          <table:table-cell office:value-type="float" office:value="1.66854875" calcext:value-type="float">
            <text:p>1.66854875</text:p>
          </table:table-cell>
          <table:table-cell office:value-type="float" office:value="-0.263606749999999" calcext:value-type="float">
            <text:p>-0.263606749999999</text:p>
          </table:table-cell>
          <table:table-cell office:value-type="float" office:value="0.263606749999999" calcext:value-type="float">
            <text:p>0.263606749999999</text:p>
          </table:table-cell>
          <table:table-cell office:value-type="float" office:value="-0.3661708" calcext:value-type="float">
            <text:p>-0.36617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1]&gt;0; [.E241]+[.H241];[.E241])" office:value-type="float" office:value="1.66854875" calcext:value-type="float">
            <text:p>1.66854875</text:p>
          </table:table-cell>
          <table:table-cell table:formula="of:=IF([.H241]&lt;0; [.D241]+[.H241]; [.D241])" office:value-type="float" office:value="1.5659847" calcext:value-type="float">
            <text:p>1.5659847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000000000717209" calcext:value-type="float">
            <text:p>7.17209E-12</text:p>
          </table:table-cell>
          <table:table-cell table:formula="of:=IF([.N2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442905" calcext:value-type="float">
            <text:p>1.8442905</text:p>
          </table:table-cell>
          <table:table-cell office:value-type="float" office:value="1.61503875" calcext:value-type="float">
            <text:p>1.61503875</text:p>
          </table:table-cell>
          <table:table-cell office:value-type="float" office:value="-0.22925175" calcext:value-type="float">
            <text:p>-0.22925175</text:p>
          </table:table-cell>
          <table:table-cell office:value-type="float" office:value="0.22925175" calcext:value-type="float">
            <text:p>0.22925175</text:p>
          </table:table-cell>
          <table:table-cell office:value-type="float" office:value="-0.2866558" calcext:value-type="float">
            <text:p>-0.28665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2]&gt;0; [.E242]+[.H242];[.E242])" office:value-type="float" office:value="1.61503875" calcext:value-type="float">
            <text:p>1.61503875</text:p>
          </table:table-cell>
          <table:table-cell table:formula="of:=IF([.H242]&lt;0; [.D242]+[.H242]; [.D242])" office:value-type="float" office:value="1.5576347" calcext:value-type="float">
            <text:p>1.5576347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000000000717209" calcext:value-type="float">
            <text:p>7.17209E-12</text:p>
          </table:table-cell>
          <table:table-cell table:formula="of:=IF([.N2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3647025" calcext:value-type="float">
            <text:p>1.73647025</text:p>
          </table:table-cell>
          <table:table-cell office:value-type="float" office:value="1.54464425" calcext:value-type="float">
            <text:p>1.54464425</text:p>
          </table:table-cell>
          <table:table-cell office:value-type="float" office:value="-0.191826" calcext:value-type="float">
            <text:p>-0.191826</text:p>
          </table:table-cell>
          <table:table-cell office:value-type="float" office:value="0.191826" calcext:value-type="float">
            <text:p>0.191826</text:p>
          </table:table-cell>
          <table:table-cell office:value-type="float" office:value="-0.1785221" calcext:value-type="float">
            <text:p>-0.17852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3]&gt;0; [.E243]+[.H243];[.E243])" office:value-type="float" office:value="1.54464425" calcext:value-type="float">
            <text:p>1.54464425</text:p>
          </table:table-cell>
          <table:table-cell table:formula="of:=IF([.H243]&lt;0; [.D243]+[.H243]; [.D243])" office:value-type="float" office:value="1.55794815" calcext:value-type="float">
            <text:p>1.5579481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2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1.6423865" calcext:value-type="float">
            <text:p>1.6423865</text:p>
          </table:table-cell>
          <table:table-cell office:value-type="float" office:value="1.481411" calcext:value-type="float">
            <text:p>1.481411</text:p>
          </table:table-cell>
          <table:table-cell office:value-type="float" office:value="-0.160975499999998" calcext:value-type="float">
            <text:p>-0.160975499999998</text:p>
          </table:table-cell>
          <table:table-cell office:value-type="float" office:value="0.160975499999998" calcext:value-type="float">
            <text:p>0.160975499999998</text:p>
          </table:table-cell>
          <table:table-cell office:value-type="float" office:value="-0.2439895" calcext:value-type="float">
            <text:p>-0.24398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4]&gt;0; [.E244]+[.H244];[.E244])" office:value-type="float" office:value="1.481411" calcext:value-type="float">
            <text:p>1.481411</text:p>
          </table:table-cell>
          <table:table-cell table:formula="of:=IF([.H244]&lt;0; [.D244]+[.H244]; [.D244])" office:value-type="float" office:value="1.398397" calcext:value-type="float">
            <text:p>1.39839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2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4211775" calcext:value-type="float">
            <text:p>1.54211775</text:p>
          </table:table-cell>
          <table:table-cell office:value-type="float" office:value="1.4088385" calcext:value-type="float">
            <text:p>1.4088385</text:p>
          </table:table-cell>
          <table:table-cell office:value-type="float" office:value="-0.13327925" calcext:value-type="float">
            <text:p>-0.13327925</text:p>
          </table:table-cell>
          <table:table-cell office:value-type="float" office:value="0.13327925" calcext:value-type="float">
            <text:p>0.13327925</text:p>
          </table:table-cell>
          <table:table-cell office:value-type="float" office:value="-0.2890096" calcext:value-type="float">
            <text:p>-0.28900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5]&gt;0; [.E245]+[.H245];[.E245])" office:value-type="float" office:value="1.4088385" calcext:value-type="float">
            <text:p>1.4088385</text:p>
          </table:table-cell>
          <table:table-cell table:formula="of:=IF([.H245]&lt;0; [.D245]+[.H245]; [.D245])" office:value-type="float" office:value="1.25310815" calcext:value-type="float">
            <text:p>1.2531081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2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54765275" calcext:value-type="float">
            <text:p>1.54765275</text:p>
          </table:table-cell>
          <table:table-cell office:value-type="float" office:value="1.42036225" calcext:value-type="float">
            <text:p>1.42036225</text:p>
          </table:table-cell>
          <table:table-cell office:value-type="float" office:value="-0.127290500000001" calcext:value-type="float">
            <text:p>-0.127290500000001</text:p>
          </table:table-cell>
          <table:table-cell office:value-type="float" office:value="0.127290500000001" calcext:value-type="float">
            <text:p>0.127290500000001</text:p>
          </table:table-cell>
          <table:table-cell office:value-type="float" office:value="-0.1519051" calcext:value-type="float">
            <text:p>-0.15190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6]&gt;0; [.E246]+[.H246];[.E246])" office:value-type="float" office:value="1.42036225" calcext:value-type="float">
            <text:p>1.42036225</text:p>
          </table:table-cell>
          <table:table-cell table:formula="of:=IF([.H246]&lt;0; [.D246]+[.H246]; [.D246])" office:value-type="float" office:value="1.39574765" calcext:value-type="float">
            <text:p>1.39574765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2596274" calcext:value-type="float">
            <text:p>2.596274E-05</text:p>
          </table:table-cell>
          <table:table-cell table:formula="of:=IF([.N2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465101" calcext:value-type="float">
            <text:p>1.465101</text:p>
          </table:table-cell>
          <table:table-cell office:value-type="float" office:value="1.37113775" calcext:value-type="float">
            <text:p>1.37113775</text:p>
          </table:table-cell>
          <table:table-cell office:value-type="float" office:value="-0.093963249999998" calcext:value-type="float">
            <text:p>-0.093963249999998</text:p>
          </table:table-cell>
          <table:table-cell office:value-type="float" office:value="0.093963249999998" calcext:value-type="float">
            <text:p>0.093963249999998</text:p>
          </table:table-cell>
          <table:table-cell office:value-type="float" office:value="-0.2112567" calcext:value-type="float">
            <text:p>-0.21125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7]&gt;0; [.E247]+[.H247];[.E247])" office:value-type="float" office:value="1.37113775" calcext:value-type="float">
            <text:p>1.37113775</text:p>
          </table:table-cell>
          <table:table-cell table:formula="of:=IF([.H247]&lt;0; [.D247]+[.H247]; [.D247])" office:value-type="float" office:value="1.2538443" calcext:value-type="float">
            <text:p>1.2538443</text:p>
          </table:table-cell>
          <table:table-cell office:value-type="float" office:value="0.14" calcext:value-type="float">
            <text:p>0.14</text:p>
          </table:table-cell>
          <table:table-cell office:value-type="float" office:value="0.0009654955" calcext:value-type="float">
            <text:p>0.0009654955</text:p>
          </table:table-cell>
          <table:table-cell table:formula="of:=IF([.N2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5140165" calcext:value-type="float">
            <text:p>1.5140165</text:p>
          </table:table-cell>
          <table:table-cell office:value-type="float" office:value="1.4106105" calcext:value-type="float">
            <text:p>1.4106105</text:p>
          </table:table-cell>
          <table:table-cell office:value-type="float" office:value="-0.103406000000001" calcext:value-type="float">
            <text:p>-0.103406000000001</text:p>
          </table:table-cell>
          <table:table-cell office:value-type="float" office:value="0.103406000000001" calcext:value-type="float">
            <text:p>0.103406000000001</text:p>
          </table:table-cell>
          <table:table-cell office:value-type="float" office:value="-0.1693231" calcext:value-type="float">
            <text:p>-0.16932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8]&gt;0; [.E248]+[.H248];[.E248])" office:value-type="float" office:value="1.4106105" calcext:value-type="float">
            <text:p>1.4106105</text:p>
          </table:table-cell>
          <table:table-cell table:formula="of:=IF([.H248]&lt;0; [.D248]+[.H248]; [.D248])" office:value-type="float" office:value="1.3446934" calcext:value-type="float">
            <text:p>1.3446934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2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4030975" calcext:value-type="float">
            <text:p>1.54030975</text:p>
          </table:table-cell>
          <table:table-cell office:value-type="float" office:value="1.4146705" calcext:value-type="float">
            <text:p>1.4146705</text:p>
          </table:table-cell>
          <table:table-cell office:value-type="float" office:value="-0.125639250000001" calcext:value-type="float">
            <text:p>-0.125639250000001</text:p>
          </table:table-cell>
          <table:table-cell office:value-type="float" office:value="0.125639250000001" calcext:value-type="float">
            <text:p>0.125639250000001</text:p>
          </table:table-cell>
          <table:table-cell office:value-type="float" office:value="-0.2028348" calcext:value-type="float">
            <text:p>-0.20283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49]&gt;0; [.E249]+[.H249];[.E249])" office:value-type="float" office:value="1.4146705" calcext:value-type="float">
            <text:p>1.4146705</text:p>
          </table:table-cell>
          <table:table-cell table:formula="of:=IF([.H249]&lt;0; [.D249]+[.H249]; [.D249])" office:value-type="float" office:value="1.33747495" calcext:value-type="float">
            <text:p>1.33747495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9275007" calcext:value-type="float">
            <text:p>9.275007E-05</text:p>
          </table:table-cell>
          <table:table-cell table:formula="of:=IF([.N2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3803825" calcext:value-type="float">
            <text:p>1.43803825</text:p>
          </table:table-cell>
          <table:table-cell office:value-type="float" office:value="1.358048" calcext:value-type="float">
            <text:p>1.358048</text:p>
          </table:table-cell>
          <table:table-cell office:value-type="float" office:value="-0.07999025" calcext:value-type="float">
            <text:p>-0.07999025</text:p>
          </table:table-cell>
          <table:table-cell office:value-type="float" office:value="0.07999025" calcext:value-type="float">
            <text:p>0.07999025</text:p>
          </table:table-cell>
          <table:table-cell office:value-type="float" office:value="-0.2278859" calcext:value-type="float">
            <text:p>-0.22788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0]&gt;0; [.E250]+[.H250];[.E250])" office:value-type="float" office:value="1.358048" calcext:value-type="float">
            <text:p>1.358048</text:p>
          </table:table-cell>
          <table:table-cell table:formula="of:=IF([.H250]&lt;0; [.D250]+[.H250]; [.D250])" office:value-type="float" office:value="1.21015235" calcext:value-type="float">
            <text:p>1.21015235</text:p>
          </table:table-cell>
          <table:table-cell office:value-type="float" office:value="0.13" calcext:value-type="float">
            <text:p>0.13</text:p>
          </table:table-cell>
          <table:table-cell office:value-type="float" office:value="0.002768593" calcext:value-type="float">
            <text:p>0.002768593</text:p>
          </table:table-cell>
          <table:table-cell table:formula="of:=IF([.N2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43911275" calcext:value-type="float">
            <text:p>1.43911275</text:p>
          </table:table-cell>
          <table:table-cell office:value-type="float" office:value="1.37102425" calcext:value-type="float">
            <text:p>1.37102425</text:p>
          </table:table-cell>
          <table:table-cell office:value-type="float" office:value="-0.068088499999999" calcext:value-type="float">
            <text:p>-0.068088499999999</text:p>
          </table:table-cell>
          <table:table-cell office:value-type="float" office:value="0.068088499999999" calcext:value-type="float">
            <text:p>0.068088499999999</text:p>
          </table:table-cell>
          <table:table-cell office:value-type="float" office:value="-0.2316453" calcext:value-type="float">
            <text:p>-0.231645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1]&gt;0; [.E251]+[.H251];[.E251])" office:value-type="float" office:value="1.37102425" calcext:value-type="float">
            <text:p>1.37102425</text:p>
          </table:table-cell>
          <table:table-cell table:formula="of:=IF([.H251]&lt;0; [.D251]+[.H251]; [.D251])" office:value-type="float" office:value="1.20746745" calcext:value-type="float">
            <text:p>1.2074674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1164279" calcext:value-type="float">
            <text:p>0.01164279</text:p>
          </table:table-cell>
          <table:table-cell table:formula="of:=IF([.N2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3488005" calcext:value-type="float">
            <text:p>1.3488005</text:p>
          </table:table-cell>
          <table:table-cell office:value-type="float" office:value="1.3123065" calcext:value-type="float">
            <text:p>1.3123065</text:p>
          </table:table-cell>
          <table:table-cell office:value-type="float" office:value="-0.036493999999999" calcext:value-type="float">
            <text:p>-0.036493999999999</text:p>
          </table:table-cell>
          <table:table-cell office:value-type="float" office:value="0.036493999999999" calcext:value-type="float">
            <text:p>0.036493999999999</text:p>
          </table:table-cell>
          <table:table-cell office:value-type="float" office:value="-0.1526377" calcext:value-type="float">
            <text:p>-0.15263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2]&gt;0; [.E252]+[.H252];[.E252])" office:value-type="float" office:value="1.3123065" calcext:value-type="float">
            <text:p>1.3123065</text:p>
          </table:table-cell>
          <table:table-cell table:formula="of:=IF([.H252]&lt;0; [.D252]+[.H252]; [.D252])" office:value-type="float" office:value="1.1961628" calcext:value-type="float">
            <text:p>1.1961628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4990522" calcext:value-type="float">
            <text:p>0.04990522</text:p>
          </table:table-cell>
          <table:table-cell table:formula="of:=IF([.N2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334279" calcext:value-type="float">
            <text:p>1.334279</text:p>
          </table:table-cell>
          <table:table-cell office:value-type="float" office:value="1.32438775" calcext:value-type="float">
            <text:p>1.32438775</text:p>
          </table:table-cell>
          <table:table-cell office:value-type="float" office:value="-0.00989125" calcext:value-type="float">
            <text:p>-0.00989125</text:p>
          </table:table-cell>
          <table:table-cell office:value-type="float" office:value="0.00989125" calcext:value-type="float">
            <text:p>0.00989125</text:p>
          </table:table-cell>
          <table:table-cell office:value-type="float" office:value="-0.08259697" calcext:value-type="float">
            <text:p>-0.082596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3]&gt;0; [.E253]+[.H253];[.E253])" office:value-type="float" office:value="1.32438775" calcext:value-type="float">
            <text:p>1.32438775</text:p>
          </table:table-cell>
          <table:table-cell table:formula="of:=IF([.H253]&lt;0; [.D253]+[.H253]; [.D253])" office:value-type="float" office:value="1.25168203" calcext:value-type="float">
            <text:p>1.25168203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25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29582375" calcext:value-type="float">
            <text:p>1.29582375</text:p>
          </table:table-cell>
          <table:table-cell office:value-type="float" office:value="1.29426875" calcext:value-type="float">
            <text:p>1.29426875</text:p>
          </table:table-cell>
          <table:table-cell office:value-type="float" office:value="-0.001554999999999" calcext:value-type="float">
            <text:p>-0.001554999999999</text:p>
          </table:table-cell>
          <table:table-cell office:value-type="float" office:value="0.001554999999999" calcext:value-type="float">
            <text:p>0.001554999999999</text:p>
          </table:table-cell>
          <table:table-cell office:value-type="float" office:value="-0.1541907" calcext:value-type="float">
            <text:p>-0.15419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4]&gt;0; [.E254]+[.H254];[.E254])" office:value-type="float" office:value="1.29426875" calcext:value-type="float">
            <text:p>1.29426875</text:p>
          </table:table-cell>
          <table:table-cell table:formula="of:=IF([.H254]&lt;0; [.D254]+[.H254]; [.D254])" office:value-type="float" office:value="1.14163305" calcext:value-type="float">
            <text:p>1.14163305</text:p>
          </table:table-cell>
          <table:table-cell office:value-type="float" office:value="0.06" calcext:value-type="float">
            <text:p>0.06</text:p>
          </table:table-cell>
          <table:table-cell office:value-type="float" office:value="0.4755795" calcext:value-type="float">
            <text:p>0.4755795</text:p>
          </table:table-cell>
          <table:table-cell table:formula="of:=IF([.N25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3065545" calcext:value-type="float">
            <text:p>1.3065545</text:p>
          </table:table-cell>
          <table:table-cell office:value-type="float" office:value="1.32458075" calcext:value-type="float">
            <text:p>1.32458075</text:p>
          </table:table-cell>
          <table:table-cell table:number-columns-repeated="2" office:value-type="float" office:value="0.018026250000002" calcext:value-type="float">
            <text:p>0.018026250000002</text:p>
          </table:table-cell>
          <table:table-cell office:value-type="float" office:value="0.1722767" calcext:value-type="float">
            <text:p>0.17227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5]&gt;0; [.E255]+[.H255];[.E255])" office:value-type="float" office:value="1.49685745" calcext:value-type="float">
            <text:p>1.49685745</text:p>
          </table:table-cell>
          <table:table-cell table:formula="of:=IF([.H255]&lt;0; [.D255]+[.H255]; [.D255])" office:value-type="float" office:value="1.3065545" calcext:value-type="float">
            <text:p>1.3065545</text:p>
          </table:table-cell>
          <table:table-cell office:value-type="float" office:value="0.13" calcext:value-type="float">
            <text:p>0.13</text:p>
          </table:table-cell>
          <table:table-cell office:value-type="float" office:value="0.002768593" calcext:value-type="float">
            <text:p>0.002768593</text:p>
          </table:table-cell>
          <table:table-cell table:formula="of:=IF([.N2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229049" calcext:value-type="float">
            <text:p>1.229049</text:p>
          </table:table-cell>
          <table:table-cell office:value-type="float" office:value="1.3234515" calcext:value-type="float">
            <text:p>1.3234515</text:p>
          </table:table-cell>
          <table:table-cell table:number-columns-repeated="2" office:value-type="float" office:value="0.094402499999999" calcext:value-type="float">
            <text:p>0.094402499999999</text:p>
          </table:table-cell>
          <table:table-cell office:value-type="float" office:value="0.2935206" calcext:value-type="float">
            <text:p>0.29352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6]&gt;0; [.E256]+[.H256];[.E256])" office:value-type="float" office:value="1.6169721" calcext:value-type="float">
            <text:p>1.6169721</text:p>
          </table:table-cell>
          <table:table-cell table:formula="of:=IF([.H256]&lt;0; [.D256]+[.H256]; [.D256])" office:value-type="float" office:value="1.229049" calcext:value-type="float">
            <text:p>1.229049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0000000000261711" calcext:value-type="float">
            <text:p>2.61711E-12</text:p>
          </table:table-cell>
          <table:table-cell table:formula="of:=IF([.N2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291346" calcext:value-type="float">
            <text:p>1.291346</text:p>
          </table:table-cell>
          <table:table-cell office:value-type="float" office:value="1.27073075" calcext:value-type="float">
            <text:p>1.27073075</text:p>
          </table:table-cell>
          <table:table-cell office:value-type="float" office:value="-0.020615250000001" calcext:value-type="float">
            <text:p>-0.020615250000001</text:p>
          </table:table-cell>
          <table:table-cell office:value-type="float" office:value="0.020615250000001" calcext:value-type="float">
            <text:p>0.020615250000001</text:p>
          </table:table-cell>
          <table:table-cell office:value-type="float" office:value="0.0014879" calcext:value-type="float">
            <text:p>0.001487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7]&gt;0; [.E257]+[.H257];[.E257])" office:value-type="float" office:value="1.27221865" calcext:value-type="float">
            <text:p>1.27221865</text:p>
          </table:table-cell>
          <table:table-cell table:formula="of:=IF([.H257]&lt;0; [.D257]+[.H257]; [.D257])" office:value-type="float" office:value="1.291346" calcext:value-type="float">
            <text:p>1.291346</text:p>
          </table:table-cell>
          <table:table-cell office:value-type="float" office:value="0.065" calcext:value-type="float">
            <text:p>0.065</text:p>
          </table:table-cell>
          <table:table-cell office:value-type="float" office:value="0.3742349" calcext:value-type="float">
            <text:p>0.3742349</text:p>
          </table:table-cell>
          <table:table-cell table:formula="of:=IF([.N25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33458775" calcext:value-type="float">
            <text:p>1.33458775</text:p>
          </table:table-cell>
          <table:table-cell office:value-type="float" office:value="1.277005" calcext:value-type="float">
            <text:p>1.277005</text:p>
          </table:table-cell>
          <table:table-cell office:value-type="float" office:value="-0.05758275" calcext:value-type="float">
            <text:p>-0.05758275</text:p>
          </table:table-cell>
          <table:table-cell office:value-type="float" office:value="0.05758275" calcext:value-type="float">
            <text:p>0.05758275</text:p>
          </table:table-cell>
          <table:table-cell office:value-type="float" office:value="-0.306726" calcext:value-type="float">
            <text:p>-0.3067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8]&gt;0; [.E258]+[.H258];[.E258])" office:value-type="float" office:value="1.277005" calcext:value-type="float">
            <text:p>1.277005</text:p>
          </table:table-cell>
          <table:table-cell table:formula="of:=IF([.H258]&lt;0; [.D258]+[.H258]; [.D258])" office:value-type="float" office:value="1.02786175" calcext:value-type="float">
            <text:p>1.0278617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2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39375975" calcext:value-type="float">
            <text:p>1.39375975</text:p>
          </table:table-cell>
          <table:table-cell office:value-type="float" office:value="1.30069425" calcext:value-type="float">
            <text:p>1.30069425</text:p>
          </table:table-cell>
          <table:table-cell office:value-type="float" office:value="-0.093065499999999" calcext:value-type="float">
            <text:p>-0.093065499999999</text:p>
          </table:table-cell>
          <table:table-cell office:value-type="float" office:value="0.093065499999999" calcext:value-type="float">
            <text:p>0.093065499999999</text:p>
          </table:table-cell>
          <table:table-cell office:value-type="float" office:value="-0.2167317" calcext:value-type="float">
            <text:p>-0.21673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59]&gt;0; [.E259]+[.H259];[.E259])" office:value-type="float" office:value="1.30069425" calcext:value-type="float">
            <text:p>1.30069425</text:p>
          </table:table-cell>
          <table:table-cell table:formula="of:=IF([.H259]&lt;0; [.D259]+[.H259]; [.D259])" office:value-type="float" office:value="1.17702805" calcext:value-type="float">
            <text:p>1.1770280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2430155" calcext:value-type="float">
            <text:p>2.430155E-08</text:p>
          </table:table-cell>
          <table:table-cell table:formula="of:=IF([.N2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48470125" calcext:value-type="float">
            <text:p>1.48470125</text:p>
          </table:table-cell>
          <table:table-cell office:value-type="float" office:value="1.35990225" calcext:value-type="float">
            <text:p>1.35990225</text:p>
          </table:table-cell>
          <table:table-cell office:value-type="float" office:value="-0.124799" calcext:value-type="float">
            <text:p>-0.124799</text:p>
          </table:table-cell>
          <table:table-cell office:value-type="float" office:value="0.124799" calcext:value-type="float">
            <text:p>0.124799</text:p>
          </table:table-cell>
          <table:table-cell office:value-type="float" office:value="-0.2285494" calcext:value-type="float">
            <text:p>-0.22854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0]&gt;0; [.E260]+[.H260];[.E260])" office:value-type="float" office:value="1.35990225" calcext:value-type="float">
            <text:p>1.35990225</text:p>
          </table:table-cell>
          <table:table-cell table:formula="of:=IF([.H260]&lt;0; [.D260]+[.H260]; [.D260])" office:value-type="float" office:value="1.25615185" calcext:value-type="float">
            <text:p>1.25615185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2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9135" calcext:value-type="float">
            <text:p>1.49135</text:p>
          </table:table-cell>
          <table:table-cell office:value-type="float" office:value="1.3674635" calcext:value-type="float">
            <text:p>1.3674635</text:p>
          </table:table-cell>
          <table:table-cell office:value-type="float" office:value="-0.123886499999999" calcext:value-type="float">
            <text:p>-0.123886499999999</text:p>
          </table:table-cell>
          <table:table-cell office:value-type="float" office:value="0.123886499999999" calcext:value-type="float">
            <text:p>0.123886499999999</text:p>
          </table:table-cell>
          <table:table-cell office:value-type="float" office:value="-0.2931633" calcext:value-type="float">
            <text:p>-0.29316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1]&gt;0; [.E261]+[.H261];[.E261])" office:value-type="float" office:value="1.3674635" calcext:value-type="float">
            <text:p>1.3674635</text:p>
          </table:table-cell>
          <table:table-cell table:formula="of:=IF([.H261]&lt;0; [.D261]+[.H261]; [.D261])" office:value-type="float" office:value="1.1981867" calcext:value-type="float">
            <text:p>1.1981867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2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512102" calcext:value-type="float">
            <text:p>1.512102</text:p>
          </table:table-cell>
          <table:table-cell office:value-type="float" office:value="1.39227425" calcext:value-type="float">
            <text:p>1.39227425</text:p>
          </table:table-cell>
          <table:table-cell office:value-type="float" office:value="-0.119827749999999" calcext:value-type="float">
            <text:p>-0.119827749999999</text:p>
          </table:table-cell>
          <table:table-cell office:value-type="float" office:value="0.119827749999999" calcext:value-type="float">
            <text:p>0.119827749999999</text:p>
          </table:table-cell>
          <table:table-cell office:value-type="float" office:value="-0.2244218" calcext:value-type="float">
            <text:p>-0.22442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2]&gt;0; [.E262]+[.H262];[.E262])" office:value-type="float" office:value="1.39227425" calcext:value-type="float">
            <text:p>1.39227425</text:p>
          </table:table-cell>
          <table:table-cell table:formula="of:=IF([.H262]&lt;0; [.D262]+[.H262]; [.D262])" office:value-type="float" office:value="1.2876802" calcext:value-type="float">
            <text:p>1.28768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2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66125625" calcext:value-type="float">
            <text:p>1.66125625</text:p>
          </table:table-cell>
          <table:table-cell office:value-type="float" office:value="1.52213725" calcext:value-type="float">
            <text:p>1.52213725</text:p>
          </table:table-cell>
          <table:table-cell office:value-type="float" office:value="-0.139119" calcext:value-type="float">
            <text:p>-0.139119</text:p>
          </table:table-cell>
          <table:table-cell office:value-type="float" office:value="0.139119" calcext:value-type="float">
            <text:p>0.139119</text:p>
          </table:table-cell>
          <table:table-cell office:value-type="float" office:value="-0.247221" calcext:value-type="float">
            <text:p>-0.2472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3]&gt;0; [.E263]+[.H263];[.E263])" office:value-type="float" office:value="1.52213725" calcext:value-type="float">
            <text:p>1.52213725</text:p>
          </table:table-cell>
          <table:table-cell table:formula="of:=IF([.H263]&lt;0; [.D263]+[.H263]; [.D263])" office:value-type="float" office:value="1.41403525" calcext:value-type="float">
            <text:p>1.4140352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2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8730575" calcext:value-type="float">
            <text:p>1.68730575</text:p>
          </table:table-cell>
          <table:table-cell office:value-type="float" office:value="1.53675675" calcext:value-type="float">
            <text:p>1.53675675</text:p>
          </table:table-cell>
          <table:table-cell office:value-type="float" office:value="-0.150548999999998" calcext:value-type="float">
            <text:p>-0.150548999999998</text:p>
          </table:table-cell>
          <table:table-cell office:value-type="float" office:value="0.150548999999998" calcext:value-type="float">
            <text:p>0.150548999999998</text:p>
          </table:table-cell>
          <table:table-cell office:value-type="float" office:value="-0.2880131" calcext:value-type="float">
            <text:p>-0.28801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4]&gt;0; [.E264]+[.H264];[.E264])" office:value-type="float" office:value="1.53675675" calcext:value-type="float">
            <text:p>1.53675675</text:p>
          </table:table-cell>
          <table:table-cell table:formula="of:=IF([.H264]&lt;0; [.D264]+[.H264]; [.D264])" office:value-type="float" office:value="1.39929265" calcext:value-type="float">
            <text:p>1.3992926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2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065205" calcext:value-type="float">
            <text:p>1.6065205</text:p>
          </table:table-cell>
          <table:table-cell office:value-type="float" office:value="1.46449275" calcext:value-type="float">
            <text:p>1.46449275</text:p>
          </table:table-cell>
          <table:table-cell office:value-type="float" office:value="-0.14202775" calcext:value-type="float">
            <text:p>-0.14202775</text:p>
          </table:table-cell>
          <table:table-cell office:value-type="float" office:value="0.14202775" calcext:value-type="float">
            <text:p>0.14202775</text:p>
          </table:table-cell>
          <table:table-cell office:value-type="float" office:value="-0.4647639" calcext:value-type="float">
            <text:p>-0.46476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5]&gt;0; [.E265]+[.H265];[.E265])" office:value-type="float" office:value="1.46449275" calcext:value-type="float">
            <text:p>1.46449275</text:p>
          </table:table-cell>
          <table:table-cell table:formula="of:=IF([.H265]&lt;0; [.D265]+[.H265]; [.D265])" office:value-type="float" office:value="1.1417566" calcext:value-type="float">
            <text:p>1.1417566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000000003242753" calcext:value-type="float">
            <text:p>3.242753E-11</text:p>
          </table:table-cell>
          <table:table-cell table:formula="of:=IF([.N2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7319325" calcext:value-type="float">
            <text:p>1.67319325</text:p>
          </table:table-cell>
          <table:table-cell office:value-type="float" office:value="1.51303975" calcext:value-type="float">
            <text:p>1.51303975</text:p>
          </table:table-cell>
          <table:table-cell office:value-type="float" office:value="-0.1601535" calcext:value-type="float">
            <text:p>-0.1601535</text:p>
          </table:table-cell>
          <table:table-cell office:value-type="float" office:value="0.1601535" calcext:value-type="float">
            <text:p>0.1601535</text:p>
          </table:table-cell>
          <table:table-cell office:value-type="float" office:value="-0.3136639" calcext:value-type="float">
            <text:p>-0.31366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6]&gt;0; [.E266]+[.H266];[.E266])" office:value-type="float" office:value="1.51303975" calcext:value-type="float">
            <text:p>1.51303975</text:p>
          </table:table-cell>
          <table:table-cell table:formula="of:=IF([.H266]&lt;0; [.D266]+[.H266]; [.D266])" office:value-type="float" office:value="1.35952935" calcext:value-type="float">
            <text:p>1.35952935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2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84860925" calcext:value-type="float">
            <text:p>1.84860925</text:p>
          </table:table-cell>
          <table:table-cell office:value-type="float" office:value="1.67815225" calcext:value-type="float">
            <text:p>1.67815225</text:p>
          </table:table-cell>
          <table:table-cell office:value-type="float" office:value="-0.170457000000001" calcext:value-type="float">
            <text:p>-0.170457000000001</text:p>
          </table:table-cell>
          <table:table-cell office:value-type="float" office:value="0.170457000000001" calcext:value-type="float">
            <text:p>0.170457000000001</text:p>
          </table:table-cell>
          <table:table-cell office:value-type="float" office:value="-0.230991" calcext:value-type="float">
            <text:p>-0.2309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7]&gt;0; [.E267]+[.H267];[.E267])" office:value-type="float" office:value="1.67815225" calcext:value-type="float">
            <text:p>1.67815225</text:p>
          </table:table-cell>
          <table:table-cell table:formula="of:=IF([.H267]&lt;0; [.D267]+[.H267]; [.D267])" office:value-type="float" office:value="1.61761825" calcext:value-type="float">
            <text:p>1.6176182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2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91736175" calcext:value-type="float">
            <text:p>1.91736175</text:p>
          </table:table-cell>
          <table:table-cell office:value-type="float" office:value="1.69886525" calcext:value-type="float">
            <text:p>1.69886525</text:p>
          </table:table-cell>
          <table:table-cell office:value-type="float" office:value="-0.218496499999998" calcext:value-type="float">
            <text:p>-0.218496499999998</text:p>
          </table:table-cell>
          <table:table-cell office:value-type="float" office:value="0.218496499999998" calcext:value-type="float">
            <text:p>0.218496499999998</text:p>
          </table:table-cell>
          <table:table-cell office:value-type="float" office:value="-0.3673437" calcext:value-type="float">
            <text:p>-0.36734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8]&gt;0; [.E268]+[.H268];[.E268])" office:value-type="float" office:value="1.69886525" calcext:value-type="float">
            <text:p>1.69886525</text:p>
          </table:table-cell>
          <table:table-cell table:formula="of:=IF([.H268]&lt;0; [.D268]+[.H268]; [.D268])" office:value-type="float" office:value="1.55001805" calcext:value-type="float">
            <text:p>1.550018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8237254" calcext:value-type="float">
            <text:p>8.237254E-11</text:p>
          </table:table-cell>
          <table:table-cell table:formula="of:=IF([.N2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1204145" calcext:value-type="float">
            <text:p>2.1204145</text:p>
          </table:table-cell>
          <table:table-cell office:value-type="float" office:value="1.7698615" calcext:value-type="float">
            <text:p>1.7698615</text:p>
          </table:table-cell>
          <table:table-cell office:value-type="float" office:value="-0.350553000000001" calcext:value-type="float">
            <text:p>-0.350553000000001</text:p>
          </table:table-cell>
          <table:table-cell office:value-type="float" office:value="0.350553000000001" calcext:value-type="float">
            <text:p>0.350553000000001</text:p>
          </table:table-cell>
          <table:table-cell office:value-type="float" office:value="-0.6943531" calcext:value-type="float">
            <text:p>-0.69435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69]&gt;0; [.E269]+[.H269];[.E269])" office:value-type="float" office:value="1.7698615" calcext:value-type="float">
            <text:p>1.7698615</text:p>
          </table:table-cell>
          <table:table-cell table:formula="of:=IF([.H269]&lt;0; [.D269]+[.H269]; [.D269])" office:value-type="float" office:value="1.4260614" calcext:value-type="float">
            <text:p>1.4260614</text:p>
          </table:table-cell>
          <table:table-cell office:value-type="float" office:value="0.4125" calcext:value-type="float">
            <text:p>0.4125</text:p>
          </table:table-cell>
          <table:table-cell office:value-type="float" office:value="1.000916E-015" calcext:value-type="float">
            <text:p>1.000916E-15</text:p>
          </table:table-cell>
          <table:table-cell table:formula="of:=IF([.N2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3031975" calcext:value-type="float">
            <text:p>2.13031975</text:p>
          </table:table-cell>
          <table:table-cell office:value-type="float" office:value="1.88703175" calcext:value-type="float">
            <text:p>1.88703175</text:p>
          </table:table-cell>
          <table:table-cell office:value-type="float" office:value="-0.243288" calcext:value-type="float">
            <text:p>-0.243288</text:p>
          </table:table-cell>
          <table:table-cell office:value-type="float" office:value="0.243288" calcext:value-type="float">
            <text:p>0.243288</text:p>
          </table:table-cell>
          <table:table-cell office:value-type="float" office:value="-0.3208712" calcext:value-type="float">
            <text:p>-0.32087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0]&gt;0; [.E270]+[.H270];[.E270])" office:value-type="float" office:value="1.88703175" calcext:value-type="float">
            <text:p>1.88703175</text:p>
          </table:table-cell>
          <table:table-cell table:formula="of:=IF([.H270]&lt;0; [.D270]+[.H270]; [.D270])" office:value-type="float" office:value="1.80944855" calcext:value-type="float">
            <text:p>1.8094485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000001836521" calcext:value-type="float">
            <text:p>1.836521E-13</text:p>
          </table:table-cell>
          <table:table-cell table:formula="of:=IF([.N2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702215" calcext:value-type="float">
            <text:p>1.9702215</text:p>
          </table:table-cell>
          <table:table-cell office:value-type="float" office:value="1.76689375" calcext:value-type="float">
            <text:p>1.76689375</text:p>
          </table:table-cell>
          <table:table-cell office:value-type="float" office:value="-0.20332775" calcext:value-type="float">
            <text:p>-0.20332775</text:p>
          </table:table-cell>
          <table:table-cell office:value-type="float" office:value="0.20332775" calcext:value-type="float">
            <text:p>0.20332775</text:p>
          </table:table-cell>
          <table:table-cell office:value-type="float" office:value="-0.2495233" calcext:value-type="float">
            <text:p>-0.24952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1]&gt;0; [.E271]+[.H271];[.E271])" office:value-type="float" office:value="1.76689375" calcext:value-type="float">
            <text:p>1.76689375</text:p>
          </table:table-cell>
          <table:table-cell table:formula="of:=IF([.H271]&lt;0; [.D271]+[.H271]; [.D271])" office:value-type="float" office:value="1.7206982" calcext:value-type="float">
            <text:p>1.7206982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2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9865405" calcext:value-type="float">
            <text:p>1.9865405</text:p>
          </table:table-cell>
          <table:table-cell office:value-type="float" office:value="1.80530625" calcext:value-type="float">
            <text:p>1.80530625</text:p>
          </table:table-cell>
          <table:table-cell office:value-type="float" office:value="-0.18123425" calcext:value-type="float">
            <text:p>-0.18123425</text:p>
          </table:table-cell>
          <table:table-cell office:value-type="float" office:value="0.18123425" calcext:value-type="float">
            <text:p>0.18123425</text:p>
          </table:table-cell>
          <table:table-cell office:value-type="float" office:value="-0.2440811" calcext:value-type="float">
            <text:p>-0.24408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2]&gt;0; [.E272]+[.H272];[.E272])" office:value-type="float" office:value="1.80530625" calcext:value-type="float">
            <text:p>1.80530625</text:p>
          </table:table-cell>
          <table:table-cell table:formula="of:=IF([.H272]&lt;0; [.D272]+[.H272]; [.D272])" office:value-type="float" office:value="1.7424594" calcext:value-type="float">
            <text:p>1.742459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2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92304575" calcext:value-type="float">
            <text:p>1.92304575</text:p>
          </table:table-cell>
          <table:table-cell office:value-type="float" office:value="1.74658725" calcext:value-type="float">
            <text:p>1.74658725</text:p>
          </table:table-cell>
          <table:table-cell office:value-type="float" office:value="-0.176458500000001" calcext:value-type="float">
            <text:p>-0.176458500000001</text:p>
          </table:table-cell>
          <table:table-cell office:value-type="float" office:value="0.176458500000001" calcext:value-type="float">
            <text:p>0.176458500000001</text:p>
          </table:table-cell>
          <table:table-cell office:value-type="float" office:value="-0.211702" calcext:value-type="float">
            <text:p>-0.2117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3]&gt;0; [.E273]+[.H273];[.E273])" office:value-type="float" office:value="1.74658725" calcext:value-type="float">
            <text:p>1.74658725</text:p>
          </table:table-cell>
          <table:table-cell table:formula="of:=IF([.H273]&lt;0; [.D273]+[.H273]; [.D273])" office:value-type="float" office:value="1.71134375" calcext:value-type="float">
            <text:p>1.7113437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1148912" calcext:value-type="float">
            <text:p>1.148912E-06</text:p>
          </table:table-cell>
          <table:table-cell table:formula="of:=IF([.N2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6677975" calcext:value-type="float">
            <text:p>1.76677975</text:p>
          </table:table-cell>
          <table:table-cell office:value-type="float" office:value="1.63862" calcext:value-type="float">
            <text:p>1.63862</text:p>
          </table:table-cell>
          <table:table-cell office:value-type="float" office:value="-0.12815975" calcext:value-type="float">
            <text:p>-0.12815975</text:p>
          </table:table-cell>
          <table:table-cell office:value-type="float" office:value="0.12815975" calcext:value-type="float">
            <text:p>0.12815975</text:p>
          </table:table-cell>
          <table:table-cell office:value-type="float" office:value="-0.1095222" calcext:value-type="float">
            <text:p>-0.10952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4]&gt;0; [.E274]+[.H274];[.E274])" office:value-type="float" office:value="1.63862" calcext:value-type="float">
            <text:p>1.63862</text:p>
          </table:table-cell>
          <table:table-cell table:formula="of:=IF([.H274]&lt;0; [.D274]+[.H274]; [.D274])" office:value-type="float" office:value="1.65725755" calcext:value-type="float">
            <text:p>1.6572575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4949853" calcext:value-type="float">
            <text:p>4.949853E-05</text:p>
          </table:table-cell>
          <table:table-cell table:formula="of:=IF([.N2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7653645" calcext:value-type="float">
            <text:p>1.7653645</text:p>
          </table:table-cell>
          <table:table-cell office:value-type="float" office:value="1.67505" calcext:value-type="float">
            <text:p>1.67505</text:p>
          </table:table-cell>
          <table:table-cell office:value-type="float" office:value="-0.090314500000001" calcext:value-type="float">
            <text:p>-0.090314500000001</text:p>
          </table:table-cell>
          <table:table-cell office:value-type="float" office:value="0.090314500000001" calcext:value-type="float">
            <text:p>0.090314500000001</text:p>
          </table:table-cell>
          <table:table-cell office:value-type="float" office:value="-0.09247322" calcext:value-type="float">
            <text:p>-0.092473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5]&gt;0; [.E275]+[.H275];[.E275])" office:value-type="float" office:value="1.67505" calcext:value-type="float">
            <text:p>1.67505</text:p>
          </table:table-cell>
          <table:table-cell table:formula="of:=IF([.H275]&lt;0; [.D275]+[.H275]; [.D275])" office:value-type="float" office:value="1.67289128" calcext:value-type="float">
            <text:p>1.67289128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1456633" calcext:value-type="float">
            <text:p>0.01456633</text:p>
          </table:table-cell>
          <table:table-cell table:formula="of:=IF([.N2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2599425" calcext:value-type="float">
            <text:p>1.72599425</text:p>
          </table:table-cell>
          <table:table-cell office:value-type="float" office:value="1.57090825" calcext:value-type="float">
            <text:p>1.57090825</text:p>
          </table:table-cell>
          <table:table-cell office:value-type="float" office:value="-0.155086000000003" calcext:value-type="float">
            <text:p>-0.155086000000003</text:p>
          </table:table-cell>
          <table:table-cell office:value-type="float" office:value="0.155086000000003" calcext:value-type="float">
            <text:p>0.155086000000003</text:p>
          </table:table-cell>
          <table:table-cell office:value-type="float" office:value="-0.234405" calcext:value-type="float">
            <text:p>-0.2344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6]&gt;0; [.E276]+[.H276];[.E276])" office:value-type="float" office:value="1.57090825" calcext:value-type="float">
            <text:p>1.57090825</text:p>
          </table:table-cell>
          <table:table-cell table:formula="of:=IF([.H276]&lt;0; [.D276]+[.H276]; [.D276])" office:value-type="float" office:value="1.49158925" calcext:value-type="float">
            <text:p>1.49158925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2596274" calcext:value-type="float">
            <text:p>2.596274E-05</text:p>
          </table:table-cell>
          <table:table-cell table:formula="of:=IF([.N2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800716" calcext:value-type="float">
            <text:p>1.800716</text:p>
          </table:table-cell>
          <table:table-cell office:value-type="float" office:value="1.634314" calcext:value-type="float">
            <text:p>1.634314</text:p>
          </table:table-cell>
          <table:table-cell office:value-type="float" office:value="-0.166401999999997" calcext:value-type="float">
            <text:p>-0.166401999999997</text:p>
          </table:table-cell>
          <table:table-cell office:value-type="float" office:value="0.166401999999997" calcext:value-type="float">
            <text:p>0.166401999999997</text:p>
          </table:table-cell>
          <table:table-cell office:value-type="float" office:value="-0.1007578" calcext:value-type="float">
            <text:p>-0.10075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7]&gt;0; [.E277]+[.H277];[.E277])" office:value-type="float" office:value="1.634314" calcext:value-type="float">
            <text:p>1.634314</text:p>
          </table:table-cell>
          <table:table-cell table:formula="of:=IF([.H277]&lt;0; [.D277]+[.H277]; [.D277])" office:value-type="float" office:value="1.6999582" calcext:value-type="float">
            <text:p>1.6999582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2596274" calcext:value-type="float">
            <text:p>2.596274E-05</text:p>
          </table:table-cell>
          <table:table-cell table:formula="of:=IF([.N2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6228325" calcext:value-type="float">
            <text:p>1.96228325</text:p>
          </table:table-cell>
          <table:table-cell office:value-type="float" office:value="1.76441875" calcext:value-type="float">
            <text:p>1.76441875</text:p>
          </table:table-cell>
          <table:table-cell office:value-type="float" office:value="-0.197864499999999" calcext:value-type="float">
            <text:p>-0.197864499999999</text:p>
          </table:table-cell>
          <table:table-cell office:value-type="float" office:value="0.197864499999999" calcext:value-type="float">
            <text:p>0.197864499999999</text:p>
          </table:table-cell>
          <table:table-cell office:value-type="float" office:value="-0.1667846" calcext:value-type="float">
            <text:p>-0.16678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8]&gt;0; [.E278]+[.H278];[.E278])" office:value-type="float" office:value="1.76441875" calcext:value-type="float">
            <text:p>1.76441875</text:p>
          </table:table-cell>
          <table:table-cell table:formula="of:=IF([.H278]&lt;0; [.D278]+[.H278]; [.D278])" office:value-type="float" office:value="1.79549865" calcext:value-type="float">
            <text:p>1.795498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2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92714625" calcext:value-type="float">
            <text:p>1.92714625</text:p>
          </table:table-cell>
          <table:table-cell office:value-type="float" office:value="1.7287995" calcext:value-type="float">
            <text:p>1.7287995</text:p>
          </table:table-cell>
          <table:table-cell office:value-type="float" office:value="-0.198346750000002" calcext:value-type="float">
            <text:p>-0.198346750000002</text:p>
          </table:table-cell>
          <table:table-cell office:value-type="float" office:value="0.198346750000002" calcext:value-type="float">
            <text:p>0.198346750000002</text:p>
          </table:table-cell>
          <table:table-cell office:value-type="float" office:value="-0.2382327" calcext:value-type="float">
            <text:p>-0.23823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79]&gt;0; [.E279]+[.H279];[.E279])" office:value-type="float" office:value="1.7287995" calcext:value-type="float">
            <text:p>1.7287995</text:p>
          </table:table-cell>
          <table:table-cell table:formula="of:=IF([.H279]&lt;0; [.D279]+[.H279]; [.D279])" office:value-type="float" office:value="1.68891355" calcext:value-type="float">
            <text:p>1.6889135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1148912" calcext:value-type="float">
            <text:p>1.148912E-06</text:p>
          </table:table-cell>
          <table:table-cell table:formula="of:=IF([.N2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8685315" calcext:value-type="float">
            <text:p>1.8685315</text:p>
          </table:table-cell>
          <table:table-cell office:value-type="float" office:value="1.67742025" calcext:value-type="float">
            <text:p>1.67742025</text:p>
          </table:table-cell>
          <table:table-cell office:value-type="float" office:value="-0.191111250000001" calcext:value-type="float">
            <text:p>-0.191111250000001</text:p>
          </table:table-cell>
          <table:table-cell office:value-type="float" office:value="0.191111250000001" calcext:value-type="float">
            <text:p>0.191111250000001</text:p>
          </table:table-cell>
          <table:table-cell office:value-type="float" office:value="-0.149272" calcext:value-type="float">
            <text:p>-0.1492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0]&gt;0; [.E280]+[.H280];[.E280])" office:value-type="float" office:value="1.67742025" calcext:value-type="float">
            <text:p>1.67742025</text:p>
          </table:table-cell>
          <table:table-cell table:formula="of:=IF([.H280]&lt;0; [.D280]+[.H280]; [.D280])" office:value-type="float" office:value="1.7192595" calcext:value-type="float">
            <text:p>1.719259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2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03576725" calcext:value-type="float">
            <text:p>2.03576725</text:p>
          </table:table-cell>
          <table:table-cell office:value-type="float" office:value="1.8535885" calcext:value-type="float">
            <text:p>1.8535885</text:p>
          </table:table-cell>
          <table:table-cell office:value-type="float" office:value="-0.182178749999999" calcext:value-type="float">
            <text:p>-0.182178749999999</text:p>
          </table:table-cell>
          <table:table-cell office:value-type="float" office:value="0.182178749999999" calcext:value-type="float">
            <text:p>0.182178749999999</text:p>
          </table:table-cell>
          <table:table-cell office:value-type="float" office:value="-0.06125797" calcext:value-type="float">
            <text:p>-0.061257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1]&gt;0; [.E281]+[.H281];[.E281])" office:value-type="float" office:value="1.8535885" calcext:value-type="float">
            <text:p>1.8535885</text:p>
          </table:table-cell>
          <table:table-cell table:formula="of:=IF([.H281]&lt;0; [.D281]+[.H281]; [.D281])" office:value-type="float" office:value="1.97450928" calcext:value-type="float">
            <text:p>1.9745092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2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17016875" calcext:value-type="float">
            <text:p>2.17016875</text:p>
          </table:table-cell>
          <table:table-cell office:value-type="float" office:value="1.99008525" calcext:value-type="float">
            <text:p>1.99008525</text:p>
          </table:table-cell>
          <table:table-cell office:value-type="float" office:value="-0.1800835" calcext:value-type="float">
            <text:p>-0.1800835</text:p>
          </table:table-cell>
          <table:table-cell office:value-type="float" office:value="0.1800835" calcext:value-type="float">
            <text:p>0.1800835</text:p>
          </table:table-cell>
          <table:table-cell office:value-type="float" office:value="-0.08496796" calcext:value-type="float">
            <text:p>-0.084967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2]&gt;0; [.E282]+[.H282];[.E282])" office:value-type="float" office:value="1.99008525" calcext:value-type="float">
            <text:p>1.99008525</text:p>
          </table:table-cell>
          <table:table-cell table:formula="of:=IF([.H282]&lt;0; [.D282]+[.H282]; [.D282])" office:value-type="float" office:value="2.08520079" calcext:value-type="float">
            <text:p>2.08520079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4818035" calcext:value-type="float">
            <text:p>4.818035E-06</text:p>
          </table:table-cell>
          <table:table-cell table:formula="of:=IF([.N2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08705125" calcext:value-type="float">
            <text:p>2.08705125</text:p>
          </table:table-cell>
          <table:table-cell office:value-type="float" office:value="1.89123225" calcext:value-type="float">
            <text:p>1.89123225</text:p>
          </table:table-cell>
          <table:table-cell office:value-type="float" office:value="-0.195818999999998" calcext:value-type="float">
            <text:p>-0.195818999999998</text:p>
          </table:table-cell>
          <table:table-cell office:value-type="float" office:value="0.195818999999998" calcext:value-type="float">
            <text:p>0.195818999999998</text:p>
          </table:table-cell>
          <table:table-cell office:value-type="float" office:value="-0.2504113" calcext:value-type="float">
            <text:p>-0.25041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3]&gt;0; [.E283]+[.H283];[.E283])" office:value-type="float" office:value="1.89123225" calcext:value-type="float">
            <text:p>1.89123225</text:p>
          </table:table-cell>
          <table:table-cell table:formula="of:=IF([.H283]&lt;0; [.D283]+[.H283]; [.D283])" office:value-type="float" office:value="1.83663995" calcext:value-type="float">
            <text:p>1.8366399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28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05080425" calcext:value-type="float">
            <text:p>2.05080425</text:p>
          </table:table-cell>
          <table:table-cell office:value-type="float" office:value="1.84559525" calcext:value-type="float">
            <text:p>1.84559525</text:p>
          </table:table-cell>
          <table:table-cell office:value-type="float" office:value="-0.205209000000003" calcext:value-type="float">
            <text:p>-0.205209000000003</text:p>
          </table:table-cell>
          <table:table-cell office:value-type="float" office:value="0.205209000000003" calcext:value-type="float">
            <text:p>0.205209000000003</text:p>
          </table:table-cell>
          <table:table-cell office:value-type="float" office:value="-0.3090036" calcext:value-type="float">
            <text:p>-0.30900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4]&gt;0; [.E284]+[.H284];[.E284])" office:value-type="float" office:value="1.84559525" calcext:value-type="float">
            <text:p>1.84559525</text:p>
          </table:table-cell>
          <table:table-cell table:formula="of:=IF([.H284]&lt;0; [.D284]+[.H284]; [.D284])" office:value-type="float" office:value="1.74180065" calcext:value-type="float">
            <text:p>1.7418006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1266252" calcext:value-type="float">
            <text:p>1.266252E-09</text:p>
          </table:table-cell>
          <table:table-cell table:formula="of:=IF([.N28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87601975" calcext:value-type="float">
            <text:p>1.87601975</text:p>
          </table:table-cell>
          <table:table-cell office:value-type="float" office:value="1.677624" calcext:value-type="float">
            <text:p>1.677624</text:p>
          </table:table-cell>
          <table:table-cell office:value-type="float" office:value="-0.198395749999999" calcext:value-type="float">
            <text:p>-0.198395749999999</text:p>
          </table:table-cell>
          <table:table-cell office:value-type="float" office:value="0.198395749999999" calcext:value-type="float">
            <text:p>0.198395749999999</text:p>
          </table:table-cell>
          <table:table-cell office:value-type="float" office:value="-0.2588029" calcext:value-type="float">
            <text:p>-0.25880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5]&gt;0; [.E285]+[.H285];[.E285])" office:value-type="float" office:value="1.677624" calcext:value-type="float">
            <text:p>1.677624</text:p>
          </table:table-cell>
          <table:table-cell table:formula="of:=IF([.H285]&lt;0; [.D285]+[.H285]; [.D285])" office:value-type="float" office:value="1.61721685" calcext:value-type="float">
            <text:p>1.6172168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000000008062485" calcext:value-type="float">
            <text:p>8.062485E-10</text:p>
          </table:table-cell>
          <table:table-cell table:formula="of:=IF([.N28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75105675" calcext:value-type="float">
            <text:p>1.75105675</text:p>
          </table:table-cell>
          <table:table-cell office:value-type="float" office:value="1.584734" calcext:value-type="float">
            <text:p>1.584734</text:p>
          </table:table-cell>
          <table:table-cell office:value-type="float" office:value="-0.16632275" calcext:value-type="float">
            <text:p>-0.16632275</text:p>
          </table:table-cell>
          <table:table-cell office:value-type="float" office:value="0.16632275" calcext:value-type="float">
            <text:p>0.16632275</text:p>
          </table:table-cell>
          <table:table-cell office:value-type="float" office:value="-0.2078624" calcext:value-type="float">
            <text:p>-0.20786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6]&gt;0; [.E286]+[.H286];[.E286])" office:value-type="float" office:value="1.584734" calcext:value-type="float">
            <text:p>1.584734</text:p>
          </table:table-cell>
          <table:table-cell table:formula="of:=IF([.H286]&lt;0; [.D286]+[.H286]; [.D286])" office:value-type="float" office:value="1.54319435" calcext:value-type="float">
            <text:p>1.5431943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28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7897225" calcext:value-type="float">
            <text:p>1.67897225</text:p>
          </table:table-cell>
          <table:table-cell office:value-type="float" office:value="1.530764" calcext:value-type="float">
            <text:p>1.530764</text:p>
          </table:table-cell>
          <table:table-cell office:value-type="float" office:value="-0.148208250000001" calcext:value-type="float">
            <text:p>-0.148208250000001</text:p>
          </table:table-cell>
          <table:table-cell office:value-type="float" office:value="0.148208250000001" calcext:value-type="float">
            <text:p>0.148208250000001</text:p>
          </table:table-cell>
          <table:table-cell office:value-type="float" office:value="-0.3116418" calcext:value-type="float">
            <text:p>-0.31164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7]&gt;0; [.E287]+[.H287];[.E287])" office:value-type="float" office:value="1.530764" calcext:value-type="float">
            <text:p>1.530764</text:p>
          </table:table-cell>
          <table:table-cell table:formula="of:=IF([.H287]&lt;0; [.D287]+[.H287]; [.D287])" office:value-type="float" office:value="1.36733045" calcext:value-type="float">
            <text:p>1.3673304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2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98338" calcext:value-type="float">
            <text:p>1.698338</text:p>
          </table:table-cell>
          <table:table-cell office:value-type="float" office:value="1.4797485" calcext:value-type="float">
            <text:p>1.4797485</text:p>
          </table:table-cell>
          <table:table-cell office:value-type="float" office:value="-0.218589499999999" calcext:value-type="float">
            <text:p>-0.218589499999999</text:p>
          </table:table-cell>
          <table:table-cell office:value-type="float" office:value="0.218589499999999" calcext:value-type="float">
            <text:p>0.218589499999999</text:p>
          </table:table-cell>
          <table:table-cell office:value-type="float" office:value="-0.5204769" calcext:value-type="float">
            <text:p>-0.52047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8]&gt;0; [.E288]+[.H288];[.E288])" office:value-type="float" office:value="1.4797485" calcext:value-type="float">
            <text:p>1.4797485</text:p>
          </table:table-cell>
          <table:table-cell table:formula="of:=IF([.H288]&lt;0; [.D288]+[.H288]; [.D288])" office:value-type="float" office:value="1.1778611" calcext:value-type="float">
            <text:p>1.1778611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2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6682365" calcext:value-type="float">
            <text:p>1.6682365</text:p>
          </table:table-cell>
          <table:table-cell office:value-type="float" office:value="1.44330775" calcext:value-type="float">
            <text:p>1.44330775</text:p>
          </table:table-cell>
          <table:table-cell office:value-type="float" office:value="-0.224928749999999" calcext:value-type="float">
            <text:p>-0.224928749999999</text:p>
          </table:table-cell>
          <table:table-cell office:value-type="float" office:value="0.224928749999999" calcext:value-type="float">
            <text:p>0.224928749999999</text:p>
          </table:table-cell>
          <table:table-cell office:value-type="float" office:value="-0.5211467" calcext:value-type="float">
            <text:p>-0.52114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89]&gt;0; [.E289]+[.H289];[.E289])" office:value-type="float" office:value="1.44330775" calcext:value-type="float">
            <text:p>1.44330775</text:p>
          </table:table-cell>
          <table:table-cell table:formula="of:=IF([.H289]&lt;0; [.D289]+[.H289]; [.D289])" office:value-type="float" office:value="1.1470898" calcext:value-type="float">
            <text:p>1.1470898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2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4825775" calcext:value-type="float">
            <text:p>1.54825775</text:p>
          </table:table-cell>
          <table:table-cell office:value-type="float" office:value="1.36151625" calcext:value-type="float">
            <text:p>1.36151625</text:p>
          </table:table-cell>
          <table:table-cell office:value-type="float" office:value="-0.186741499999999" calcext:value-type="float">
            <text:p>-0.186741499999999</text:p>
          </table:table-cell>
          <table:table-cell office:value-type="float" office:value="0.186741499999999" calcext:value-type="float">
            <text:p>0.186741499999999</text:p>
          </table:table-cell>
          <table:table-cell office:value-type="float" office:value="-0.4023837" calcext:value-type="float">
            <text:p>-0.40238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0]&gt;0; [.E290]+[.H290];[.E290])" office:value-type="float" office:value="1.36151625" calcext:value-type="float">
            <text:p>1.36151625</text:p>
          </table:table-cell>
          <table:table-cell table:formula="of:=IF([.H290]&lt;0; [.D290]+[.H290]; [.D290])" office:value-type="float" office:value="1.14587405" calcext:value-type="float">
            <text:p>1.1458740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29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5083795" calcext:value-type="float">
            <text:p>1.5083795</text:p>
          </table:table-cell>
          <table:table-cell office:value-type="float" office:value="1.3207825" calcext:value-type="float">
            <text:p>1.3207825</text:p>
          </table:table-cell>
          <table:table-cell office:value-type="float" office:value="-0.187597000000002" calcext:value-type="float">
            <text:p>-0.187597000000002</text:p>
          </table:table-cell>
          <table:table-cell office:value-type="float" office:value="0.187597000000002" calcext:value-type="float">
            <text:p>0.187597000000002</text:p>
          </table:table-cell>
          <table:table-cell office:value-type="float" office:value="-0.5470031" calcext:value-type="float">
            <text:p>-0.54700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1]&gt;0; [.E291]+[.H291];[.E291])" office:value-type="float" office:value="1.3207825" calcext:value-type="float">
            <text:p>1.3207825</text:p>
          </table:table-cell>
          <table:table-cell table:formula="of:=IF([.H291]&lt;0; [.D291]+[.H291]; [.D291])" office:value-type="float" office:value="0.9613764" calcext:value-type="float">
            <text:p>0.96137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2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8865625" calcext:value-type="float">
            <text:p>1.58865625</text:p>
          </table:table-cell>
          <table:table-cell office:value-type="float" office:value="1.368656" calcext:value-type="float">
            <text:p>1.368656</text:p>
          </table:table-cell>
          <table:table-cell office:value-type="float" office:value="-0.220000250000002" calcext:value-type="float">
            <text:p>-0.220000250000002</text:p>
          </table:table-cell>
          <table:table-cell office:value-type="float" office:value="0.220000250000002" calcext:value-type="float">
            <text:p>0.220000250000002</text:p>
          </table:table-cell>
          <table:table-cell office:value-type="float" office:value="-0.640175" calcext:value-type="float">
            <text:p>-0.6401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2]&gt;0; [.E292]+[.H292];[.E292])" office:value-type="float" office:value="1.368656" calcext:value-type="float">
            <text:p>1.368656</text:p>
          </table:table-cell>
          <table:table-cell table:formula="of:=IF([.H292]&lt;0; [.D292]+[.H292]; [.D292])" office:value-type="float" office:value="0.94848125" calcext:value-type="float">
            <text:p>0.9484812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29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5646725" calcext:value-type="float">
            <text:p>1.55646725</text:p>
          </table:table-cell>
          <table:table-cell office:value-type="float" office:value="1.35564725" calcext:value-type="float">
            <text:p>1.35564725</text:p>
          </table:table-cell>
          <table:table-cell office:value-type="float" office:value="-0.200820000000001" calcext:value-type="float">
            <text:p>-0.200820000000001</text:p>
          </table:table-cell>
          <table:table-cell office:value-type="float" office:value="0.200820000000001" calcext:value-type="float">
            <text:p>0.200820000000001</text:p>
          </table:table-cell>
          <table:table-cell office:value-type="float" office:value="-0.4940693" calcext:value-type="float">
            <text:p>-0.49406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3]&gt;0; [.E293]+[.H293];[.E293])" office:value-type="float" office:value="1.35564725" calcext:value-type="float">
            <text:p>1.35564725</text:p>
          </table:table-cell>
          <table:table-cell table:formula="of:=IF([.H293]&lt;0; [.D293]+[.H293]; [.D293])" office:value-type="float" office:value="1.06239795" calcext:value-type="float">
            <text:p>1.062397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000000008062485" calcext:value-type="float">
            <text:p>8.062485E-10</text:p>
          </table:table-cell>
          <table:table-cell table:formula="of:=IF([.N29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44988275" calcext:value-type="float">
            <text:p>1.44988275</text:p>
          </table:table-cell>
          <table:table-cell office:value-type="float" office:value="1.278001" calcext:value-type="float">
            <text:p>1.278001</text:p>
          </table:table-cell>
          <table:table-cell office:value-type="float" office:value="-0.171881749999999" calcext:value-type="float">
            <text:p>-0.171881749999999</text:p>
          </table:table-cell>
          <table:table-cell office:value-type="float" office:value="0.171881749999999" calcext:value-type="float">
            <text:p>0.171881749999999</text:p>
          </table:table-cell>
          <table:table-cell office:value-type="float" office:value="-0.3105678" calcext:value-type="float">
            <text:p>-0.31056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4]&gt;0; [.E294]+[.H294];[.E294])" office:value-type="float" office:value="1.278001" calcext:value-type="float">
            <text:p>1.278001</text:p>
          </table:table-cell>
          <table:table-cell table:formula="of:=IF([.H294]&lt;0; [.D294]+[.H294]; [.D294])" office:value-type="float" office:value="1.13931495" calcext:value-type="float">
            <text:p>1.139314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29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48872925" calcext:value-type="float">
            <text:p>1.48872925</text:p>
          </table:table-cell>
          <table:table-cell office:value-type="float" office:value="1.29474125" calcext:value-type="float">
            <text:p>1.29474125</text:p>
          </table:table-cell>
          <table:table-cell office:value-type="float" office:value="-0.193988" calcext:value-type="float">
            <text:p>-0.193988</text:p>
          </table:table-cell>
          <table:table-cell office:value-type="float" office:value="0.193988" calcext:value-type="float">
            <text:p>0.193988</text:p>
          </table:table-cell>
          <table:table-cell office:value-type="float" office:value="-0.5354049" calcext:value-type="float">
            <text:p>-0.53540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5]&gt;0; [.E295]+[.H295];[.E295])" office:value-type="float" office:value="1.29474125" calcext:value-type="float">
            <text:p>1.29474125</text:p>
          </table:table-cell>
          <table:table-cell table:formula="of:=IF([.H295]&lt;0; [.D295]+[.H295]; [.D295])" office:value-type="float" office:value="0.95332435" calcext:value-type="float">
            <text:p>0.9533243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8237254" calcext:value-type="float">
            <text:p>8.237254E-11</text:p>
          </table:table-cell>
          <table:table-cell table:formula="of:=IF([.N2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6024425" calcext:value-type="float">
            <text:p>1.56024425</text:p>
          </table:table-cell>
          <table:table-cell office:value-type="float" office:value="1.34545525" calcext:value-type="float">
            <text:p>1.34545525</text:p>
          </table:table-cell>
          <table:table-cell office:value-type="float" office:value="-0.214788999999998" calcext:value-type="float">
            <text:p>-0.214788999999998</text:p>
          </table:table-cell>
          <table:table-cell office:value-type="float" office:value="0.214788999999998" calcext:value-type="float">
            <text:p>0.214788999999998</text:p>
          </table:table-cell>
          <table:table-cell office:value-type="float" office:value="-0.5944855" calcext:value-type="float">
            <text:p>-0.59448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6]&gt;0; [.E296]+[.H296];[.E296])" office:value-type="float" office:value="1.34545525" calcext:value-type="float">
            <text:p>1.34545525</text:p>
          </table:table-cell>
          <table:table-cell table:formula="of:=IF([.H296]&lt;0; [.D296]+[.H296]; [.D296])" office:value-type="float" office:value="0.96575875" calcext:value-type="float">
            <text:p>0.9657587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000000435459" calcext:value-type="float">
            <text:p>4.35459E-12</text:p>
          </table:table-cell>
          <table:table-cell table:formula="of:=IF([.N2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77287" calcext:value-type="float">
            <text:p>1.477287</text:p>
          </table:table-cell>
          <table:table-cell office:value-type="float" office:value="1.2925995" calcext:value-type="float">
            <text:p>1.2925995</text:p>
          </table:table-cell>
          <table:table-cell office:value-type="float" office:value="-0.184687500000001" calcext:value-type="float">
            <text:p>-0.184687500000001</text:p>
          </table:table-cell>
          <table:table-cell office:value-type="float" office:value="0.184687500000001" calcext:value-type="float">
            <text:p>0.184687500000001</text:p>
          </table:table-cell>
          <table:table-cell office:value-type="float" office:value="-0.4282522" calcext:value-type="float">
            <text:p>-0.42825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7]&gt;0; [.E297]+[.H297];[.E297])" office:value-type="float" office:value="1.2925995" calcext:value-type="float">
            <text:p>1.2925995</text:p>
          </table:table-cell>
          <table:table-cell table:formula="of:=IF([.H297]&lt;0; [.D297]+[.H297]; [.D297])" office:value-type="float" office:value="1.0490348" calcext:value-type="float">
            <text:p>1.0490348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29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348755" calcext:value-type="float">
            <text:p>1.4348755</text:p>
          </table:table-cell>
          <table:table-cell office:value-type="float" office:value="1.2521605" calcext:value-type="float">
            <text:p>1.2521605</text:p>
          </table:table-cell>
          <table:table-cell office:value-type="float" office:value="-0.182715000000002" calcext:value-type="float">
            <text:p>-0.182715000000002</text:p>
          </table:table-cell>
          <table:table-cell office:value-type="float" office:value="0.182715000000002" calcext:value-type="float">
            <text:p>0.182715000000002</text:p>
          </table:table-cell>
          <table:table-cell office:value-type="float" office:value="-0.5133959" calcext:value-type="float">
            <text:p>-0.513395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8]&gt;0; [.E298]+[.H298];[.E298])" office:value-type="float" office:value="1.2521605" calcext:value-type="float">
            <text:p>1.2521605</text:p>
          </table:table-cell>
          <table:table-cell table:formula="of:=IF([.H298]&lt;0; [.D298]+[.H298]; [.D298])" office:value-type="float" office:value="0.9214796" calcext:value-type="float">
            <text:p>0.9214796</text:p>
          </table:table-cell>
          <table:table-cell office:value-type="float" office:value="0.295" calcext:value-type="float">
            <text:p>0.295</text:p>
          </table:table-cell>
          <table:table-cell office:value-type="float" office:value="6.522423E-015" calcext:value-type="float">
            <text:p>6.522423E-15</text:p>
          </table:table-cell>
          <table:table-cell table:formula="of:=IF([.N29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5003" calcext:value-type="float">
            <text:p>1.55003</text:p>
          </table:table-cell>
          <table:table-cell office:value-type="float" office:value="1.32986575" calcext:value-type="float">
            <text:p>1.32986575</text:p>
          </table:table-cell>
          <table:table-cell office:value-type="float" office:value="-0.220164250000001" calcext:value-type="float">
            <text:p>-0.220164250000001</text:p>
          </table:table-cell>
          <table:table-cell office:value-type="float" office:value="0.220164250000001" calcext:value-type="float">
            <text:p>0.220164250000001</text:p>
          </table:table-cell>
          <table:table-cell office:value-type="float" office:value="-0.5584985" calcext:value-type="float">
            <text:p>-0.55849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299]&gt;0; [.E299]+[.H299];[.E299])" office:value-type="float" office:value="1.32986575" calcext:value-type="float">
            <text:p>1.32986575</text:p>
          </table:table-cell>
          <table:table-cell table:formula="of:=IF([.H299]&lt;0; [.D299]+[.H299]; [.D299])" office:value-type="float" office:value="0.9915315" calcext:value-type="float">
            <text:p>0.9915315</text:p>
          </table:table-cell>
          <table:table-cell office:value-type="float" office:value="0.3075" calcext:value-type="float">
            <text:p>0.3075</text:p>
          </table:table-cell>
          <table:table-cell office:value-type="float" office:value="1.000916E-015" calcext:value-type="float">
            <text:p>1.000916E-15</text:p>
          </table:table-cell>
          <table:table-cell table:formula="of:=IF([.N29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8468125" calcext:value-type="float">
            <text:p>1.58468125</text:p>
          </table:table-cell>
          <table:table-cell office:value-type="float" office:value="1.37291775" calcext:value-type="float">
            <text:p>1.37291775</text:p>
          </table:table-cell>
          <table:table-cell office:value-type="float" office:value="-0.2117635" calcext:value-type="float">
            <text:p>-0.2117635</text:p>
          </table:table-cell>
          <table:table-cell office:value-type="float" office:value="0.2117635" calcext:value-type="float">
            <text:p>0.2117635</text:p>
          </table:table-cell>
          <table:table-cell office:value-type="float" office:value="-0.4789336" calcext:value-type="float">
            <text:p>-0.47893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0]&gt;0; [.E300]+[.H300];[.E300])" office:value-type="float" office:value="1.37291775" calcext:value-type="float">
            <text:p>1.37291775</text:p>
          </table:table-cell>
          <table:table-cell table:formula="of:=IF([.H300]&lt;0; [.D300]+[.H300]; [.D300])" office:value-type="float" office:value="1.10574765" calcext:value-type="float">
            <text:p>1.1057476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000000000717209" calcext:value-type="float">
            <text:p>7.17209E-12</text:p>
          </table:table-cell>
          <table:table-cell table:formula="of:=IF([.N30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1760125" calcext:value-type="float">
            <text:p>1.51760125</text:p>
          </table:table-cell>
          <table:table-cell office:value-type="float" office:value="1.3370475" calcext:value-type="float">
            <text:p>1.3370475</text:p>
          </table:table-cell>
          <table:table-cell office:value-type="float" office:value="-0.180553750000001" calcext:value-type="float">
            <text:p>-0.180553750000001</text:p>
          </table:table-cell>
          <table:table-cell office:value-type="float" office:value="0.180553750000001" calcext:value-type="float">
            <text:p>0.180553750000001</text:p>
          </table:table-cell>
          <table:table-cell office:value-type="float" office:value="-0.3369037" calcext:value-type="float">
            <text:p>-0.33690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1]&gt;0; [.E301]+[.H301];[.E301])" office:value-type="float" office:value="1.3370475" calcext:value-type="float">
            <text:p>1.3370475</text:p>
          </table:table-cell>
          <table:table-cell table:formula="of:=IF([.H301]&lt;0; [.D301]+[.H301]; [.D301])" office:value-type="float" office:value="1.18069755" calcext:value-type="float">
            <text:p>1.1806975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30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4098225" calcext:value-type="float">
            <text:p>1.54098225</text:p>
          </table:table-cell>
          <table:table-cell office:value-type="float" office:value="1.34184425" calcext:value-type="float">
            <text:p>1.34184425</text:p>
          </table:table-cell>
          <table:table-cell office:value-type="float" office:value="-0.199137999999999" calcext:value-type="float">
            <text:p>-0.199137999999999</text:p>
          </table:table-cell>
          <table:table-cell office:value-type="float" office:value="0.199137999999999" calcext:value-type="float">
            <text:p>0.199137999999999</text:p>
          </table:table-cell>
          <table:table-cell office:value-type="float" office:value="-0.4757115" calcext:value-type="float">
            <text:p>-0.47571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2]&gt;0; [.E302]+[.H302];[.E302])" office:value-type="float" office:value="1.34184425" calcext:value-type="float">
            <text:p>1.34184425</text:p>
          </table:table-cell>
          <table:table-cell table:formula="of:=IF([.H302]&lt;0; [.D302]+[.H302]; [.D302])" office:value-type="float" office:value="1.06527075" calcext:value-type="float">
            <text:p>1.0652707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000001836521" calcext:value-type="float">
            <text:p>1.836521E-13</text:p>
          </table:table-cell>
          <table:table-cell table:formula="of:=IF([.N30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77161" calcext:value-type="float">
            <text:p>1.477161</text:p>
          </table:table-cell>
          <table:table-cell office:value-type="float" office:value="1.292411" calcext:value-type="float">
            <text:p>1.292411</text:p>
          </table:table-cell>
          <table:table-cell office:value-type="float" office:value="-0.184749999999999" calcext:value-type="float">
            <text:p>-0.184749999999999</text:p>
          </table:table-cell>
          <table:table-cell office:value-type="float" office:value="0.184749999999999" calcext:value-type="float">
            <text:p>0.184749999999999</text:p>
          </table:table-cell>
          <table:table-cell office:value-type="float" office:value="-0.401326" calcext:value-type="float">
            <text:p>-0.4013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3]&gt;0; [.E303]+[.H303];[.E303])" office:value-type="float" office:value="1.292411" calcext:value-type="float">
            <text:p>1.292411</text:p>
          </table:table-cell>
          <table:table-cell table:formula="of:=IF([.H303]&lt;0; [.D303]+[.H303]; [.D303])" office:value-type="float" office:value="1.075835" calcext:value-type="float">
            <text:p>1.075835</text:p>
          </table:table-cell>
          <table:table-cell office:value-type="float" office:value="0.305" calcext:value-type="float">
            <text:p>0.305</text:p>
          </table:table-cell>
          <table:table-cell office:value-type="float" office:value="1.000916E-015" calcext:value-type="float">
            <text:p>1.000916E-15</text:p>
          </table:table-cell>
          <table:table-cell table:formula="of:=IF([.N30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489174" calcext:value-type="float">
            <text:p>1.489174</text:p>
          </table:table-cell>
          <table:table-cell office:value-type="float" office:value="1.30117275" calcext:value-type="float">
            <text:p>1.30117275</text:p>
          </table:table-cell>
          <table:table-cell office:value-type="float" office:value="-0.18800125" calcext:value-type="float">
            <text:p>-0.18800125</text:p>
          </table:table-cell>
          <table:table-cell office:value-type="float" office:value="0.18800125" calcext:value-type="float">
            <text:p>0.18800125</text:p>
          </table:table-cell>
          <table:table-cell office:value-type="float" office:value="-0.5205893" calcext:value-type="float">
            <text:p>-0.52058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4]&gt;0; [.E304]+[.H304];[.E304])" office:value-type="float" office:value="1.30117275" calcext:value-type="float">
            <text:p>1.30117275</text:p>
          </table:table-cell>
          <table:table-cell table:formula="of:=IF([.H304]&lt;0; [.D304]+[.H304]; [.D304])" office:value-type="float" office:value="0.9685847" calcext:value-type="float">
            <text:p>0.9685847</text:p>
          </table:table-cell>
          <table:table-cell office:value-type="float" office:value="0.315" calcext:value-type="float">
            <text:p>0.315</text:p>
          </table:table-cell>
          <table:table-cell office:value-type="float" office:value="1.000916E-015" calcext:value-type="float">
            <text:p>1.000916E-15</text:p>
          </table:table-cell>
          <table:table-cell table:formula="of:=IF([.N30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3776225" calcext:value-type="float">
            <text:p>1.53776225</text:p>
          </table:table-cell>
          <table:table-cell office:value-type="float" office:value="1.31991225" calcext:value-type="float">
            <text:p>1.31991225</text:p>
          </table:table-cell>
          <table:table-cell office:value-type="float" office:value="-0.217849999999999" calcext:value-type="float">
            <text:p>-0.217849999999999</text:p>
          </table:table-cell>
          <table:table-cell office:value-type="float" office:value="0.217849999999999" calcext:value-type="float">
            <text:p>0.217849999999999</text:p>
          </table:table-cell>
          <table:table-cell office:value-type="float" office:value="-0.6129491" calcext:value-type="float">
            <text:p>-0.61294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5]&gt;0; [.E305]+[.H305];[.E305])" office:value-type="float" office:value="1.31991225" calcext:value-type="float">
            <text:p>1.31991225</text:p>
          </table:table-cell>
          <table:table-cell table:formula="of:=IF([.H305]&lt;0; [.D305]+[.H305]; [.D305])" office:value-type="float" office:value="0.92481315" calcext:value-type="float">
            <text:p>0.92481315</text:p>
          </table:table-cell>
          <table:table-cell office:value-type="float" office:value="0.3225" calcext:value-type="float">
            <text:p>0.3225</text:p>
          </table:table-cell>
          <table:table-cell office:value-type="float" office:value="1.000916E-015" calcext:value-type="float">
            <text:p>1.000916E-15</text:p>
          </table:table-cell>
          <table:table-cell table:formula="of:=IF([.N30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5476285" calcext:value-type="float">
            <text:p>1.5476285</text:p>
          </table:table-cell>
          <table:table-cell office:value-type="float" office:value="1.3043665" calcext:value-type="float">
            <text:p>1.3043665</text:p>
          </table:table-cell>
          <table:table-cell office:value-type="float" office:value="-0.243261999999999" calcext:value-type="float">
            <text:p>-0.243261999999999</text:p>
          </table:table-cell>
          <table:table-cell office:value-type="float" office:value="0.243261999999999" calcext:value-type="float">
            <text:p>0.243261999999999</text:p>
          </table:table-cell>
          <table:table-cell office:value-type="float" office:value="-0.7722403" calcext:value-type="float">
            <text:p>-0.77224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6]&gt;0; [.E306]+[.H306];[.E306])" office:value-type="float" office:value="1.3043665" calcext:value-type="float">
            <text:p>1.3043665</text:p>
          </table:table-cell>
          <table:table-cell table:formula="of:=IF([.H306]&lt;0; [.D306]+[.H306]; [.D306])" office:value-type="float" office:value="0.7753882" calcext:value-type="float">
            <text:p>0.7753882</text:p>
          </table:table-cell>
          <table:table-cell office:value-type="float" office:value="0.365" calcext:value-type="float">
            <text:p>0.365</text:p>
          </table:table-cell>
          <table:table-cell office:value-type="float" office:value="1.000916E-015" calcext:value-type="float">
            <text:p>1.000916E-15</text:p>
          </table:table-cell>
          <table:table-cell table:formula="of:=IF([.N3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0322225" calcext:value-type="float">
            <text:p>1.60322225</text:p>
          </table:table-cell>
          <table:table-cell office:value-type="float" office:value="1.298325" calcext:value-type="float">
            <text:p>1.298325</text:p>
          </table:table-cell>
          <table:table-cell office:value-type="float" office:value="-0.304897249999999" calcext:value-type="float">
            <text:p>-0.304897249999999</text:p>
          </table:table-cell>
          <table:table-cell office:value-type="float" office:value="0.304897249999999" calcext:value-type="float">
            <text:p>0.304897249999999</text:p>
          </table:table-cell>
          <table:table-cell office:value-type="float" office:value="-1.188562" calcext:value-type="float">
            <text:p>-1.1885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7]&gt;0; [.E307]+[.H307];[.E307])" office:value-type="float" office:value="1.298325" calcext:value-type="float">
            <text:p>1.298325</text:p>
          </table:table-cell>
          <table:table-cell table:formula="of:=IF([.H307]&lt;0; [.D307]+[.H307]; [.D307])" office:value-type="float" office:value="0.41466025" calcext:value-type="float">
            <text:p>0.41466025</text:p>
          </table:table-cell>
          <table:table-cell office:value-type="float" office:value="0.445" calcext:value-type="float">
            <text:p>0.445</text:p>
          </table:table-cell>
          <table:table-cell office:value-type="float" office:value="1.000916E-015" calcext:value-type="float">
            <text:p>1.000916E-15</text:p>
          </table:table-cell>
          <table:table-cell table:formula="of:=IF([.N3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75564675" calcext:value-type="float">
            <text:p>1.75564675</text:p>
          </table:table-cell>
          <table:table-cell office:value-type="float" office:value="1.40426625" calcext:value-type="float">
            <text:p>1.40426625</text:p>
          </table:table-cell>
          <table:table-cell office:value-type="float" office:value="-0.3513805" calcext:value-type="float">
            <text:p>-0.3513805</text:p>
          </table:table-cell>
          <table:table-cell office:value-type="float" office:value="0.3513805" calcext:value-type="float">
            <text:p>0.3513805</text:p>
          </table:table-cell>
          <table:table-cell office:value-type="float" office:value="-1.28467" calcext:value-type="float">
            <text:p>-1.284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8]&gt;0; [.E308]+[.H308];[.E308])" office:value-type="float" office:value="1.40426625" calcext:value-type="float">
            <text:p>1.40426625</text:p>
          </table:table-cell>
          <table:table-cell table:formula="of:=IF([.H308]&lt;0; [.D308]+[.H308]; [.D308])" office:value-type="float" office:value="0.47097675" calcext:value-type="float">
            <text:p>0.47097675</text:p>
          </table:table-cell>
          <table:table-cell office:value-type="float" office:value="0.4325" calcext:value-type="float">
            <text:p>0.4325</text:p>
          </table:table-cell>
          <table:table-cell office:value-type="float" office:value="1.000916E-015" calcext:value-type="float">
            <text:p>1.000916E-15</text:p>
          </table:table-cell>
          <table:table-cell table:formula="of:=IF([.N3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5047825" calcext:value-type="float">
            <text:p>1.75047825</text:p>
          </table:table-cell>
          <table:table-cell office:value-type="float" office:value="1.3903025" calcext:value-type="float">
            <text:p>1.3903025</text:p>
          </table:table-cell>
          <table:table-cell office:value-type="float" office:value="-0.36017575" calcext:value-type="float">
            <text:p>-0.36017575</text:p>
          </table:table-cell>
          <table:table-cell office:value-type="float" office:value="0.36017575" calcext:value-type="float">
            <text:p>0.36017575</text:p>
          </table:table-cell>
          <table:table-cell office:value-type="float" office:value="-1.366005" calcext:value-type="float">
            <text:p>-1.3660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09]&gt;0; [.E309]+[.H309];[.E309])" office:value-type="float" office:value="1.3903025" calcext:value-type="float">
            <text:p>1.3903025</text:p>
          </table:table-cell>
          <table:table-cell table:formula="of:=IF([.H309]&lt;0; [.D309]+[.H309]; [.D309])" office:value-type="float" office:value="0.38447325" calcext:value-type="float">
            <text:p>0.38447325</text:p>
          </table:table-cell>
          <table:table-cell office:value-type="float" office:value="0.4275" calcext:value-type="float">
            <text:p>0.4275</text:p>
          </table:table-cell>
          <table:table-cell office:value-type="float" office:value="1.000916E-015" calcext:value-type="float">
            <text:p>1.000916E-15</text:p>
          </table:table-cell>
          <table:table-cell table:formula="of:=IF([.N3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606682" calcext:value-type="float">
            <text:p>1.606682</text:p>
          </table:table-cell>
          <table:table-cell office:value-type="float" office:value="1.29296075" calcext:value-type="float">
            <text:p>1.29296075</text:p>
          </table:table-cell>
          <table:table-cell office:value-type="float" office:value="-0.313721250000001" calcext:value-type="float">
            <text:p>-0.313721250000001</text:p>
          </table:table-cell>
          <table:table-cell office:value-type="float" office:value="0.313721250000001" calcext:value-type="float">
            <text:p>0.313721250000001</text:p>
          </table:table-cell>
          <table:table-cell office:value-type="float" office:value="-1.194462" calcext:value-type="float">
            <text:p>-1.1944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0]&gt;0; [.E310]+[.H310];[.E310])" office:value-type="float" office:value="1.29296075" calcext:value-type="float">
            <text:p>1.29296075</text:p>
          </table:table-cell>
          <table:table-cell table:formula="of:=IF([.H310]&lt;0; [.D310]+[.H310]; [.D310])" office:value-type="float" office:value="0.41222" calcext:value-type="float">
            <text:p>0.41222</text:p>
          </table:table-cell>
          <table:table-cell office:value-type="float" office:value="0.4075" calcext:value-type="float">
            <text:p>0.4075</text:p>
          </table:table-cell>
          <table:table-cell office:value-type="float" office:value="1.000916E-015" calcext:value-type="float">
            <text:p>1.000916E-15</text:p>
          </table:table-cell>
          <table:table-cell table:formula="of:=IF([.N3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72180175" calcext:value-type="float">
            <text:p>1.72180175</text:p>
          </table:table-cell>
          <table:table-cell office:value-type="float" office:value="1.4080815" calcext:value-type="float">
            <text:p>1.4080815</text:p>
          </table:table-cell>
          <table:table-cell office:value-type="float" office:value="-0.313720249999999" calcext:value-type="float">
            <text:p>-0.313720249999999</text:p>
          </table:table-cell>
          <table:table-cell office:value-type="float" office:value="0.313720249999999" calcext:value-type="float">
            <text:p>0.313720249999999</text:p>
          </table:table-cell>
          <table:table-cell office:value-type="float" office:value="-0.7498887" calcext:value-type="float">
            <text:p>-0.74988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1]&gt;0; [.E311]+[.H311];[.E311])" office:value-type="float" office:value="1.4080815" calcext:value-type="float">
            <text:p>1.4080815</text:p>
          </table:table-cell>
          <table:table-cell table:formula="of:=IF([.H311]&lt;0; [.D311]+[.H311]; [.D311])" office:value-type="float" office:value="0.97191305" calcext:value-type="float">
            <text:p>0.97191305</text:p>
          </table:table-cell>
          <table:table-cell office:value-type="float" office:value="0.3925" calcext:value-type="float">
            <text:p>0.3925</text:p>
          </table:table-cell>
          <table:table-cell office:value-type="float" office:value="1.000916E-015" calcext:value-type="float">
            <text:p>1.000916E-15</text:p>
          </table:table-cell>
          <table:table-cell table:formula="of:=IF([.N3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7734475" calcext:value-type="float">
            <text:p>1.77734475</text:p>
          </table:table-cell>
          <table:table-cell office:value-type="float" office:value="1.46013375" calcext:value-type="float">
            <text:p>1.46013375</text:p>
          </table:table-cell>
          <table:table-cell office:value-type="float" office:value="-0.317211000000001" calcext:value-type="float">
            <text:p>-0.317211000000001</text:p>
          </table:table-cell>
          <table:table-cell office:value-type="float" office:value="0.317211000000001" calcext:value-type="float">
            <text:p>0.317211000000001</text:p>
          </table:table-cell>
          <table:table-cell office:value-type="float" office:value="-0.8293898" calcext:value-type="float">
            <text:p>-0.829389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2]&gt;0; [.E312]+[.H312];[.E312])" office:value-type="float" office:value="1.46013375" calcext:value-type="float">
            <text:p>1.46013375</text:p>
          </table:table-cell>
          <table:table-cell table:formula="of:=IF([.H312]&lt;0; [.D312]+[.H312]; [.D312])" office:value-type="float" office:value="0.94795495" calcext:value-type="float">
            <text:p>0.94795495</text:p>
          </table:table-cell>
          <table:table-cell office:value-type="float" office:value="0.38" calcext:value-type="float">
            <text:p>0.38</text:p>
          </table:table-cell>
          <table:table-cell office:value-type="float" office:value="1.000916E-015" calcext:value-type="float">
            <text:p>1.000916E-15</text:p>
          </table:table-cell>
          <table:table-cell table:formula="of:=IF([.N3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63440525" calcext:value-type="float">
            <text:p>1.63440525</text:p>
          </table:table-cell>
          <table:table-cell office:value-type="float" office:value="1.36146325" calcext:value-type="float">
            <text:p>1.36146325</text:p>
          </table:table-cell>
          <table:table-cell office:value-type="float" office:value="-0.272941999999999" calcext:value-type="float">
            <text:p>-0.272941999999999</text:p>
          </table:table-cell>
          <table:table-cell office:value-type="float" office:value="0.272941999999999" calcext:value-type="float">
            <text:p>0.272941999999999</text:p>
          </table:table-cell>
          <table:table-cell office:value-type="float" office:value="-0.788097" calcext:value-type="float">
            <text:p>-0.7880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3]&gt;0; [.E313]+[.H313];[.E313])" office:value-type="float" office:value="1.36146325" calcext:value-type="float">
            <text:p>1.36146325</text:p>
          </table:table-cell>
          <table:table-cell table:formula="of:=IF([.H313]&lt;0; [.D313]+[.H313]; [.D313])" office:value-type="float" office:value="0.84630825" calcext:value-type="float">
            <text:p>0.8463082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.000916E-015" calcext:value-type="float">
            <text:p>1.000916E-15</text:p>
          </table:table-cell>
          <table:table-cell table:formula="of:=IF([.N3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97625" calcext:value-type="float">
            <text:p>1.597625</text:p>
          </table:table-cell>
          <table:table-cell office:value-type="float" office:value="1.406923" calcext:value-type="float">
            <text:p>1.406923</text:p>
          </table:table-cell>
          <table:table-cell office:value-type="float" office:value="-0.190701999999999" calcext:value-type="float">
            <text:p>-0.190701999999999</text:p>
          </table:table-cell>
          <table:table-cell office:value-type="float" office:value="0.190701999999999" calcext:value-type="float">
            <text:p>0.190701999999999</text:p>
          </table:table-cell>
          <table:table-cell office:value-type="float" office:value="-0.4515322" calcext:value-type="float">
            <text:p>-0.45153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4]&gt;0; [.E314]+[.H314];[.E314])" office:value-type="float" office:value="1.406923" calcext:value-type="float">
            <text:p>1.406923</text:p>
          </table:table-cell>
          <table:table-cell table:formula="of:=IF([.H314]&lt;0; [.D314]+[.H314]; [.D314])" office:value-type="float" office:value="1.1460928" calcext:value-type="float">
            <text:p>1.1460928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000000000717209" calcext:value-type="float">
            <text:p>7.17209E-12</text:p>
          </table:table-cell>
          <table:table-cell table:formula="of:=IF([.N3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546199" calcext:value-type="float">
            <text:p>1.546199</text:p>
          </table:table-cell>
          <table:table-cell office:value-type="float" office:value="1.3673925" calcext:value-type="float">
            <text:p>1.3673925</text:p>
          </table:table-cell>
          <table:table-cell office:value-type="float" office:value="-0.178806500000001" calcext:value-type="float">
            <text:p>-0.178806500000001</text:p>
          </table:table-cell>
          <table:table-cell office:value-type="float" office:value="0.178806500000001" calcext:value-type="float">
            <text:p>0.178806500000001</text:p>
          </table:table-cell>
          <table:table-cell office:value-type="float" office:value="-0.37463" calcext:value-type="float">
            <text:p>-0.374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5]&gt;0; [.E315]+[.H315];[.E315])" office:value-type="float" office:value="1.3673925" calcext:value-type="float">
            <text:p>1.3673925</text:p>
          </table:table-cell>
          <table:table-cell table:formula="of:=IF([.H315]&lt;0; [.D315]+[.H315]; [.D315])" office:value-type="float" office:value="1.171569" calcext:value-type="float">
            <text:p>1.171569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8237254" calcext:value-type="float">
            <text:p>8.237254E-11</text:p>
          </table:table-cell>
          <table:table-cell table:formula="of:=IF([.N31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9169575" calcext:value-type="float">
            <text:p>1.59169575</text:p>
          </table:table-cell>
          <table:table-cell office:value-type="float" office:value="1.439747" calcext:value-type="float">
            <text:p>1.439747</text:p>
          </table:table-cell>
          <table:table-cell office:value-type="float" office:value="-0.151948749999999" calcext:value-type="float">
            <text:p>-0.151948749999999</text:p>
          </table:table-cell>
          <table:table-cell office:value-type="float" office:value="0.151948749999999" calcext:value-type="float">
            <text:p>0.151948749999999</text:p>
          </table:table-cell>
          <table:table-cell office:value-type="float" office:value="-0.5121244" calcext:value-type="float">
            <text:p>-0.512124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6]&gt;0; [.E316]+[.H316];[.E316])" office:value-type="float" office:value="1.439747" calcext:value-type="float">
            <text:p>1.439747</text:p>
          </table:table-cell>
          <table:table-cell table:formula="of:=IF([.H316]&lt;0; [.D316]+[.H316]; [.D316])" office:value-type="float" office:value="1.07957135" calcext:value-type="float">
            <text:p>1.0795713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000000435459" calcext:value-type="float">
            <text:p>4.35459E-12</text:p>
          </table:table-cell>
          <table:table-cell table:formula="of:=IF([.N31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3045025" calcext:value-type="float">
            <text:p>1.73045025</text:p>
          </table:table-cell>
          <table:table-cell office:value-type="float" office:value="1.555425" calcext:value-type="float">
            <text:p>1.555425</text:p>
          </table:table-cell>
          <table:table-cell office:value-type="float" office:value="-0.175025249999998" calcext:value-type="float">
            <text:p>-0.175025249999998</text:p>
          </table:table-cell>
          <table:table-cell office:value-type="float" office:value="0.175025249999998" calcext:value-type="float">
            <text:p>0.175025249999998</text:p>
          </table:table-cell>
          <table:table-cell office:value-type="float" office:value="-0.2914611" calcext:value-type="float">
            <text:p>-0.29146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7]&gt;0; [.E317]+[.H317];[.E317])" office:value-type="float" office:value="1.555425" calcext:value-type="float">
            <text:p>1.555425</text:p>
          </table:table-cell>
          <table:table-cell table:formula="of:=IF([.H317]&lt;0; [.D317]+[.H317]; [.D317])" office:value-type="float" office:value="1.43898915" calcext:value-type="float">
            <text:p>1.4389891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3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145665" calcext:value-type="float">
            <text:p>1.9145665</text:p>
          </table:table-cell>
          <table:table-cell office:value-type="float" office:value="1.75035" calcext:value-type="float">
            <text:p>1.75035</text:p>
          </table:table-cell>
          <table:table-cell office:value-type="float" office:value="-0.164216500000001" calcext:value-type="float">
            <text:p>-0.164216500000001</text:p>
          </table:table-cell>
          <table:table-cell office:value-type="float" office:value="0.164216500000001" calcext:value-type="float">
            <text:p>0.164216500000001</text:p>
          </table:table-cell>
          <table:table-cell office:value-type="float" office:value="-0.1728174" calcext:value-type="float">
            <text:p>-0.17281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8]&gt;0; [.E318]+[.H318];[.E318])" office:value-type="float" office:value="1.75035" calcext:value-type="float">
            <text:p>1.75035</text:p>
          </table:table-cell>
          <table:table-cell table:formula="of:=IF([.H318]&lt;0; [.D318]+[.H318]; [.D318])" office:value-type="float" office:value="1.7417491" calcext:value-type="float">
            <text:p>1.7417491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3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19862875" calcext:value-type="float">
            <text:p>2.19862875</text:p>
          </table:table-cell>
          <table:table-cell office:value-type="float" office:value="2.057015" calcext:value-type="float">
            <text:p>2.057015</text:p>
          </table:table-cell>
          <table:table-cell office:value-type="float" office:value="-0.14161375" calcext:value-type="float">
            <text:p>-0.14161375</text:p>
          </table:table-cell>
          <table:table-cell office:value-type="float" office:value="0.14161375" calcext:value-type="float">
            <text:p>0.14161375</text:p>
          </table:table-cell>
          <table:table-cell office:value-type="float" office:value="0.02687246" calcext:value-type="float">
            <text:p>0.026872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19]&gt;0; [.E319]+[.H319];[.E319])" office:value-type="float" office:value="2.08388746" calcext:value-type="float">
            <text:p>2.08388746</text:p>
          </table:table-cell>
          <table:table-cell table:formula="of:=IF([.H319]&lt;0; [.D319]+[.H319]; [.D319])" office:value-type="float" office:value="2.19862875" calcext:value-type="float">
            <text:p>2.198628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653537" calcext:value-type="float">
            <text:p>0.001653537</text:p>
          </table:table-cell>
          <table:table-cell table:formula="of:=IF([.N3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2.293711" calcext:value-type="float">
            <text:p>2.293711</text:p>
          </table:table-cell>
          <table:table-cell office:value-type="float" office:value="2.25375875" calcext:value-type="float">
            <text:p>2.25375875</text:p>
          </table:table-cell>
          <table:table-cell office:value-type="float" office:value="-0.039952250000002" calcext:value-type="float">
            <text:p>-0.039952250000002</text:p>
          </table:table-cell>
          <table:table-cell office:value-type="float" office:value="0.039952250000002" calcext:value-type="float">
            <text:p>0.039952250000002</text:p>
          </table:table-cell>
          <table:table-cell office:value-type="float" office:value="0.02205369" calcext:value-type="float">
            <text:p>0.022053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0]&gt;0; [.E320]+[.H320];[.E320])" office:value-type="float" office:value="2.27581244" calcext:value-type="float">
            <text:p>2.27581244</text:p>
          </table:table-cell>
          <table:table-cell table:formula="of:=IF([.H320]&lt;0; [.D320]+[.H320]; [.D320])" office:value-type="float" office:value="2.293711" calcext:value-type="float">
            <text:p>2.293711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2532481" calcext:value-type="float">
            <text:p>0.2532481</text:p>
          </table:table-cell>
          <table:table-cell table:formula="of:=IF([.N32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277634" calcext:value-type="float">
            <text:p>2.277634</text:p>
          </table:table-cell>
          <table:table-cell office:value-type="float" office:value="2.20945175" calcext:value-type="float">
            <text:p>2.20945175</text:p>
          </table:table-cell>
          <table:table-cell office:value-type="float" office:value="-0.068182249999998" calcext:value-type="float">
            <text:p>-0.068182249999998</text:p>
          </table:table-cell>
          <table:table-cell office:value-type="float" office:value="0.068182249999998" calcext:value-type="float">
            <text:p>0.068182249999998</text:p>
          </table:table-cell>
          <table:table-cell office:value-type="float" office:value="-0.1335949" calcext:value-type="float">
            <text:p>-0.13359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1]&gt;0; [.E321]+[.H321];[.E321])" office:value-type="float" office:value="2.20945175" calcext:value-type="float">
            <text:p>2.20945175</text:p>
          </table:table-cell>
          <table:table-cell table:formula="of:=IF([.H321]&lt;0; [.D321]+[.H321]; [.D321])" office:value-type="float" office:value="2.1440391" calcext:value-type="float">
            <text:p>2.14403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0928" calcext:value-type="float">
            <text:p>0.1190928</text:p>
          </table:table-cell>
          <table:table-cell table:formula="of:=IF([.N32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2.39370575" calcext:value-type="float">
            <text:p>2.39370575</text:p>
          </table:table-cell>
          <table:table-cell office:value-type="float" office:value="2.28795975" calcext:value-type="float">
            <text:p>2.28795975</text:p>
          </table:table-cell>
          <table:table-cell office:value-type="float" office:value="-0.105745999999999" calcext:value-type="float">
            <text:p>-0.105745999999999</text:p>
          </table:table-cell>
          <table:table-cell office:value-type="float" office:value="0.105745999999999" calcext:value-type="float">
            <text:p>0.105745999999999</text:p>
          </table:table-cell>
          <table:table-cell office:value-type="float" office:value="-0.1139287" calcext:value-type="float">
            <text:p>-0.11392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2]&gt;0; [.E322]+[.H322];[.E322])" office:value-type="float" office:value="2.28795975" calcext:value-type="float">
            <text:p>2.28795975</text:p>
          </table:table-cell>
          <table:table-cell table:formula="of:=IF([.H322]&lt;0; [.D322]+[.H322]; [.D322])" office:value-type="float" office:value="2.27977705" calcext:value-type="float">
            <text:p>2.2797770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74929" calcext:value-type="float">
            <text:p>0.0274929</text:p>
          </table:table-cell>
          <table:table-cell table:formula="of:=IF([.N3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17638" calcext:value-type="float">
            <text:p>2.17638</text:p>
          </table:table-cell>
          <table:table-cell office:value-type="float" office:value="2.094808" calcext:value-type="float">
            <text:p>2.094808</text:p>
          </table:table-cell>
          <table:table-cell office:value-type="float" office:value="-0.081572" calcext:value-type="float">
            <text:p>-0.081572</text:p>
          </table:table-cell>
          <table:table-cell office:value-type="float" office:value="0.081572" calcext:value-type="float">
            <text:p>0.081572</text:p>
          </table:table-cell>
          <table:table-cell office:value-type="float" office:value="-0.0120463" calcext:value-type="float">
            <text:p>-0.01204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3]&gt;0; [.E323]+[.H323];[.E323])" office:value-type="float" office:value="2.094808" calcext:value-type="float">
            <text:p>2.094808</text:p>
          </table:table-cell>
          <table:table-cell table:formula="of:=IF([.H323]&lt;0; [.D323]+[.H323]; [.D323])" office:value-type="float" office:value="2.1643337" calcext:value-type="float">
            <text:p>2.1643337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395979" calcext:value-type="float">
            <text:p>0.1395979</text:p>
          </table:table-cell>
          <table:table-cell table:formula="of:=IF([.N32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00676075" calcext:value-type="float">
            <text:p>2.00676075</text:p>
          </table:table-cell>
          <table:table-cell office:value-type="float" office:value="1.83030225" calcext:value-type="float">
            <text:p>1.83030225</text:p>
          </table:table-cell>
          <table:table-cell office:value-type="float" office:value="-0.1764585" calcext:value-type="float">
            <text:p>-0.1764585</text:p>
          </table:table-cell>
          <table:table-cell office:value-type="float" office:value="0.1764585" calcext:value-type="float">
            <text:p>0.1764585</text:p>
          </table:table-cell>
          <table:table-cell office:value-type="float" office:value="-0.2389613" calcext:value-type="float">
            <text:p>-0.23896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4]&gt;0; [.E324]+[.H324];[.E324])" office:value-type="float" office:value="1.83030225" calcext:value-type="float">
            <text:p>1.83030225</text:p>
          </table:table-cell>
          <table:table-cell table:formula="of:=IF([.H324]&lt;0; [.D324]+[.H324]; [.D324])" office:value-type="float" office:value="1.76779945" calcext:value-type="float">
            <text:p>1.7677994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4818035" calcext:value-type="float">
            <text:p>4.818035E-06</text:p>
          </table:table-cell>
          <table:table-cell table:formula="of:=IF([.N3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841137" calcext:value-type="float">
            <text:p>1.841137</text:p>
          </table:table-cell>
          <table:table-cell office:value-type="float" office:value="1.5847535" calcext:value-type="float">
            <text:p>1.5847535</text:p>
          </table:table-cell>
          <table:table-cell office:value-type="float" office:value="-0.256383500000003" calcext:value-type="float">
            <text:p>-0.256383500000003</text:p>
          </table:table-cell>
          <table:table-cell office:value-type="float" office:value="0.256383500000003" calcext:value-type="float">
            <text:p>0.256383500000003</text:p>
          </table:table-cell>
          <table:table-cell office:value-type="float" office:value="-0.4914477" calcext:value-type="float">
            <text:p>-0.49144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5]&gt;0; [.E325]+[.H325];[.E325])" office:value-type="float" office:value="1.5847535" calcext:value-type="float">
            <text:p>1.5847535</text:p>
          </table:table-cell>
          <table:table-cell table:formula="of:=IF([.H325]&lt;0; [.D325]+[.H325]; [.D325])" office:value-type="float" office:value="1.3496893" calcext:value-type="float">
            <text:p>1.349689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000000435459" calcext:value-type="float">
            <text:p>4.35459E-12</text:p>
          </table:table-cell>
          <table:table-cell table:formula="of:=IF([.N3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5561375" calcext:value-type="float">
            <text:p>1.65561375</text:p>
          </table:table-cell>
          <table:table-cell office:value-type="float" office:value="1.435005" calcext:value-type="float">
            <text:p>1.435005</text:p>
          </table:table-cell>
          <table:table-cell office:value-type="float" office:value="-0.220608750000003" calcext:value-type="float">
            <text:p>-0.220608750000003</text:p>
          </table:table-cell>
          <table:table-cell office:value-type="float" office:value="0.220608750000003" calcext:value-type="float">
            <text:p>0.220608750000003</text:p>
          </table:table-cell>
          <table:table-cell office:value-type="float" office:value="-0.3773057" calcext:value-type="float">
            <text:p>-0.37730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6]&gt;0; [.E326]+[.H326];[.E326])" office:value-type="float" office:value="1.435005" calcext:value-type="float">
            <text:p>1.435005</text:p>
          </table:table-cell>
          <table:table-cell table:formula="of:=IF([.H326]&lt;0; [.D326]+[.H326]; [.D326])" office:value-type="float" office:value="1.27830805" calcext:value-type="float">
            <text:p>1.2783080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3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CYX</text:p>
          </table:table-cell>
          <table:table-cell office:value-type="float" office:value="1.53080175" calcext:value-type="float">
            <text:p>1.53080175</text:p>
          </table:table-cell>
          <table:table-cell office:value-type="float" office:value="1.36330125" calcext:value-type="float">
            <text:p>1.36330125</text:p>
          </table:table-cell>
          <table:table-cell office:value-type="float" office:value="-0.167500499999999" calcext:value-type="float">
            <text:p>-0.167500499999999</text:p>
          </table:table-cell>
          <table:table-cell office:value-type="float" office:value="0.167500499999999" calcext:value-type="float">
            <text:p>0.167500499999999</text:p>
          </table:table-cell>
          <table:table-cell office:value-type="float" office:value="-0.2464046" calcext:value-type="float">
            <text:p>-0.24640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7]&gt;0; [.E327]+[.H327];[.E327])" office:value-type="float" office:value="1.36330125" calcext:value-type="float">
            <text:p>1.36330125</text:p>
          </table:table-cell>
          <table:table-cell table:formula="of:=IF([.H327]&lt;0; [.D327]+[.H327]; [.D327])" office:value-type="float" office:value="1.28439715" calcext:value-type="float">
            <text:p>1.2843971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3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453017" calcext:value-type="float">
            <text:p>1.453017</text:p>
          </table:table-cell>
          <table:table-cell office:value-type="float" office:value="1.31093375" calcext:value-type="float">
            <text:p>1.31093375</text:p>
          </table:table-cell>
          <table:table-cell office:value-type="float" office:value="-0.142083249999999" calcext:value-type="float">
            <text:p>-0.142083249999999</text:p>
          </table:table-cell>
          <table:table-cell office:value-type="float" office:value="0.142083249999999" calcext:value-type="float">
            <text:p>0.142083249999999</text:p>
          </table:table-cell>
          <table:table-cell office:value-type="float" office:value="-0.1876617" calcext:value-type="float">
            <text:p>-0.18766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8]&gt;0; [.E328]+[.H328];[.E328])" office:value-type="float" office:value="1.31093375" calcext:value-type="float">
            <text:p>1.31093375</text:p>
          </table:table-cell>
          <table:table-cell table:formula="of:=IF([.H328]&lt;0; [.D328]+[.H328]; [.D328])" office:value-type="float" office:value="1.2653553" calcext:value-type="float">
            <text:p>1.265355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8237254" calcext:value-type="float">
            <text:p>8.237254E-11</text:p>
          </table:table-cell>
          <table:table-cell table:formula="of:=IF([.N3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34553775" calcext:value-type="float">
            <text:p>1.34553775</text:p>
          </table:table-cell>
          <table:table-cell office:value-type="float" office:value="1.23060025" calcext:value-type="float">
            <text:p>1.23060025</text:p>
          </table:table-cell>
          <table:table-cell office:value-type="float" office:value="-0.114937499999999" calcext:value-type="float">
            <text:p>-0.114937499999999</text:p>
          </table:table-cell>
          <table:table-cell office:value-type="float" office:value="0.114937499999999" calcext:value-type="float">
            <text:p>0.114937499999999</text:p>
          </table:table-cell>
          <table:table-cell office:value-type="float" office:value="-0.3095662" calcext:value-type="float">
            <text:p>-0.30956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29]&gt;0; [.E329]+[.H329];[.E329])" office:value-type="float" office:value="1.23060025" calcext:value-type="float">
            <text:p>1.23060025</text:p>
          </table:table-cell>
          <table:table-cell table:formula="of:=IF([.H329]&lt;0; [.D329]+[.H329]; [.D329])" office:value-type="float" office:value="1.03597155" calcext:value-type="float">
            <text:p>1.035971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0000000435459" calcext:value-type="float">
            <text:p>4.35459E-12</text:p>
          </table:table-cell>
          <table:table-cell table:formula="of:=IF([.N3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3027605" calcext:value-type="float">
            <text:p>1.3027605</text:p>
          </table:table-cell>
          <table:table-cell office:value-type="float" office:value="1.206486" calcext:value-type="float">
            <text:p>1.206486</text:p>
          </table:table-cell>
          <table:table-cell office:value-type="float" office:value="-0.0962745" calcext:value-type="float">
            <text:p>-0.0962745</text:p>
          </table:table-cell>
          <table:table-cell office:value-type="float" office:value="0.0962745" calcext:value-type="float">
            <text:p>0.0962745</text:p>
          </table:table-cell>
          <table:table-cell office:value-type="float" office:value="-0.1672003" calcext:value-type="float">
            <text:p>-0.16720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0]&gt;0; [.E330]+[.H330];[.E330])" office:value-type="float" office:value="1.206486" calcext:value-type="float">
            <text:p>1.206486</text:p>
          </table:table-cell>
          <table:table-cell table:formula="of:=IF([.H330]&lt;0; [.D330]+[.H330]; [.D330])" office:value-type="float" office:value="1.1355602" calcext:value-type="float">
            <text:p>1.135560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3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28036625" calcext:value-type="float">
            <text:p>1.28036625</text:p>
          </table:table-cell>
          <table:table-cell office:value-type="float" office:value="1.19594275" calcext:value-type="float">
            <text:p>1.19594275</text:p>
          </table:table-cell>
          <table:table-cell office:value-type="float" office:value="-0.084423499999999" calcext:value-type="float">
            <text:p>-0.084423499999999</text:p>
          </table:table-cell>
          <table:table-cell office:value-type="float" office:value="0.084423499999999" calcext:value-type="float">
            <text:p>0.084423499999999</text:p>
          </table:table-cell>
          <table:table-cell office:value-type="float" office:value="-0.2003968" calcext:value-type="float">
            <text:p>-0.20039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1]&gt;0; [.E331]+[.H331];[.E331])" office:value-type="float" office:value="1.19594275" calcext:value-type="float">
            <text:p>1.19594275</text:p>
          </table:table-cell>
          <table:table-cell table:formula="of:=IF([.H331]&lt;0; [.D331]+[.H331]; [.D331])" office:value-type="float" office:value="1.07996945" calcext:value-type="float">
            <text:p>1.0799694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3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31903725" calcext:value-type="float">
            <text:p>1.31903725</text:p>
          </table:table-cell>
          <table:table-cell office:value-type="float" office:value="1.15056275" calcext:value-type="float">
            <text:p>1.15056275</text:p>
          </table:table-cell>
          <table:table-cell office:value-type="float" office:value="-0.1684745" calcext:value-type="float">
            <text:p>-0.1684745</text:p>
          </table:table-cell>
          <table:table-cell office:value-type="float" office:value="0.1684745" calcext:value-type="float">
            <text:p>0.1684745</text:p>
          </table:table-cell>
          <table:table-cell office:value-type="float" office:value="-0.5525035" calcext:value-type="float">
            <text:p>-0.55250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2]&gt;0; [.E332]+[.H332];[.E332])" office:value-type="float" office:value="1.15056275" calcext:value-type="float">
            <text:p>1.15056275</text:p>
          </table:table-cell>
          <table:table-cell table:formula="of:=IF([.H332]&lt;0; [.D332]+[.H332]; [.D332])" office:value-type="float" office:value="0.76653375" calcext:value-type="float">
            <text:p>0.76653375</text:p>
          </table:table-cell>
          <table:table-cell office:value-type="float" office:value="0.295" calcext:value-type="float">
            <text:p>0.295</text:p>
          </table:table-cell>
          <table:table-cell office:value-type="float" office:value="6.522423E-015" calcext:value-type="float">
            <text:p>6.522423E-15</text:p>
          </table:table-cell>
          <table:table-cell table:formula="of:=IF([.N3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376239" calcext:value-type="float">
            <text:p>1.376239</text:p>
          </table:table-cell>
          <table:table-cell office:value-type="float" office:value="1.1471605" calcext:value-type="float">
            <text:p>1.1471605</text:p>
          </table:table-cell>
          <table:table-cell office:value-type="float" office:value="-0.2290785" calcext:value-type="float">
            <text:p>-0.2290785</text:p>
          </table:table-cell>
          <table:table-cell office:value-type="float" office:value="0.2290785" calcext:value-type="float">
            <text:p>0.2290785</text:p>
          </table:table-cell>
          <table:table-cell office:value-type="float" office:value="-1.037816" calcext:value-type="float">
            <text:p>-1.0378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3]&gt;0; [.E333]+[.H333];[.E333])" office:value-type="float" office:value="1.1471605" calcext:value-type="float">
            <text:p>1.1471605</text:p>
          </table:table-cell>
          <table:table-cell table:formula="of:=IF([.H333]&lt;0; [.D333]+[.H333]; [.D333])" office:value-type="float" office:value="0.338423" calcext:value-type="float">
            <text:p>0.338423</text:p>
          </table:table-cell>
          <table:table-cell office:value-type="float" office:value="0.39" calcext:value-type="float">
            <text:p>0.39</text:p>
          </table:table-cell>
          <table:table-cell office:value-type="float" office:value="1.000916E-015" calcext:value-type="float">
            <text:p>1.000916E-15</text:p>
          </table:table-cell>
          <table:table-cell table:formula="of:=IF([.N3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821065" calcext:value-type="float">
            <text:p>1.4821065</text:p>
          </table:table-cell>
          <table:table-cell office:value-type="float" office:value="1.15684925" calcext:value-type="float">
            <text:p>1.15684925</text:p>
          </table:table-cell>
          <table:table-cell office:value-type="float" office:value="-0.325257249999998" calcext:value-type="float">
            <text:p>-0.325257249999998</text:p>
          </table:table-cell>
          <table:table-cell office:value-type="float" office:value="0.325257249999998" calcext:value-type="float">
            <text:p>0.325257249999998</text:p>
          </table:table-cell>
          <table:table-cell office:value-type="float" office:value="-1.746941" calcext:value-type="float">
            <text:p>-1.7469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4]&gt;0; [.E334]+[.H334];[.E334])" office:value-type="float" office:value="1.15684925" calcext:value-type="float">
            <text:p>1.15684925</text:p>
          </table:table-cell>
          <table:table-cell table:formula="of:=IF([.H334]&lt;0; [.D334]+[.H334]; [.D334])" office:value-type="float" office:value="-0.2648345" calcext:value-type="float">
            <text:p>-0.2648345</text:p>
          </table:table-cell>
          <table:table-cell office:value-type="float" office:value="0.4925" calcext:value-type="float">
            <text:p>0.4925</text:p>
          </table:table-cell>
          <table:table-cell office:value-type="float" office:value="1.000916E-015" calcext:value-type="float">
            <text:p>1.000916E-15</text:p>
          </table:table-cell>
          <table:table-cell table:formula="of:=IF([.N33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3050325" calcext:value-type="float">
            <text:p>1.53050325</text:p>
          </table:table-cell>
          <table:table-cell office:value-type="float" office:value="1.14525025" calcext:value-type="float">
            <text:p>1.14525025</text:p>
          </table:table-cell>
          <table:table-cell office:value-type="float" office:value="-0.385252999999999" calcext:value-type="float">
            <text:p>-0.385252999999999</text:p>
          </table:table-cell>
          <table:table-cell office:value-type="float" office:value="0.385252999999999" calcext:value-type="float">
            <text:p>0.385252999999999</text:p>
          </table:table-cell>
          <table:table-cell office:value-type="float" office:value="-2.409685" calcext:value-type="float">
            <text:p>-2.4096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5]&gt;0; [.E335]+[.H335];[.E335])" office:value-type="float" office:value="1.14525025" calcext:value-type="float">
            <text:p>1.14525025</text:p>
          </table:table-cell>
          <table:table-cell table:formula="of:=IF([.H335]&lt;0; [.D335]+[.H335]; [.D335])" office:value-type="float" office:value="-0.87918175" calcext:value-type="float">
            <text:p>-0.87918175</text:p>
          </table:table-cell>
          <table:table-cell office:value-type="float" office:value="0.575" calcext:value-type="float">
            <text:p>0.575</text:p>
          </table:table-cell>
          <table:table-cell office:value-type="float" office:value="1.000916E-015" calcext:value-type="float">
            <text:p>1.000916E-15</text:p>
          </table:table-cell>
          <table:table-cell table:formula="of:=IF([.N3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67026375" calcext:value-type="float">
            <text:p>1.67026375</text:p>
          </table:table-cell>
          <table:table-cell office:value-type="float" office:value="1.15613175" calcext:value-type="float">
            <text:p>1.15613175</text:p>
          </table:table-cell>
          <table:table-cell office:value-type="float" office:value="-0.514132" calcext:value-type="float">
            <text:p>-0.514132</text:p>
          </table:table-cell>
          <table:table-cell office:value-type="float" office:value="0.514132" calcext:value-type="float">
            <text:p>0.514132</text:p>
          </table:table-cell>
          <table:table-cell office:value-type="float" office:value="-3.626483" calcext:value-type="float">
            <text:p>-3.6264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6]&gt;0; [.E336]+[.H336];[.E336])" office:value-type="float" office:value="1.15613175" calcext:value-type="float">
            <text:p>1.15613175</text:p>
          </table:table-cell>
          <table:table-cell table:formula="of:=IF([.H336]&lt;0; [.D336]+[.H336]; [.D336])" office:value-type="float" office:value="-1.95621925" calcext:value-type="float">
            <text:p>-1.95621925</text:p>
          </table:table-cell>
          <table:table-cell office:value-type="float" office:value="0.7225" calcext:value-type="float">
            <text:p>0.7225</text:p>
          </table:table-cell>
          <table:table-cell office:value-type="float" office:value="1.000916E-015" calcext:value-type="float">
            <text:p>1.000916E-15</text:p>
          </table:table-cell>
          <table:table-cell table:formula="of:=IF([.N33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9501125" calcext:value-type="float">
            <text:p>1.59501125</text:p>
          </table:table-cell>
          <table:table-cell office:value-type="float" office:value="1.16023625" calcext:value-type="float">
            <text:p>1.16023625</text:p>
          </table:table-cell>
          <table:table-cell office:value-type="float" office:value="-0.434774999999999" calcext:value-type="float">
            <text:p>-0.434774999999999</text:p>
          </table:table-cell>
          <table:table-cell office:value-type="float" office:value="0.434774999999999" calcext:value-type="float">
            <text:p>0.434774999999999</text:p>
          </table:table-cell>
          <table:table-cell office:value-type="float" office:value="-2.895665" calcext:value-type="float">
            <text:p>-2.89566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7]&gt;0; [.E337]+[.H337];[.E337])" office:value-type="float" office:value="1.16023625" calcext:value-type="float">
            <text:p>1.16023625</text:p>
          </table:table-cell>
          <table:table-cell table:formula="of:=IF([.H337]&lt;0; [.D337]+[.H337]; [.D337])" office:value-type="float" office:value="-1.30065375" calcext:value-type="float">
            <text:p>-1.30065375</text:p>
          </table:table-cell>
          <table:table-cell office:value-type="float" office:value="0.635" calcext:value-type="float">
            <text:p>0.635</text:p>
          </table:table-cell>
          <table:table-cell office:value-type="float" office:value="1.000916E-015" calcext:value-type="float">
            <text:p>1.000916E-15</text:p>
          </table:table-cell>
          <table:table-cell table:formula="of:=IF([.N3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4846835" calcext:value-type="float">
            <text:p>1.4846835</text:p>
          </table:table-cell>
          <table:table-cell office:value-type="float" office:value="1.14345025" calcext:value-type="float">
            <text:p>1.14345025</text:p>
          </table:table-cell>
          <table:table-cell office:value-type="float" office:value="-0.341233250000001" calcext:value-type="float">
            <text:p>-0.341233250000001</text:p>
          </table:table-cell>
          <table:table-cell office:value-type="float" office:value="0.341233250000001" calcext:value-type="float">
            <text:p>0.341233250000001</text:p>
          </table:table-cell>
          <table:table-cell office:value-type="float" office:value="-1.984172" calcext:value-type="float">
            <text:p>-1.9841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8]&gt;0; [.E338]+[.H338];[.E338])" office:value-type="float" office:value="1.14345025" calcext:value-type="float">
            <text:p>1.14345025</text:p>
          </table:table-cell>
          <table:table-cell table:formula="of:=IF([.H338]&lt;0; [.D338]+[.H338]; [.D338])" office:value-type="float" office:value="-0.4994885" calcext:value-type="float">
            <text:p>-0.4994885</text:p>
          </table:table-cell>
          <table:table-cell office:value-type="float" office:value="0.5375" calcext:value-type="float">
            <text:p>0.5375</text:p>
          </table:table-cell>
          <table:table-cell office:value-type="float" office:value="1.000916E-015" calcext:value-type="float">
            <text:p>1.000916E-15</text:p>
          </table:table-cell>
          <table:table-cell table:formula="of:=IF([.N3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06931" calcext:value-type="float">
            <text:p>1.406931</text:p>
          </table:table-cell>
          <table:table-cell office:value-type="float" office:value="1.1523" calcext:value-type="float">
            <text:p>1.1523</text:p>
          </table:table-cell>
          <table:table-cell office:value-type="float" office:value="-0.254631000000002" calcext:value-type="float">
            <text:p>-0.254631000000002</text:p>
          </table:table-cell>
          <table:table-cell office:value-type="float" office:value="0.254631000000002" calcext:value-type="float">
            <text:p>0.254631000000002</text:p>
          </table:table-cell>
          <table:table-cell office:value-type="float" office:value="-0.9213768" calcext:value-type="float">
            <text:p>-0.92137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39]&gt;0; [.E339]+[.H339];[.E339])" office:value-type="float" office:value="1.1523" calcext:value-type="float">
            <text:p>1.1523</text:p>
          </table:table-cell>
          <table:table-cell table:formula="of:=IF([.H339]&lt;0; [.D339]+[.H339]; [.D339])" office:value-type="float" office:value="0.4855542" calcext:value-type="float">
            <text:p>0.4855542</text:p>
          </table:table-cell>
          <table:table-cell office:value-type="float" office:value="0.3875" calcext:value-type="float">
            <text:p>0.3875</text:p>
          </table:table-cell>
          <table:table-cell office:value-type="float" office:value="1.000916E-015" calcext:value-type="float">
            <text:p>1.000916E-15</text:p>
          </table:table-cell>
          <table:table-cell table:formula="of:=IF([.N3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35738025" calcext:value-type="float">
            <text:p>1.35738025</text:p>
          </table:table-cell>
          <table:table-cell office:value-type="float" office:value="1.18085475" calcext:value-type="float">
            <text:p>1.18085475</text:p>
          </table:table-cell>
          <table:table-cell office:value-type="float" office:value="-0.176525500000001" calcext:value-type="float">
            <text:p>-0.176525500000001</text:p>
          </table:table-cell>
          <table:table-cell office:value-type="float" office:value="0.176525500000001" calcext:value-type="float">
            <text:p>0.176525500000001</text:p>
          </table:table-cell>
          <table:table-cell office:value-type="float" office:value="-0.6310285" calcext:value-type="float">
            <text:p>-0.63102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0]&gt;0; [.E340]+[.H340];[.E340])" office:value-type="float" office:value="1.18085475" calcext:value-type="float">
            <text:p>1.18085475</text:p>
          </table:table-cell>
          <table:table-cell table:formula="of:=IF([.H340]&lt;0; [.D340]+[.H340]; [.D340])" office:value-type="float" office:value="0.72635175" calcext:value-type="float">
            <text:p>0.7263517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00000000000003532105" calcext:value-type="float">
            <text:p>3.532105E-14</text:p>
          </table:table-cell>
          <table:table-cell table:formula="of:=IF([.N34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3864135" calcext:value-type="float">
            <text:p>1.3864135</text:p>
          </table:table-cell>
          <table:table-cell office:value-type="float" office:value="1.23020075" calcext:value-type="float">
            <text:p>1.23020075</text:p>
          </table:table-cell>
          <table:table-cell office:value-type="float" office:value="-0.156212750000001" calcext:value-type="float">
            <text:p>-0.156212750000001</text:p>
          </table:table-cell>
          <table:table-cell office:value-type="float" office:value="0.156212750000001" calcext:value-type="float">
            <text:p>0.156212750000001</text:p>
          </table:table-cell>
          <table:table-cell office:value-type="float" office:value="-0.3650381" calcext:value-type="float">
            <text:p>-0.36503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1]&gt;0; [.E341]+[.H341];[.E341])" office:value-type="float" office:value="1.23020075" calcext:value-type="float">
            <text:p>1.23020075</text:p>
          </table:table-cell>
          <table:table-cell table:formula="of:=IF([.H341]&lt;0; [.D341]+[.H341]; [.D341])" office:value-type="float" office:value="1.0213754" calcext:value-type="float">
            <text:p>1.0213754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3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00316" calcext:value-type="float">
            <text:p>1.400316</text:p>
          </table:table-cell>
          <table:table-cell office:value-type="float" office:value="1.24990075" calcext:value-type="float">
            <text:p>1.24990075</text:p>
          </table:table-cell>
          <table:table-cell office:value-type="float" office:value="-0.150415250000001" calcext:value-type="float">
            <text:p>-0.150415250000001</text:p>
          </table:table-cell>
          <table:table-cell office:value-type="float" office:value="0.150415250000001" calcext:value-type="float">
            <text:p>0.150415250000001</text:p>
          </table:table-cell>
          <table:table-cell office:value-type="float" office:value="-0.3652377" calcext:value-type="float">
            <text:p>-0.36523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2]&gt;0; [.E342]+[.H342];[.E342])" office:value-type="float" office:value="1.24990075" calcext:value-type="float">
            <text:p>1.24990075</text:p>
          </table:table-cell>
          <table:table-cell table:formula="of:=IF([.H342]&lt;0; [.D342]+[.H342]; [.D342])" office:value-type="float" office:value="1.0350783" calcext:value-type="float">
            <text:p>1.035078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3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482097" calcext:value-type="float">
            <text:p>1.482097</text:p>
          </table:table-cell>
          <table:table-cell office:value-type="float" office:value="1.32720075" calcext:value-type="float">
            <text:p>1.32720075</text:p>
          </table:table-cell>
          <table:table-cell office:value-type="float" office:value="-0.154896249999999" calcext:value-type="float">
            <text:p>-0.154896249999999</text:p>
          </table:table-cell>
          <table:table-cell office:value-type="float" office:value="0.154896249999999" calcext:value-type="float">
            <text:p>0.154896249999999</text:p>
          </table:table-cell>
          <table:table-cell office:value-type="float" office:value="-0.2250669" calcext:value-type="float">
            <text:p>-0.22506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3]&gt;0; [.E343]+[.H343];[.E343])" office:value-type="float" office:value="1.32720075" calcext:value-type="float">
            <text:p>1.32720075</text:p>
          </table:table-cell>
          <table:table-cell table:formula="of:=IF([.H343]&lt;0; [.D343]+[.H343]; [.D343])" office:value-type="float" office:value="1.2570301" calcext:value-type="float">
            <text:p>1.2570301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3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CYX</text:p>
          </table:table-cell>
          <table:table-cell office:value-type="float" office:value="1.590004" calcext:value-type="float">
            <text:p>1.590004</text:p>
          </table:table-cell>
          <table:table-cell office:value-type="float" office:value="1.409372" calcext:value-type="float">
            <text:p>1.409372</text:p>
          </table:table-cell>
          <table:table-cell office:value-type="float" office:value="-0.180632" calcext:value-type="float">
            <text:p>-0.180632</text:p>
          </table:table-cell>
          <table:table-cell office:value-type="float" office:value="0.180632" calcext:value-type="float">
            <text:p>0.180632</text:p>
          </table:table-cell>
          <table:table-cell office:value-type="float" office:value="-0.2881413" calcext:value-type="float">
            <text:p>-0.28814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4]&gt;0; [.E344]+[.H344];[.E344])" office:value-type="float" office:value="1.409372" calcext:value-type="float">
            <text:p>1.409372</text:p>
          </table:table-cell>
          <table:table-cell table:formula="of:=IF([.H344]&lt;0; [.D344]+[.H344]; [.D344])" office:value-type="float" office:value="1.3018627" calcext:value-type="float">
            <text:p>1.3018627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3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596084" calcext:value-type="float">
            <text:p>1.596084</text:p>
          </table:table-cell>
          <table:table-cell office:value-type="float" office:value="1.42080075" calcext:value-type="float">
            <text:p>1.42080075</text:p>
          </table:table-cell>
          <table:table-cell office:value-type="float" office:value="-0.175283249999998" calcext:value-type="float">
            <text:p>-0.175283249999998</text:p>
          </table:table-cell>
          <table:table-cell office:value-type="float" office:value="0.175283249999998" calcext:value-type="float">
            <text:p>0.175283249999998</text:p>
          </table:table-cell>
          <table:table-cell office:value-type="float" office:value="-0.253315" calcext:value-type="float">
            <text:p>-0.2533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5]&gt;0; [.E345]+[.H345];[.E345])" office:value-type="float" office:value="1.42080075" calcext:value-type="float">
            <text:p>1.42080075</text:p>
          </table:table-cell>
          <table:table-cell table:formula="of:=IF([.H345]&lt;0; [.D345]+[.H345]; [.D345])" office:value-type="float" office:value="1.342769" calcext:value-type="float">
            <text:p>1.342769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3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61318825" calcext:value-type="float">
            <text:p>1.61318825</text:p>
          </table:table-cell>
          <table:table-cell office:value-type="float" office:value="1.47566725" calcext:value-type="float">
            <text:p>1.47566725</text:p>
          </table:table-cell>
          <table:table-cell office:value-type="float" office:value="-0.137521" calcext:value-type="float">
            <text:p>-0.137521</text:p>
          </table:table-cell>
          <table:table-cell office:value-type="float" office:value="0.137521" calcext:value-type="float">
            <text:p>0.137521</text:p>
          </table:table-cell>
          <table:table-cell office:value-type="float" office:value="-0.1915209" calcext:value-type="float">
            <text:p>-0.191520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6]&gt;0; [.E346]+[.H346];[.E346])" office:value-type="float" office:value="1.47566725" calcext:value-type="float">
            <text:p>1.47566725</text:p>
          </table:table-cell>
          <table:table-cell table:formula="of:=IF([.H346]&lt;0; [.D346]+[.H346]; [.D346])" office:value-type="float" office:value="1.42166735" calcext:value-type="float">
            <text:p>1.4216673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1148912" calcext:value-type="float">
            <text:p>1.148912E-06</text:p>
          </table:table-cell>
          <table:table-cell table:formula="of:=IF([.N3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6966" calcext:value-type="float">
            <text:p>1.6966</text:p>
          </table:table-cell>
          <table:table-cell office:value-type="float" office:value="1.516231" calcext:value-type="float">
            <text:p>1.516231</text:p>
          </table:table-cell>
          <table:table-cell office:value-type="float" office:value="-0.180368999999999" calcext:value-type="float">
            <text:p>-0.180368999999999</text:p>
          </table:table-cell>
          <table:table-cell office:value-type="float" office:value="0.180368999999999" calcext:value-type="float">
            <text:p>0.180368999999999</text:p>
          </table:table-cell>
          <table:table-cell office:value-type="float" office:value="-0.4069827" calcext:value-type="float">
            <text:p>-0.40698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7]&gt;0; [.E347]+[.H347];[.E347])" office:value-type="float" office:value="1.516231" calcext:value-type="float">
            <text:p>1.516231</text:p>
          </table:table-cell>
          <table:table-cell table:formula="of:=IF([.H347]&lt;0; [.D347]+[.H347]; [.D347])" office:value-type="float" office:value="1.2896173" calcext:value-type="float">
            <text:p>1.2896173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3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5740095" calcext:value-type="float">
            <text:p>1.5740095</text:p>
          </table:table-cell>
          <table:table-cell office:value-type="float" office:value="1.4266395" calcext:value-type="float">
            <text:p>1.4266395</text:p>
          </table:table-cell>
          <table:table-cell office:value-type="float" office:value="-0.14737" calcext:value-type="float">
            <text:p>-0.14737</text:p>
          </table:table-cell>
          <table:table-cell office:value-type="float" office:value="0.14737" calcext:value-type="float">
            <text:p>0.14737</text:p>
          </table:table-cell>
          <table:table-cell office:value-type="float" office:value="-0.2499222" calcext:value-type="float">
            <text:p>-0.24992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8]&gt;0; [.E348]+[.H348];[.E348])" office:value-type="float" office:value="1.4266395" calcext:value-type="float">
            <text:p>1.4266395</text:p>
          </table:table-cell>
          <table:table-cell table:formula="of:=IF([.H348]&lt;0; [.D348]+[.H348]; [.D348])" office:value-type="float" office:value="1.3240873" calcext:value-type="float">
            <text:p>1.324087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3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4911235" calcext:value-type="float">
            <text:p>1.4911235</text:p>
          </table:table-cell>
          <table:table-cell office:value-type="float" office:value="1.3668635" calcext:value-type="float">
            <text:p>1.3668635</text:p>
          </table:table-cell>
          <table:table-cell office:value-type="float" office:value="-0.12426" calcext:value-type="float">
            <text:p>-0.12426</text:p>
          </table:table-cell>
          <table:table-cell office:value-type="float" office:value="0.12426" calcext:value-type="float">
            <text:p>0.12426</text:p>
          </table:table-cell>
          <table:table-cell office:value-type="float" office:value="-0.07816461" calcext:value-type="float">
            <text:p>-0.078164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49]&gt;0; [.E349]+[.H349];[.E349])" office:value-type="float" office:value="1.3668635" calcext:value-type="float">
            <text:p>1.3668635</text:p>
          </table:table-cell>
          <table:table-cell table:formula="of:=IF([.H349]&lt;0; [.D349]+[.H349]; [.D349])" office:value-type="float" office:value="1.41295889" calcext:value-type="float">
            <text:p>1.41295889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0006777371" calcext:value-type="float">
            <text:p>6.777371E-05</text:p>
          </table:table-cell>
          <table:table-cell table:formula="of:=IF([.N3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41928775" calcext:value-type="float">
            <text:p>1.41928775</text:p>
          </table:table-cell>
          <table:table-cell office:value-type="float" office:value="1.31559025" calcext:value-type="float">
            <text:p>1.31559025</text:p>
          </table:table-cell>
          <table:table-cell office:value-type="float" office:value="-0.103697499999999" calcext:value-type="float">
            <text:p>-0.103697499999999</text:p>
          </table:table-cell>
          <table:table-cell office:value-type="float" office:value="0.103697499999999" calcext:value-type="float">
            <text:p>0.103697499999999</text:p>
          </table:table-cell>
          <table:table-cell office:value-type="float" office:value="-0.1960237" calcext:value-type="float">
            <text:p>-0.19602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0]&gt;0; [.E350]+[.H350];[.E350])" office:value-type="float" office:value="1.31559025" calcext:value-type="float">
            <text:p>1.31559025</text:p>
          </table:table-cell>
          <table:table-cell table:formula="of:=IF([.H350]&lt;0; [.D350]+[.H350]; [.D350])" office:value-type="float" office:value="1.22326405" calcext:value-type="float">
            <text:p>1.2232640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1148912" calcext:value-type="float">
            <text:p>1.148912E-06</text:p>
          </table:table-cell>
          <table:table-cell table:formula="of:=IF([.N3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38873825" calcext:value-type="float">
            <text:p>1.38873825</text:p>
          </table:table-cell>
          <table:table-cell office:value-type="float" office:value="1.276674" calcext:value-type="float">
            <text:p>1.276674</text:p>
          </table:table-cell>
          <table:table-cell office:value-type="float" office:value="-0.112064250000001" calcext:value-type="float">
            <text:p>-0.112064250000001</text:p>
          </table:table-cell>
          <table:table-cell office:value-type="float" office:value="0.112064250000001" calcext:value-type="float">
            <text:p>0.112064250000001</text:p>
          </table:table-cell>
          <table:table-cell office:value-type="float" office:value="-0.2344526" calcext:value-type="float">
            <text:p>-0.23445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1]&gt;0; [.E351]+[.H351];[.E351])" office:value-type="float" office:value="1.276674" calcext:value-type="float">
            <text:p>1.276674</text:p>
          </table:table-cell>
          <table:table-cell table:formula="of:=IF([.H351]&lt;0; [.D351]+[.H351]; [.D351])" office:value-type="float" office:value="1.15428565" calcext:value-type="float">
            <text:p>1.1542856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3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374108" calcext:value-type="float">
            <text:p>1.374108</text:p>
          </table:table-cell>
          <table:table-cell office:value-type="float" office:value="1.24893425" calcext:value-type="float">
            <text:p>1.24893425</text:p>
          </table:table-cell>
          <table:table-cell office:value-type="float" office:value="-0.12517375" calcext:value-type="float">
            <text:p>-0.12517375</text:p>
          </table:table-cell>
          <table:table-cell office:value-type="float" office:value="0.12517375" calcext:value-type="float">
            <text:p>0.12517375</text:p>
          </table:table-cell>
          <table:table-cell office:value-type="float" office:value="-0.1950897" calcext:value-type="float">
            <text:p>-0.19508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2]&gt;0; [.E352]+[.H352];[.E352])" office:value-type="float" office:value="1.24893425" calcext:value-type="float">
            <text:p>1.24893425</text:p>
          </table:table-cell>
          <table:table-cell table:formula="of:=IF([.H352]&lt;0; [.D352]+[.H352]; [.D352])" office:value-type="float" office:value="1.1790183" calcext:value-type="float">
            <text:p>1.179018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3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057975" calcext:value-type="float">
            <text:p>1.3057975</text:p>
          </table:table-cell>
          <table:table-cell office:value-type="float" office:value="1.192075" calcext:value-type="float">
            <text:p>1.192075</text:p>
          </table:table-cell>
          <table:table-cell office:value-type="float" office:value="-0.113722500000001" calcext:value-type="float">
            <text:p>-0.113722500000001</text:p>
          </table:table-cell>
          <table:table-cell office:value-type="float" office:value="0.113722500000001" calcext:value-type="float">
            <text:p>0.113722500000001</text:p>
          </table:table-cell>
          <table:table-cell office:value-type="float" office:value="-0.2605755" calcext:value-type="float">
            <text:p>-0.26057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3]&gt;0; [.E353]+[.H353];[.E353])" office:value-type="float" office:value="1.192075" calcext:value-type="float">
            <text:p>1.192075</text:p>
          </table:table-cell>
          <table:table-cell table:formula="of:=IF([.H353]&lt;0; [.D353]+[.H353]; [.D353])" office:value-type="float" office:value="1.045222" calcext:value-type="float">
            <text:p>1.04522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3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25781525" calcext:value-type="float">
            <text:p>1.25781525</text:p>
          </table:table-cell>
          <table:table-cell office:value-type="float" office:value="1.16755275" calcext:value-type="float">
            <text:p>1.16755275</text:p>
          </table:table-cell>
          <table:table-cell office:value-type="float" office:value="-0.090262499999999" calcext:value-type="float">
            <text:p>-0.090262499999999</text:p>
          </table:table-cell>
          <table:table-cell office:value-type="float" office:value="0.090262499999999" calcext:value-type="float">
            <text:p>0.090262499999999</text:p>
          </table:table-cell>
          <table:table-cell office:value-type="float" office:value="-0.2216097" calcext:value-type="float">
            <text:p>-0.22160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4]&gt;0; [.E354]+[.H354];[.E354])" office:value-type="float" office:value="1.16755275" calcext:value-type="float">
            <text:p>1.16755275</text:p>
          </table:table-cell>
          <table:table-cell table:formula="of:=IF([.H354]&lt;0; [.D354]+[.H354]; [.D354])" office:value-type="float" office:value="1.03620555" calcext:value-type="float">
            <text:p>1.0362055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3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2816235" calcext:value-type="float">
            <text:p>1.2816235</text:p>
          </table:table-cell>
          <table:table-cell office:value-type="float" office:value="1.167762" calcext:value-type="float">
            <text:p>1.167762</text:p>
          </table:table-cell>
          <table:table-cell office:value-type="float" office:value="-0.113861499999999" calcext:value-type="float">
            <text:p>-0.113861499999999</text:p>
          </table:table-cell>
          <table:table-cell office:value-type="float" office:value="0.113861499999999" calcext:value-type="float">
            <text:p>0.113861499999999</text:p>
          </table:table-cell>
          <table:table-cell office:value-type="float" office:value="-0.3199166" calcext:value-type="float">
            <text:p>-0.31991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5]&gt;0; [.E355]+[.H355];[.E355])" office:value-type="float" office:value="1.167762" calcext:value-type="float">
            <text:p>1.167762</text:p>
          </table:table-cell>
          <table:table-cell table:formula="of:=IF([.H355]&lt;0; [.D355]+[.H355]; [.D355])" office:value-type="float" office:value="0.9617069" calcext:value-type="float">
            <text:p>0.9617069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3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244103" calcext:value-type="float">
            <text:p>1.244103</text:p>
          </table:table-cell>
          <table:table-cell office:value-type="float" office:value="1.13078725" calcext:value-type="float">
            <text:p>1.13078725</text:p>
          </table:table-cell>
          <table:table-cell office:value-type="float" office:value="-0.113315750000001" calcext:value-type="float">
            <text:p>-0.113315750000001</text:p>
          </table:table-cell>
          <table:table-cell office:value-type="float" office:value="0.113315750000001" calcext:value-type="float">
            <text:p>0.113315750000001</text:p>
          </table:table-cell>
          <table:table-cell office:value-type="float" office:value="-0.3204614" calcext:value-type="float">
            <text:p>-0.32046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6]&gt;0; [.E356]+[.H356];[.E356])" office:value-type="float" office:value="1.13078725" calcext:value-type="float">
            <text:p>1.13078725</text:p>
          </table:table-cell>
          <table:table-cell table:formula="of:=IF([.H356]&lt;0; [.D356]+[.H356]; [.D356])" office:value-type="float" office:value="0.9236416" calcext:value-type="float">
            <text:p>0.9236416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2430155" calcext:value-type="float">
            <text:p>2.430155E-08</text:p>
          </table:table-cell>
          <table:table-cell table:formula="of:=IF([.N3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HID</text:p>
          </table:table-cell>
          <table:table-cell office:value-type="float" office:value="1.159437" calcext:value-type="float">
            <text:p>1.159437</text:p>
          </table:table-cell>
          <table:table-cell office:value-type="float" office:value="1.08106925" calcext:value-type="float">
            <text:p>1.08106925</text:p>
          </table:table-cell>
          <table:table-cell office:value-type="float" office:value="-0.078367750000002" calcext:value-type="float">
            <text:p>-0.078367750000002</text:p>
          </table:table-cell>
          <table:table-cell office:value-type="float" office:value="0.078367750000002" calcext:value-type="float">
            <text:p>0.078367750000002</text:p>
          </table:table-cell>
          <table:table-cell office:value-type="float" office:value="-0.3550761" calcext:value-type="float">
            <text:p>-0.35507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7]&gt;0; [.E357]+[.H357];[.E357])" office:value-type="float" office:value="1.08106925" calcext:value-type="float">
            <text:p>1.08106925</text:p>
          </table:table-cell>
          <table:table-cell table:formula="of:=IF([.H357]&lt;0; [.D357]+[.H357]; [.D357])" office:value-type="float" office:value="0.8043609" calcext:value-type="float">
            <text:p>0.80436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03386296" calcext:value-type="float">
            <text:p>3.386296E-06</text:p>
          </table:table-cell>
          <table:table-cell table:formula="of:=IF([.N35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183938" calcext:value-type="float">
            <text:p>1.183938</text:p>
          </table:table-cell>
          <table:table-cell office:value-type="float" office:value="1.0845795" calcext:value-type="float">
            <text:p>1.0845795</text:p>
          </table:table-cell>
          <table:table-cell office:value-type="float" office:value="-0.099358500000001" calcext:value-type="float">
            <text:p>-0.099358500000001</text:p>
          </table:table-cell>
          <table:table-cell office:value-type="float" office:value="0.099358500000001" calcext:value-type="float">
            <text:p>0.099358500000001</text:p>
          </table:table-cell>
          <table:table-cell office:value-type="float" office:value="-0.3981815" calcext:value-type="float">
            <text:p>-0.39818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8]&gt;0; [.E358]+[.H358];[.E358])" office:value-type="float" office:value="1.0845795" calcext:value-type="float">
            <text:p>1.0845795</text:p>
          </table:table-cell>
          <table:table-cell table:formula="of:=IF([.H358]&lt;0; [.D358]+[.H358]; [.D358])" office:value-type="float" office:value="0.7857565" calcext:value-type="float">
            <text:p>0.78575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3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228956" calcext:value-type="float">
            <text:p>1.228956</text:p>
          </table:table-cell>
          <table:table-cell office:value-type="float" office:value="1.101637" calcext:value-type="float">
            <text:p>1.101637</text:p>
          </table:table-cell>
          <table:table-cell office:value-type="float" office:value="-0.127319000000001" calcext:value-type="float">
            <text:p>-0.127319000000001</text:p>
          </table:table-cell>
          <table:table-cell office:value-type="float" office:value="0.127319000000001" calcext:value-type="float">
            <text:p>0.127319000000001</text:p>
          </table:table-cell>
          <table:table-cell office:value-type="float" office:value="-0.4768677" calcext:value-type="float">
            <text:p>-0.47686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59]&gt;0; [.E359]+[.H359];[.E359])" office:value-type="float" office:value="1.101637" calcext:value-type="float">
            <text:p>1.101637</text:p>
          </table:table-cell>
          <table:table-cell table:formula="of:=IF([.H359]&lt;0; [.D359]+[.H359]; [.D359])" office:value-type="float" office:value="0.7520883" calcext:value-type="float">
            <text:p>0.752088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1266252" calcext:value-type="float">
            <text:p>1.266252E-09</text:p>
          </table:table-cell>
          <table:table-cell table:formula="of:=IF([.N3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18860025" calcext:value-type="float">
            <text:p>1.18860025</text:p>
          </table:table-cell>
          <table:table-cell office:value-type="float" office:value="1.08630175" calcext:value-type="float">
            <text:p>1.08630175</text:p>
          </table:table-cell>
          <table:table-cell office:value-type="float" office:value="-0.102298500000001" calcext:value-type="float">
            <text:p>-0.102298500000001</text:p>
          </table:table-cell>
          <table:table-cell office:value-type="float" office:value="0.102298500000001" calcext:value-type="float">
            <text:p>0.102298500000001</text:p>
          </table:table-cell>
          <table:table-cell office:value-type="float" office:value="-0.2869566" calcext:value-type="float">
            <text:p>-0.28695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0]&gt;0; [.E360]+[.H360];[.E360])" office:value-type="float" office:value="1.08630175" calcext:value-type="float">
            <text:p>1.08630175</text:p>
          </table:table-cell>
          <table:table-cell table:formula="of:=IF([.H360]&lt;0; [.D360]+[.H360]; [.D360])" office:value-type="float" office:value="0.90164365" calcext:value-type="float">
            <text:p>0.9016436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3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16940825" calcext:value-type="float">
            <text:p>1.16940825</text:p>
          </table:table-cell>
          <table:table-cell office:value-type="float" office:value="1.063231" calcext:value-type="float">
            <text:p>1.063231</text:p>
          </table:table-cell>
          <table:table-cell office:value-type="float" office:value="-0.10617725" calcext:value-type="float">
            <text:p>-0.10617725</text:p>
          </table:table-cell>
          <table:table-cell office:value-type="float" office:value="0.10617725" calcext:value-type="float">
            <text:p>0.10617725</text:p>
          </table:table-cell>
          <table:table-cell office:value-type="float" office:value="-0.4354832" calcext:value-type="float">
            <text:p>-0.43548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1]&gt;0; [.E361]+[.H361];[.E361])" office:value-type="float" office:value="1.063231" calcext:value-type="float">
            <text:p>1.063231</text:p>
          </table:table-cell>
          <table:table-cell table:formula="of:=IF([.H361]&lt;0; [.D361]+[.H361]; [.D361])" office:value-type="float" office:value="0.73392505" calcext:value-type="float">
            <text:p>0.7339250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3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2251665" calcext:value-type="float">
            <text:p>1.2251665</text:p>
          </table:table-cell>
          <table:table-cell office:value-type="float" office:value="1.06703325" calcext:value-type="float">
            <text:p>1.06703325</text:p>
          </table:table-cell>
          <table:table-cell office:value-type="float" office:value="-0.158133249999999" calcext:value-type="float">
            <text:p>-0.158133249999999</text:p>
          </table:table-cell>
          <table:table-cell office:value-type="float" office:value="0.158133249999999" calcext:value-type="float">
            <text:p>0.158133249999999</text:p>
          </table:table-cell>
          <table:table-cell office:value-type="float" office:value="-0.5920122" calcext:value-type="float">
            <text:p>-0.59201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2]&gt;0; [.E362]+[.H362];[.E362])" office:value-type="float" office:value="1.06703325" calcext:value-type="float">
            <text:p>1.06703325</text:p>
          </table:table-cell>
          <table:table-cell table:formula="of:=IF([.H362]&lt;0; [.D362]+[.H362]; [.D362])" office:value-type="float" office:value="0.6331543" calcext:value-type="float">
            <text:p>0.6331543</text:p>
          </table:table-cell>
          <table:table-cell office:value-type="float" office:value="0.305" calcext:value-type="float">
            <text:p>0.305</text:p>
          </table:table-cell>
          <table:table-cell office:value-type="float" office:value="1.000916E-015" calcext:value-type="float">
            <text:p>1.000916E-15</text:p>
          </table:table-cell>
          <table:table-cell table:formula="of:=IF([.N3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248679" calcext:value-type="float">
            <text:p>1.248679</text:p>
          </table:table-cell>
          <table:table-cell office:value-type="float" office:value="1.0914345" calcext:value-type="float">
            <text:p>1.0914345</text:p>
          </table:table-cell>
          <table:table-cell office:value-type="float" office:value="-0.157244499999999" calcext:value-type="float">
            <text:p>-0.157244499999999</text:p>
          </table:table-cell>
          <table:table-cell office:value-type="float" office:value="0.157244499999999" calcext:value-type="float">
            <text:p>0.157244499999999</text:p>
          </table:table-cell>
          <table:table-cell office:value-type="float" office:value="-0.5644294" calcext:value-type="float">
            <text:p>-0.56442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3]&gt;0; [.E363]+[.H363];[.E363])" office:value-type="float" office:value="1.0914345" calcext:value-type="float">
            <text:p>1.0914345</text:p>
          </table:table-cell>
          <table:table-cell table:formula="of:=IF([.H363]&lt;0; [.D363]+[.H363]; [.D363])" office:value-type="float" office:value="0.6842496" calcext:value-type="float">
            <text:p>0.6842496</text:p>
          </table:table-cell>
          <table:table-cell office:value-type="float" office:value="0.3475" calcext:value-type="float">
            <text:p>0.3475</text:p>
          </table:table-cell>
          <table:table-cell office:value-type="float" office:value="1.000916E-015" calcext:value-type="float">
            <text:p>1.000916E-15</text:p>
          </table:table-cell>
          <table:table-cell table:formula="of:=IF([.N3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20158075" calcext:value-type="float">
            <text:p>1.20158075</text:p>
          </table:table-cell>
          <table:table-cell office:value-type="float" office:value="1.05976175" calcext:value-type="float">
            <text:p>1.05976175</text:p>
          </table:table-cell>
          <table:table-cell office:value-type="float" office:value="-0.141819000000001" calcext:value-type="float">
            <text:p>-0.141819000000001</text:p>
          </table:table-cell>
          <table:table-cell office:value-type="float" office:value="0.141819000000001" calcext:value-type="float">
            <text:p>0.141819000000001</text:p>
          </table:table-cell>
          <table:table-cell office:value-type="float" office:value="-0.5712802" calcext:value-type="float">
            <text:p>-0.57128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4]&gt;0; [.E364]+[.H364];[.E364])" office:value-type="float" office:value="1.05976175" calcext:value-type="float">
            <text:p>1.05976175</text:p>
          </table:table-cell>
          <table:table-cell table:formula="of:=IF([.H364]&lt;0; [.D364]+[.H364]; [.D364])" office:value-type="float" office:value="0.63030055" calcext:value-type="float">
            <text:p>0.63030055</text:p>
          </table:table-cell>
          <table:table-cell office:value-type="float" office:value="0.36" calcext:value-type="float">
            <text:p>0.36</text:p>
          </table:table-cell>
          <table:table-cell office:value-type="float" office:value="1.000916E-015" calcext:value-type="float">
            <text:p>1.000916E-15</text:p>
          </table:table-cell>
          <table:table-cell table:formula="of:=IF([.N3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24118525" calcext:value-type="float">
            <text:p>1.24118525</text:p>
          </table:table-cell>
          <table:table-cell office:value-type="float" office:value="1.07586975" calcext:value-type="float">
            <text:p>1.07586975</text:p>
          </table:table-cell>
          <table:table-cell office:value-type="float" office:value="-0.165315500000001" calcext:value-type="float">
            <text:p>-0.165315500000001</text:p>
          </table:table-cell>
          <table:table-cell office:value-type="float" office:value="0.165315500000001" calcext:value-type="float">
            <text:p>0.165315500000001</text:p>
          </table:table-cell>
          <table:table-cell office:value-type="float" office:value="-0.5592817" calcext:value-type="float">
            <text:p>-0.55928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5]&gt;0; [.E365]+[.H365];[.E365])" office:value-type="float" office:value="1.07586975" calcext:value-type="float">
            <text:p>1.07586975</text:p>
          </table:table-cell>
          <table:table-cell table:formula="of:=IF([.H365]&lt;0; [.D365]+[.H365]; [.D365])" office:value-type="float" office:value="0.68190355" calcext:value-type="float">
            <text:p>0.68190355</text:p>
          </table:table-cell>
          <table:table-cell office:value-type="float" office:value="0.325" calcext:value-type="float">
            <text:p>0.325</text:p>
          </table:table-cell>
          <table:table-cell office:value-type="float" office:value="1.000916E-015" calcext:value-type="float">
            <text:p>1.000916E-15</text:p>
          </table:table-cell>
          <table:table-cell table:formula="of:=IF([.N3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3332985" calcext:value-type="float">
            <text:p>1.3332985</text:p>
          </table:table-cell>
          <table:table-cell office:value-type="float" office:value="1.13272475" calcext:value-type="float">
            <text:p>1.13272475</text:p>
          </table:table-cell>
          <table:table-cell office:value-type="float" office:value="-0.200573750000001" calcext:value-type="float">
            <text:p>-0.200573750000001</text:p>
          </table:table-cell>
          <table:table-cell office:value-type="float" office:value="0.200573750000001" calcext:value-type="float">
            <text:p>0.200573750000001</text:p>
          </table:table-cell>
          <table:table-cell office:value-type="float" office:value="-0.6644135" calcext:value-type="float">
            <text:p>-0.66441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6]&gt;0; [.E366]+[.H366];[.E366])" office:value-type="float" office:value="1.13272475" calcext:value-type="float">
            <text:p>1.13272475</text:p>
          </table:table-cell>
          <table:table-cell table:formula="of:=IF([.H366]&lt;0; [.D366]+[.H366]; [.D366])" office:value-type="float" office:value="0.668885" calcext:value-type="float">
            <text:p>0.668885</text:p>
          </table:table-cell>
          <table:table-cell office:value-type="float" office:value="0.335" calcext:value-type="float">
            <text:p>0.335</text:p>
          </table:table-cell>
          <table:table-cell office:value-type="float" office:value="1.000916E-015" calcext:value-type="float">
            <text:p>1.000916E-15</text:p>
          </table:table-cell>
          <table:table-cell table:formula="of:=IF([.N3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343192" calcext:value-type="float">
            <text:p>1.343192</text:p>
          </table:table-cell>
          <table:table-cell office:value-type="float" office:value="1.1347445" calcext:value-type="float">
            <text:p>1.1347445</text:p>
          </table:table-cell>
          <table:table-cell office:value-type="float" office:value="-0.208447499999998" calcext:value-type="float">
            <text:p>-0.208447499999998</text:p>
          </table:table-cell>
          <table:table-cell office:value-type="float" office:value="0.208447499999998" calcext:value-type="float">
            <text:p>0.208447499999998</text:p>
          </table:table-cell>
          <table:table-cell office:value-type="float" office:value="-0.878281" calcext:value-type="float">
            <text:p>-0.8782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7]&gt;0; [.E367]+[.H367];[.E367])" office:value-type="float" office:value="1.1347445" calcext:value-type="float">
            <text:p>1.1347445</text:p>
          </table:table-cell>
          <table:table-cell table:formula="of:=IF([.H367]&lt;0; [.D367]+[.H367]; [.D367])" office:value-type="float" office:value="0.464911" calcext:value-type="float">
            <text:p>0.464911</text:p>
          </table:table-cell>
          <table:table-cell office:value-type="float" office:value="0.38" calcext:value-type="float">
            <text:p>0.38</text:p>
          </table:table-cell>
          <table:table-cell office:value-type="float" office:value="1.000916E-015" calcext:value-type="float">
            <text:p>1.000916E-15</text:p>
          </table:table-cell>
          <table:table-cell table:formula="of:=IF([.N3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34719375" calcext:value-type="float">
            <text:p>1.34719375</text:p>
          </table:table-cell>
          <table:table-cell office:value-type="float" office:value="1.141799" calcext:value-type="float">
            <text:p>1.141799</text:p>
          </table:table-cell>
          <table:table-cell office:value-type="float" office:value="-0.20539475" calcext:value-type="float">
            <text:p>-0.20539475</text:p>
          </table:table-cell>
          <table:table-cell office:value-type="float" office:value="0.20539475" calcext:value-type="float">
            <text:p>0.20539475</text:p>
          </table:table-cell>
          <table:table-cell office:value-type="float" office:value="-0.7619275" calcext:value-type="float">
            <text:p>-0.76192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8]&gt;0; [.E368]+[.H368];[.E368])" office:value-type="float" office:value="1.141799" calcext:value-type="float">
            <text:p>1.141799</text:p>
          </table:table-cell>
          <table:table-cell table:formula="of:=IF([.H368]&lt;0; [.D368]+[.H368]; [.D368])" office:value-type="float" office:value="0.58526625" calcext:value-type="float">
            <text:p>0.58526625</text:p>
          </table:table-cell>
          <table:table-cell office:value-type="float" office:value="0.36" calcext:value-type="float">
            <text:p>0.36</text:p>
          </table:table-cell>
          <table:table-cell office:value-type="float" office:value="1.000916E-015" calcext:value-type="float">
            <text:p>1.000916E-15</text:p>
          </table:table-cell>
          <table:table-cell table:formula="of:=IF([.N3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442289" calcext:value-type="float">
            <text:p>1.442289</text:p>
          </table:table-cell>
          <table:table-cell office:value-type="float" office:value="1.23071025" calcext:value-type="float">
            <text:p>1.23071025</text:p>
          </table:table-cell>
          <table:table-cell office:value-type="float" office:value="-0.211578749999999" calcext:value-type="float">
            <text:p>-0.211578749999999</text:p>
          </table:table-cell>
          <table:table-cell office:value-type="float" office:value="0.211578749999999" calcext:value-type="float">
            <text:p>0.211578749999999</text:p>
          </table:table-cell>
          <table:table-cell office:value-type="float" office:value="-0.8050367" calcext:value-type="float">
            <text:p>-0.80503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69]&gt;0; [.E369]+[.H369];[.E369])" office:value-type="float" office:value="1.23071025" calcext:value-type="float">
            <text:p>1.23071025</text:p>
          </table:table-cell>
          <table:table-cell table:formula="of:=IF([.H369]&lt;0; [.D369]+[.H369]; [.D369])" office:value-type="float" office:value="0.6372523" calcext:value-type="float">
            <text:p>0.6372523</text:p>
          </table:table-cell>
          <table:table-cell office:value-type="float" office:value="0.3325" calcext:value-type="float">
            <text:p>0.3325</text:p>
          </table:table-cell>
          <table:table-cell office:value-type="float" office:value="1.000916E-015" calcext:value-type="float">
            <text:p>1.000916E-15</text:p>
          </table:table-cell>
          <table:table-cell table:formula="of:=IF([.N3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54026425" calcext:value-type="float">
            <text:p>1.54026425</text:p>
          </table:table-cell>
          <table:table-cell office:value-type="float" office:value="1.30479275" calcext:value-type="float">
            <text:p>1.30479275</text:p>
          </table:table-cell>
          <table:table-cell office:value-type="float" office:value="-0.235471499999998" calcext:value-type="float">
            <text:p>-0.235471499999998</text:p>
          </table:table-cell>
          <table:table-cell office:value-type="float" office:value="0.235471499999998" calcext:value-type="float">
            <text:p>0.235471499999998</text:p>
          </table:table-cell>
          <table:table-cell office:value-type="float" office:value="-0.7568997" calcext:value-type="float">
            <text:p>-0.75689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0]&gt;0; [.E370]+[.H370];[.E370])" office:value-type="float" office:value="1.30479275" calcext:value-type="float">
            <text:p>1.30479275</text:p>
          </table:table-cell>
          <table:table-cell table:formula="of:=IF([.H370]&lt;0; [.D370]+[.H370]; [.D370])" office:value-type="float" office:value="0.78336455" calcext:value-type="float">
            <text:p>0.78336455</text:p>
          </table:table-cell>
          <table:table-cell office:value-type="float" office:value="0.35" calcext:value-type="float">
            <text:p>0.35</text:p>
          </table:table-cell>
          <table:table-cell office:value-type="float" office:value="1.000916E-015" calcext:value-type="float">
            <text:p>1.000916E-15</text:p>
          </table:table-cell>
          <table:table-cell table:formula="of:=IF([.N3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4495245" calcext:value-type="float">
            <text:p>1.4495245</text:p>
          </table:table-cell>
          <table:table-cell office:value-type="float" office:value="1.17687325" calcext:value-type="float">
            <text:p>1.17687325</text:p>
          </table:table-cell>
          <table:table-cell office:value-type="float" office:value="-0.272651250000001" calcext:value-type="float">
            <text:p>-0.272651250000001</text:p>
          </table:table-cell>
          <table:table-cell office:value-type="float" office:value="0.272651250000001" calcext:value-type="float">
            <text:p>0.272651250000001</text:p>
          </table:table-cell>
          <table:table-cell office:value-type="float" office:value="-1.15588" calcext:value-type="float">
            <text:p>-1.1558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1]&gt;0; [.E371]+[.H371];[.E371])" office:value-type="float" office:value="1.17687325" calcext:value-type="float">
            <text:p>1.17687325</text:p>
          </table:table-cell>
          <table:table-cell table:formula="of:=IF([.H371]&lt;0; [.D371]+[.H371]; [.D371])" office:value-type="float" office:value="0.2936445" calcext:value-type="float">
            <text:p>0.2936445</text:p>
          </table:table-cell>
          <table:table-cell office:value-type="float" office:value="0.405" calcext:value-type="float">
            <text:p>0.405</text:p>
          </table:table-cell>
          <table:table-cell office:value-type="float" office:value="1.000916E-015" calcext:value-type="float">
            <text:p>1.000916E-15</text:p>
          </table:table-cell>
          <table:table-cell table:formula="of:=IF([.N3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4409485" calcext:value-type="float">
            <text:p>1.4409485</text:p>
          </table:table-cell>
          <table:table-cell office:value-type="float" office:value="1.1591605" calcext:value-type="float">
            <text:p>1.1591605</text:p>
          </table:table-cell>
          <table:table-cell office:value-type="float" office:value="-0.281788000000001" calcext:value-type="float">
            <text:p>-0.281788000000001</text:p>
          </table:table-cell>
          <table:table-cell office:value-type="float" office:value="0.281788000000001" calcext:value-type="float">
            <text:p>0.281788000000001</text:p>
          </table:table-cell>
          <table:table-cell office:value-type="float" office:value="-1.20422" calcext:value-type="float">
            <text:p>-1.204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2]&gt;0; [.E372]+[.H372];[.E372])" office:value-type="float" office:value="1.1591605" calcext:value-type="float">
            <text:p>1.1591605</text:p>
          </table:table-cell>
          <table:table-cell table:formula="of:=IF([.H372]&lt;0; [.D372]+[.H372]; [.D372])" office:value-type="float" office:value="0.2367285" calcext:value-type="float">
            <text:p>0.2367285</text:p>
          </table:table-cell>
          <table:table-cell office:value-type="float" office:value="0.4375" calcext:value-type="float">
            <text:p>0.4375</text:p>
          </table:table-cell>
          <table:table-cell office:value-type="float" office:value="1.000916E-015" calcext:value-type="float">
            <text:p>1.000916E-15</text:p>
          </table:table-cell>
          <table:table-cell table:formula="of:=IF([.N3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378825" calcext:value-type="float">
            <text:p>1.378825</text:p>
          </table:table-cell>
          <table:table-cell office:value-type="float" office:value="1.13342425" calcext:value-type="float">
            <text:p>1.13342425</text:p>
          </table:table-cell>
          <table:table-cell office:value-type="float" office:value="-0.245400750000001" calcext:value-type="float">
            <text:p>-0.245400750000001</text:p>
          </table:table-cell>
          <table:table-cell office:value-type="float" office:value="0.245400750000001" calcext:value-type="float">
            <text:p>0.245400750000001</text:p>
          </table:table-cell>
          <table:table-cell office:value-type="float" office:value="-1.019508" calcext:value-type="float">
            <text:p>-1.0195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3]&gt;0; [.E373]+[.H373];[.E373])" office:value-type="float" office:value="1.13342425" calcext:value-type="float">
            <text:p>1.13342425</text:p>
          </table:table-cell>
          <table:table-cell table:formula="of:=IF([.H373]&lt;0; [.D373]+[.H373]; [.D373])" office:value-type="float" office:value="0.359317" calcext:value-type="float">
            <text:p>0.359317</text:p>
          </table:table-cell>
          <table:table-cell office:value-type="float" office:value="0.3975" calcext:value-type="float">
            <text:p>0.3975</text:p>
          </table:table-cell>
          <table:table-cell office:value-type="float" office:value="1.000916E-015" calcext:value-type="float">
            <text:p>1.000916E-15</text:p>
          </table:table-cell>
          <table:table-cell table:formula="of:=IF([.N3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69868" calcext:value-type="float">
            <text:p>1.369868</text:p>
          </table:table-cell>
          <table:table-cell office:value-type="float" office:value="1.17904675" calcext:value-type="float">
            <text:p>1.17904675</text:p>
          </table:table-cell>
          <table:table-cell office:value-type="float" office:value="-0.19082125" calcext:value-type="float">
            <text:p>-0.19082125</text:p>
          </table:table-cell>
          <table:table-cell office:value-type="float" office:value="0.19082125" calcext:value-type="float">
            <text:p>0.19082125</text:p>
          </table:table-cell>
          <table:table-cell office:value-type="float" office:value="-0.6341257" calcext:value-type="float">
            <text:p>-0.63412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4]&gt;0; [.E374]+[.H374];[.E374])" office:value-type="float" office:value="1.17904675" calcext:value-type="float">
            <text:p>1.17904675</text:p>
          </table:table-cell>
          <table:table-cell table:formula="of:=IF([.H374]&lt;0; [.D374]+[.H374]; [.D374])" office:value-type="float" office:value="0.7357423" calcext:value-type="float">
            <text:p>0.7357423</text:p>
          </table:table-cell>
          <table:table-cell office:value-type="float" office:value="0.34" calcext:value-type="float">
            <text:p>0.34</text:p>
          </table:table-cell>
          <table:table-cell office:value-type="float" office:value="1.000916E-015" calcext:value-type="float">
            <text:p>1.000916E-15</text:p>
          </table:table-cell>
          <table:table-cell table:formula="of:=IF([.N3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1676375" calcext:value-type="float">
            <text:p>1.31676375</text:p>
          </table:table-cell>
          <table:table-cell office:value-type="float" office:value="1.1034465" calcext:value-type="float">
            <text:p>1.1034465</text:p>
          </table:table-cell>
          <table:table-cell office:value-type="float" office:value="-0.213317250000001" calcext:value-type="float">
            <text:p>-0.213317250000001</text:p>
          </table:table-cell>
          <table:table-cell office:value-type="float" office:value="0.213317250000001" calcext:value-type="float">
            <text:p>0.213317250000001</text:p>
          </table:table-cell>
          <table:table-cell office:value-type="float" office:value="-0.8760704" calcext:value-type="float">
            <text:p>-0.87607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5]&gt;0; [.E375]+[.H375];[.E375])" office:value-type="float" office:value="1.1034465" calcext:value-type="float">
            <text:p>1.1034465</text:p>
          </table:table-cell>
          <table:table-cell table:formula="of:=IF([.H375]&lt;0; [.D375]+[.H375]; [.D375])" office:value-type="float" office:value="0.44069335" calcext:value-type="float">
            <text:p>0.44069335</text:p>
          </table:table-cell>
          <table:table-cell office:value-type="float" office:value="0.3675" calcext:value-type="float">
            <text:p>0.3675</text:p>
          </table:table-cell>
          <table:table-cell office:value-type="float" office:value="1.000916E-015" calcext:value-type="float">
            <text:p>1.000916E-15</text:p>
          </table:table-cell>
          <table:table-cell table:formula="of:=IF([.N3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270625" calcext:value-type="float">
            <text:p>1.270625</text:p>
          </table:table-cell>
          <table:table-cell office:value-type="float" office:value="1.08742125" calcext:value-type="float">
            <text:p>1.08742125</text:p>
          </table:table-cell>
          <table:table-cell office:value-type="float" office:value="-0.183203750000001" calcext:value-type="float">
            <text:p>-0.183203750000001</text:p>
          </table:table-cell>
          <table:table-cell office:value-type="float" office:value="0.183203750000001" calcext:value-type="float">
            <text:p>0.183203750000001</text:p>
          </table:table-cell>
          <table:table-cell office:value-type="float" office:value="-0.742918" calcext:value-type="float">
            <text:p>-0.7429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6]&gt;0; [.E376]+[.H376];[.E376])" office:value-type="float" office:value="1.08742125" calcext:value-type="float">
            <text:p>1.08742125</text:p>
          </table:table-cell>
          <table:table-cell table:formula="of:=IF([.H376]&lt;0; [.D376]+[.H376]; [.D376])" office:value-type="float" office:value="0.527707" calcext:value-type="float">
            <text:p>0.527707</text:p>
          </table:table-cell>
          <table:table-cell office:value-type="float" office:value="0.3125" calcext:value-type="float">
            <text:p>0.3125</text:p>
          </table:table-cell>
          <table:table-cell office:value-type="float" office:value="1.000916E-015" calcext:value-type="float">
            <text:p>1.000916E-15</text:p>
          </table:table-cell>
          <table:table-cell table:formula="of:=IF([.N3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19896375" calcext:value-type="float">
            <text:p>1.19896375</text:p>
          </table:table-cell>
          <table:table-cell office:value-type="float" office:value="1.06867175" calcext:value-type="float">
            <text:p>1.06867175</text:p>
          </table:table-cell>
          <table:table-cell office:value-type="float" office:value="-0.130292000000001" calcext:value-type="float">
            <text:p>-0.130292000000001</text:p>
          </table:table-cell>
          <table:table-cell office:value-type="float" office:value="0.130292000000001" calcext:value-type="float">
            <text:p>0.130292000000001</text:p>
          </table:table-cell>
          <table:table-cell office:value-type="float" office:value="-0.5596063" calcext:value-type="float">
            <text:p>-0.559606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7]&gt;0; [.E377]+[.H377];[.E377])" office:value-type="float" office:value="1.06867175" calcext:value-type="float">
            <text:p>1.06867175</text:p>
          </table:table-cell>
          <table:table-cell table:formula="of:=IF([.H377]&lt;0; [.D377]+[.H377]; [.D377])" office:value-type="float" office:value="0.63935745" calcext:value-type="float">
            <text:p>0.63935745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0000001980585" calcext:value-type="float">
            <text:p>1.980585E-14</text:p>
          </table:table-cell>
          <table:table-cell table:formula="of:=IF([.N3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18180375" calcext:value-type="float">
            <text:p>1.18180375</text:p>
          </table:table-cell>
          <table:table-cell office:value-type="float" office:value="1.096619" calcext:value-type="float">
            <text:p>1.096619</text:p>
          </table:table-cell>
          <table:table-cell office:value-type="float" office:value="-0.085184749999999" calcext:value-type="float">
            <text:p>-0.085184749999999</text:p>
          </table:table-cell>
          <table:table-cell office:value-type="float" office:value="0.085184749999999" calcext:value-type="float">
            <text:p>0.085184749999999</text:p>
          </table:table-cell>
          <table:table-cell office:value-type="float" office:value="-0.3400412" calcext:value-type="float">
            <text:p>-0.34004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8]&gt;0; [.E378]+[.H378];[.E378])" office:value-type="float" office:value="1.096619" calcext:value-type="float">
            <text:p>1.096619</text:p>
          </table:table-cell>
          <table:table-cell table:formula="of:=IF([.H378]&lt;0; [.D378]+[.H378]; [.D378])" office:value-type="float" office:value="0.84176255" calcext:value-type="float">
            <text:p>0.8417625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3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22413" calcext:value-type="float">
            <text:p>1.22413</text:p>
          </table:table-cell>
          <table:table-cell office:value-type="float" office:value="1.11400825" calcext:value-type="float">
            <text:p>1.11400825</text:p>
          </table:table-cell>
          <table:table-cell office:value-type="float" office:value="-0.110121750000001" calcext:value-type="float">
            <text:p>-0.110121750000001</text:p>
          </table:table-cell>
          <table:table-cell office:value-type="float" office:value="0.110121750000001" calcext:value-type="float">
            <text:p>0.110121750000001</text:p>
          </table:table-cell>
          <table:table-cell office:value-type="float" office:value="-0.3361373" calcext:value-type="float">
            <text:p>-0.33613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79]&gt;0; [.E379]+[.H379];[.E379])" office:value-type="float" office:value="1.11400825" calcext:value-type="float">
            <text:p>1.11400825</text:p>
          </table:table-cell>
          <table:table-cell table:formula="of:=IF([.H379]&lt;0; [.D379]+[.H379]; [.D379])" office:value-type="float" office:value="0.8879927" calcext:value-type="float">
            <text:p>0.8879927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0000001266252" calcext:value-type="float">
            <text:p>1.266252E-09</text:p>
          </table:table-cell>
          <table:table-cell table:formula="of:=IF([.N3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14300825" calcext:value-type="float">
            <text:p>1.14300825</text:p>
          </table:table-cell>
          <table:table-cell office:value-type="float" office:value="1.0605665" calcext:value-type="float">
            <text:p>1.0605665</text:p>
          </table:table-cell>
          <table:table-cell office:value-type="float" office:value="-0.08244175" calcext:value-type="float">
            <text:p>-0.08244175</text:p>
          </table:table-cell>
          <table:table-cell office:value-type="float" office:value="0.08244175" calcext:value-type="float">
            <text:p>0.08244175</text:p>
          </table:table-cell>
          <table:table-cell office:value-type="float" office:value="-0.265093" calcext:value-type="float">
            <text:p>-0.2650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0]&gt;0; [.E380]+[.H380];[.E380])" office:value-type="float" office:value="1.0605665" calcext:value-type="float">
            <text:p>1.0605665</text:p>
          </table:table-cell>
          <table:table-cell table:formula="of:=IF([.H380]&lt;0; [.D380]+[.H380]; [.D380])" office:value-type="float" office:value="0.87791525" calcext:value-type="float">
            <text:p>0.8779152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1148912" calcext:value-type="float">
            <text:p>1.148912E-06</text:p>
          </table:table-cell>
          <table:table-cell table:formula="of:=IF([.N3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130617" calcext:value-type="float">
            <text:p>1.130617</text:p>
          </table:table-cell>
          <table:table-cell office:value-type="float" office:value="1.04192375" calcext:value-type="float">
            <text:p>1.04192375</text:p>
          </table:table-cell>
          <table:table-cell office:value-type="float" office:value="-0.088693249999999" calcext:value-type="float">
            <text:p>-0.088693249999999</text:p>
          </table:table-cell>
          <table:table-cell office:value-type="float" office:value="0.088693249999999" calcext:value-type="float">
            <text:p>0.088693249999999</text:p>
          </table:table-cell>
          <table:table-cell office:value-type="float" office:value="-0.3340275" calcext:value-type="float">
            <text:p>-0.33402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1]&gt;0; [.E381]+[.H381];[.E381])" office:value-type="float" office:value="1.04192375" calcext:value-type="float">
            <text:p>1.04192375</text:p>
          </table:table-cell>
          <table:table-cell table:formula="of:=IF([.H381]&lt;0; [.D381]+[.H381]; [.D381])" office:value-type="float" office:value="0.7965895" calcext:value-type="float">
            <text:p>0.796589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3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09066425" calcext:value-type="float">
            <text:p>1.09066425</text:p>
          </table:table-cell>
          <table:table-cell office:value-type="float" office:value="1.0445755" calcext:value-type="float">
            <text:p>1.0445755</text:p>
          </table:table-cell>
          <table:table-cell office:value-type="float" office:value="-0.04608875" calcext:value-type="float">
            <text:p>-0.04608875</text:p>
          </table:table-cell>
          <table:table-cell office:value-type="float" office:value="0.04608875" calcext:value-type="float">
            <text:p>0.04608875</text:p>
          </table:table-cell>
          <table:table-cell office:value-type="float" office:value="-0.05277997" calcext:value-type="float">
            <text:p>-0.052779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2]&gt;0; [.E382]+[.H382];[.E382])" office:value-type="float" office:value="1.0445755" calcext:value-type="float">
            <text:p>1.0445755</text:p>
          </table:table-cell>
          <table:table-cell table:formula="of:=IF([.H382]&lt;0; [.D382]+[.H382]; [.D382])" office:value-type="float" office:value="1.03788428" calcext:value-type="float">
            <text:p>1.03788428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03574808" calcext:value-type="float">
            <text:p>0.003574808</text:p>
          </table:table-cell>
          <table:table-cell table:formula="of:=IF([.N3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10454575" calcext:value-type="float">
            <text:p>1.10454575</text:p>
          </table:table-cell>
          <table:table-cell office:value-type="float" office:value="1.08189675" calcext:value-type="float">
            <text:p>1.08189675</text:p>
          </table:table-cell>
          <table:table-cell office:value-type="float" office:value="-0.022648999999999" calcext:value-type="float">
            <text:p>-0.022648999999999</text:p>
          </table:table-cell>
          <table:table-cell office:value-type="float" office:value="0.022648999999999" calcext:value-type="float">
            <text:p>0.022648999999999</text:p>
          </table:table-cell>
          <table:table-cell office:value-type="float" office:value="-0.1223699" calcext:value-type="float">
            <text:p>-0.12236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3]&gt;0; [.E383]+[.H383];[.E383])" office:value-type="float" office:value="1.08189675" calcext:value-type="float">
            <text:p>1.08189675</text:p>
          </table:table-cell>
          <table:table-cell table:formula="of:=IF([.H383]&lt;0; [.D383]+[.H383]; [.D383])" office:value-type="float" office:value="0.98217585" calcext:value-type="float">
            <text:p>0.982175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982115" calcext:value-type="float">
            <text:p>0.05982115</text:p>
          </table:table-cell>
          <table:table-cell table:formula="of:=IF([.N38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10323" calcext:value-type="float">
            <text:p>1.10323</text:p>
          </table:table-cell>
          <table:table-cell office:value-type="float" office:value="1.073266" calcext:value-type="float">
            <text:p>1.073266</text:p>
          </table:table-cell>
          <table:table-cell office:value-type="float" office:value="-0.029963999999999" calcext:value-type="float">
            <text:p>-0.029963999999999</text:p>
          </table:table-cell>
          <table:table-cell office:value-type="float" office:value="0.029963999999999" calcext:value-type="float">
            <text:p>0.029963999999999</text:p>
          </table:table-cell>
          <table:table-cell office:value-type="float" office:value="-0.03190838" calcext:value-type="float">
            <text:p>-0.031908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4]&gt;0; [.E384]+[.H384];[.E384])" office:value-type="float" office:value="1.073266" calcext:value-type="float">
            <text:p>1.073266</text:p>
          </table:table-cell>
          <table:table-cell table:formula="of:=IF([.H384]&lt;0; [.D384]+[.H384]; [.D384])" office:value-type="float" office:value="1.07132162" calcext:value-type="float">
            <text:p>1.0713216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0928" calcext:value-type="float">
            <text:p>0.1190928</text:p>
          </table:table-cell>
          <table:table-cell table:formula="of:=IF([.N38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0716375" calcext:value-type="float">
            <text:p>1.0716375</text:p>
          </table:table-cell>
          <table:table-cell office:value-type="float" office:value="1.03194" calcext:value-type="float">
            <text:p>1.03194</text:p>
          </table:table-cell>
          <table:table-cell office:value-type="float" office:value="-0.0396975" calcext:value-type="float">
            <text:p>-0.0396975</text:p>
          </table:table-cell>
          <table:table-cell office:value-type="float" office:value="0.0396975" calcext:value-type="float">
            <text:p>0.0396975</text:p>
          </table:table-cell>
          <table:table-cell office:value-type="float" office:value="-0.1378449" calcext:value-type="float">
            <text:p>-0.13784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5]&gt;0; [.E385]+[.H385];[.E385])" office:value-type="float" office:value="1.03194" calcext:value-type="float">
            <text:p>1.03194</text:p>
          </table:table-cell>
          <table:table-cell table:formula="of:=IF([.H385]&lt;0; [.D385]+[.H385]; [.D385])" office:value-type="float" office:value="0.9337926" calcext:value-type="float">
            <text:p>0.9337926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002317919" calcext:value-type="float">
            <text:p>0.0002317919</text:p>
          </table:table-cell>
          <table:table-cell table:formula="of:=IF([.N38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08763575" calcext:value-type="float">
            <text:p>1.08763575</text:p>
          </table:table-cell>
          <table:table-cell office:value-type="float" office:value="1.0727695" calcext:value-type="float">
            <text:p>1.0727695</text:p>
          </table:table-cell>
          <table:table-cell office:value-type="float" office:value="-0.01486625" calcext:value-type="float">
            <text:p>-0.01486625</text:p>
          </table:table-cell>
          <table:table-cell office:value-type="float" office:value="0.01486625" calcext:value-type="float">
            <text:p>0.01486625</text:p>
          </table:table-cell>
          <table:table-cell office:value-type="float" office:value="0.04426422" calcext:value-type="float">
            <text:p>0.044264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6]&gt;0; [.E386]+[.H386];[.E386])" office:value-type="float" office:value="1.11703372" calcext:value-type="float">
            <text:p>1.11703372</text:p>
          </table:table-cell>
          <table:table-cell table:formula="of:=IF([.H386]&lt;0; [.D386]+[.H386]; [.D386])" office:value-type="float" office:value="1.08763575" calcext:value-type="float">
            <text:p>1.0876357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2532481" calcext:value-type="float">
            <text:p>0.2532481</text:p>
          </table:table-cell>
          <table:table-cell table:formula="of:=IF([.N38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139551" calcext:value-type="float">
            <text:p>1.139551</text:p>
          </table:table-cell>
          <table:table-cell office:value-type="float" office:value="1.0885535" calcext:value-type="float">
            <text:p>1.0885535</text:p>
          </table:table-cell>
          <table:table-cell office:value-type="float" office:value="-0.050997500000001" calcext:value-type="float">
            <text:p>-0.050997500000001</text:p>
          </table:table-cell>
          <table:table-cell office:value-type="float" office:value="0.050997500000001" calcext:value-type="float">
            <text:p>0.050997500000001</text:p>
          </table:table-cell>
          <table:table-cell office:value-type="float" office:value="-0.04650036" calcext:value-type="float">
            <text:p>-0.046500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7]&gt;0; [.E387]+[.H387];[.E387])" office:value-type="float" office:value="1.0885535" calcext:value-type="float">
            <text:p>1.0885535</text:p>
          </table:table-cell>
          <table:table-cell table:formula="of:=IF([.H387]&lt;0; [.D387]+[.H387]; [.D387])" office:value-type="float" office:value="1.09305064" calcext:value-type="float">
            <text:p>1.09305064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002317919" calcext:value-type="float">
            <text:p>0.0002317919</text:p>
          </table:table-cell>
          <table:table-cell table:formula="of:=IF([.N3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13589825" calcext:value-type="float">
            <text:p>1.13589825</text:p>
          </table:table-cell>
          <table:table-cell office:value-type="float" office:value="1.0785815" calcext:value-type="float">
            <text:p>1.0785815</text:p>
          </table:table-cell>
          <table:table-cell office:value-type="float" office:value="-0.057316750000001" calcext:value-type="float">
            <text:p>-0.057316750000001</text:p>
          </table:table-cell>
          <table:table-cell office:value-type="float" office:value="0.057316750000001" calcext:value-type="float">
            <text:p>0.057316750000001</text:p>
          </table:table-cell>
          <table:table-cell office:value-type="float" office:value="-0.01643346" calcext:value-type="float">
            <text:p>-0.016433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8]&gt;0; [.E388]+[.H388];[.E388])" office:value-type="float" office:value="1.0785815" calcext:value-type="float">
            <text:p>1.0785815</text:p>
          </table:table-cell>
          <table:table-cell table:formula="of:=IF([.H388]&lt;0; [.D388]+[.H388]; [.D388])" office:value-type="float" office:value="1.11946479" calcext:value-type="float">
            <text:p>1.119464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5563916" calcext:value-type="float">
            <text:p>0.0005563916</text:p>
          </table:table-cell>
          <table:table-cell table:formula="of:=IF([.N3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1447845" calcext:value-type="float">
            <text:p>1.1447845</text:p>
          </table:table-cell>
          <table:table-cell office:value-type="float" office:value="1.100128" calcext:value-type="float">
            <text:p>1.100128</text:p>
          </table:table-cell>
          <table:table-cell office:value-type="float" office:value="-0.044656499999999" calcext:value-type="float">
            <text:p>-0.044656499999999</text:p>
          </table:table-cell>
          <table:table-cell office:value-type="float" office:value="0.044656499999999" calcext:value-type="float">
            <text:p>0.044656499999999</text:p>
          </table:table-cell>
          <table:table-cell office:value-type="float" office:value="-0.1130448" calcext:value-type="float">
            <text:p>-0.11304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89]&gt;0; [.E389]+[.H389];[.E389])" office:value-type="float" office:value="1.100128" calcext:value-type="float">
            <text:p>1.100128</text:p>
          </table:table-cell>
          <table:table-cell table:formula="of:=IF([.H389]&lt;0; [.D389]+[.H389]; [.D389])" office:value-type="float" office:value="1.0317397" calcext:value-type="float">
            <text:p>1.0317397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05801614" calcext:value-type="float">
            <text:p>0.005801614</text:p>
          </table:table-cell>
          <table:table-cell table:formula="of:=IF([.N3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22105325" calcext:value-type="float">
            <text:p>1.22105325</text:p>
          </table:table-cell>
          <table:table-cell office:value-type="float" office:value="1.1529125" calcext:value-type="float">
            <text:p>1.1529125</text:p>
          </table:table-cell>
          <table:table-cell office:value-type="float" office:value="-0.06814075" calcext:value-type="float">
            <text:p>-0.06814075</text:p>
          </table:table-cell>
          <table:table-cell office:value-type="float" office:value="0.06814075" calcext:value-type="float">
            <text:p>0.06814075</text:p>
          </table:table-cell>
          <table:table-cell office:value-type="float" office:value="-0.08277222" calcext:value-type="float">
            <text:p>-0.082772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0]&gt;0; [.E390]+[.H390];[.E390])" office:value-type="float" office:value="1.1529125" calcext:value-type="float">
            <text:p>1.1529125</text:p>
          </table:table-cell>
          <table:table-cell table:formula="of:=IF([.H390]&lt;0; [.D390]+[.H390]; [.D390])" office:value-type="float" office:value="1.13828103" calcext:value-type="float">
            <text:p>1.13828103</text:p>
          </table:table-cell>
          <table:table-cell office:value-type="float" office:value="0.15" calcext:value-type="float">
            <text:p>0.15</text:p>
          </table:table-cell>
          <table:table-cell office:value-type="float" office:value="0.0003116373" calcext:value-type="float">
            <text:p>0.0003116373</text:p>
          </table:table-cell>
          <table:table-cell table:formula="of:=IF([.N39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2736055" calcext:value-type="float">
            <text:p>1.2736055</text:p>
          </table:table-cell>
          <table:table-cell office:value-type="float" office:value="1.1632595" calcext:value-type="float">
            <text:p>1.1632595</text:p>
          </table:table-cell>
          <table:table-cell office:value-type="float" office:value="-0.110346000000001" calcext:value-type="float">
            <text:p>-0.110346000000001</text:p>
          </table:table-cell>
          <table:table-cell office:value-type="float" office:value="0.110346000000001" calcext:value-type="float">
            <text:p>0.110346000000001</text:p>
          </table:table-cell>
          <table:table-cell office:value-type="float" office:value="-0.197983" calcext:value-type="float">
            <text:p>-0.1979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1]&gt;0; [.E391]+[.H391];[.E391])" office:value-type="float" office:value="1.1632595" calcext:value-type="float">
            <text:p>1.1632595</text:p>
          </table:table-cell>
          <table:table-cell table:formula="of:=IF([.H391]&lt;0; [.D391]+[.H391]; [.D391])" office:value-type="float" office:value="1.0756225" calcext:value-type="float">
            <text:p>1.075622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3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287816" calcext:value-type="float">
            <text:p>1.287816</text:p>
          </table:table-cell>
          <table:table-cell office:value-type="float" office:value="1.1742825" calcext:value-type="float">
            <text:p>1.1742825</text:p>
          </table:table-cell>
          <table:table-cell office:value-type="float" office:value="-0.113533500000001" calcext:value-type="float">
            <text:p>-0.113533500000001</text:p>
          </table:table-cell>
          <table:table-cell office:value-type="float" office:value="0.113533500000001" calcext:value-type="float">
            <text:p>0.113533500000001</text:p>
          </table:table-cell>
          <table:table-cell office:value-type="float" office:value="-0.1430505" calcext:value-type="float">
            <text:p>-0.14305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2]&gt;0; [.E392]+[.H392];[.E392])" office:value-type="float" office:value="1.1742825" calcext:value-type="float">
            <text:p>1.1742825</text:p>
          </table:table-cell>
          <table:table-cell table:formula="of:=IF([.H392]&lt;0; [.D392]+[.H392]; [.D392])" office:value-type="float" office:value="1.1447655" calcext:value-type="float">
            <text:p>1.144765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39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18483" calcext:value-type="float">
            <text:p>1.318483</text:p>
          </table:table-cell>
          <table:table-cell office:value-type="float" office:value="1.2162105" calcext:value-type="float">
            <text:p>1.2162105</text:p>
          </table:table-cell>
          <table:table-cell office:value-type="float" office:value="-0.1022725" calcext:value-type="float">
            <text:p>-0.1022725</text:p>
          </table:table-cell>
          <table:table-cell office:value-type="float" office:value="0.1022725" calcext:value-type="float">
            <text:p>0.1022725</text:p>
          </table:table-cell>
          <table:table-cell office:value-type="float" office:value="-0.1335919" calcext:value-type="float">
            <text:p>-0.13359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3]&gt;0; [.E393]+[.H393];[.E393])" office:value-type="float" office:value="1.2162105" calcext:value-type="float">
            <text:p>1.2162105</text:p>
          </table:table-cell>
          <table:table-cell table:formula="of:=IF([.H393]&lt;0; [.D393]+[.H393]; [.D393])" office:value-type="float" office:value="1.1848911" calcext:value-type="float">
            <text:p>1.18489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39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3595725" calcext:value-type="float">
            <text:p>1.3595725</text:p>
          </table:table-cell>
          <table:table-cell office:value-type="float" office:value="1.250243" calcext:value-type="float">
            <text:p>1.250243</text:p>
          </table:table-cell>
          <table:table-cell office:value-type="float" office:value="-0.109329499999998" calcext:value-type="float">
            <text:p>-0.109329499999998</text:p>
          </table:table-cell>
          <table:table-cell office:value-type="float" office:value="0.109329499999998" calcext:value-type="float">
            <text:p>0.109329499999998</text:p>
          </table:table-cell>
          <table:table-cell office:value-type="float" office:value="-0.1593058" calcext:value-type="float">
            <text:p>-0.15930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4]&gt;0; [.E394]+[.H394];[.E394])" office:value-type="float" office:value="1.250243" calcext:value-type="float">
            <text:p>1.250243</text:p>
          </table:table-cell>
          <table:table-cell table:formula="of:=IF([.H394]&lt;0; [.D394]+[.H394]; [.D394])" office:value-type="float" office:value="1.2002667" calcext:value-type="float">
            <text:p>1.2002667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4818035" calcext:value-type="float">
            <text:p>4.818035E-06</text:p>
          </table:table-cell>
          <table:table-cell table:formula="of:=IF([.N39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3807515" calcext:value-type="float">
            <text:p>1.3807515</text:p>
          </table:table-cell>
          <table:table-cell office:value-type="float" office:value="1.2815935" calcext:value-type="float">
            <text:p>1.2815935</text:p>
          </table:table-cell>
          <table:table-cell office:value-type="float" office:value="-0.099158" calcext:value-type="float">
            <text:p>-0.099158</text:p>
          </table:table-cell>
          <table:table-cell office:value-type="float" office:value="0.099158" calcext:value-type="float">
            <text:p>0.099158</text:p>
          </table:table-cell>
          <table:table-cell office:value-type="float" office:value="-0.1447621" calcext:value-type="float">
            <text:p>-0.14476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5]&gt;0; [.E395]+[.H395];[.E395])" office:value-type="float" office:value="1.2815935" calcext:value-type="float">
            <text:p>1.2815935</text:p>
          </table:table-cell>
          <table:table-cell table:formula="of:=IF([.H395]&lt;0; [.D395]+[.H395]; [.D395])" office:value-type="float" office:value="1.2359894" calcext:value-type="float">
            <text:p>1.2359894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0002317919" calcext:value-type="float">
            <text:p>0.0002317919</text:p>
          </table:table-cell>
          <table:table-cell table:formula="of:=IF([.N3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41025325" calcext:value-type="float">
            <text:p>1.41025325</text:p>
          </table:table-cell>
          <table:table-cell office:value-type="float" office:value="1.3334485" calcext:value-type="float">
            <text:p>1.3334485</text:p>
          </table:table-cell>
          <table:table-cell office:value-type="float" office:value="-0.07680475" calcext:value-type="float">
            <text:p>-0.07680475</text:p>
          </table:table-cell>
          <table:table-cell office:value-type="float" office:value="0.07680475" calcext:value-type="float">
            <text:p>0.07680475</text:p>
          </table:table-cell>
          <table:table-cell office:value-type="float" office:value="-0.06172501" calcext:value-type="float">
            <text:p>-0.061725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6]&gt;0; [.E396]+[.H396];[.E396])" office:value-type="float" office:value="1.3334485" calcext:value-type="float">
            <text:p>1.3334485</text:p>
          </table:table-cell>
          <table:table-cell table:formula="of:=IF([.H396]&lt;0; [.D396]+[.H396]; [.D396])" office:value-type="float" office:value="1.34852824" calcext:value-type="float">
            <text:p>1.34852824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653537" calcext:value-type="float">
            <text:p>0.001653537</text:p>
          </table:table-cell>
          <table:table-cell table:formula="of:=IF([.N3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48652875" calcext:value-type="float">
            <text:p>1.48652875</text:p>
          </table:table-cell>
          <table:table-cell office:value-type="float" office:value="1.374866" calcext:value-type="float">
            <text:p>1.374866</text:p>
          </table:table-cell>
          <table:table-cell office:value-type="float" office:value="-0.11166275" calcext:value-type="float">
            <text:p>-0.11166275</text:p>
          </table:table-cell>
          <table:table-cell office:value-type="float" office:value="0.11166275" calcext:value-type="float">
            <text:p>0.11166275</text:p>
          </table:table-cell>
          <table:table-cell office:value-type="float" office:value="-0.1449081" calcext:value-type="float">
            <text:p>-0.144908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7]&gt;0; [.E397]+[.H397];[.E397])" office:value-type="float" office:value="1.374866" calcext:value-type="float">
            <text:p>1.374866</text:p>
          </table:table-cell>
          <table:table-cell table:formula="of:=IF([.H397]&lt;0; [.D397]+[.H397]; [.D397])" office:value-type="float" office:value="1.34162065" calcext:value-type="float">
            <text:p>1.34162065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2596274" calcext:value-type="float">
            <text:p>2.596274E-05</text:p>
          </table:table-cell>
          <table:table-cell table:formula="of:=IF([.N39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62510325" calcext:value-type="float">
            <text:p>1.62510325</text:p>
          </table:table-cell>
          <table:table-cell office:value-type="float" office:value="1.49632575" calcext:value-type="float">
            <text:p>1.49632575</text:p>
          </table:table-cell>
          <table:table-cell office:value-type="float" office:value="-0.128777500000002" calcext:value-type="float">
            <text:p>-0.128777500000002</text:p>
          </table:table-cell>
          <table:table-cell office:value-type="float" office:value="0.128777500000002" calcext:value-type="float">
            <text:p>0.128777500000002</text:p>
          </table:table-cell>
          <table:table-cell office:value-type="float" office:value="-0.1380357" calcext:value-type="float">
            <text:p>-0.13803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8]&gt;0; [.E398]+[.H398];[.E398])" office:value-type="float" office:value="1.49632575" calcext:value-type="float">
            <text:p>1.49632575</text:p>
          </table:table-cell>
          <table:table-cell table:formula="of:=IF([.H398]&lt;0; [.D398]+[.H398]; [.D398])" office:value-type="float" office:value="1.48706755" calcext:value-type="float">
            <text:p>1.4870675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39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66490475" calcext:value-type="float">
            <text:p>1.66490475</text:p>
          </table:table-cell>
          <table:table-cell office:value-type="float" office:value="1.51108775" calcext:value-type="float">
            <text:p>1.51108775</text:p>
          </table:table-cell>
          <table:table-cell office:value-type="float" office:value="-0.153816999999997" calcext:value-type="float">
            <text:p>-0.153816999999997</text:p>
          </table:table-cell>
          <table:table-cell office:value-type="float" office:value="0.153816999999997" calcext:value-type="float">
            <text:p>0.153816999999997</text:p>
          </table:table-cell>
          <table:table-cell office:value-type="float" office:value="-0.260461" calcext:value-type="float">
            <text:p>-0.2604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399]&gt;0; [.E399]+[.H399];[.E399])" office:value-type="float" office:value="1.51108775" calcext:value-type="float">
            <text:p>1.51108775</text:p>
          </table:table-cell>
          <table:table-cell table:formula="of:=IF([.H399]&lt;0; [.D399]+[.H399]; [.D399])" office:value-type="float" office:value="1.40444375" calcext:value-type="float">
            <text:p>1.404443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89819" calcext:value-type="float">
            <text:p>3.789819E-07</text:p>
          </table:table-cell>
          <table:table-cell table:formula="of:=IF([.N39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59232575" calcext:value-type="float">
            <text:p>1.59232575</text:p>
          </table:table-cell>
          <table:table-cell office:value-type="float" office:value="1.43832125" calcext:value-type="float">
            <text:p>1.43832125</text:p>
          </table:table-cell>
          <table:table-cell office:value-type="float" office:value="-0.1540045" calcext:value-type="float">
            <text:p>-0.1540045</text:p>
          </table:table-cell>
          <table:table-cell office:value-type="float" office:value="0.1540045" calcext:value-type="float">
            <text:p>0.1540045</text:p>
          </table:table-cell>
          <table:table-cell office:value-type="float" office:value="-0.2687735" calcext:value-type="float">
            <text:p>-0.26877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0]&gt;0; [.E400]+[.H400];[.E400])" office:value-type="float" office:value="1.43832125" calcext:value-type="float">
            <text:p>1.43832125</text:p>
          </table:table-cell>
          <table:table-cell table:formula="of:=IF([.H400]&lt;0; [.D400]+[.H400]; [.D400])" office:value-type="float" office:value="1.32355225" calcext:value-type="float">
            <text:p>1.3235522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40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63986175" calcext:value-type="float">
            <text:p>1.63986175</text:p>
          </table:table-cell>
          <table:table-cell office:value-type="float" office:value="1.486751" calcext:value-type="float">
            <text:p>1.486751</text:p>
          </table:table-cell>
          <table:table-cell office:value-type="float" office:value="-0.15311075" calcext:value-type="float">
            <text:p>-0.15311075</text:p>
          </table:table-cell>
          <table:table-cell office:value-type="float" office:value="0.15311075" calcext:value-type="float">
            <text:p>0.15311075</text:p>
          </table:table-cell>
          <table:table-cell office:value-type="float" office:value="-0.1272799" calcext:value-type="float">
            <text:p>-0.12727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1]&gt;0; [.E401]+[.H401];[.E401])" office:value-type="float" office:value="1.486751" calcext:value-type="float">
            <text:p>1.486751</text:p>
          </table:table-cell>
          <table:table-cell table:formula="of:=IF([.H401]&lt;0; [.D401]+[.H401]; [.D401])" office:value-type="float" office:value="1.51258185" calcext:value-type="float">
            <text:p>1.512581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40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77115825" calcext:value-type="float">
            <text:p>1.77115825</text:p>
          </table:table-cell>
          <table:table-cell office:value-type="float" office:value="1.60493025" calcext:value-type="float">
            <text:p>1.60493025</text:p>
          </table:table-cell>
          <table:table-cell office:value-type="float" office:value="-0.166228000000001" calcext:value-type="float">
            <text:p>-0.166228000000001</text:p>
          </table:table-cell>
          <table:table-cell office:value-type="float" office:value="0.166228000000001" calcext:value-type="float">
            <text:p>0.166228000000001</text:p>
          </table:table-cell>
          <table:table-cell office:value-type="float" office:value="-0.1485364" calcext:value-type="float">
            <text:p>-0.14853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2]&gt;0; [.E402]+[.H402];[.E402])" office:value-type="float" office:value="1.60493025" calcext:value-type="float">
            <text:p>1.60493025</text:p>
          </table:table-cell>
          <table:table-cell table:formula="of:=IF([.H402]&lt;0; [.D402]+[.H402]; [.D402])" office:value-type="float" office:value="1.62262185" calcext:value-type="float">
            <text:p>1.6226218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0003597526" calcext:value-type="float">
            <text:p>3.597526E-05</text:p>
          </table:table-cell>
          <table:table-cell table:formula="of:=IF([.N40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112625" calcext:value-type="float">
            <text:p>1.8112625</text:p>
          </table:table-cell>
          <table:table-cell office:value-type="float" office:value="1.63734725" calcext:value-type="float">
            <text:p>1.63734725</text:p>
          </table:table-cell>
          <table:table-cell office:value-type="float" office:value="-0.173915250000003" calcext:value-type="float">
            <text:p>-0.173915250000003</text:p>
          </table:table-cell>
          <table:table-cell office:value-type="float" office:value="0.173915250000003" calcext:value-type="float">
            <text:p>0.173915250000003</text:p>
          </table:table-cell>
          <table:table-cell office:value-type="float" office:value="-0.1088003" calcext:value-type="float">
            <text:p>-0.10880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3]&gt;0; [.E403]+[.H403];[.E403])" office:value-type="float" office:value="1.63734725" calcext:value-type="float">
            <text:p>1.63734725</text:p>
          </table:table-cell>
          <table:table-cell table:formula="of:=IF([.H403]&lt;0; [.D403]+[.H403]; [.D403])" office:value-type="float" office:value="1.7024622" calcext:value-type="float">
            <text:p>1.7024622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9591608" calcext:value-type="float">
            <text:p>9.591608E-06</text:p>
          </table:table-cell>
          <table:table-cell table:formula="of:=IF([.N40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80323725" calcext:value-type="float">
            <text:p>1.80323725</text:p>
          </table:table-cell>
          <table:table-cell office:value-type="float" office:value="1.62591825" calcext:value-type="float">
            <text:p>1.62591825</text:p>
          </table:table-cell>
          <table:table-cell office:value-type="float" office:value="-0.177319" calcext:value-type="float">
            <text:p>-0.177319</text:p>
          </table:table-cell>
          <table:table-cell office:value-type="float" office:value="0.177319" calcext:value-type="float">
            <text:p>0.177319</text:p>
          </table:table-cell>
          <table:table-cell office:value-type="float" office:value="-0.1996537" calcext:value-type="float">
            <text:p>-0.19965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4]&gt;0; [.E404]+[.H404];[.E404])" office:value-type="float" office:value="1.62591825" calcext:value-type="float">
            <text:p>1.62591825</text:p>
          </table:table-cell>
          <table:table-cell table:formula="of:=IF([.H404]&lt;0; [.D404]+[.H404]; [.D404])" office:value-type="float" office:value="1.60358355" calcext:value-type="float">
            <text:p>1.60358355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000001148912" calcext:value-type="float">
            <text:p>1.148912E-06</text:p>
          </table:table-cell>
          <table:table-cell table:formula="of:=IF([.N40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8897865" calcext:value-type="float">
            <text:p>1.8897865</text:p>
          </table:table-cell>
          <table:table-cell office:value-type="float" office:value="1.7102445" calcext:value-type="float">
            <text:p>1.7102445</text:p>
          </table:table-cell>
          <table:table-cell office:value-type="float" office:value="-0.179542000000002" calcext:value-type="float">
            <text:p>-0.179542000000002</text:p>
          </table:table-cell>
          <table:table-cell office:value-type="float" office:value="0.179542000000002" calcext:value-type="float">
            <text:p>0.179542000000002</text:p>
          </table:table-cell>
          <table:table-cell office:value-type="float" office:value="-0.1518255" calcext:value-type="float">
            <text:p>-0.15182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5]&gt;0; [.E405]+[.H405];[.E405])" office:value-type="float" office:value="1.7102445" calcext:value-type="float">
            <text:p>1.7102445</text:p>
          </table:table-cell>
          <table:table-cell table:formula="of:=IF([.H405]&lt;0; [.D405]+[.H405]; [.D405])" office:value-type="float" office:value="1.737961" calcext:value-type="float">
            <text:p>1.737961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40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835183" calcext:value-type="float">
            <text:p>1.835183</text:p>
          </table:table-cell>
          <table:table-cell office:value-type="float" office:value="1.672512" calcext:value-type="float">
            <text:p>1.672512</text:p>
          </table:table-cell>
          <table:table-cell office:value-type="float" office:value="-0.162671" calcext:value-type="float">
            <text:p>-0.162671</text:p>
          </table:table-cell>
          <table:table-cell office:value-type="float" office:value="0.162671" calcext:value-type="float">
            <text:p>0.162671</text:p>
          </table:table-cell>
          <table:table-cell office:value-type="float" office:value="-0.08597203" calcext:value-type="float">
            <text:p>-0.085972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6]&gt;0; [.E406]+[.H406];[.E406])" office:value-type="float" office:value="1.672512" calcext:value-type="float">
            <text:p>1.672512</text:p>
          </table:table-cell>
          <table:table-cell table:formula="of:=IF([.H406]&lt;0; [.D406]+[.H406]; [.D406])" office:value-type="float" office:value="1.74921097" calcext:value-type="float">
            <text:p>1.74921097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4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8718235" calcext:value-type="float">
            <text:p>1.8718235</text:p>
          </table:table-cell>
          <table:table-cell office:value-type="float" office:value="1.6947065" calcext:value-type="float">
            <text:p>1.6947065</text:p>
          </table:table-cell>
          <table:table-cell office:value-type="float" office:value="-0.177116999999998" calcext:value-type="float">
            <text:p>-0.177116999999998</text:p>
          </table:table-cell>
          <table:table-cell office:value-type="float" office:value="0.177116999999998" calcext:value-type="float">
            <text:p>0.177116999999998</text:p>
          </table:table-cell>
          <table:table-cell office:value-type="float" office:value="-0.108012" calcext:value-type="float">
            <text:p>-0.1080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7]&gt;0; [.E407]+[.H407];[.E407])" office:value-type="float" office:value="1.6947065" calcext:value-type="float">
            <text:p>1.6947065</text:p>
          </table:table-cell>
          <table:table-cell table:formula="of:=IF([.H407]&lt;0; [.D407]+[.H407]; [.D407])" office:value-type="float" office:value="1.7638115" calcext:value-type="float">
            <text:p>1.763811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4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2.046403" calcext:value-type="float">
            <text:p>2.046403</text:p>
          </table:table-cell>
          <table:table-cell office:value-type="float" office:value="1.84798225" calcext:value-type="float">
            <text:p>1.84798225</text:p>
          </table:table-cell>
          <table:table-cell office:value-type="float" office:value="-0.198420750000001" calcext:value-type="float">
            <text:p>-0.198420750000001</text:p>
          </table:table-cell>
          <table:table-cell office:value-type="float" office:value="0.198420750000001" calcext:value-type="float">
            <text:p>0.198420750000001</text:p>
          </table:table-cell>
          <table:table-cell office:value-type="float" office:value="-0.1948031" calcext:value-type="float">
            <text:p>-0.19480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8]&gt;0; [.E408]+[.H408];[.E408])" office:value-type="float" office:value="1.84798225" calcext:value-type="float">
            <text:p>1.84798225</text:p>
          </table:table-cell>
          <table:table-cell table:formula="of:=IF([.H408]&lt;0; [.D408]+[.H408]; [.D408])" office:value-type="float" office:value="1.8515999" calcext:value-type="float">
            <text:p>1.8515999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4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2591765" calcext:value-type="float">
            <text:p>2.2591765</text:p>
          </table:table-cell>
          <table:table-cell office:value-type="float" office:value="2.03946725" calcext:value-type="float">
            <text:p>2.03946725</text:p>
          </table:table-cell>
          <table:table-cell office:value-type="float" office:value="-0.219709249999999" calcext:value-type="float">
            <text:p>-0.219709249999999</text:p>
          </table:table-cell>
          <table:table-cell office:value-type="float" office:value="0.219709249999999" calcext:value-type="float">
            <text:p>0.219709249999999</text:p>
          </table:table-cell>
          <table:table-cell office:value-type="float" office:value="-0.2203211" calcext:value-type="float">
            <text:p>-0.22032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09]&gt;0; [.E409]+[.H409];[.E409])" office:value-type="float" office:value="2.03946725" calcext:value-type="float">
            <text:p>2.03946725</text:p>
          </table:table-cell>
          <table:table-cell table:formula="of:=IF([.H409]&lt;0; [.D409]+[.H409]; [.D409])" office:value-type="float" office:value="2.0388554" calcext:value-type="float">
            <text:p>2.038855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4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2.3054415" calcext:value-type="float">
            <text:p>2.3054415</text:p>
          </table:table-cell>
          <table:table-cell office:value-type="float" office:value="2.07721825" calcext:value-type="float">
            <text:p>2.07721825</text:p>
          </table:table-cell>
          <table:table-cell office:value-type="float" office:value="-0.228223250000001" calcext:value-type="float">
            <text:p>-0.228223250000001</text:p>
          </table:table-cell>
          <table:table-cell office:value-type="float" office:value="0.228223250000001" calcext:value-type="float">
            <text:p>0.228223250000001</text:p>
          </table:table-cell>
          <table:table-cell office:value-type="float" office:value="-0.2296343" calcext:value-type="float">
            <text:p>-0.22963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0]&gt;0; [.E410]+[.H410];[.E410])" office:value-type="float" office:value="2.07721825" calcext:value-type="float">
            <text:p>2.07721825</text:p>
          </table:table-cell>
          <table:table-cell table:formula="of:=IF([.H410]&lt;0; [.D410]+[.H410]; [.D410])" office:value-type="float" office:value="2.0758072" calcext:value-type="float">
            <text:p>2.07580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4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2.0825215" calcext:value-type="float">
            <text:p>2.0825215</text:p>
          </table:table-cell>
          <table:table-cell office:value-type="float" office:value="1.87643925" calcext:value-type="float">
            <text:p>1.87643925</text:p>
          </table:table-cell>
          <table:table-cell office:value-type="float" office:value="-0.206082249999999" calcext:value-type="float">
            <text:p>-0.206082249999999</text:p>
          </table:table-cell>
          <table:table-cell office:value-type="float" office:value="0.206082249999999" calcext:value-type="float">
            <text:p>0.206082249999999</text:p>
          </table:table-cell>
          <table:table-cell office:value-type="float" office:value="-0.2627314" calcext:value-type="float">
            <text:p>-0.26273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1]&gt;0; [.E411]+[.H411];[.E411])" office:value-type="float" office:value="1.87643925" calcext:value-type="float">
            <text:p>1.87643925</text:p>
          </table:table-cell>
          <table:table-cell table:formula="of:=IF([.H411]&lt;0; [.D411]+[.H411]; [.D411])" office:value-type="float" office:value="1.8197901" calcext:value-type="float">
            <text:p>1.8197901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4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2.02988475" calcext:value-type="float">
            <text:p>2.02988475</text:p>
          </table:table-cell>
          <table:table-cell office:value-type="float" office:value="1.80160775" calcext:value-type="float">
            <text:p>1.80160775</text:p>
          </table:table-cell>
          <table:table-cell office:value-type="float" office:value="-0.228277000000001" calcext:value-type="float">
            <text:p>-0.228277000000001</text:p>
          </table:table-cell>
          <table:table-cell office:value-type="float" office:value="0.228277000000001" calcext:value-type="float">
            <text:p>0.228277000000001</text:p>
          </table:table-cell>
          <table:table-cell office:value-type="float" office:value="-0.433068" calcext:value-type="float">
            <text:p>-0.4330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2]&gt;0; [.E412]+[.H412];[.E412])" office:value-type="float" office:value="1.80160775" calcext:value-type="float">
            <text:p>1.80160775</text:p>
          </table:table-cell>
          <table:table-cell table:formula="of:=IF([.H412]&lt;0; [.D412]+[.H412]; [.D412])" office:value-type="float" office:value="1.59681675" calcext:value-type="float">
            <text:p>1.59681675</text:p>
          </table:table-cell>
          <table:table-cell office:value-type="float" office:value="0.2975" calcext:value-type="float">
            <text:p>0.2975</text:p>
          </table:table-cell>
          <table:table-cell office:value-type="float" office:value="3.892406E-015" calcext:value-type="float">
            <text:p>3.892406E-15</text:p>
          </table:table-cell>
          <table:table-cell table:formula="of:=IF([.N4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95038925" calcext:value-type="float">
            <text:p>1.95038925</text:p>
          </table:table-cell>
          <table:table-cell office:value-type="float" office:value="1.7151515" calcext:value-type="float">
            <text:p>1.7151515</text:p>
          </table:table-cell>
          <table:table-cell office:value-type="float" office:value="-0.235237749999999" calcext:value-type="float">
            <text:p>-0.235237749999999</text:p>
          </table:table-cell>
          <table:table-cell office:value-type="float" office:value="0.235237749999999" calcext:value-type="float">
            <text:p>0.235237749999999</text:p>
          </table:table-cell>
          <table:table-cell office:value-type="float" office:value="-0.4228322" calcext:value-type="float">
            <text:p>-0.42283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3]&gt;0; [.E413]+[.H413];[.E413])" office:value-type="float" office:value="1.7151515" calcext:value-type="float">
            <text:p>1.7151515</text:p>
          </table:table-cell>
          <table:table-cell table:formula="of:=IF([.H413]&lt;0; [.D413]+[.H413]; [.D413])" office:value-type="float" office:value="1.52755705" calcext:value-type="float">
            <text:p>1.52755705</text:p>
          </table:table-cell>
          <table:table-cell office:value-type="float" office:value="0.3" calcext:value-type="float">
            <text:p>0.3</text:p>
          </table:table-cell>
          <table:table-cell office:value-type="float" office:value="1.960619E-015" calcext:value-type="float">
            <text:p>1.960619E-15</text:p>
          </table:table-cell>
          <table:table-cell table:formula="of:=IF([.N4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86408925" calcext:value-type="float">
            <text:p>1.86408925</text:p>
          </table:table-cell>
          <table:table-cell office:value-type="float" office:value="1.672246" calcext:value-type="float">
            <text:p>1.672246</text:p>
          </table:table-cell>
          <table:table-cell office:value-type="float" office:value="-0.191843250000001" calcext:value-type="float">
            <text:p>-0.191843250000001</text:p>
          </table:table-cell>
          <table:table-cell office:value-type="float" office:value="0.191843250000001" calcext:value-type="float">
            <text:p>0.191843250000001</text:p>
          </table:table-cell>
          <table:table-cell office:value-type="float" office:value="-0.2962464" calcext:value-type="float">
            <text:p>-0.29624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4]&gt;0; [.E414]+[.H414];[.E414])" office:value-type="float" office:value="1.672246" calcext:value-type="float">
            <text:p>1.672246</text:p>
          </table:table-cell>
          <table:table-cell table:formula="of:=IF([.H414]&lt;0; [.D414]+[.H414]; [.D414])" office:value-type="float" office:value="1.56784285" calcext:value-type="float">
            <text:p>1.5678428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000000000717209" calcext:value-type="float">
            <text:p>7.17209E-12</text:p>
          </table:table-cell>
          <table:table-cell table:formula="of:=IF([.N4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85412725" calcext:value-type="float">
            <text:p>1.85412725</text:p>
          </table:table-cell>
          <table:table-cell office:value-type="float" office:value="1.64905925" calcext:value-type="float">
            <text:p>1.64905925</text:p>
          </table:table-cell>
          <table:table-cell office:value-type="float" office:value="-0.205067999999999" calcext:value-type="float">
            <text:p>-0.205067999999999</text:p>
          </table:table-cell>
          <table:table-cell office:value-type="float" office:value="0.205067999999999" calcext:value-type="float">
            <text:p>0.205067999999999</text:p>
          </table:table-cell>
          <table:table-cell office:value-type="float" office:value="-0.3251048" calcext:value-type="float">
            <text:p>-0.32510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5]&gt;0; [.E415]+[.H415];[.E415])" office:value-type="float" office:value="1.64905925" calcext:value-type="float">
            <text:p>1.64905925</text:p>
          </table:table-cell>
          <table:table-cell table:formula="of:=IF([.H415]&lt;0; [.D415]+[.H415]; [.D415])" office:value-type="float" office:value="1.52902245" calcext:value-type="float">
            <text:p>1.52902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0000000000543105" calcext:value-type="float">
            <text:p>5.43105E-13</text:p>
          </table:table-cell>
          <table:table-cell table:formula="of:=IF([.N41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9238" calcext:value-type="float">
            <text:p>1.79238</text:p>
          </table:table-cell>
          <table:table-cell office:value-type="float" office:value="1.6208435" calcext:value-type="float">
            <text:p>1.6208435</text:p>
          </table:table-cell>
          <table:table-cell office:value-type="float" office:value="-0.1715365" calcext:value-type="float">
            <text:p>-0.1715365</text:p>
          </table:table-cell>
          <table:table-cell office:value-type="float" office:value="0.1715365" calcext:value-type="float">
            <text:p>0.1715365</text:p>
          </table:table-cell>
          <table:table-cell office:value-type="float" office:value="-0.4862345" calcext:value-type="float">
            <text:p>-0.48623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6]&gt;0; [.E416]+[.H416];[.E416])" office:value-type="float" office:value="1.6208435" calcext:value-type="float">
            <text:p>1.6208435</text:p>
          </table:table-cell>
          <table:table-cell table:formula="of:=IF([.H416]&lt;0; [.D416]+[.H416]; [.D416])" office:value-type="float" office:value="1.3061455" calcext:value-type="float">
            <text:p>1.306145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41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6817535" calcext:value-type="float">
            <text:p>1.6817535</text:p>
          </table:table-cell>
          <table:table-cell office:value-type="float" office:value="1.527265" calcext:value-type="float">
            <text:p>1.527265</text:p>
          </table:table-cell>
          <table:table-cell office:value-type="float" office:value="-0.1544885" calcext:value-type="float">
            <text:p>-0.1544885</text:p>
          </table:table-cell>
          <table:table-cell office:value-type="float" office:value="0.1544885" calcext:value-type="float">
            <text:p>0.1544885</text:p>
          </table:table-cell>
          <table:table-cell office:value-type="float" office:value="-0.3353403" calcext:value-type="float">
            <text:p>-0.33534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7]&gt;0; [.E417]+[.H417];[.E417])" office:value-type="float" office:value="1.527265" calcext:value-type="float">
            <text:p>1.527265</text:p>
          </table:table-cell>
          <table:table-cell table:formula="of:=IF([.H417]&lt;0; [.D417]+[.H417]; [.D417])" office:value-type="float" office:value="1.3464132" calcext:value-type="float">
            <text:p>1.3464132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4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603916" calcext:value-type="float">
            <text:p>1.603916</text:p>
          </table:table-cell>
          <table:table-cell office:value-type="float" office:value="1.4597185" calcext:value-type="float">
            <text:p>1.4597185</text:p>
          </table:table-cell>
          <table:table-cell office:value-type="float" office:value="-0.1441975" calcext:value-type="float">
            <text:p>-0.1441975</text:p>
          </table:table-cell>
          <table:table-cell office:value-type="float" office:value="0.1441975" calcext:value-type="float">
            <text:p>0.1441975</text:p>
          </table:table-cell>
          <table:table-cell office:value-type="float" office:value="-0.2577499" calcext:value-type="float">
            <text:p>-0.25774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8]&gt;0; [.E418]+[.H418];[.E418])" office:value-type="float" office:value="1.4597185" calcext:value-type="float">
            <text:p>1.4597185</text:p>
          </table:table-cell>
          <table:table-cell table:formula="of:=IF([.H418]&lt;0; [.D418]+[.H418]; [.D418])" office:value-type="float" office:value="1.3461661" calcext:value-type="float">
            <text:p>1.3461661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4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843325" calcext:value-type="float">
            <text:p>1.5843325</text:p>
          </table:table-cell>
          <table:table-cell office:value-type="float" office:value="1.445092" calcext:value-type="float">
            <text:p>1.445092</text:p>
          </table:table-cell>
          <table:table-cell office:value-type="float" office:value="-0.1392405" calcext:value-type="float">
            <text:p>-0.1392405</text:p>
          </table:table-cell>
          <table:table-cell office:value-type="float" office:value="0.1392405" calcext:value-type="float">
            <text:p>0.1392405</text:p>
          </table:table-cell>
          <table:table-cell office:value-type="float" office:value="-0.2675958" calcext:value-type="float">
            <text:p>-0.26759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19]&gt;0; [.E419]+[.H419];[.E419])" office:value-type="float" office:value="1.445092" calcext:value-type="float">
            <text:p>1.445092</text:p>
          </table:table-cell>
          <table:table-cell table:formula="of:=IF([.H419]&lt;0; [.D419]+[.H419]; [.D419])" office:value-type="float" office:value="1.3167367" calcext:value-type="float">
            <text:p>1.316736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4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672325" calcext:value-type="float">
            <text:p>1.5672325</text:p>
          </table:table-cell>
          <table:table-cell office:value-type="float" office:value="1.41893825" calcext:value-type="float">
            <text:p>1.41893825</text:p>
          </table:table-cell>
          <table:table-cell office:value-type="float" office:value="-0.14829425" calcext:value-type="float">
            <text:p>-0.14829425</text:p>
          </table:table-cell>
          <table:table-cell office:value-type="float" office:value="0.14829425" calcext:value-type="float">
            <text:p>0.14829425</text:p>
          </table:table-cell>
          <table:table-cell office:value-type="float" office:value="-0.2320924" calcext:value-type="float">
            <text:p>-0.23209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0]&gt;0; [.E420]+[.H420];[.E420])" office:value-type="float" office:value="1.41893825" calcext:value-type="float">
            <text:p>1.41893825</text:p>
          </table:table-cell>
          <table:table-cell table:formula="of:=IF([.H420]&lt;0; [.D420]+[.H420]; [.D420])" office:value-type="float" office:value="1.3351401" calcext:value-type="float">
            <text:p>1.3351401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005087931" calcext:value-type="float">
            <text:p>5.087931E-10</text:p>
          </table:table-cell>
          <table:table-cell table:formula="of:=IF([.N4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7254825" calcext:value-type="float">
            <text:p>1.47254825</text:p>
          </table:table-cell>
          <table:table-cell office:value-type="float" office:value="1.3365635" calcext:value-type="float">
            <text:p>1.3365635</text:p>
          </table:table-cell>
          <table:table-cell office:value-type="float" office:value="-0.135984750000001" calcext:value-type="float">
            <text:p>-0.135984750000001</text:p>
          </table:table-cell>
          <table:table-cell office:value-type="float" office:value="0.135984750000001" calcext:value-type="float">
            <text:p>0.135984750000001</text:p>
          </table:table-cell>
          <table:table-cell office:value-type="float" office:value="-0.2261454" calcext:value-type="float">
            <text:p>-0.22614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1]&gt;0; [.E421]+[.H421];[.E421])" office:value-type="float" office:value="1.3365635" calcext:value-type="float">
            <text:p>1.3365635</text:p>
          </table:table-cell>
          <table:table-cell table:formula="of:=IF([.H421]&lt;0; [.D421]+[.H421]; [.D421])" office:value-type="float" office:value="1.24640285" calcext:value-type="float">
            <text:p>1.2464028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2430155" calcext:value-type="float">
            <text:p>2.430155E-08</text:p>
          </table:table-cell>
          <table:table-cell table:formula="of:=IF([.N4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1239225" calcext:value-type="float">
            <text:p>1.41239225</text:p>
          </table:table-cell>
          <table:table-cell office:value-type="float" office:value="1.30182375" calcext:value-type="float">
            <text:p>1.30182375</text:p>
          </table:table-cell>
          <table:table-cell office:value-type="float" office:value="-0.110568500000002" calcext:value-type="float">
            <text:p>-0.110568500000002</text:p>
          </table:table-cell>
          <table:table-cell office:value-type="float" office:value="0.110568500000002" calcext:value-type="float">
            <text:p>0.110568500000002</text:p>
          </table:table-cell>
          <table:table-cell office:value-type="float" office:value="-0.2455037" calcext:value-type="float">
            <text:p>-0.245503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2]&gt;0; [.E422]+[.H422];[.E422])" office:value-type="float" office:value="1.30182375" calcext:value-type="float">
            <text:p>1.30182375</text:p>
          </table:table-cell>
          <table:table-cell table:formula="of:=IF([.H422]&lt;0; [.D422]+[.H422]; [.D422])" office:value-type="float" office:value="1.16688855" calcext:value-type="float">
            <text:p>1.166888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4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0205775" calcext:value-type="float">
            <text:p>1.40205775</text:p>
          </table:table-cell>
          <table:table-cell office:value-type="float" office:value="1.29196575" calcext:value-type="float">
            <text:p>1.29196575</text:p>
          </table:table-cell>
          <table:table-cell office:value-type="float" office:value="-0.110091999999999" calcext:value-type="float">
            <text:p>-0.110091999999999</text:p>
          </table:table-cell>
          <table:table-cell office:value-type="float" office:value="0.110091999999999" calcext:value-type="float">
            <text:p>0.110091999999999</text:p>
          </table:table-cell>
          <table:table-cell office:value-type="float" office:value="-0.3265558" calcext:value-type="float">
            <text:p>-0.32655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3]&gt;0; [.E423]+[.H423];[.E423])" office:value-type="float" office:value="1.29196575" calcext:value-type="float">
            <text:p>1.29196575</text:p>
          </table:table-cell>
          <table:table-cell table:formula="of:=IF([.H423]&lt;0; [.D423]+[.H423]; [.D423])" office:value-type="float" office:value="1.07550195" calcext:value-type="float">
            <text:p>1.0755019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42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357352" calcext:value-type="float">
            <text:p>1.357352</text:p>
          </table:table-cell>
          <table:table-cell office:value-type="float" office:value="1.25090175" calcext:value-type="float">
            <text:p>1.25090175</text:p>
          </table:table-cell>
          <table:table-cell office:value-type="float" office:value="-0.106450250000001" calcext:value-type="float">
            <text:p>-0.106450250000001</text:p>
          </table:table-cell>
          <table:table-cell office:value-type="float" office:value="0.106450250000001" calcext:value-type="float">
            <text:p>0.106450250000001</text:p>
          </table:table-cell>
          <table:table-cell office:value-type="float" office:value="-0.3091" calcext:value-type="float">
            <text:p>-0.30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4]&gt;0; [.E424]+[.H424];[.E424])" office:value-type="float" office:value="1.25090175" calcext:value-type="float">
            <text:p>1.25090175</text:p>
          </table:table-cell>
          <table:table-cell table:formula="of:=IF([.H424]&lt;0; [.D424]+[.H424]; [.D424])" office:value-type="float" office:value="1.048252" calcext:value-type="float">
            <text:p>1.048252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00000004627498" calcext:value-type="float">
            <text:p>4.627498E-09</text:p>
          </table:table-cell>
          <table:table-cell table:formula="of:=IF([.N4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281504" calcext:value-type="float">
            <text:p>1.281504</text:p>
          </table:table-cell>
          <table:table-cell office:value-type="float" office:value="1.20283625" calcext:value-type="float">
            <text:p>1.20283625</text:p>
          </table:table-cell>
          <table:table-cell office:value-type="float" office:value="-0.078667750000001" calcext:value-type="float">
            <text:p>-0.078667750000001</text:p>
          </table:table-cell>
          <table:table-cell office:value-type="float" office:value="0.078667750000001" calcext:value-type="float">
            <text:p>0.078667750000001</text:p>
          </table:table-cell>
          <table:table-cell office:value-type="float" office:value="-0.2724274" calcext:value-type="float">
            <text:p>-0.272427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5]&gt;0; [.E425]+[.H425];[.E425])" office:value-type="float" office:value="1.20283625" calcext:value-type="float">
            <text:p>1.20283625</text:p>
          </table:table-cell>
          <table:table-cell table:formula="of:=IF([.H425]&lt;0; [.D425]+[.H425]; [.D425])" office:value-type="float" office:value="1.0090766" calcext:value-type="float">
            <text:p>1.0090766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9591608" calcext:value-type="float">
            <text:p>9.591608E-06</text:p>
          </table:table-cell>
          <table:table-cell table:formula="of:=IF([.N4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28329525" calcext:value-type="float">
            <text:p>1.28329525</text:p>
          </table:table-cell>
          <table:table-cell office:value-type="float" office:value="1.21190625" calcext:value-type="float">
            <text:p>1.21190625</text:p>
          </table:table-cell>
          <table:table-cell office:value-type="float" office:value="-0.071388999999999" calcext:value-type="float">
            <text:p>-0.071388999999999</text:p>
          </table:table-cell>
          <table:table-cell office:value-type="float" office:value="0.071388999999999" calcext:value-type="float">
            <text:p>0.071388999999999</text:p>
          </table:table-cell>
          <table:table-cell office:value-type="float" office:value="-0.2903527" calcext:value-type="float">
            <text:p>-0.29035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6]&gt;0; [.E426]+[.H426];[.E426])" office:value-type="float" office:value="1.21190625" calcext:value-type="float">
            <text:p>1.21190625</text:p>
          </table:table-cell>
          <table:table-cell table:formula="of:=IF([.H426]&lt;0; [.D426]+[.H426]; [.D426])" office:value-type="float" office:value="0.99294255" calcext:value-type="float">
            <text:p>0.9929425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4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280528" calcext:value-type="float">
            <text:p>1.280528</text:p>
          </table:table-cell>
          <table:table-cell office:value-type="float" office:value="1.2182105" calcext:value-type="float">
            <text:p>1.2182105</text:p>
          </table:table-cell>
          <table:table-cell office:value-type="float" office:value="-0.062317500000001" calcext:value-type="float">
            <text:p>-0.062317500000001</text:p>
          </table:table-cell>
          <table:table-cell office:value-type="float" office:value="0.062317500000001" calcext:value-type="float">
            <text:p>0.062317500000001</text:p>
          </table:table-cell>
          <table:table-cell office:value-type="float" office:value="-0.2795758" calcext:value-type="float">
            <text:p>-0.27957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7]&gt;0; [.E427]+[.H427];[.E427])" office:value-type="float" office:value="1.2182105" calcext:value-type="float">
            <text:p>1.2182105</text:p>
          </table:table-cell>
          <table:table-cell table:formula="of:=IF([.H427]&lt;0; [.D427]+[.H427]; [.D427])" office:value-type="float" office:value="1.0009522" calcext:value-type="float">
            <text:p>1.0009522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9591608" calcext:value-type="float">
            <text:p>9.591608E-06</text:p>
          </table:table-cell>
          <table:table-cell table:formula="of:=IF([.N4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259624" calcext:value-type="float">
            <text:p>1.259624</text:p>
          </table:table-cell>
          <table:table-cell office:value-type="float" office:value="1.1818025" calcext:value-type="float">
            <text:p>1.1818025</text:p>
          </table:table-cell>
          <table:table-cell office:value-type="float" office:value="-0.0778215" calcext:value-type="float">
            <text:p>-0.0778215</text:p>
          </table:table-cell>
          <table:table-cell office:value-type="float" office:value="0.0778215" calcext:value-type="float">
            <text:p>0.0778215</text:p>
          </table:table-cell>
          <table:table-cell office:value-type="float" office:value="-0.2219843" calcext:value-type="float">
            <text:p>-0.22198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8]&gt;0; [.E428]+[.H428];[.E428])" office:value-type="float" office:value="1.1818025" calcext:value-type="float">
            <text:p>1.1818025</text:p>
          </table:table-cell>
          <table:table-cell table:formula="of:=IF([.H428]&lt;0; [.D428]+[.H428]; [.D428])" office:value-type="float" office:value="1.0376397" calcext:value-type="float">
            <text:p>1.0376397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4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21279125" calcext:value-type="float">
            <text:p>1.21279125</text:p>
          </table:table-cell>
          <table:table-cell office:value-type="float" office:value="1.161393" calcext:value-type="float">
            <text:p>1.161393</text:p>
          </table:table-cell>
          <table:table-cell office:value-type="float" office:value="-0.05139825" calcext:value-type="float">
            <text:p>-0.05139825</text:p>
          </table:table-cell>
          <table:table-cell office:value-type="float" office:value="0.05139825" calcext:value-type="float">
            <text:p>0.05139825</text:p>
          </table:table-cell>
          <table:table-cell office:value-type="float" office:value="-0.2625099" calcext:value-type="float">
            <text:p>-0.26250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29]&gt;0; [.E429]+[.H429];[.E429])" office:value-type="float" office:value="1.161393" calcext:value-type="float">
            <text:p>1.161393</text:p>
          </table:table-cell>
          <table:table-cell table:formula="of:=IF([.H429]&lt;0; [.D429]+[.H429]; [.D429])" office:value-type="float" office:value="0.95028135" calcext:value-type="float">
            <text:p>0.950281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1718787" calcext:value-type="float">
            <text:p>0.0001718787</text:p>
          </table:table-cell>
          <table:table-cell table:formula="of:=IF([.N4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279205" calcext:value-type="float">
            <text:p>1.279205</text:p>
          </table:table-cell>
          <table:table-cell office:value-type="float" office:value="1.2241265" calcext:value-type="float">
            <text:p>1.2241265</text:p>
          </table:table-cell>
          <table:table-cell office:value-type="float" office:value="-0.055078500000001" calcext:value-type="float">
            <text:p>-0.055078500000001</text:p>
          </table:table-cell>
          <table:table-cell office:value-type="float" office:value="0.055078500000001" calcext:value-type="float">
            <text:p>0.055078500000001</text:p>
          </table:table-cell>
          <table:table-cell office:value-type="float" office:value="-0.07289221" calcext:value-type="float">
            <text:p>-0.072892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0]&gt;0; [.E430]+[.H430];[.E430])" office:value-type="float" office:value="1.2241265" calcext:value-type="float">
            <text:p>1.2241265</text:p>
          </table:table-cell>
          <table:table-cell table:formula="of:=IF([.H430]&lt;0; [.D430]+[.H430]; [.D430])" office:value-type="float" office:value="1.20631279" calcext:value-type="float">
            <text:p>1.20631279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09285053" calcext:value-type="float">
            <text:p>0.009285053</text:p>
          </table:table-cell>
          <table:table-cell table:formula="of:=IF([.N4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31398225" calcext:value-type="float">
            <text:p>1.31398225</text:p>
          </table:table-cell>
          <table:table-cell office:value-type="float" office:value="1.34812575" calcext:value-type="float">
            <text:p>1.34812575</text:p>
          </table:table-cell>
          <table:table-cell table:number-columns-repeated="2" office:value-type="float" office:value="0.034143499999999" calcext:value-type="float">
            <text:p>0.034143499999999</text:p>
          </table:table-cell>
          <table:table-cell office:value-type="float" office:value="0.0150092" calcext:value-type="float">
            <text:p>0.01500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1]&gt;0; [.E431]+[.H431];[.E431])" office:value-type="float" office:value="1.36313495" calcext:value-type="float">
            <text:p>1.36313495</text:p>
          </table:table-cell>
          <table:table-cell table:formula="of:=IF([.H431]&lt;0; [.D431]+[.H431]; [.D431])" office:value-type="float" office:value="1.31398225" calcext:value-type="float">
            <text:p>1.31398225</text:p>
          </table:table-cell>
          <table:table-cell office:value-type="float" office:value="0.09" calcext:value-type="float">
            <text:p>0.09</text:p>
          </table:table-cell>
          <table:table-cell office:value-type="float" office:value="0.08518015" calcext:value-type="float">
            <text:p>0.08518015</text:p>
          </table:table-cell>
          <table:table-cell table:formula="of:=IF([.N43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15155875" calcext:value-type="float">
            <text:p>1.15155875</text:p>
          </table:table-cell>
          <table:table-cell office:value-type="float" office:value="1.16354775" calcext:value-type="float">
            <text:p>1.16354775</text:p>
          </table:table-cell>
          <table:table-cell table:number-columns-repeated="2" office:value-type="float" office:value="0.011989" calcext:value-type="float">
            <text:p>0.011989</text:p>
          </table:table-cell>
          <table:table-cell office:value-type="float" office:value="0.2268328" calcext:value-type="float">
            <text:p>0.226832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2]&gt;0; [.E432]+[.H432];[.E432])" office:value-type="float" office:value="1.39038055" calcext:value-type="float">
            <text:p>1.39038055</text:p>
          </table:table-cell>
          <table:table-cell table:formula="of:=IF([.H432]&lt;0; [.D432]+[.H432]; [.D432])" office:value-type="float" office:value="1.15155875" calcext:value-type="float">
            <text:p>1.151558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653537" calcext:value-type="float">
            <text:p>0.001653537</text:p>
          </table:table-cell>
          <table:table-cell table:formula="of:=IF([.N4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14858125" calcext:value-type="float">
            <text:p>1.14858125</text:p>
          </table:table-cell>
          <table:table-cell office:value-type="float" office:value="1.1396115" calcext:value-type="float">
            <text:p>1.1396115</text:p>
          </table:table-cell>
          <table:table-cell office:value-type="float" office:value="-0.008969750000001" calcext:value-type="float">
            <text:p>-0.008969750000001</text:p>
          </table:table-cell>
          <table:table-cell office:value-type="float" office:value="0.008969750000001" calcext:value-type="float">
            <text:p>0.008969750000001</text:p>
          </table:table-cell>
          <table:table-cell office:value-type="float" office:value="-0.1126912" calcext:value-type="float">
            <text:p>-0.11269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3]&gt;0; [.E433]+[.H433];[.E433])" office:value-type="float" office:value="1.1396115" calcext:value-type="float">
            <text:p>1.1396115</text:p>
          </table:table-cell>
          <table:table-cell table:formula="of:=IF([.H433]&lt;0; [.D433]+[.H433]; [.D433])" office:value-type="float" office:value="1.03589005" calcext:value-type="float">
            <text:p>1.035890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232109" calcext:value-type="float">
            <text:p>0.4232109</text:p>
          </table:table-cell>
          <table:table-cell table:formula="of:=IF([.N43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21824275" calcext:value-type="float">
            <text:p>1.21824275</text:p>
          </table:table-cell>
          <table:table-cell office:value-type="float" office:value="1.173383" calcext:value-type="float">
            <text:p>1.173383</text:p>
          </table:table-cell>
          <table:table-cell office:value-type="float" office:value="-0.04485975" calcext:value-type="float">
            <text:p>-0.04485975</text:p>
          </table:table-cell>
          <table:table-cell office:value-type="float" office:value="0.04485975" calcext:value-type="float">
            <text:p>0.04485975</text:p>
          </table:table-cell>
          <table:table-cell office:value-type="float" office:value="-0.06347343" calcext:value-type="float">
            <text:p>-0.063473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4]&gt;0; [.E434]+[.H434];[.E434])" office:value-type="float" office:value="1.173383" calcext:value-type="float">
            <text:p>1.173383</text:p>
          </table:table-cell>
          <table:table-cell table:formula="of:=IF([.H434]&lt;0; [.D434]+[.H434]; [.D434])" office:value-type="float" office:value="1.15476932" calcext:value-type="float">
            <text:p>1.15476932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149809" calcext:value-type="float">
            <text:p>0.07149809</text:p>
          </table:table-cell>
          <table:table-cell table:formula="of:=IF([.N43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17458825" calcext:value-type="float">
            <text:p>1.17458825</text:p>
          </table:table-cell>
          <table:table-cell office:value-type="float" office:value="1.14813375" calcext:value-type="float">
            <text:p>1.14813375</text:p>
          </table:table-cell>
          <table:table-cell office:value-type="float" office:value="-0.026454500000001" calcext:value-type="float">
            <text:p>-0.026454500000001</text:p>
          </table:table-cell>
          <table:table-cell office:value-type="float" office:value="0.026454500000001" calcext:value-type="float">
            <text:p>0.026454500000001</text:p>
          </table:table-cell>
          <table:table-cell office:value-type="float" office:value="-0.04183413" calcext:value-type="float">
            <text:p>-0.041834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5]&gt;0; [.E435]+[.H435];[.E435])" office:value-type="float" office:value="1.14813375" calcext:value-type="float">
            <text:p>1.14813375</text:p>
          </table:table-cell>
          <table:table-cell table:formula="of:=IF([.H435]&lt;0; [.D435]+[.H435]; [.D435])" office:value-type="float" office:value="1.13275412" calcext:value-type="float">
            <text:p>1.13275412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1900473" calcext:value-type="float">
            <text:p>0.1900473</text:p>
          </table:table-cell>
          <table:table-cell table:formula="of:=IF([.N43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12435025" calcext:value-type="float">
            <text:p>1.12435025</text:p>
          </table:table-cell>
          <table:table-cell office:value-type="float" office:value="1.12201225" calcext:value-type="float">
            <text:p>1.12201225</text:p>
          </table:table-cell>
          <table:table-cell office:value-type="float" office:value="-0.002338000000002" calcext:value-type="float">
            <text:p>-0.002338000000002</text:p>
          </table:table-cell>
          <table:table-cell office:value-type="float" office:value="0.002338000000002" calcext:value-type="float">
            <text:p>0.002338000000002</text:p>
          </table:table-cell>
          <table:table-cell office:value-type="float" office:value="-0.1550275" calcext:value-type="float">
            <text:p>-0.15502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6]&gt;0; [.E436]+[.H436];[.E436])" office:value-type="float" office:value="1.12201225" calcext:value-type="float">
            <text:p>1.12201225</text:p>
          </table:table-cell>
          <table:table-cell table:formula="of:=IF([.H436]&lt;0; [.D436]+[.H436]; [.D436])" office:value-type="float" office:value="0.96932275" calcext:value-type="float">
            <text:p>0.969322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013525" calcext:value-type="float">
            <text:p>0.1013525</text:p>
          </table:table-cell>
          <table:table-cell table:formula="of:=IF([.N43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18056525" calcext:value-type="float">
            <text:p>1.18056525</text:p>
          </table:table-cell>
          <table:table-cell office:value-type="float" office:value="1.1573885" calcext:value-type="float">
            <text:p>1.1573885</text:p>
          </table:table-cell>
          <table:table-cell office:value-type="float" office:value="-0.023176749999999" calcext:value-type="float">
            <text:p>-0.023176749999999</text:p>
          </table:table-cell>
          <table:table-cell office:value-type="float" office:value="0.023176749999999" calcext:value-type="float">
            <text:p>0.023176749999999</text:p>
          </table:table-cell>
          <table:table-cell office:value-type="float" office:value="0.004125627" calcext:value-type="float">
            <text:p>0.00412562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7]&gt;0; [.E437]+[.H437];[.E437])" office:value-type="float" office:value="1.161514127" calcext:value-type="float">
            <text:p>1.161514127</text:p>
          </table:table-cell>
          <table:table-cell table:formula="of:=IF([.H437]&lt;0; [.D437]+[.H437]; [.D437])" office:value-type="float" office:value="1.18056525" calcext:value-type="float">
            <text:p>1.18056525</text:p>
          </table:table-cell>
          <table:table-cell office:value-type="float" office:value="0.07" calcext:value-type="float">
            <text:p>0.07</text:p>
          </table:table-cell>
          <table:table-cell office:value-type="float" office:value="0.2907569" calcext:value-type="float">
            <text:p>0.2907569</text:p>
          </table:table-cell>
          <table:table-cell table:formula="of:=IF([.N43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2273655" calcext:value-type="float">
            <text:p>1.2273655</text:p>
          </table:table-cell>
          <table:table-cell office:value-type="float" office:value="1.19291825" calcext:value-type="float">
            <text:p>1.19291825</text:p>
          </table:table-cell>
          <table:table-cell office:value-type="float" office:value="-0.034447249999999" calcext:value-type="float">
            <text:p>-0.034447249999999</text:p>
          </table:table-cell>
          <table:table-cell office:value-type="float" office:value="0.034447249999999" calcext:value-type="float">
            <text:p>0.034447249999999</text:p>
          </table:table-cell>
          <table:table-cell office:value-type="float" office:value="-0.07790095" calcext:value-type="float">
            <text:p>-0.077900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8]&gt;0; [.E438]+[.H438];[.E438])" office:value-type="float" office:value="1.19291825" calcext:value-type="float">
            <text:p>1.19291825</text:p>
          </table:table-cell>
          <table:table-cell table:formula="of:=IF([.H438]&lt;0; [.D438]+[.H438]; [.D438])" office:value-type="float" office:value="1.14946455" calcext:value-type="float">
            <text:p>1.14946455</text:p>
          </table:table-cell>
          <table:table-cell office:value-type="float" office:value="0.1" calcext:value-type="float">
            <text:p>0.1</text:p>
          </table:table-cell>
          <table:table-cell office:value-type="float" office:value="0.0411139" calcext:value-type="float">
            <text:p>0.0411139</text:p>
          </table:table-cell>
          <table:table-cell table:formula="of:=IF([.N4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190372" calcext:value-type="float">
            <text:p>1.190372</text:p>
          </table:table-cell>
          <table:table-cell office:value-type="float" office:value="1.16730125" calcext:value-type="float">
            <text:p>1.16730125</text:p>
          </table:table-cell>
          <table:table-cell office:value-type="float" office:value="-0.023070750000002" calcext:value-type="float">
            <text:p>-0.023070750000002</text:p>
          </table:table-cell>
          <table:table-cell office:value-type="float" office:value="0.023070750000002" calcext:value-type="float">
            <text:p>0.023070750000002</text:p>
          </table:table-cell>
          <table:table-cell office:value-type="float" office:value="-0.03958041" calcext:value-type="float">
            <text:p>-0.039580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39]&gt;0; [.E439]+[.H439];[.E439])" office:value-type="float" office:value="1.16730125" calcext:value-type="float">
            <text:p>1.16730125</text:p>
          </table:table-cell>
          <table:table-cell table:formula="of:=IF([.H439]&lt;0; [.D439]+[.H439]; [.D439])" office:value-type="float" office:value="1.15079159" calcext:value-type="float">
            <text:p>1.1507915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74929" calcext:value-type="float">
            <text:p>0.0274929</text:p>
          </table:table-cell>
          <table:table-cell table:formula="of:=IF([.N4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17793675" calcext:value-type="float">
            <text:p>1.17793675</text:p>
          </table:table-cell>
          <table:table-cell office:value-type="float" office:value="1.15277425" calcext:value-type="float">
            <text:p>1.15277425</text:p>
          </table:table-cell>
          <table:table-cell office:value-type="float" office:value="-0.0251625" calcext:value-type="float">
            <text:p>-0.0251625</text:p>
          </table:table-cell>
          <table:table-cell office:value-type="float" office:value="0.0251625" calcext:value-type="float">
            <text:p>0.0251625</text:p>
          </table:table-cell>
          <table:table-cell office:value-type="float" office:value="-0.03592349" calcext:value-type="float">
            <text:p>-0.035923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0]&gt;0; [.E440]+[.H440];[.E440])" office:value-type="float" office:value="1.15277425" calcext:value-type="float">
            <text:p>1.15277425</text:p>
          </table:table-cell>
          <table:table-cell table:formula="of:=IF([.H440]&lt;0; [.D440]+[.H440]; [.D440])" office:value-type="float" office:value="1.14201326" calcext:value-type="float">
            <text:p>1.14201326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149809" calcext:value-type="float">
            <text:p>0.07149809</text:p>
          </table:table-cell>
          <table:table-cell table:formula="of:=IF([.N44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27337775" calcext:value-type="float">
            <text:p>1.27337775</text:p>
          </table:table-cell>
          <table:table-cell office:value-type="float" office:value="1.2282925" calcext:value-type="float">
            <text:p>1.2282925</text:p>
          </table:table-cell>
          <table:table-cell office:value-type="float" office:value="-0.045085249999999" calcext:value-type="float">
            <text:p>-0.045085249999999</text:p>
          </table:table-cell>
          <table:table-cell office:value-type="float" office:value="0.045085249999999" calcext:value-type="float">
            <text:p>0.045085249999999</text:p>
          </table:table-cell>
          <table:table-cell office:value-type="float" office:value="-0.03018645" calcext:value-type="float">
            <text:p>-0.030186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1]&gt;0; [.E441]+[.H441];[.E441])" office:value-type="float" office:value="1.2282925" calcext:value-type="float">
            <text:p>1.2282925</text:p>
          </table:table-cell>
          <table:table-cell table:formula="of:=IF([.H441]&lt;0; [.D441]+[.H441]; [.D441])" office:value-type="float" office:value="1.2431913" calcext:value-type="float">
            <text:p>1.2431913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09285053" calcext:value-type="float">
            <text:p>0.009285053</text:p>
          </table:table-cell>
          <table:table-cell table:formula="of:=IF([.N4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30941825" calcext:value-type="float">
            <text:p>1.30941825</text:p>
          </table:table-cell>
          <table:table-cell office:value-type="float" office:value="1.25979725" calcext:value-type="float">
            <text:p>1.25979725</text:p>
          </table:table-cell>
          <table:table-cell office:value-type="float" office:value="-0.049620999999999" calcext:value-type="float">
            <text:p>-0.049620999999999</text:p>
          </table:table-cell>
          <table:table-cell office:value-type="float" office:value="0.049620999999999" calcext:value-type="float">
            <text:p>0.049620999999999</text:p>
          </table:table-cell>
          <table:table-cell office:value-type="float" office:value="-0.1213715" calcext:value-type="float">
            <text:p>-0.12137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2]&gt;0; [.E442]+[.H442];[.E442])" office:value-type="float" office:value="1.25979725" calcext:value-type="float">
            <text:p>1.25979725</text:p>
          </table:table-cell>
          <table:table-cell table:formula="of:=IF([.H442]&lt;0; [.D442]+[.H442]; [.D442])" office:value-type="float" office:value="1.18804675" calcext:value-type="float">
            <text:p>1.188046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583976" calcext:value-type="float">
            <text:p>0.004583976</text:p>
          </table:table-cell>
          <table:table-cell table:formula="of:=IF([.N4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27612" calcext:value-type="float">
            <text:p>1.27612</text:p>
          </table:table-cell>
          <table:table-cell office:value-type="float" office:value="1.251891" calcext:value-type="float">
            <text:p>1.251891</text:p>
          </table:table-cell>
          <table:table-cell office:value-type="float" office:value="-0.024229000000001" calcext:value-type="float">
            <text:p>-0.024229000000001</text:p>
          </table:table-cell>
          <table:table-cell office:value-type="float" office:value="0.024229000000001" calcext:value-type="float">
            <text:p>0.024229000000001</text:p>
          </table:table-cell>
          <table:table-cell office:value-type="float" office:value="-0.05358308" calcext:value-type="float">
            <text:p>-0.053583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3]&gt;0; [.E443]+[.H443];[.E443])" office:value-type="float" office:value="1.251891" calcext:value-type="float">
            <text:p>1.251891</text:p>
          </table:table-cell>
          <table:table-cell table:formula="of:=IF([.H443]&lt;0; [.D443]+[.H443]; [.D443])" office:value-type="float" office:value="1.22253692" calcext:value-type="float">
            <text:p>1.22253692</text:p>
          </table:table-cell>
          <table:table-cell office:value-type="float" office:value="0.1" calcext:value-type="float">
            <text:p>0.1</text:p>
          </table:table-cell>
          <table:table-cell office:value-type="float" office:value="0.0411139" calcext:value-type="float">
            <text:p>0.0411139</text:p>
          </table:table-cell>
          <table:table-cell table:formula="of:=IF([.N4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320309" calcext:value-type="float">
            <text:p>1.320309</text:p>
          </table:table-cell>
          <table:table-cell office:value-type="float" office:value="1.2768105" calcext:value-type="float">
            <text:p>1.2768105</text:p>
          </table:table-cell>
          <table:table-cell office:value-type="float" office:value="-0.0434985" calcext:value-type="float">
            <text:p>-0.0434985</text:p>
          </table:table-cell>
          <table:table-cell office:value-type="float" office:value="0.0434985" calcext:value-type="float">
            <text:p>0.0434985</text:p>
          </table:table-cell>
          <table:table-cell office:value-type="float" office:value="-0.06477338" calcext:value-type="float">
            <text:p>-0.0647733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4]&gt;0; [.E444]+[.H444];[.E444])" office:value-type="float" office:value="1.2768105" calcext:value-type="float">
            <text:p>1.2768105</text:p>
          </table:table-cell>
          <table:table-cell table:formula="of:=IF([.H444]&lt;0; [.D444]+[.H444]; [.D444])" office:value-type="float" office:value="1.25553562" calcext:value-type="float">
            <text:p>1.25553562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653537" calcext:value-type="float">
            <text:p>0.001653537</text:p>
          </table:table-cell>
          <table:table-cell table:formula="of:=IF([.N4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4194575" calcext:value-type="float">
            <text:p>1.4194575</text:p>
          </table:table-cell>
          <table:table-cell office:value-type="float" office:value="1.34475125" calcext:value-type="float">
            <text:p>1.34475125</text:p>
          </table:table-cell>
          <table:table-cell office:value-type="float" office:value="-0.074706249999998" calcext:value-type="float">
            <text:p>-0.074706249999998</text:p>
          </table:table-cell>
          <table:table-cell office:value-type="float" office:value="0.074706249999998" calcext:value-type="float">
            <text:p>0.074706249999998</text:p>
          </table:table-cell>
          <table:table-cell office:value-type="float" office:value="-0.1200368" calcext:value-type="float">
            <text:p>-0.12003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5]&gt;0; [.E445]+[.H445];[.E445])" office:value-type="float" office:value="1.34475125" calcext:value-type="float">
            <text:p>1.34475125</text:p>
          </table:table-cell>
          <table:table-cell table:formula="of:=IF([.H445]&lt;0; [.D445]+[.H445]; [.D445])" office:value-type="float" office:value="1.2994207" calcext:value-type="float">
            <text:p>1.2994207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00001865081" calcext:value-type="float">
            <text:p>1.865081E-05</text:p>
          </table:table-cell>
          <table:table-cell table:formula="of:=IF([.N4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43740225" calcext:value-type="float">
            <text:p>1.43740225</text:p>
          </table:table-cell>
          <table:table-cell office:value-type="float" office:value="1.36567375" calcext:value-type="float">
            <text:p>1.36567375</text:p>
          </table:table-cell>
          <table:table-cell office:value-type="float" office:value="-0.071728500000001" calcext:value-type="float">
            <text:p>-0.071728500000001</text:p>
          </table:table-cell>
          <table:table-cell office:value-type="float" office:value="0.071728500000001" calcext:value-type="float">
            <text:p>0.071728500000001</text:p>
          </table:table-cell>
          <table:table-cell office:value-type="float" office:value="-0.1696604" calcext:value-type="float">
            <text:p>-0.16966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6]&gt;0; [.E446]+[.H446];[.E446])" office:value-type="float" office:value="1.36567375" calcext:value-type="float">
            <text:p>1.36567375</text:p>
          </table:table-cell>
          <table:table-cell table:formula="of:=IF([.H446]&lt;0; [.D446]+[.H446]; [.D446])" office:value-type="float" office:value="1.26774185" calcext:value-type="float">
            <text:p>1.2677418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4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5301125" calcext:value-type="float">
            <text:p>1.45301125</text:p>
          </table:table-cell>
          <table:table-cell office:value-type="float" office:value="1.37667025" calcext:value-type="float">
            <text:p>1.37667025</text:p>
          </table:table-cell>
          <table:table-cell office:value-type="float" office:value="-0.076341000000002" calcext:value-type="float">
            <text:p>-0.076341000000002</text:p>
          </table:table-cell>
          <table:table-cell office:value-type="float" office:value="0.076341000000002" calcext:value-type="float">
            <text:p>0.076341000000002</text:p>
          </table:table-cell>
          <table:table-cell office:value-type="float" office:value="-0.1481777" calcext:value-type="float">
            <text:p>-0.14817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7]&gt;0; [.E447]+[.H447];[.E447])" office:value-type="float" office:value="1.37667025" calcext:value-type="float">
            <text:p>1.37667025</text:p>
          </table:table-cell>
          <table:table-cell table:formula="of:=IF([.H447]&lt;0; [.D447]+[.H447]; [.D447])" office:value-type="float" office:value="1.30483355" calcext:value-type="float">
            <text:p>1.30483355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662281" calcext:value-type="float">
            <text:p>1.662281E-06</text:p>
          </table:table-cell>
          <table:table-cell table:formula="of:=IF([.N4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7477925" calcext:value-type="float">
            <text:p>1.57477925</text:p>
          </table:table-cell>
          <table:table-cell office:value-type="float" office:value="1.45472175" calcext:value-type="float">
            <text:p>1.45472175</text:p>
          </table:table-cell>
          <table:table-cell office:value-type="float" office:value="-0.120057499999999" calcext:value-type="float">
            <text:p>-0.120057499999999</text:p>
          </table:table-cell>
          <table:table-cell office:value-type="float" office:value="0.120057499999999" calcext:value-type="float">
            <text:p>0.120057499999999</text:p>
          </table:table-cell>
          <table:table-cell office:value-type="float" office:value="-0.2255922" calcext:value-type="float">
            <text:p>-0.22559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8]&gt;0; [.E448]+[.H448];[.E448])" office:value-type="float" office:value="1.45472175" calcext:value-type="float">
            <text:p>1.45472175</text:p>
          </table:table-cell>
          <table:table-cell table:formula="of:=IF([.H448]&lt;0; [.D448]+[.H448]; [.D448])" office:value-type="float" office:value="1.34918705" calcext:value-type="float">
            <text:p>1.349187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4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67003775" calcext:value-type="float">
            <text:p>1.67003775</text:p>
          </table:table-cell>
          <table:table-cell office:value-type="float" office:value="1.5378085" calcext:value-type="float">
            <text:p>1.5378085</text:p>
          </table:table-cell>
          <table:table-cell office:value-type="float" office:value="-0.13222925" calcext:value-type="float">
            <text:p>-0.13222925</text:p>
          </table:table-cell>
          <table:table-cell office:value-type="float" office:value="0.13222925" calcext:value-type="float">
            <text:p>0.13222925</text:p>
          </table:table-cell>
          <table:table-cell office:value-type="float" office:value="-0.1737804" calcext:value-type="float">
            <text:p>-0.173780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49]&gt;0; [.E449]+[.H449];[.E449])" office:value-type="float" office:value="1.5378085" calcext:value-type="float">
            <text:p>1.5378085</text:p>
          </table:table-cell>
          <table:table-cell table:formula="of:=IF([.H449]&lt;0; [.D449]+[.H449]; [.D449])" office:value-type="float" office:value="1.49625735" calcext:value-type="float">
            <text:p>1.4962573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03007938" calcext:value-type="float">
            <text:p>3.007938E-09</text:p>
          </table:table-cell>
          <table:table-cell table:formula="of:=IF([.N4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0717525" calcext:value-type="float">
            <text:p>1.70717525</text:p>
          </table:table-cell>
          <table:table-cell office:value-type="float" office:value="1.58007925" calcext:value-type="float">
            <text:p>1.58007925</text:p>
          </table:table-cell>
          <table:table-cell office:value-type="float" office:value="-0.127095999999999" calcext:value-type="float">
            <text:p>-0.127095999999999</text:p>
          </table:table-cell>
          <table:table-cell office:value-type="float" office:value="0.127095999999999" calcext:value-type="float">
            <text:p>0.127095999999999</text:p>
          </table:table-cell>
          <table:table-cell office:value-type="float" office:value="-0.1700007" calcext:value-type="float">
            <text:p>-0.17000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0]&gt;0; [.E450]+[.H450];[.E450])" office:value-type="float" office:value="1.58007925" calcext:value-type="float">
            <text:p>1.58007925</text:p>
          </table:table-cell>
          <table:table-cell table:formula="of:=IF([.H450]&lt;0; [.D450]+[.H450]; [.D450])" office:value-type="float" office:value="1.53717455" calcext:value-type="float">
            <text:p>1.5371745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2430155" calcext:value-type="float">
            <text:p>2.430155E-08</text:p>
          </table:table-cell>
          <table:table-cell table:formula="of:=IF([.N4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70696" calcext:value-type="float">
            <text:p>1.70696</text:p>
          </table:table-cell>
          <table:table-cell office:value-type="float" office:value="1.58412025" calcext:value-type="float">
            <text:p>1.58412025</text:p>
          </table:table-cell>
          <table:table-cell office:value-type="float" office:value="-0.122839750000001" calcext:value-type="float">
            <text:p>-0.122839750000001</text:p>
          </table:table-cell>
          <table:table-cell office:value-type="float" office:value="0.122839750000001" calcext:value-type="float">
            <text:p>0.122839750000001</text:p>
          </table:table-cell>
          <table:table-cell office:value-type="float" office:value="-0.2901645" calcext:value-type="float">
            <text:p>-0.29016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1]&gt;0; [.E451]+[.H451];[.E451])" office:value-type="float" office:value="1.58412025" calcext:value-type="float">
            <text:p>1.58412025</text:p>
          </table:table-cell>
          <table:table-cell table:formula="of:=IF([.H451]&lt;0; [.D451]+[.H451]; [.D451])" office:value-type="float" office:value="1.4167955" calcext:value-type="float">
            <text:p>1.416795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0000001197057" calcext:value-type="float">
            <text:p>1.197057E-07</text:p>
          </table:table-cell>
          <table:table-cell table:formula="of:=IF([.N4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78866975" calcext:value-type="float">
            <text:p>1.78866975</text:p>
          </table:table-cell>
          <table:table-cell office:value-type="float" office:value="1.617802" calcext:value-type="float">
            <text:p>1.617802</text:p>
          </table:table-cell>
          <table:table-cell office:value-type="float" office:value="-0.170867749999998" calcext:value-type="float">
            <text:p>-0.170867749999998</text:p>
          </table:table-cell>
          <table:table-cell office:value-type="float" office:value="0.170867749999998" calcext:value-type="float">
            <text:p>0.170867749999998</text:p>
          </table:table-cell>
          <table:table-cell office:value-type="float" office:value="-0.3328056" calcext:value-type="float">
            <text:p>-0.33280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2]&gt;0; [.E452]+[.H452];[.E452])" office:value-type="float" office:value="1.617802" calcext:value-type="float">
            <text:p>1.617802</text:p>
          </table:table-cell>
          <table:table-cell table:formula="of:=IF([.H452]&lt;0; [.D452]+[.H452]; [.D452])" office:value-type="float" office:value="1.45586415" calcext:value-type="float">
            <text:p>1.45586415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0000000000261711" calcext:value-type="float">
            <text:p>2.61711E-12</text:p>
          </table:table-cell>
          <table:table-cell table:formula="of:=IF([.N4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0229375" calcext:value-type="float">
            <text:p>1.80229375</text:p>
          </table:table-cell>
          <table:table-cell office:value-type="float" office:value="1.61942575" calcext:value-type="float">
            <text:p>1.61942575</text:p>
          </table:table-cell>
          <table:table-cell office:value-type="float" office:value="-0.182867999999998" calcext:value-type="float">
            <text:p>-0.182867999999998</text:p>
          </table:table-cell>
          <table:table-cell office:value-type="float" office:value="0.182867999999998" calcext:value-type="float">
            <text:p>0.182867999999998</text:p>
          </table:table-cell>
          <table:table-cell office:value-type="float" office:value="-0.4308206" calcext:value-type="float">
            <text:p>-0.43082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3]&gt;0; [.E453]+[.H453];[.E453])" office:value-type="float" office:value="1.61942575" calcext:value-type="float">
            <text:p>1.61942575</text:p>
          </table:table-cell>
          <table:table-cell table:formula="of:=IF([.H453]&lt;0; [.D453]+[.H453]; [.D453])" office:value-type="float" office:value="1.37147315" calcext:value-type="float">
            <text:p>1.3714731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0000000000001075153" calcext:value-type="float">
            <text:p>1.075153E-13</text:p>
          </table:table-cell>
          <table:table-cell table:formula="of:=IF([.N4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8491175" calcext:value-type="float">
            <text:p>1.8491175</text:p>
          </table:table-cell>
          <table:table-cell office:value-type="float" office:value="1.65882225" calcext:value-type="float">
            <text:p>1.65882225</text:p>
          </table:table-cell>
          <table:table-cell office:value-type="float" office:value="-0.190295250000001" calcext:value-type="float">
            <text:p>-0.190295250000001</text:p>
          </table:table-cell>
          <table:table-cell office:value-type="float" office:value="0.190295250000001" calcext:value-type="float">
            <text:p>0.190295250000001</text:p>
          </table:table-cell>
          <table:table-cell office:value-type="float" office:value="-0.3064834" calcext:value-type="float">
            <text:p>-0.306483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4]&gt;0; [.E454]+[.H454];[.E454])" office:value-type="float" office:value="1.65882225" calcext:value-type="float">
            <text:p>1.65882225</text:p>
          </table:table-cell>
          <table:table-cell table:formula="of:=IF([.H454]&lt;0; [.D454]+[.H454]; [.D454])" office:value-type="float" office:value="1.5426341" calcext:value-type="float">
            <text:p>1.5426341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000000001973639" calcext:value-type="float">
            <text:p>1.973639E-11</text:p>
          </table:table-cell>
          <table:table-cell table:formula="of:=IF([.N4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7001115" calcext:value-type="float">
            <text:p>1.7001115</text:p>
          </table:table-cell>
          <table:table-cell office:value-type="float" office:value="1.54853125" calcext:value-type="float">
            <text:p>1.54853125</text:p>
          </table:table-cell>
          <table:table-cell office:value-type="float" office:value="-0.15158025" calcext:value-type="float">
            <text:p>-0.15158025</text:p>
          </table:table-cell>
          <table:table-cell office:value-type="float" office:value="0.15158025" calcext:value-type="float">
            <text:p>0.15158025</text:p>
          </table:table-cell>
          <table:table-cell office:value-type="float" office:value="-0.2477029" calcext:value-type="float">
            <text:p>-0.24770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5]&gt;0; [.E455]+[.H455];[.E455])" office:value-type="float" office:value="1.54853125" calcext:value-type="float">
            <text:p>1.54853125</text:p>
          </table:table-cell>
          <table:table-cell table:formula="of:=IF([.H455]&lt;0; [.D455]+[.H455]; [.D455])" office:value-type="float" office:value="1.4524086" calcext:value-type="float">
            <text:p>1.4524086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4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5665945" calcext:value-type="float">
            <text:p>1.5665945</text:p>
          </table:table-cell>
          <table:table-cell office:value-type="float" office:value="1.4517925" calcext:value-type="float">
            <text:p>1.4517925</text:p>
          </table:table-cell>
          <table:table-cell office:value-type="float" office:value="-0.114802" calcext:value-type="float">
            <text:p>-0.114802</text:p>
          </table:table-cell>
          <table:table-cell office:value-type="float" office:value="0.114802" calcext:value-type="float">
            <text:p>0.114802</text:p>
          </table:table-cell>
          <table:table-cell office:value-type="float" office:value="-0.1662046" calcext:value-type="float">
            <text:p>-0.16620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6]&gt;0; [.E456]+[.H456];[.E456])" office:value-type="float" office:value="1.4517925" calcext:value-type="float">
            <text:p>1.4517925</text:p>
          </table:table-cell>
          <table:table-cell table:formula="of:=IF([.H456]&lt;0; [.D456]+[.H456]; [.D456])" office:value-type="float" office:value="1.4003899" calcext:value-type="float">
            <text:p>1.4003899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4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56710425" calcext:value-type="float">
            <text:p>1.56710425</text:p>
          </table:table-cell>
          <table:table-cell office:value-type="float" office:value="1.44730475" calcext:value-type="float">
            <text:p>1.44730475</text:p>
          </table:table-cell>
          <table:table-cell office:value-type="float" office:value="-0.119799500000002" calcext:value-type="float">
            <text:p>-0.119799500000002</text:p>
          </table:table-cell>
          <table:table-cell office:value-type="float" office:value="0.119799500000002" calcext:value-type="float">
            <text:p>0.119799500000002</text:p>
          </table:table-cell>
          <table:table-cell office:value-type="float" office:value="-0.235047" calcext:value-type="float">
            <text:p>-0.23504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7]&gt;0; [.E457]+[.H457];[.E457])" office:value-type="float" office:value="1.44730475" calcext:value-type="float">
            <text:p>1.44730475</text:p>
          </table:table-cell>
          <table:table-cell table:formula="of:=IF([.H457]&lt;0; [.D457]+[.H457]; [.D457])" office:value-type="float" office:value="1.33205725" calcext:value-type="float">
            <text:p>1.33205725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0003597526" calcext:value-type="float">
            <text:p>3.597526E-05</text:p>
          </table:table-cell>
          <table:table-cell table:formula="of:=IF([.N45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64549925" calcext:value-type="float">
            <text:p>1.64549925</text:p>
          </table:table-cell>
          <table:table-cell office:value-type="float" office:value="1.48726" calcext:value-type="float">
            <text:p>1.48726</text:p>
          </table:table-cell>
          <table:table-cell office:value-type="float" office:value="-0.15823925" calcext:value-type="float">
            <text:p>-0.15823925</text:p>
          </table:table-cell>
          <table:table-cell office:value-type="float" office:value="0.15823925" calcext:value-type="float">
            <text:p>0.15823925</text:p>
          </table:table-cell>
          <table:table-cell office:value-type="float" office:value="-0.3365048" calcext:value-type="float">
            <text:p>-0.33650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8]&gt;0; [.E458]+[.H458];[.E458])" office:value-type="float" office:value="1.48726" calcext:value-type="float">
            <text:p>1.48726</text:p>
          </table:table-cell>
          <table:table-cell table:formula="of:=IF([.H458]&lt;0; [.D458]+[.H458]; [.D458])" office:value-type="float" office:value="1.30899445" calcext:value-type="float">
            <text:p>1.3089944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4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56086" calcext:value-type="float">
            <text:p>1.556086</text:p>
          </table:table-cell>
          <table:table-cell office:value-type="float" office:value="1.42731425" calcext:value-type="float">
            <text:p>1.42731425</text:p>
          </table:table-cell>
          <table:table-cell office:value-type="float" office:value="-0.128771750000001" calcext:value-type="float">
            <text:p>-0.128771750000001</text:p>
          </table:table-cell>
          <table:table-cell office:value-type="float" office:value="0.128771750000001" calcext:value-type="float">
            <text:p>0.128771750000001</text:p>
          </table:table-cell>
          <table:table-cell office:value-type="float" office:value="-0.1184619" calcext:value-type="float">
            <text:p>-0.11846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59]&gt;0; [.E459]+[.H459];[.E459])" office:value-type="float" office:value="1.42731425" calcext:value-type="float">
            <text:p>1.42731425</text:p>
          </table:table-cell>
          <table:table-cell table:formula="of:=IF([.H459]&lt;0; [.D459]+[.H459]; [.D459])" office:value-type="float" office:value="1.4376241" calcext:value-type="float">
            <text:p>1.4376241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4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44598925" calcext:value-type="float">
            <text:p>1.44598925</text:p>
          </table:table-cell>
          <table:table-cell office:value-type="float" office:value="1.3653865" calcext:value-type="float">
            <text:p>1.3653865</text:p>
          </table:table-cell>
          <table:table-cell office:value-type="float" office:value="-0.08060275" calcext:value-type="float">
            <text:p>-0.08060275</text:p>
          </table:table-cell>
          <table:table-cell office:value-type="float" office:value="0.08060275" calcext:value-type="float">
            <text:p>0.08060275</text:p>
          </table:table-cell>
          <table:table-cell office:value-type="float" office:value="-0.1816487" calcext:value-type="float">
            <text:p>-0.18164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0]&gt;0; [.E460]+[.H460];[.E460])" office:value-type="float" office:value="1.3653865" calcext:value-type="float">
            <text:p>1.3653865</text:p>
          </table:table-cell>
          <table:table-cell table:formula="of:=IF([.H460]&lt;0; [.D460]+[.H460]; [.D460])" office:value-type="float" office:value="1.26434055" calcext:value-type="float">
            <text:p>1.264340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1718787" calcext:value-type="float">
            <text:p>0.0001718787</text:p>
          </table:table-cell>
          <table:table-cell table:formula="of:=IF([.N4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50488775" calcext:value-type="float">
            <text:p>1.50488775</text:p>
          </table:table-cell>
          <table:table-cell office:value-type="float" office:value="1.39246075" calcext:value-type="float">
            <text:p>1.39246075</text:p>
          </table:table-cell>
          <table:table-cell office:value-type="float" office:value="-0.112427" calcext:value-type="float">
            <text:p>-0.112427</text:p>
          </table:table-cell>
          <table:table-cell office:value-type="float" office:value="0.112427" calcext:value-type="float">
            <text:p>0.112427</text:p>
          </table:table-cell>
          <table:table-cell office:value-type="float" office:value="-0.130187" calcext:value-type="float">
            <text:p>-0.1301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1]&gt;0; [.E461]+[.H461];[.E461])" office:value-type="float" office:value="1.39246075" calcext:value-type="float">
            <text:p>1.39246075</text:p>
          </table:table-cell>
          <table:table-cell table:formula="of:=IF([.H461]&lt;0; [.D461]+[.H461]; [.D461])" office:value-type="float" office:value="1.37470075" calcext:value-type="float">
            <text:p>1.3747007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46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6828125" calcext:value-type="float">
            <text:p>1.56828125</text:p>
          </table:table-cell>
          <table:table-cell office:value-type="float" office:value="1.4252455" calcext:value-type="float">
            <text:p>1.4252455</text:p>
          </table:table-cell>
          <table:table-cell office:value-type="float" office:value="-0.143035750000001" calcext:value-type="float">
            <text:p>-0.143035750000001</text:p>
          </table:table-cell>
          <table:table-cell office:value-type="float" office:value="0.143035750000001" calcext:value-type="float">
            <text:p>0.143035750000001</text:p>
          </table:table-cell>
          <table:table-cell office:value-type="float" office:value="-0.1795858" calcext:value-type="float">
            <text:p>-0.179585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2]&gt;0; [.E462]+[.H462];[.E462])" office:value-type="float" office:value="1.4252455" calcext:value-type="float">
            <text:p>1.4252455</text:p>
          </table:table-cell>
          <table:table-cell table:formula="of:=IF([.H462]&lt;0; [.D462]+[.H462]; [.D462])" office:value-type="float" office:value="1.38869545" calcext:value-type="float">
            <text:p>1.38869545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46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47658825" calcext:value-type="float">
            <text:p>1.47658825</text:p>
          </table:table-cell>
          <table:table-cell office:value-type="float" office:value="1.3571785" calcext:value-type="float">
            <text:p>1.3571785</text:p>
          </table:table-cell>
          <table:table-cell office:value-type="float" office:value="-0.11940975" calcext:value-type="float">
            <text:p>-0.11940975</text:p>
          </table:table-cell>
          <table:table-cell office:value-type="float" office:value="0.11940975" calcext:value-type="float">
            <text:p>0.11940975</text:p>
          </table:table-cell>
          <table:table-cell office:value-type="float" office:value="-0.1580625" calcext:value-type="float">
            <text:p>-0.15806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3]&gt;0; [.E463]+[.H463];[.E463])" office:value-type="float" office:value="1.3571785" calcext:value-type="float">
            <text:p>1.3571785</text:p>
          </table:table-cell>
          <table:table-cell table:formula="of:=IF([.H463]&lt;0; [.D463]+[.H463]; [.D463])" office:value-type="float" office:value="1.31852575" calcext:value-type="float">
            <text:p>1.3185257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4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4315625" calcext:value-type="float">
            <text:p>1.4315625</text:p>
          </table:table-cell>
          <table:table-cell office:value-type="float" office:value="1.33291775" calcext:value-type="float">
            <text:p>1.33291775</text:p>
          </table:table-cell>
          <table:table-cell office:value-type="float" office:value="-0.098644750000001" calcext:value-type="float">
            <text:p>-0.098644750000001</text:p>
          </table:table-cell>
          <table:table-cell office:value-type="float" office:value="0.098644750000001" calcext:value-type="float">
            <text:p>0.098644750000001</text:p>
          </table:table-cell>
          <table:table-cell office:value-type="float" office:value="-0.2462736" calcext:value-type="float">
            <text:p>-0.24627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4]&gt;0; [.E464]+[.H464];[.E464])" office:value-type="float" office:value="1.33291775" calcext:value-type="float">
            <text:p>1.33291775</text:p>
          </table:table-cell>
          <table:table-cell table:formula="of:=IF([.H464]&lt;0; [.D464]+[.H464]; [.D464])" office:value-type="float" office:value="1.1852889" calcext:value-type="float">
            <text:p>1.18528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03386296" calcext:value-type="float">
            <text:p>3.386296E-06</text:p>
          </table:table-cell>
          <table:table-cell table:formula="of:=IF([.N4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53311575" calcext:value-type="float">
            <text:p>1.53311575</text:p>
          </table:table-cell>
          <table:table-cell office:value-type="float" office:value="1.40957675" calcext:value-type="float">
            <text:p>1.40957675</text:p>
          </table:table-cell>
          <table:table-cell office:value-type="float" office:value="-0.123539000000002" calcext:value-type="float">
            <text:p>-0.123539000000002</text:p>
          </table:table-cell>
          <table:table-cell office:value-type="float" office:value="0.123539000000002" calcext:value-type="float">
            <text:p>0.123539000000002</text:p>
          </table:table-cell>
          <table:table-cell office:value-type="float" office:value="-0.1395831" calcext:value-type="float">
            <text:p>-0.13958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5]&gt;0; [.E465]+[.H465];[.E465])" office:value-type="float" office:value="1.40957675" calcext:value-type="float">
            <text:p>1.40957675</text:p>
          </table:table-cell>
          <table:table-cell table:formula="of:=IF([.H465]&lt;0; [.D465]+[.H465]; [.D465])" office:value-type="float" office:value="1.39353265" calcext:value-type="float">
            <text:p>1.39353265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00000002430155" calcext:value-type="float">
            <text:p>2.430155E-08</text:p>
          </table:table-cell>
          <table:table-cell table:formula="of:=IF([.N4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533865" calcext:value-type="float">
            <text:p>1.5533865</text:p>
          </table:table-cell>
          <table:table-cell office:value-type="float" office:value="1.42255925" calcext:value-type="float">
            <text:p>1.42255925</text:p>
          </table:table-cell>
          <table:table-cell office:value-type="float" office:value="-0.13082725" calcext:value-type="float">
            <text:p>-0.13082725</text:p>
          </table:table-cell>
          <table:table-cell office:value-type="float" office:value="0.13082725" calcext:value-type="float">
            <text:p>0.13082725</text:p>
          </table:table-cell>
          <table:table-cell office:value-type="float" office:value="-0.275421" calcext:value-type="float">
            <text:p>-0.2754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6]&gt;0; [.E466]+[.H466];[.E466])" office:value-type="float" office:value="1.42255925" calcext:value-type="float">
            <text:p>1.42255925</text:p>
          </table:table-cell>
          <table:table-cell table:formula="of:=IF([.H466]&lt;0; [.D466]+[.H466]; [.D466])" office:value-type="float" office:value="1.2779655" calcext:value-type="float">
            <text:p>1.277965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000000008062485" calcext:value-type="float">
            <text:p>8.062485E-10</text:p>
          </table:table-cell>
          <table:table-cell table:formula="of:=IF([.N4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44156325" calcext:value-type="float">
            <text:p>1.44156325</text:p>
          </table:table-cell>
          <table:table-cell office:value-type="float" office:value="1.33412475" calcext:value-type="float">
            <text:p>1.33412475</text:p>
          </table:table-cell>
          <table:table-cell office:value-type="float" office:value="-0.1074385" calcext:value-type="float">
            <text:p>-0.1074385</text:p>
          </table:table-cell>
          <table:table-cell office:value-type="float" office:value="0.1074385" calcext:value-type="float">
            <text:p>0.1074385</text:p>
          </table:table-cell>
          <table:table-cell office:value-type="float" office:value="-0.2585876" calcext:value-type="float">
            <text:p>-0.25858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7]&gt;0; [.E467]+[.H467];[.E467])" office:value-type="float" office:value="1.33412475" calcext:value-type="float">
            <text:p>1.33412475</text:p>
          </table:table-cell>
          <table:table-cell table:formula="of:=IF([.H467]&lt;0; [.D467]+[.H467]; [.D467])" office:value-type="float" office:value="1.18297565" calcext:value-type="float">
            <text:p>1.1829756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4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40054475" calcext:value-type="float">
            <text:p>1.40054475</text:p>
          </table:table-cell>
          <table:table-cell office:value-type="float" office:value="1.30148125" calcext:value-type="float">
            <text:p>1.30148125</text:p>
          </table:table-cell>
          <table:table-cell office:value-type="float" office:value="-0.099063499999999" calcext:value-type="float">
            <text:p>-0.099063499999999</text:p>
          </table:table-cell>
          <table:table-cell office:value-type="float" office:value="0.099063499999999" calcext:value-type="float">
            <text:p>0.099063499999999</text:p>
          </table:table-cell>
          <table:table-cell office:value-type="float" office:value="-0.1315118" calcext:value-type="float">
            <text:p>-0.131511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8]&gt;0; [.E468]+[.H468];[.E468])" office:value-type="float" office:value="1.30148125" calcext:value-type="float">
            <text:p>1.30148125</text:p>
          </table:table-cell>
          <table:table-cell table:formula="of:=IF([.H468]&lt;0; [.D468]+[.H468]; [.D468])" office:value-type="float" office:value="1.26903295" calcext:value-type="float">
            <text:p>1.2690329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4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474926" calcext:value-type="float">
            <text:p>1.474926</text:p>
          </table:table-cell>
          <table:table-cell office:value-type="float" office:value="1.3638845" calcext:value-type="float">
            <text:p>1.3638845</text:p>
          </table:table-cell>
          <table:table-cell office:value-type="float" office:value="-0.111041500000002" calcext:value-type="float">
            <text:p>-0.111041500000002</text:p>
          </table:table-cell>
          <table:table-cell office:value-type="float" office:value="0.111041500000002" calcext:value-type="float">
            <text:p>0.111041500000002</text:p>
          </table:table-cell>
          <table:table-cell office:value-type="float" office:value="-0.03694696" calcext:value-type="float">
            <text:p>-0.036946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69]&gt;0; [.E469]+[.H469];[.E469])" office:value-type="float" office:value="1.3638845" calcext:value-type="float">
            <text:p>1.3638845</text:p>
          </table:table-cell>
          <table:table-cell table:formula="of:=IF([.H469]&lt;0; [.D469]+[.H469]; [.D469])" office:value-type="float" office:value="1.43797904" calcext:value-type="float">
            <text:p>1.4379790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4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46885625" calcext:value-type="float">
            <text:p>1.46885625</text:p>
          </table:table-cell>
          <table:table-cell office:value-type="float" office:value="1.36959175" calcext:value-type="float">
            <text:p>1.36959175</text:p>
          </table:table-cell>
          <table:table-cell office:value-type="float" office:value="-0.0992645" calcext:value-type="float">
            <text:p>-0.0992645</text:p>
          </table:table-cell>
          <table:table-cell office:value-type="float" office:value="0.0992645" calcext:value-type="float">
            <text:p>0.0992645</text:p>
          </table:table-cell>
          <table:table-cell office:value-type="float" office:value="-0.08887402" calcext:value-type="float">
            <text:p>-0.0888740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0]&gt;0; [.E470]+[.H470];[.E470])" office:value-type="float" office:value="1.36959175" calcext:value-type="float">
            <text:p>1.36959175</text:p>
          </table:table-cell>
          <table:table-cell table:formula="of:=IF([.H470]&lt;0; [.D470]+[.H470]; [.D470])" office:value-type="float" office:value="1.37998223" calcext:value-type="float">
            <text:p>1.37998223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9591608" calcext:value-type="float">
            <text:p>9.591608E-06</text:p>
          </table:table-cell>
          <table:table-cell table:formula="of:=IF([.N4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421445" calcext:value-type="float">
            <text:p>1.5421445</text:p>
          </table:table-cell>
          <table:table-cell office:value-type="float" office:value="1.420638" calcext:value-type="float">
            <text:p>1.420638</text:p>
          </table:table-cell>
          <table:table-cell office:value-type="float" office:value="-0.121506499999998" calcext:value-type="float">
            <text:p>-0.121506499999998</text:p>
          </table:table-cell>
          <table:table-cell office:value-type="float" office:value="0.121506499999998" calcext:value-type="float">
            <text:p>0.121506499999998</text:p>
          </table:table-cell>
          <table:table-cell office:value-type="float" office:value="-0.2554652" calcext:value-type="float">
            <text:p>-0.25546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1]&gt;0; [.E471]+[.H471];[.E471])" office:value-type="float" office:value="1.420638" calcext:value-type="float">
            <text:p>1.420638</text:p>
          </table:table-cell>
          <table:table-cell table:formula="of:=IF([.H471]&lt;0; [.D471]+[.H471]; [.D471])" office:value-type="float" office:value="1.2866793" calcext:value-type="float">
            <text:p>1.28667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4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650605" calcext:value-type="float">
            <text:p>1.650605</text:p>
          </table:table-cell>
          <table:table-cell office:value-type="float" office:value="1.49234675" calcext:value-type="float">
            <text:p>1.49234675</text:p>
          </table:table-cell>
          <table:table-cell office:value-type="float" office:value="-0.15825825" calcext:value-type="float">
            <text:p>-0.15825825</text:p>
          </table:table-cell>
          <table:table-cell office:value-type="float" office:value="0.15825825" calcext:value-type="float">
            <text:p>0.15825825</text:p>
          </table:table-cell>
          <table:table-cell office:value-type="float" office:value="-0.1247594" calcext:value-type="float">
            <text:p>-0.12475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2]&gt;0; [.E472]+[.H472];[.E472])" office:value-type="float" office:value="1.49234675" calcext:value-type="float">
            <text:p>1.49234675</text:p>
          </table:table-cell>
          <table:table-cell table:formula="of:=IF([.H472]&lt;0; [.D472]+[.H472]; [.D472])" office:value-type="float" office:value="1.5258456" calcext:value-type="float">
            <text:p>1.5258456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4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810452" calcext:value-type="float">
            <text:p>1.810452</text:p>
          </table:table-cell>
          <table:table-cell office:value-type="float" office:value="1.58814225" calcext:value-type="float">
            <text:p>1.58814225</text:p>
          </table:table-cell>
          <table:table-cell office:value-type="float" office:value="-0.22230975" calcext:value-type="float">
            <text:p>-0.22230975</text:p>
          </table:table-cell>
          <table:table-cell office:value-type="float" office:value="0.22230975" calcext:value-type="float">
            <text:p>0.22230975</text:p>
          </table:table-cell>
          <table:table-cell office:value-type="float" office:value="-0.1758293" calcext:value-type="float">
            <text:p>-0.17582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3]&gt;0; [.E473]+[.H473];[.E473])" office:value-type="float" office:value="1.58814225" calcext:value-type="float">
            <text:p>1.58814225</text:p>
          </table:table-cell>
          <table:table-cell table:formula="of:=IF([.H473]&lt;0; [.D473]+[.H473]; [.D473])" office:value-type="float" office:value="1.6346227" calcext:value-type="float">
            <text:p>1.6346227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4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788903" calcext:value-type="float">
            <text:p>1.788903</text:p>
          </table:table-cell>
          <table:table-cell office:value-type="float" office:value="1.609569" calcext:value-type="float">
            <text:p>1.609569</text:p>
          </table:table-cell>
          <table:table-cell office:value-type="float" office:value="-0.179333999999999" calcext:value-type="float">
            <text:p>-0.179333999999999</text:p>
          </table:table-cell>
          <table:table-cell office:value-type="float" office:value="0.179333999999999" calcext:value-type="float">
            <text:p>0.179333999999999</text:p>
          </table:table-cell>
          <table:table-cell office:value-type="float" office:value="-0.1995775" calcext:value-type="float">
            <text:p>-0.19957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4]&gt;0; [.E474]+[.H474];[.E474])" office:value-type="float" office:value="1.609569" calcext:value-type="float">
            <text:p>1.609569</text:p>
          </table:table-cell>
          <table:table-cell table:formula="of:=IF([.H474]&lt;0; [.D474]+[.H474]; [.D474])" office:value-type="float" office:value="1.5893255" calcext:value-type="float">
            <text:p>1.589325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8056149" calcext:value-type="float">
            <text:p>8.056149E-08</text:p>
          </table:table-cell>
          <table:table-cell table:formula="of:=IF([.N4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84706175" calcext:value-type="float">
            <text:p>1.84706175</text:p>
          </table:table-cell>
          <table:table-cell office:value-type="float" office:value="1.674716" calcext:value-type="float">
            <text:p>1.674716</text:p>
          </table:table-cell>
          <table:table-cell office:value-type="float" office:value="-0.172345749999998" calcext:value-type="float">
            <text:p>-0.172345749999998</text:p>
          </table:table-cell>
          <table:table-cell office:value-type="float" office:value="0.172345749999998" calcext:value-type="float">
            <text:p>0.172345749999998</text:p>
          </table:table-cell>
          <table:table-cell office:value-type="float" office:value="-0.2305103" calcext:value-type="float">
            <text:p>-0.23051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5]&gt;0; [.E475]+[.H475];[.E475])" office:value-type="float" office:value="1.674716" calcext:value-type="float">
            <text:p>1.674716</text:p>
          </table:table-cell>
          <table:table-cell table:formula="of:=IF([.H475]&lt;0; [.D475]+[.H475]; [.D475])" office:value-type="float" office:value="1.61655145" calcext:value-type="float">
            <text:p>1.6165514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4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HID</text:p>
          </table:table-cell>
          <table:table-cell office:value-type="float" office:value="1.80639625" calcext:value-type="float">
            <text:p>1.80639625</text:p>
          </table:table-cell>
          <table:table-cell office:value-type="float" office:value="1.636275" calcext:value-type="float">
            <text:p>1.636275</text:p>
          </table:table-cell>
          <table:table-cell office:value-type="float" office:value="-0.170121249999998" calcext:value-type="float">
            <text:p>-0.170121249999998</text:p>
          </table:table-cell>
          <table:table-cell office:value-type="float" office:value="0.170121249999998" calcext:value-type="float">
            <text:p>0.170121249999998</text:p>
          </table:table-cell>
          <table:table-cell office:value-type="float" office:value="-0.1704715" calcext:value-type="float">
            <text:p>-0.17047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6]&gt;0; [.E476]+[.H476];[.E476])" office:value-type="float" office:value="1.636275" calcext:value-type="float">
            <text:p>1.636275</text:p>
          </table:table-cell>
          <table:table-cell table:formula="of:=IF([.H476]&lt;0; [.D476]+[.H476]; [.D476])" office:value-type="float" office:value="1.63592475" calcext:value-type="float">
            <text:p>1.6359247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4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798654" calcext:value-type="float">
            <text:p>1.798654</text:p>
          </table:table-cell>
          <table:table-cell office:value-type="float" office:value="1.60179375" calcext:value-type="float">
            <text:p>1.60179375</text:p>
          </table:table-cell>
          <table:table-cell office:value-type="float" office:value="-0.196860250000001" calcext:value-type="float">
            <text:p>-0.196860250000001</text:p>
          </table:table-cell>
          <table:table-cell office:value-type="float" office:value="0.196860250000001" calcext:value-type="float">
            <text:p>0.196860250000001</text:p>
          </table:table-cell>
          <table:table-cell office:value-type="float" office:value="-0.3348845" calcext:value-type="float">
            <text:p>-0.334884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7]&gt;0; [.E477]+[.H477];[.E477])" office:value-type="float" office:value="1.60179375" calcext:value-type="float">
            <text:p>1.60179375</text:p>
          </table:table-cell>
          <table:table-cell table:formula="of:=IF([.H477]&lt;0; [.D477]+[.H477]; [.D477])" office:value-type="float" office:value="1.4637695" calcext:value-type="float">
            <text:p>1.4637695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0000000003267261" calcext:value-type="float">
            <text:p>3.267261E-10</text:p>
          </table:table-cell>
          <table:table-cell table:formula="of:=IF([.N4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802772" calcext:value-type="float">
            <text:p>1.802772</text:p>
          </table:table-cell>
          <table:table-cell office:value-type="float" office:value="1.620873" calcext:value-type="float">
            <text:p>1.620873</text:p>
          </table:table-cell>
          <table:table-cell office:value-type="float" office:value="-0.181899000000001" calcext:value-type="float">
            <text:p>-0.181899000000001</text:p>
          </table:table-cell>
          <table:table-cell office:value-type="float" office:value="0.181899000000001" calcext:value-type="float">
            <text:p>0.181899000000001</text:p>
          </table:table-cell>
          <table:table-cell office:value-type="float" office:value="-0.2141299" calcext:value-type="float">
            <text:p>-0.21412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8]&gt;0; [.E478]+[.H478];[.E478])" office:value-type="float" office:value="1.620873" calcext:value-type="float">
            <text:p>1.620873</text:p>
          </table:table-cell>
          <table:table-cell table:formula="of:=IF([.H478]&lt;0; [.D478]+[.H478]; [.D478])" office:value-type="float" office:value="1.5886421" calcext:value-type="float">
            <text:p>1.588642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4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3929625" calcext:value-type="float">
            <text:p>1.73929625</text:p>
          </table:table-cell>
          <table:table-cell office:value-type="float" office:value="1.6372075" calcext:value-type="float">
            <text:p>1.6372075</text:p>
          </table:table-cell>
          <table:table-cell office:value-type="float" office:value="-0.10208875" calcext:value-type="float">
            <text:p>-0.10208875</text:p>
          </table:table-cell>
          <table:table-cell office:value-type="float" office:value="0.10208875" calcext:value-type="float">
            <text:p>0.10208875</text:p>
          </table:table-cell>
          <table:table-cell office:value-type="float" office:value="-0.2003376" calcext:value-type="float">
            <text:p>-0.20033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79]&gt;0; [.E479]+[.H479];[.E479])" office:value-type="float" office:value="1.6372075" calcext:value-type="float">
            <text:p>1.6372075</text:p>
          </table:table-cell>
          <table:table-cell table:formula="of:=IF([.H479]&lt;0; [.D479]+[.H479]; [.D479])" office:value-type="float" office:value="1.53895865" calcext:value-type="float">
            <text:p>1.5389586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6806262" calcext:value-type="float">
            <text:p>6.806262E-06</text:p>
          </table:table-cell>
          <table:table-cell table:formula="of:=IF([.N4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69360175" calcext:value-type="float">
            <text:p>1.69360175</text:p>
          </table:table-cell>
          <table:table-cell office:value-type="float" office:value="1.540682" calcext:value-type="float">
            <text:p>1.540682</text:p>
          </table:table-cell>
          <table:table-cell office:value-type="float" office:value="-0.152919749999999" calcext:value-type="float">
            <text:p>-0.152919749999999</text:p>
          </table:table-cell>
          <table:table-cell office:value-type="float" office:value="0.152919749999999" calcext:value-type="float">
            <text:p>0.152919749999999</text:p>
          </table:table-cell>
          <table:table-cell office:value-type="float" office:value="-0.2385612" calcext:value-type="float">
            <text:p>-0.238561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0]&gt;0; [.E480]+[.H480];[.E480])" office:value-type="float" office:value="1.540682" calcext:value-type="float">
            <text:p>1.540682</text:p>
          </table:table-cell>
          <table:table-cell table:formula="of:=IF([.H480]&lt;0; [.D480]+[.H480]; [.D480])" office:value-type="float" office:value="1.45504055" calcext:value-type="float">
            <text:p>1.4550405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4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CYS</text:p>
          </table:table-cell>
          <table:table-cell office:value-type="float" office:value="1.49142875" calcext:value-type="float">
            <text:p>1.49142875</text:p>
          </table:table-cell>
          <table:table-cell office:value-type="float" office:value="1.425841" calcext:value-type="float">
            <text:p>1.425841</text:p>
          </table:table-cell>
          <table:table-cell office:value-type="float" office:value="-0.065587750000001" calcext:value-type="float">
            <text:p>-0.065587750000001</text:p>
          </table:table-cell>
          <table:table-cell office:value-type="float" office:value="0.065587750000001" calcext:value-type="float">
            <text:p>0.065587750000001</text:p>
          </table:table-cell>
          <table:table-cell office:value-type="float" office:value="-0.061929" calcext:value-type="float">
            <text:p>-0.0619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1]&gt;0; [.E481]+[.H481];[.E481])" office:value-type="float" office:value="1.425841" calcext:value-type="float">
            <text:p>1.425841</text:p>
          </table:table-cell>
          <table:table-cell table:formula="of:=IF([.H481]&lt;0; [.D481]+[.H481]; [.D481])" office:value-type="float" office:value="1.42949975" calcext:value-type="float">
            <text:p>1.42949975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3377333" calcext:value-type="float">
            <text:p>0.03377333</text:p>
          </table:table-cell>
          <table:table-cell table:formula="of:=IF([.N4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36211325" calcext:value-type="float">
            <text:p>1.36211325</text:p>
          </table:table-cell>
          <table:table-cell office:value-type="float" office:value="1.3513855" calcext:value-type="float">
            <text:p>1.3513855</text:p>
          </table:table-cell>
          <table:table-cell office:value-type="float" office:value="-0.01072775" calcext:value-type="float">
            <text:p>-0.01072775</text:p>
          </table:table-cell>
          <table:table-cell office:value-type="float" office:value="0.01072775" calcext:value-type="float">
            <text:p>0.01072775</text:p>
          </table:table-cell>
          <table:table-cell office:value-type="float" office:value="-0.07165749" calcext:value-type="float">
            <text:p>-0.071657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2]&gt;0; [.E482]+[.H482];[.E482])" office:value-type="float" office:value="1.3513855" calcext:value-type="float">
            <text:p>1.3513855</text:p>
          </table:table-cell>
          <table:table-cell table:formula="of:=IF([.H482]&lt;0; [.D482]+[.H482]; [.D482])" office:value-type="float" office:value="1.29045576" calcext:value-type="float">
            <text:p>1.2904557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7601508" calcext:value-type="float">
            <text:p>0.7601508</text:p>
          </table:table-cell>
          <table:table-cell table:formula="of:=IF([.N48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3129685" calcext:value-type="float">
            <text:p>1.3129685</text:p>
          </table:table-cell>
          <table:table-cell office:value-type="float" office:value="1.31186075" calcext:value-type="float">
            <text:p>1.31186075</text:p>
          </table:table-cell>
          <table:table-cell office:value-type="float" office:value="-0.001107749999999" calcext:value-type="float">
            <text:p>-0.001107749999999</text:p>
          </table:table-cell>
          <table:table-cell office:value-type="float" office:value="0.001107749999999" calcext:value-type="float">
            <text:p>0.001107749999999</text:p>
          </table:table-cell>
          <table:table-cell office:value-type="float" office:value="-0.08200623" calcext:value-type="float">
            <text:p>-0.0820062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3]&gt;0; [.E483]+[.H483];[.E483])" office:value-type="float" office:value="1.31186075" calcext:value-type="float">
            <text:p>1.31186075</text:p>
          </table:table-cell>
          <table:table-cell table:formula="of:=IF([.H483]&lt;0; [.D483]+[.H483]; [.D483])" office:value-type="float" office:value="1.23096227" calcext:value-type="float">
            <text:p>1.2309622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8629" calcext:value-type="float">
            <text:p>0.8629</text:p>
          </table:table-cell>
          <table:table-cell table:formula="of:=IF([.N48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3811945" calcext:value-type="float">
            <text:p>1.3811945</text:p>
          </table:table-cell>
          <table:table-cell office:value-type="float" office:value="1.342617" calcext:value-type="float">
            <text:p>1.342617</text:p>
          </table:table-cell>
          <table:table-cell office:value-type="float" office:value="-0.038577500000001" calcext:value-type="float">
            <text:p>-0.038577500000001</text:p>
          </table:table-cell>
          <table:table-cell office:value-type="float" office:value="0.038577500000001" calcext:value-type="float">
            <text:p>0.038577500000001</text:p>
          </table:table-cell>
          <table:table-cell office:value-type="float" office:value="-0.02137871" calcext:value-type="float">
            <text:p>-0.0213787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4]&gt;0; [.E484]+[.H484];[.E484])" office:value-type="float" office:value="1.342617" calcext:value-type="float">
            <text:p>1.342617</text:p>
          </table:table-cell>
          <table:table-cell table:formula="of:=IF([.H484]&lt;0; [.D484]+[.H484]; [.D484])" office:value-type="float" office:value="1.35981579" calcext:value-type="float">
            <text:p>1.35981579</text:p>
          </table:table-cell>
          <table:table-cell office:value-type="float" office:value="0.07" calcext:value-type="float">
            <text:p>0.07</text:p>
          </table:table-cell>
          <table:table-cell office:value-type="float" office:value="0.2907569" calcext:value-type="float">
            <text:p>0.2907569</text:p>
          </table:table-cell>
          <table:table-cell table:formula="of:=IF([.N48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33988075" calcext:value-type="float">
            <text:p>1.33988075</text:p>
          </table:table-cell>
          <table:table-cell office:value-type="float" office:value="1.3443015" calcext:value-type="float">
            <text:p>1.3443015</text:p>
          </table:table-cell>
          <table:table-cell table:number-columns-repeated="2" office:value-type="float" office:value="0.00442075" calcext:value-type="float">
            <text:p>0.00442075</text:p>
          </table:table-cell>
          <table:table-cell office:value-type="float" office:value="0.05911506" calcext:value-type="float">
            <text:p>0.059115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5]&gt;0; [.E485]+[.H485];[.E485])" office:value-type="float" office:value="1.40341656" calcext:value-type="float">
            <text:p>1.40341656</text:p>
          </table:table-cell>
          <table:table-cell table:formula="of:=IF([.H485]&lt;0; [.D485]+[.H485]; [.D485])" office:value-type="float" office:value="1.33988075" calcext:value-type="float">
            <text:p>1.3398807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7601508" calcext:value-type="float">
            <text:p>0.7601508</text:p>
          </table:table-cell>
          <table:table-cell table:formula="of:=IF([.N48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256657" calcext:value-type="float">
            <text:p>1.256657</text:p>
          </table:table-cell>
          <table:table-cell office:value-type="float" office:value="1.28249225" calcext:value-type="float">
            <text:p>1.28249225</text:p>
          </table:table-cell>
          <table:table-cell table:number-columns-repeated="2" office:value-type="float" office:value="0.025835250000001" calcext:value-type="float">
            <text:p>0.025835250000001</text:p>
          </table:table-cell>
          <table:table-cell office:value-type="float" office:value="0.1510177" calcext:value-type="float">
            <text:p>0.15101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6]&gt;0; [.E486]+[.H486];[.E486])" office:value-type="float" office:value="1.43350995" calcext:value-type="float">
            <text:p>1.43350995</text:p>
          </table:table-cell>
          <table:table-cell table:formula="of:=IF([.H486]&lt;0; [.D486]+[.H486]; [.D486])" office:value-type="float" office:value="1.256657" calcext:value-type="float">
            <text:p>1.25665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013525" calcext:value-type="float">
            <text:p>0.1013525</text:p>
          </table:table-cell>
          <table:table-cell table:formula="of:=IF([.N48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2215185" calcext:value-type="float">
            <text:p>1.2215185</text:p>
          </table:table-cell>
          <table:table-cell office:value-type="float" office:value="1.283475" calcext:value-type="float">
            <text:p>1.283475</text:p>
          </table:table-cell>
          <table:table-cell table:number-columns-repeated="2" office:value-type="float" office:value="0.061956500000001" calcext:value-type="float">
            <text:p>0.061956500000001</text:p>
          </table:table-cell>
          <table:table-cell office:value-type="float" office:value="0.08036611" calcext:value-type="float">
            <text:p>0.0803661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7]&gt;0; [.E487]+[.H487];[.E487])" office:value-type="float" office:value="1.36384111" calcext:value-type="float">
            <text:p>1.36384111</text:p>
          </table:table-cell>
          <table:table-cell table:formula="of:=IF([.H487]&lt;0; [.D487]+[.H487]; [.D487])" office:value-type="float" office:value="1.2215185" calcext:value-type="float">
            <text:p>1.221518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05801614" calcext:value-type="float">
            <text:p>0.005801614</text:p>
          </table:table-cell>
          <table:table-cell table:formula="of:=IF([.N4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HID</text:p>
          </table:table-cell>
          <table:table-cell office:value-type="float" office:value="1.18931375" calcext:value-type="float">
            <text:p>1.18931375</text:p>
          </table:table-cell>
          <table:table-cell office:value-type="float" office:value="1.2811045" calcext:value-type="float">
            <text:p>1.2811045</text:p>
          </table:table-cell>
          <table:table-cell table:number-columns-repeated="2" office:value-type="float" office:value="0.09179075" calcext:value-type="float">
            <text:p>0.09179075</text:p>
          </table:table-cell>
          <table:table-cell office:value-type="float" office:value="0.239895" calcext:value-type="float">
            <text:p>0.2398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8]&gt;0; [.E488]+[.H488];[.E488])" office:value-type="float" office:value="1.5209995" calcext:value-type="float">
            <text:p>1.5209995</text:p>
          </table:table-cell>
          <table:table-cell table:formula="of:=IF([.H488]&lt;0; [.D488]+[.H488]; [.D488])" office:value-type="float" office:value="1.18931375" calcext:value-type="float">
            <text:p>1.1893137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3116373" calcext:value-type="float">
            <text:p>0.0003116373</text:p>
          </table:table-cell>
          <table:table-cell table:formula="of:=IF([.N4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2243755" calcext:value-type="float">
            <text:p>1.2243755</text:p>
          </table:table-cell>
          <table:table-cell office:value-type="float" office:value="1.32498125" calcext:value-type="float">
            <text:p>1.32498125</text:p>
          </table:table-cell>
          <table:table-cell table:number-columns-repeated="2" office:value-type="float" office:value="0.100605749999999" calcext:value-type="float">
            <text:p>0.100605749999999</text:p>
          </table:table-cell>
          <table:table-cell office:value-type="float" office:value="0.302836" calcext:value-type="float">
            <text:p>0.3028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89]&gt;0; [.E489]+[.H489];[.E489])" office:value-type="float" office:value="1.62781725" calcext:value-type="float">
            <text:p>1.62781725</text:p>
          </table:table-cell>
          <table:table-cell table:formula="of:=IF([.H489]&lt;0; [.D489]+[.H489]; [.D489])" office:value-type="float" office:value="1.2243755" calcext:value-type="float">
            <text:p>1.22437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00007923764" calcext:value-type="float">
            <text:p>7.923764E-07</text:p>
          </table:table-cell>
          <table:table-cell table:formula="of:=IF([.N4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29546525" calcext:value-type="float">
            <text:p>1.29546525</text:p>
          </table:table-cell>
          <table:table-cell office:value-type="float" office:value="1.3133545" calcext:value-type="float">
            <text:p>1.3133545</text:p>
          </table:table-cell>
          <table:table-cell table:number-columns-repeated="2" office:value-type="float" office:value="0.017889250000001" calcext:value-type="float">
            <text:p>0.017889250000001</text:p>
          </table:table-cell>
          <table:table-cell office:value-type="float" office:value="0.008467051" calcext:value-type="float">
            <text:p>0.0084670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0]&gt;0; [.E490]+[.H490];[.E490])" office:value-type="float" office:value="1.321821551" calcext:value-type="float">
            <text:p>1.321821551</text:p>
          </table:table-cell>
          <table:table-cell table:formula="of:=IF([.H490]&lt;0; [.D490]+[.H490]; [.D490])" office:value-type="float" office:value="1.29546525" calcext:value-type="float">
            <text:p>1.2954652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49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23651875" calcext:value-type="float">
            <text:p>1.23651875</text:p>
          </table:table-cell>
          <table:table-cell office:value-type="float" office:value="1.202029" calcext:value-type="float">
            <text:p>1.202029</text:p>
          </table:table-cell>
          <table:table-cell office:value-type="float" office:value="-0.034489749999998" calcext:value-type="float">
            <text:p>-0.034489749999998</text:p>
          </table:table-cell>
          <table:table-cell office:value-type="float" office:value="0.034489749999998" calcext:value-type="float">
            <text:p>0.034489749999998</text:p>
          </table:table-cell>
          <table:table-cell office:value-type="float" office:value="-0.1159352" calcext:value-type="float">
            <text:p>-0.11593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1]&gt;0; [.E491]+[.H491];[.E491])" office:value-type="float" office:value="1.202029" calcext:value-type="float">
            <text:p>1.202029</text:p>
          </table:table-cell>
          <table:table-cell table:formula="of:=IF([.H491]&lt;0; [.D491]+[.H491]; [.D491])" office:value-type="float" office:value="1.12058355" calcext:value-type="float">
            <text:p>1.12058355</text:p>
          </table:table-cell>
          <table:table-cell office:value-type="float" office:value="0.11" calcext:value-type="float">
            <text:p>0.11</text:p>
          </table:table-cell>
          <table:table-cell office:value-type="float" office:value="0.01808591" calcext:value-type="float">
            <text:p>0.01808591</text:p>
          </table:table-cell>
          <table:table-cell table:formula="of:=IF([.N4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1990195" calcext:value-type="float">
            <text:p>1.1990195</text:p>
          </table:table-cell>
          <table:table-cell office:value-type="float" office:value="1.18749325" calcext:value-type="float">
            <text:p>1.18749325</text:p>
          </table:table-cell>
          <table:table-cell office:value-type="float" office:value="-0.011526249999999" calcext:value-type="float">
            <text:p>-0.011526249999999</text:p>
          </table:table-cell>
          <table:table-cell office:value-type="float" office:value="0.011526249999999" calcext:value-type="float">
            <text:p>0.011526249999999</text:p>
          </table:table-cell>
          <table:table-cell office:value-type="float" office:value="-0.1091878" calcext:value-type="float">
            <text:p>-0.109187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2]&gt;0; [.E492]+[.H492];[.E492])" office:value-type="float" office:value="1.18749325" calcext:value-type="float">
            <text:p>1.18749325</text:p>
          </table:table-cell>
          <table:table-cell table:formula="of:=IF([.H492]&lt;0; [.D492]+[.H492]; [.D492])" office:value-type="float" office:value="1.0898317" calcext:value-type="float">
            <text:p>1.089831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0928" calcext:value-type="float">
            <text:p>0.1190928</text:p>
          </table:table-cell>
          <table:table-cell table:formula="of:=IF([.N49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1230745" calcext:value-type="float">
            <text:p>1.1230745</text:p>
          </table:table-cell>
          <table:table-cell office:value-type="float" office:value="1.13416275" calcext:value-type="float">
            <text:p>1.13416275</text:p>
          </table:table-cell>
          <table:table-cell table:number-columns-repeated="2" office:value-type="float" office:value="0.011088249999998" calcext:value-type="float">
            <text:p>0.011088249999998</text:p>
          </table:table-cell>
          <table:table-cell office:value-type="float" office:value="0.1275795" calcext:value-type="float">
            <text:p>0.12757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3]&gt;0; [.E493]+[.H493];[.E493])" office:value-type="float" office:value="1.26174225" calcext:value-type="float">
            <text:p>1.26174225</text:p>
          </table:table-cell>
          <table:table-cell table:formula="of:=IF([.H493]&lt;0; [.D493]+[.H493]; [.D493])" office:value-type="float" office:value="1.1230745" calcext:value-type="float">
            <text:p>1.123074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0928" calcext:value-type="float">
            <text:p>0.1190928</text:p>
          </table:table-cell>
          <table:table-cell table:formula="of:=IF([.N49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07881425" calcext:value-type="float">
            <text:p>1.07881425</text:p>
          </table:table-cell>
          <table:table-cell office:value-type="float" office:value="1.078666" calcext:value-type="float">
            <text:p>1.078666</text:p>
          </table:table-cell>
          <table:table-cell office:value-type="float" office:value="-0.000148249999999" calcext:value-type="float">
            <text:p>-0.000148249999999</text:p>
          </table:table-cell>
          <table:table-cell office:value-type="float" office:value="0.000148249999999" calcext:value-type="float">
            <text:p>0.000148249999999</text:p>
          </table:table-cell>
          <table:table-cell office:value-type="float" office:value="-0.1301499" calcext:value-type="float">
            <text:p>-0.130149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4]&gt;0; [.E494]+[.H494];[.E494])" office:value-type="float" office:value="1.078666" calcext:value-type="float">
            <text:p>1.078666</text:p>
          </table:table-cell>
          <table:table-cell table:formula="of:=IF([.H494]&lt;0; [.D494]+[.H494]; [.D494])" office:value-type="float" office:value="0.94866435" calcext:value-type="float">
            <text:p>0.94866435</text:p>
          </table:table-cell>
          <table:table-cell office:value-type="float" office:value="0.08" calcext:value-type="float">
            <text:p>0.08</text:p>
          </table:table-cell>
          <table:table-cell office:value-type="float" office:value="0.162977" calcext:value-type="float">
            <text:p>0.162977</text:p>
          </table:table-cell>
          <table:table-cell table:formula="of:=IF([.N49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042239" calcext:value-type="float">
            <text:p>1.042239</text:p>
          </table:table-cell>
          <table:table-cell office:value-type="float" office:value="1.06096575" calcext:value-type="float">
            <text:p>1.06096575</text:p>
          </table:table-cell>
          <table:table-cell table:number-columns-repeated="2" office:value-type="float" office:value="0.01872675" calcext:value-type="float">
            <text:p>0.01872675</text:p>
          </table:table-cell>
          <table:table-cell office:value-type="float" office:value="0.1591907" calcext:value-type="float">
            <text:p>0.159190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5]&gt;0; [.E495]+[.H495];[.E495])" office:value-type="float" office:value="1.22015645" calcext:value-type="float">
            <text:p>1.22015645</text:p>
          </table:table-cell>
          <table:table-cell table:formula="of:=IF([.H495]&lt;0; [.D495]+[.H495]; [.D495])" office:value-type="float" office:value="1.042239" calcext:value-type="float">
            <text:p>1.042239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49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0503985" calcext:value-type="float">
            <text:p>1.0503985</text:p>
          </table:table-cell>
          <table:table-cell office:value-type="float" office:value="1.0553915" calcext:value-type="float">
            <text:p>1.0553915</text:p>
          </table:table-cell>
          <table:table-cell table:number-columns-repeated="2" office:value-type="float" office:value="0.004992999999999" calcext:value-type="float">
            <text:p>0.004992999999999</text:p>
          </table:table-cell>
          <table:table-cell office:value-type="float" office:value="0.1019384" calcext:value-type="float">
            <text:p>0.10193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6]&gt;0; [.E496]+[.H496];[.E496])" office:value-type="float" office:value="1.1573299" calcext:value-type="float">
            <text:p>1.1573299</text:p>
          </table:table-cell>
          <table:table-cell table:formula="of:=IF([.H496]&lt;0; [.D496]+[.H496]; [.D496])" office:value-type="float" office:value="1.0503985" calcext:value-type="float">
            <text:p>1.0503985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5282176" calcext:value-type="float">
            <text:p>0.5282176</text:p>
          </table:table-cell>
          <table:table-cell table:formula="of:=IF([.N496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0461075" calcext:value-type="float">
            <text:p>1.0461075</text:p>
          </table:table-cell>
          <table:table-cell office:value-type="float" office:value="1.02450575" calcext:value-type="float">
            <text:p>1.02450575</text:p>
          </table:table-cell>
          <table:table-cell office:value-type="float" office:value="-0.021601749999999" calcext:value-type="float">
            <text:p>-0.021601749999999</text:p>
          </table:table-cell>
          <table:table-cell office:value-type="float" office:value="0.021601749999999" calcext:value-type="float">
            <text:p>0.021601749999999</text:p>
          </table:table-cell>
          <table:table-cell office:value-type="float" office:value="0.05206073" calcext:value-type="float">
            <text:p>0.052060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7]&gt;0; [.E497]+[.H497];[.E497])" office:value-type="float" office:value="1.07656648" calcext:value-type="float">
            <text:p>1.07656648</text:p>
          </table:table-cell>
          <table:table-cell table:formula="of:=IF([.H497]&lt;0; [.D497]+[.H497]; [.D497])" office:value-type="float" office:value="1.0461075" calcext:value-type="float">
            <text:p>1.04610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90928" calcext:value-type="float">
            <text:p>0.1190928</text:p>
          </table:table-cell>
          <table:table-cell table:formula="of:=IF([.N497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06494075" calcext:value-type="float">
            <text:p>1.06494075</text:p>
          </table:table-cell>
          <table:table-cell office:value-type="float" office:value="1.05273425" calcext:value-type="float">
            <text:p>1.05273425</text:p>
          </table:table-cell>
          <table:table-cell office:value-type="float" office:value="-0.012206499999999" calcext:value-type="float">
            <text:p>-0.012206499999999</text:p>
          </table:table-cell>
          <table:table-cell office:value-type="float" office:value="0.012206499999999" calcext:value-type="float">
            <text:p>0.012206499999999</text:p>
          </table:table-cell>
          <table:table-cell office:value-type="float" office:value="-0.08794776" calcext:value-type="float">
            <text:p>-0.087947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8]&gt;0; [.E498]+[.H498];[.E498])" office:value-type="float" office:value="1.05273425" calcext:value-type="float">
            <text:p>1.05273425</text:p>
          </table:table-cell>
          <table:table-cell table:formula="of:=IF([.H498]&lt;0; [.D498]+[.H498]; [.D498])" office:value-type="float" office:value="0.97699299" calcext:value-type="float">
            <text:p>0.97699299</text:p>
          </table:table-cell>
          <table:table-cell office:value-type="float" office:value="0.075" calcext:value-type="float">
            <text:p>0.075</text:p>
          </table:table-cell>
          <table:table-cell office:value-type="float" office:value="0.2202063" calcext:value-type="float">
            <text:p>0.2202063</text:p>
          </table:table-cell>
          <table:table-cell table:formula="of:=IF([.N498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0677355" calcext:value-type="float">
            <text:p>1.0677355</text:p>
          </table:table-cell>
          <table:table-cell office:value-type="float" office:value="1.06517325" calcext:value-type="float">
            <text:p>1.06517325</text:p>
          </table:table-cell>
          <table:table-cell office:value-type="float" office:value="-0.00256225" calcext:value-type="float">
            <text:p>-0.00256225</text:p>
          </table:table-cell>
          <table:table-cell office:value-type="float" office:value="0.00256225" calcext:value-type="float">
            <text:p>0.00256225</text:p>
          </table:table-cell>
          <table:table-cell office:value-type="float" office:value="0.01654016" calcext:value-type="float">
            <text:p>0.016540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499]&gt;0; [.E499]+[.H499];[.E499])" office:value-type="float" office:value="1.08171341" calcext:value-type="float">
            <text:p>1.08171341</text:p>
          </table:table-cell>
          <table:table-cell table:formula="of:=IF([.H499]&lt;0; [.D499]+[.H499]; [.D499])" office:value-type="float" office:value="1.0677355" calcext:value-type="float">
            <text:p>1.067735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6453137" calcext:value-type="float">
            <text:p>0.6453137</text:p>
          </table:table-cell>
          <table:table-cell table:formula="of:=IF([.N499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0731105" calcext:value-type="float">
            <text:p>1.0731105</text:p>
          </table:table-cell>
          <table:table-cell office:value-type="float" office:value="1.0575395" calcext:value-type="float">
            <text:p>1.0575395</text:p>
          </table:table-cell>
          <table:table-cell office:value-type="float" office:value="-0.015571000000001" calcext:value-type="float">
            <text:p>-0.015571000000001</text:p>
          </table:table-cell>
          <table:table-cell office:value-type="float" office:value="0.015571000000001" calcext:value-type="float">
            <text:p>0.015571000000001</text:p>
          </table:table-cell>
          <table:table-cell office:value-type="float" office:value="-0.06069536" calcext:value-type="float">
            <text:p>-0.060695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0]&gt;0; [.E500]+[.H500];[.E500])" office:value-type="float" office:value="1.0575395" calcext:value-type="float">
            <text:p>1.0575395</text:p>
          </table:table-cell>
          <table:table-cell table:formula="of:=IF([.H500]&lt;0; [.D500]+[.H500]; [.D500])" office:value-type="float" office:value="1.01241514" calcext:value-type="float">
            <text:p>1.01241514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395979" calcext:value-type="float">
            <text:p>0.1395979</text:p>
          </table:table-cell>
          <table:table-cell table:formula="of:=IF([.N500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0611535" calcext:value-type="float">
            <text:p>1.0611535</text:p>
          </table:table-cell>
          <table:table-cell office:value-type="float" office:value="1.0358425" calcext:value-type="float">
            <text:p>1.0358425</text:p>
          </table:table-cell>
          <table:table-cell office:value-type="float" office:value="-0.025311" calcext:value-type="float">
            <text:p>-0.025311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02406813" calcext:value-type="float">
            <text:p>0.024068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1]&gt;0; [.E501]+[.H501];[.E501])" office:value-type="float" office:value="1.05991063" calcext:value-type="float">
            <text:p>1.05991063</text:p>
          </table:table-cell>
          <table:table-cell table:formula="of:=IF([.H501]&lt;0; [.D501]+[.H501]; [.D501])" office:value-type="float" office:value="1.0611535" calcext:value-type="float">
            <text:p>1.061153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2532481" calcext:value-type="float">
            <text:p>0.2532481</text:p>
          </table:table-cell>
          <table:table-cell table:formula="of:=IF([.N50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12285325" calcext:value-type="float">
            <text:p>1.12285325</text:p>
          </table:table-cell>
          <table:table-cell office:value-type="float" office:value="1.0862975" calcext:value-type="float">
            <text:p>1.0862975</text:p>
          </table:table-cell>
          <table:table-cell office:value-type="float" office:value="-0.03655575" calcext:value-type="float">
            <text:p>-0.03655575</text:p>
          </table:table-cell>
          <table:table-cell office:value-type="float" office:value="0.03655575" calcext:value-type="float">
            <text:p>0.03655575</text:p>
          </table:table-cell>
          <table:table-cell office:value-type="float" office:value="0.03656093" calcext:value-type="float">
            <text:p>0.0365609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2]&gt;0; [.E502]+[.H502];[.E502])" office:value-type="float" office:value="1.12285843" calcext:value-type="float">
            <text:p>1.12285843</text:p>
          </table:table-cell>
          <table:table-cell table:formula="of:=IF([.H502]&lt;0; [.D502]+[.H502]; [.D502])" office:value-type="float" office:value="1.12285325" calcext:value-type="float">
            <text:p>1.1228532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2236137" calcext:value-type="float">
            <text:p>0.02236137</text:p>
          </table:table-cell>
          <table:table-cell table:formula="of:=IF([.N50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1621865" calcext:value-type="float">
            <text:p>1.1621865</text:p>
          </table:table-cell>
          <table:table-cell office:value-type="float" office:value="1.12827025" calcext:value-type="float">
            <text:p>1.12827025</text:p>
          </table:table-cell>
          <table:table-cell office:value-type="float" office:value="-0.033916250000001" calcext:value-type="float">
            <text:p>-0.033916250000001</text:p>
          </table:table-cell>
          <table:table-cell office:value-type="float" office:value="0.033916250000001" calcext:value-type="float">
            <text:p>0.033916250000001</text:p>
          </table:table-cell>
          <table:table-cell office:value-type="float" office:value="-0.1082535" calcext:value-type="float">
            <text:p>-0.10825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3]&gt;0; [.E503]+[.H503];[.E503])" office:value-type="float" office:value="1.12827025" calcext:value-type="float">
            <text:p>1.12827025</text:p>
          </table:table-cell>
          <table:table-cell table:formula="of:=IF([.H503]&lt;0; [.D503]+[.H503]; [.D503])" office:value-type="float" office:value="1.053933" calcext:value-type="float">
            <text:p>1.053933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1395979" calcext:value-type="float">
            <text:p>0.1395979</text:p>
          </table:table-cell>
          <table:table-cell table:formula="of:=IF([.N503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14405725" calcext:value-type="float">
            <text:p>1.14405725</text:p>
          </table:table-cell>
          <table:table-cell office:value-type="float" office:value="1.1144305" calcext:value-type="float">
            <text:p>1.1144305</text:p>
          </table:table-cell>
          <table:table-cell office:value-type="float" office:value="-0.02962675" calcext:value-type="float">
            <text:p>-0.02962675</text:p>
          </table:table-cell>
          <table:table-cell office:value-type="float" office:value="0.02962675" calcext:value-type="float">
            <text:p>0.02962675</text:p>
          </table:table-cell>
          <table:table-cell office:value-type="float" office:value="-0.1600143" calcext:value-type="float">
            <text:p>-0.16001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4]&gt;0; [.E504]+[.H504];[.E504])" office:value-type="float" office:value="1.1144305" calcext:value-type="float">
            <text:p>1.1144305</text:p>
          </table:table-cell>
          <table:table-cell table:formula="of:=IF([.H504]&lt;0; [.D504]+[.H504]; [.D504])" office:value-type="float" office:value="0.98404295" calcext:value-type="float">
            <text:p>0.9840429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290779" calcext:value-type="float">
            <text:p>0.3290779</text:p>
          </table:table-cell>
          <table:table-cell table:formula="of:=IF([.N504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15542375" calcext:value-type="float">
            <text:p>1.15542375</text:p>
          </table:table-cell>
          <table:table-cell office:value-type="float" office:value="1.110915" calcext:value-type="float">
            <text:p>1.110915</text:p>
          </table:table-cell>
          <table:table-cell office:value-type="float" office:value="-0.044508750000001" calcext:value-type="float">
            <text:p>-0.044508750000001</text:p>
          </table:table-cell>
          <table:table-cell office:value-type="float" office:value="0.044508750000001" calcext:value-type="float">
            <text:p>0.044508750000001</text:p>
          </table:table-cell>
          <table:table-cell office:value-type="float" office:value="-0.08060833" calcext:value-type="float">
            <text:p>-0.080608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5]&gt;0; [.E505]+[.H505];[.E505])" office:value-type="float" office:value="1.110915" calcext:value-type="float">
            <text:p>1.110915</text:p>
          </table:table-cell>
          <table:table-cell table:formula="of:=IF([.H505]&lt;0; [.D505]+[.H505]; [.D505])" office:value-type="float" office:value="1.07481542" calcext:value-type="float">
            <text:p>1.0748154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5982115" calcext:value-type="float">
            <text:p>0.05982115</text:p>
          </table:table-cell>
          <table:table-cell table:formula="of:=IF([.N505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229538" calcext:value-type="float">
            <text:p>1.229538</text:p>
          </table:table-cell>
          <table:table-cell office:value-type="float" office:value="1.17146225" calcext:value-type="float">
            <text:p>1.17146225</text:p>
          </table:table-cell>
          <table:table-cell office:value-type="float" office:value="-0.05807575" calcext:value-type="float">
            <text:p>-0.05807575</text:p>
          </table:table-cell>
          <table:table-cell office:value-type="float" office:value="0.05807575" calcext:value-type="float">
            <text:p>0.05807575</text:p>
          </table:table-cell>
          <table:table-cell office:value-type="float" office:value="-0.1126515" calcext:value-type="float">
            <text:p>-0.11265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6]&gt;0; [.E506]+[.H506];[.E506])" office:value-type="float" office:value="1.17146225" calcext:value-type="float">
            <text:p>1.17146225</text:p>
          </table:table-cell>
          <table:table-cell table:formula="of:=IF([.H506]&lt;0; [.D506]+[.H506]; [.D506])" office:value-type="float" office:value="1.1168865" calcext:value-type="float">
            <text:p>1.116886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2236137" calcext:value-type="float">
            <text:p>0.02236137</text:p>
          </table:table-cell>
          <table:table-cell table:formula="of:=IF([.N50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2731365" calcext:value-type="float">
            <text:p>1.2731365</text:p>
          </table:table-cell>
          <table:table-cell office:value-type="float" office:value="1.2039375" calcext:value-type="float">
            <text:p>1.2039375</text:p>
          </table:table-cell>
          <table:table-cell office:value-type="float" office:value="-0.069198999999999" calcext:value-type="float">
            <text:p>-0.069198999999999</text:p>
          </table:table-cell>
          <table:table-cell office:value-type="float" office:value="0.069198999999999" calcext:value-type="float">
            <text:p>0.069198999999999</text:p>
          </table:table-cell>
          <table:table-cell office:value-type="float" office:value="-0.1656361" calcext:value-type="float">
            <text:p>-0.16563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7]&gt;0; [.E507]+[.H507];[.E507])" office:value-type="float" office:value="1.2039375" calcext:value-type="float">
            <text:p>1.2039375</text:p>
          </table:table-cell>
          <table:table-cell table:formula="of:=IF([.H507]&lt;0; [.D507]+[.H507]; [.D507])" office:value-type="float" office:value="1.1075004" calcext:value-type="float">
            <text:p>1.107500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4583976" calcext:value-type="float">
            <text:p>0.004583976</text:p>
          </table:table-cell>
          <table:table-cell table:formula="of:=IF([.N50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272479" calcext:value-type="float">
            <text:p>1.272479</text:p>
          </table:table-cell>
          <table:table-cell office:value-type="float" office:value="1.19728325" calcext:value-type="float">
            <text:p>1.19728325</text:p>
          </table:table-cell>
          <table:table-cell office:value-type="float" office:value="-0.075195750000002" calcext:value-type="float">
            <text:p>-0.075195750000002</text:p>
          </table:table-cell>
          <table:table-cell office:value-type="float" office:value="0.075195750000002" calcext:value-type="float">
            <text:p>0.075195750000002</text:p>
          </table:table-cell>
          <table:table-cell office:value-type="float" office:value="-0.004043706" calcext:value-type="float">
            <text:p>-0.0040437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8]&gt;0; [.E508]+[.H508];[.E508])" office:value-type="float" office:value="1.19728325" calcext:value-type="float">
            <text:p>1.19728325</text:p>
          </table:table-cell>
          <table:table-cell table:formula="of:=IF([.H508]&lt;0; [.D508]+[.H508]; [.D508])" office:value-type="float" office:value="1.268435294" calcext:value-type="float">
            <text:p>1.26843529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09285053" calcext:value-type="float">
            <text:p>0.009285053</text:p>
          </table:table-cell>
          <table:table-cell table:formula="of:=IF([.N50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30861675" calcext:value-type="float">
            <text:p>1.30861675</text:p>
          </table:table-cell>
          <table:table-cell office:value-type="float" office:value="1.2245655" calcext:value-type="float">
            <text:p>1.2245655</text:p>
          </table:table-cell>
          <table:table-cell office:value-type="float" office:value="-0.084051250000001" calcext:value-type="float">
            <text:p>-0.084051250000001</text:p>
          </table:table-cell>
          <table:table-cell office:value-type="float" office:value="0.084051250000001" calcext:value-type="float">
            <text:p>0.084051250000001</text:p>
          </table:table-cell>
          <table:table-cell office:value-type="float" office:value="-0.1171285" calcext:value-type="float">
            <text:p>-0.11712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09]&gt;0; [.E509]+[.H509];[.E509])" office:value-type="float" office:value="1.2245655" calcext:value-type="float">
            <text:p>1.2245655</text:p>
          </table:table-cell>
          <table:table-cell table:formula="of:=IF([.H509]&lt;0; [.D509]+[.H509]; [.D509])" office:value-type="float" office:value="1.19148825" calcext:value-type="float">
            <text:p>1.1914882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50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41402675" calcext:value-type="float">
            <text:p>1.41402675</text:p>
          </table:table-cell>
          <table:table-cell office:value-type="float" office:value="1.302043" calcext:value-type="float">
            <text:p>1.302043</text:p>
          </table:table-cell>
          <table:table-cell office:value-type="float" office:value="-0.111983749999999" calcext:value-type="float">
            <text:p>-0.111983749999999</text:p>
          </table:table-cell>
          <table:table-cell office:value-type="float" office:value="0.111983749999999" calcext:value-type="float">
            <text:p>0.111983749999999</text:p>
          </table:table-cell>
          <table:table-cell office:value-type="float" office:value="-0.03620122" calcext:value-type="float">
            <text:p>-0.036201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0]&gt;0; [.E510]+[.H510];[.E510])" office:value-type="float" office:value="1.302043" calcext:value-type="float">
            <text:p>1.302043</text:p>
          </table:table-cell>
          <table:table-cell table:formula="of:=IF([.H510]&lt;0; [.D510]+[.H510]; [.D510])" office:value-type="float" office:value="1.37782553" calcext:value-type="float">
            <text:p>1.37782553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001268536" calcext:value-type="float">
            <text:p>0.0001268536</text:p>
          </table:table-cell>
          <table:table-cell table:formula="of:=IF([.N51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4633115" calcext:value-type="float">
            <text:p>1.4633115</text:p>
          </table:table-cell>
          <table:table-cell office:value-type="float" office:value="1.34002675" calcext:value-type="float">
            <text:p>1.34002675</text:p>
          </table:table-cell>
          <table:table-cell office:value-type="float" office:value="-0.123284749999999" calcext:value-type="float">
            <text:p>-0.123284749999999</text:p>
          </table:table-cell>
          <table:table-cell office:value-type="float" office:value="0.123284749999999" calcext:value-type="float">
            <text:p>0.123284749999999</text:p>
          </table:table-cell>
          <table:table-cell office:value-type="float" office:value="-0.1612426" calcext:value-type="float">
            <text:p>-0.161242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1]&gt;0; [.E511]+[.H511];[.E511])" office:value-type="float" office:value="1.34002675" calcext:value-type="float">
            <text:p>1.34002675</text:p>
          </table:table-cell>
          <table:table-cell table:formula="of:=IF([.H511]&lt;0; [.D511]+[.H511]; [.D511])" office:value-type="float" office:value="1.3020689" calcext:value-type="float">
            <text:p>1.3020689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00003597526" calcext:value-type="float">
            <text:p>3.597526E-05</text:p>
          </table:table-cell>
          <table:table-cell table:formula="of:=IF([.N51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4507325" calcext:value-type="float">
            <text:p>1.44507325</text:p>
          </table:table-cell>
          <table:table-cell office:value-type="float" office:value="1.32542725" calcext:value-type="float">
            <text:p>1.32542725</text:p>
          </table:table-cell>
          <table:table-cell office:value-type="float" office:value="-0.119646000000001" calcext:value-type="float">
            <text:p>-0.119646000000001</text:p>
          </table:table-cell>
          <table:table-cell office:value-type="float" office:value="0.119646000000001" calcext:value-type="float">
            <text:p>0.119646000000001</text:p>
          </table:table-cell>
          <table:table-cell office:value-type="float" office:value="-0.1422764" calcext:value-type="float">
            <text:p>-0.14227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2]&gt;0; [.E512]+[.H512];[.E512])" office:value-type="float" office:value="1.32542725" calcext:value-type="float">
            <text:p>1.32542725</text:p>
          </table:table-cell>
          <table:table-cell table:formula="of:=IF([.H512]&lt;0; [.D512]+[.H512]; [.D512])" office:value-type="float" office:value="1.30279685" calcext:value-type="float">
            <text:p>1.302796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4949853" calcext:value-type="float">
            <text:p>4.949853E-05</text:p>
          </table:table-cell>
          <table:table-cell table:formula="of:=IF([.N51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CYX</text:p>
          </table:table-cell>
          <table:table-cell office:value-type="float" office:value="1.51990725" calcext:value-type="float">
            <text:p>1.51990725</text:p>
          </table:table-cell>
          <table:table-cell office:value-type="float" office:value="1.3857605" calcext:value-type="float">
            <text:p>1.3857605</text:p>
          </table:table-cell>
          <table:table-cell office:value-type="float" office:value="-0.13414675" calcext:value-type="float">
            <text:p>-0.13414675</text:p>
          </table:table-cell>
          <table:table-cell office:value-type="float" office:value="0.13414675" calcext:value-type="float">
            <text:p>0.13414675</text:p>
          </table:table-cell>
          <table:table-cell office:value-type="float" office:value="-0.09518272" calcext:value-type="float">
            <text:p>-0.095182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3]&gt;0; [.E513]+[.H513];[.E513])" office:value-type="float" office:value="1.3857605" calcext:value-type="float">
            <text:p>1.3857605</text:p>
          </table:table-cell>
          <table:table-cell table:formula="of:=IF([.H513]&lt;0; [.D513]+[.H513]; [.D513])" office:value-type="float" office:value="1.42472453" calcext:value-type="float">
            <text:p>1.42472453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000009591608" calcext:value-type="float">
            <text:p>9.591608E-06</text:p>
          </table:table-cell>
          <table:table-cell table:formula="of:=IF([.N51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6508965" calcext:value-type="float">
            <text:p>1.6508965</text:p>
          </table:table-cell>
          <table:table-cell office:value-type="float" office:value="1.48559025" calcext:value-type="float">
            <text:p>1.48559025</text:p>
          </table:table-cell>
          <table:table-cell office:value-type="float" office:value="-0.165306250000002" calcext:value-type="float">
            <text:p>-0.165306250000002</text:p>
          </table:table-cell>
          <table:table-cell office:value-type="float" office:value="0.165306250000002" calcext:value-type="float">
            <text:p>0.165306250000002</text:p>
          </table:table-cell>
          <table:table-cell office:value-type="float" office:value="-0.2018925" calcext:value-type="float">
            <text:p>-0.20189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4]&gt;0; [.E514]+[.H514];[.E514])" office:value-type="float" office:value="1.48559025" calcext:value-type="float">
            <text:p>1.48559025</text:p>
          </table:table-cell>
          <table:table-cell table:formula="of:=IF([.H514]&lt;0; [.D514]+[.H514]; [.D514])" office:value-type="float" office:value="1.449004" calcext:value-type="float">
            <text:p>1.449004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51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2420375" calcext:value-type="float">
            <text:p>1.72420375</text:p>
          </table:table-cell>
          <table:table-cell office:value-type="float" office:value="1.4995445" calcext:value-type="float">
            <text:p>1.4995445</text:p>
          </table:table-cell>
          <table:table-cell office:value-type="float" office:value="-0.224659249999999" calcext:value-type="float">
            <text:p>-0.224659249999999</text:p>
          </table:table-cell>
          <table:table-cell office:value-type="float" office:value="0.224659249999999" calcext:value-type="float">
            <text:p>0.224659249999999</text:p>
          </table:table-cell>
          <table:table-cell office:value-type="float" office:value="-0.3395755" calcext:value-type="float">
            <text:p>-0.339575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5]&gt;0; [.E515]+[.H515];[.E515])" office:value-type="float" office:value="1.4995445" calcext:value-type="float">
            <text:p>1.4995445</text:p>
          </table:table-cell>
          <table:table-cell table:formula="of:=IF([.H515]&lt;0; [.D515]+[.H515]; [.D515])" office:value-type="float" office:value="1.38462825" calcext:value-type="float">
            <text:p>1.3846282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000000003242753" calcext:value-type="float">
            <text:p>3.242753E-11</text:p>
          </table:table-cell>
          <table:table-cell table:formula="of:=IF([.N51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7626635" calcext:value-type="float">
            <text:p>1.7626635</text:p>
          </table:table-cell>
          <table:table-cell office:value-type="float" office:value="1.5427035" calcext:value-type="float">
            <text:p>1.5427035</text:p>
          </table:table-cell>
          <table:table-cell office:value-type="float" office:value="-0.21996" calcext:value-type="float">
            <text:p>-0.21996</text:p>
          </table:table-cell>
          <table:table-cell office:value-type="float" office:value="0.21996" calcext:value-type="float">
            <text:p>0.21996</text:p>
          </table:table-cell>
          <table:table-cell office:value-type="float" office:value="-0.3474372" calcext:value-type="float">
            <text:p>-0.347437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6]&gt;0; [.E516]+[.H516];[.E516])" office:value-type="float" office:value="1.5427035" calcext:value-type="float">
            <text:p>1.5427035</text:p>
          </table:table-cell>
          <table:table-cell table:formula="of:=IF([.H516]&lt;0; [.D516]+[.H516]; [.D516])" office:value-type="float" office:value="1.4152263" calcext:value-type="float">
            <text:p>1.415226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0008237254" calcext:value-type="float">
            <text:p>8.237254E-11</text:p>
          </table:table-cell>
          <table:table-cell table:formula="of:=IF([.N51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9189895" calcext:value-type="float">
            <text:p>1.9189895</text:p>
          </table:table-cell>
          <table:table-cell office:value-type="float" office:value="1.6825585" calcext:value-type="float">
            <text:p>1.6825585</text:p>
          </table:table-cell>
          <table:table-cell office:value-type="float" office:value="-0.236430999999998" calcext:value-type="float">
            <text:p>-0.236430999999998</text:p>
          </table:table-cell>
          <table:table-cell office:value-type="float" office:value="0.236430999999998" calcext:value-type="float">
            <text:p>0.236430999999998</text:p>
          </table:table-cell>
          <table:table-cell office:value-type="float" office:value="-0.2813016" calcext:value-type="float">
            <text:p>-0.28130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7]&gt;0; [.E517]+[.H517];[.E517])" office:value-type="float" office:value="1.6825585" calcext:value-type="float">
            <text:p>1.6825585</text:p>
          </table:table-cell>
          <table:table-cell table:formula="of:=IF([.H517]&lt;0; [.D517]+[.H517]; [.D517])" office:value-type="float" office:value="1.6376879" calcext:value-type="float">
            <text:p>1.63768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00000000003242753" calcext:value-type="float">
            <text:p>3.242753E-11</text:p>
          </table:table-cell>
          <table:table-cell table:formula="of:=IF([.N51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913272" calcext:value-type="float">
            <text:p>1.913272</text:p>
          </table:table-cell>
          <table:table-cell office:value-type="float" office:value="1.680005" calcext:value-type="float">
            <text:p>1.680005</text:p>
          </table:table-cell>
          <table:table-cell office:value-type="float" office:value="-0.233266999999998" calcext:value-type="float">
            <text:p>-0.233266999999998</text:p>
          </table:table-cell>
          <table:table-cell office:value-type="float" office:value="0.233266999999998" calcext:value-type="float">
            <text:p>0.233266999999998</text:p>
          </table:table-cell>
          <table:table-cell office:value-type="float" office:value="-0.4259082" calcext:value-type="float">
            <text:p>-0.42590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8]&gt;0; [.E518]+[.H518];[.E518])" office:value-type="float" office:value="1.680005" calcext:value-type="float">
            <text:p>1.680005</text:p>
          </table:table-cell>
          <table:table-cell table:formula="of:=IF([.H518]&lt;0; [.D518]+[.H518]; [.D518])" office:value-type="float" office:value="1.4873638" calcext:value-type="float">
            <text:p>1.48736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000000000009214233" calcext:value-type="float">
            <text:p>9.214233E-13</text:p>
          </table:table-cell>
          <table:table-cell table:formula="of:=IF([.N51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2.15660425" calcext:value-type="float">
            <text:p>2.15660425</text:p>
          </table:table-cell>
          <table:table-cell office:value-type="float" office:value="1.87514275" calcext:value-type="float">
            <text:p>1.87514275</text:p>
          </table:table-cell>
          <table:table-cell office:value-type="float" office:value="-0.281461500000003" calcext:value-type="float">
            <text:p>-0.281461500000003</text:p>
          </table:table-cell>
          <table:table-cell office:value-type="float" office:value="0.281461500000003" calcext:value-type="float">
            <text:p>0.281461500000003</text:p>
          </table:table-cell>
          <table:table-cell office:value-type="float" office:value="-0.3185987" calcext:value-type="float">
            <text:p>-0.318598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19]&gt;0; [.E519]+[.H519];[.E519])" office:value-type="float" office:value="1.87514275" calcext:value-type="float">
            <text:p>1.87514275</text:p>
          </table:table-cell>
          <table:table-cell table:formula="of:=IF([.H519]&lt;0; [.D519]+[.H519]; [.D519])" office:value-type="float" office:value="1.83800555" calcext:value-type="float">
            <text:p>1.83800555</text:p>
          </table:table-cell>
          <table:table-cell office:value-type="float" office:value="0.3025" calcext:value-type="float">
            <text:p>0.3025</text:p>
          </table:table-cell>
          <table:table-cell office:value-type="float" office:value="1.002364E-015" calcext:value-type="float">
            <text:p>1.002364E-15</text:p>
          </table:table-cell>
          <table:table-cell table:formula="of:=IF([.N51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9067125" calcext:value-type="float">
            <text:p>1.9067125</text:p>
          </table:table-cell>
          <table:table-cell office:value-type="float" office:value="1.6350765" calcext:value-type="float">
            <text:p>1.6350765</text:p>
          </table:table-cell>
          <table:table-cell office:value-type="float" office:value="-0.271636000000001" calcext:value-type="float">
            <text:p>-0.271636000000001</text:p>
          </table:table-cell>
          <table:table-cell office:value-type="float" office:value="0.271636000000001" calcext:value-type="float">
            <text:p>0.271636000000001</text:p>
          </table:table-cell>
          <table:table-cell office:value-type="float" office:value="-0.5309186" calcext:value-type="float">
            <text:p>-0.53091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0]&gt;0; [.E520]+[.H520];[.E520])" office:value-type="float" office:value="1.6350765" calcext:value-type="float">
            <text:p>1.6350765</text:p>
          </table:table-cell>
          <table:table-cell table:formula="of:=IF([.H520]&lt;0; [.D520]+[.H520]; [.D520])" office:value-type="float" office:value="1.3757939" calcext:value-type="float">
            <text:p>1.3757939</text:p>
          </table:table-cell>
          <table:table-cell office:value-type="float" office:value="0.3075" calcext:value-type="float">
            <text:p>0.3075</text:p>
          </table:table-cell>
          <table:table-cell office:value-type="float" office:value="1.000916E-015" calcext:value-type="float">
            <text:p>1.000916E-15</text:p>
          </table:table-cell>
          <table:table-cell table:formula="of:=IF([.N52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693546" calcext:value-type="float">
            <text:p>1.693546</text:p>
          </table:table-cell>
          <table:table-cell office:value-type="float" office:value="1.49681" calcext:value-type="float">
            <text:p>1.49681</text:p>
          </table:table-cell>
          <table:table-cell office:value-type="float" office:value="-0.196736000000001" calcext:value-type="float">
            <text:p>-0.196736000000001</text:p>
          </table:table-cell>
          <table:table-cell office:value-type="float" office:value="0.196736000000001" calcext:value-type="float">
            <text:p>0.196736000000001</text:p>
          </table:table-cell>
          <table:table-cell office:value-type="float" office:value="-0.2676606" calcext:value-type="float">
            <text:p>-0.267660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1]&gt;0; [.E521]+[.H521];[.E521])" office:value-type="float" office:value="1.49681" calcext:value-type="float">
            <text:p>1.49681</text:p>
          </table:table-cell>
          <table:table-cell table:formula="of:=IF([.H521]&lt;0; [.D521]+[.H521]; [.D521])" office:value-type="float" office:value="1.4258854" calcext:value-type="float">
            <text:p>1.425885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52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187475" calcext:value-type="float">
            <text:p>1.5187475</text:p>
          </table:table-cell>
          <table:table-cell office:value-type="float" office:value="1.3822205" calcext:value-type="float">
            <text:p>1.3822205</text:p>
          </table:table-cell>
          <table:table-cell office:value-type="float" office:value="-0.136527000000001" calcext:value-type="float">
            <text:p>-0.136527000000001</text:p>
          </table:table-cell>
          <table:table-cell office:value-type="float" office:value="0.136527000000001" calcext:value-type="float">
            <text:p>0.136527000000001</text:p>
          </table:table-cell>
          <table:table-cell office:value-type="float" office:value="-0.2428243" calcext:value-type="float">
            <text:p>-0.24282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2]&gt;0; [.E522]+[.H522];[.E522])" office:value-type="float" office:value="1.3822205" calcext:value-type="float">
            <text:p>1.3822205</text:p>
          </table:table-cell>
          <table:table-cell table:formula="of:=IF([.H522]&lt;0; [.D522]+[.H522]; [.D522])" office:value-type="float" office:value="1.2759232" calcext:value-type="float">
            <text:p>1.2759232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52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HIE</text:p>
          </table:table-cell>
          <table:table-cell office:value-type="float" office:value="1.5049735" calcext:value-type="float">
            <text:p>1.5049735</text:p>
          </table:table-cell>
          <table:table-cell office:value-type="float" office:value="1.3415045" calcext:value-type="float">
            <text:p>1.3415045</text:p>
          </table:table-cell>
          <table:table-cell office:value-type="float" office:value="-0.163469000000001" calcext:value-type="float">
            <text:p>-0.163469000000001</text:p>
          </table:table-cell>
          <table:table-cell office:value-type="float" office:value="0.163469000000001" calcext:value-type="float">
            <text:p>0.163469000000001</text:p>
          </table:table-cell>
          <table:table-cell office:value-type="float" office:value="-0.4006161" calcext:value-type="float">
            <text:p>-0.40061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3]&gt;0; [.E523]+[.H523];[.E523])" office:value-type="float" office:value="1.3415045" calcext:value-type="float">
            <text:p>1.3415045</text:p>
          </table:table-cell>
          <table:table-cell table:formula="of:=IF([.H523]&lt;0; [.D523]+[.H523]; [.D523])" office:value-type="float" office:value="1.1043574" calcext:value-type="float">
            <text:p>1.104357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00001556422" calcext:value-type="float">
            <text:p>1.556422E-12</text:p>
          </table:table-cell>
          <table:table-cell table:formula="of:=IF([.N52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9825725" calcext:value-type="float">
            <text:p>1.59825725</text:p>
          </table:table-cell>
          <table:table-cell office:value-type="float" office:value="1.3955645" calcext:value-type="float">
            <text:p>1.3955645</text:p>
          </table:table-cell>
          <table:table-cell office:value-type="float" office:value="-0.202692750000002" calcext:value-type="float">
            <text:p>-0.202692750000002</text:p>
          </table:table-cell>
          <table:table-cell office:value-type="float" office:value="0.202692750000002" calcext:value-type="float">
            <text:p>0.202692750000002</text:p>
          </table:table-cell>
          <table:table-cell office:value-type="float" office:value="-0.3800541" calcext:value-type="float">
            <text:p>-0.38005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4]&gt;0; [.E524]+[.H524];[.E524])" office:value-type="float" office:value="1.3955645" calcext:value-type="float">
            <text:p>1.3955645</text:p>
          </table:table-cell>
          <table:table-cell table:formula="of:=IF([.H524]&lt;0; [.D524]+[.H524]; [.D524])" office:value-type="float" office:value="1.21820315" calcext:value-type="float">
            <text:p>1.21820315</text:p>
          </table:table-cell>
          <table:table-cell office:value-type="float" office:value="0.295" calcext:value-type="float">
            <text:p>0.295</text:p>
          </table:table-cell>
          <table:table-cell office:value-type="float" office:value="6.522423E-015" calcext:value-type="float">
            <text:p>6.522423E-15</text:p>
          </table:table-cell>
          <table:table-cell table:formula="of:=IF([.N52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CYX</text:p>
          </table:table-cell>
          <table:table-cell office:value-type="float" office:value="1.555222" calcext:value-type="float">
            <text:p>1.555222</text:p>
          </table:table-cell>
          <table:table-cell office:value-type="float" office:value="1.366453" calcext:value-type="float">
            <text:p>1.366453</text:p>
          </table:table-cell>
          <table:table-cell office:value-type="float" office:value="-0.188769" calcext:value-type="float">
            <text:p>-0.188769</text:p>
          </table:table-cell>
          <table:table-cell office:value-type="float" office:value="0.188769" calcext:value-type="float">
            <text:p>0.188769</text:p>
          </table:table-cell>
          <table:table-cell office:value-type="float" office:value="-0.4817495" calcext:value-type="float">
            <text:p>-0.481749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5]&gt;0; [.E525]+[.H525];[.E525])" office:value-type="float" office:value="1.366453" calcext:value-type="float">
            <text:p>1.366453</text:p>
          </table:table-cell>
          <table:table-cell table:formula="of:=IF([.H525]&lt;0; [.D525]+[.H525]; [.D525])" office:value-type="float" office:value="1.0734725" calcext:value-type="float">
            <text:p>1.0734725</text:p>
          </table:table-cell>
          <table:table-cell office:value-type="float" office:value="0.285" calcext:value-type="float">
            <text:p>0.285</text:p>
          </table:table-cell>
          <table:table-cell office:value-type="float" office:value="0.0000000000000617456" calcext:value-type="float">
            <text:p>6.17456E-14</text:p>
          </table:table-cell>
          <table:table-cell table:formula="of:=IF([.N52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587204" calcext:value-type="float">
            <text:p>1.587204</text:p>
          </table:table-cell>
          <table:table-cell office:value-type="float" office:value="1.3960245" calcext:value-type="float">
            <text:p>1.3960245</text:p>
          </table:table-cell>
          <table:table-cell office:value-type="float" office:value="-0.1911795" calcext:value-type="float">
            <text:p>-0.1911795</text:p>
          </table:table-cell>
          <table:table-cell office:value-type="float" office:value="0.1911795" calcext:value-type="float">
            <text:p>0.1911795</text:p>
          </table:table-cell>
          <table:table-cell office:value-type="float" office:value="-0.3479517" calcext:value-type="float">
            <text:p>-0.34795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6]&gt;0; [.E526]+[.H526];[.E526])" office:value-type="float" office:value="1.3960245" calcext:value-type="float">
            <text:p>1.3960245</text:p>
          </table:table-cell>
          <table:table-cell table:formula="of:=IF([.H526]&lt;0; [.D526]+[.H526]; [.D526])" office:value-type="float" office:value="1.2392523" calcext:value-type="float">
            <text:p>1.2392523</text:p>
          </table:table-cell>
          <table:table-cell office:value-type="float" office:value="0.295" calcext:value-type="float">
            <text:p>0.295</text:p>
          </table:table-cell>
          <table:table-cell office:value-type="float" office:value="6.522423E-015" calcext:value-type="float">
            <text:p>6.522423E-15</text:p>
          </table:table-cell>
          <table:table-cell table:formula="of:=IF([.N52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ILE</text:p>
          </table:table-cell>
          <table:table-cell office:value-type="float" office:value="1.52208475" calcext:value-type="float">
            <text:p>1.52208475</text:p>
          </table:table-cell>
          <table:table-cell office:value-type="float" office:value="1.3515965" calcext:value-type="float">
            <text:p>1.3515965</text:p>
          </table:table-cell>
          <table:table-cell office:value-type="float" office:value="-0.170488249999997" calcext:value-type="float">
            <text:p>-0.170488249999997</text:p>
          </table:table-cell>
          <table:table-cell office:value-type="float" office:value="0.170488249999997" calcext:value-type="float">
            <text:p>0.170488249999997</text:p>
          </table:table-cell>
          <table:table-cell office:value-type="float" office:value="-0.3939664" calcext:value-type="float">
            <text:p>-0.39396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7]&gt;0; [.E527]+[.H527];[.E527])" office:value-type="float" office:value="1.3515965" calcext:value-type="float">
            <text:p>1.3515965</text:p>
          </table:table-cell>
          <table:table-cell table:formula="of:=IF([.H527]&lt;0; [.D527]+[.H527]; [.D527])" office:value-type="float" office:value="1.12811835" calcext:value-type="float">
            <text:p>1.1281183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000001836521" calcext:value-type="float">
            <text:p>1.836521E-13</text:p>
          </table:table-cell>
          <table:table-cell table:formula="of:=IF([.N52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599465" calcext:value-type="float">
            <text:p>1.599465</text:p>
          </table:table-cell>
          <table:table-cell office:value-type="float" office:value="1.40873975" calcext:value-type="float">
            <text:p>1.40873975</text:p>
          </table:table-cell>
          <table:table-cell office:value-type="float" office:value="-0.190725250000001" calcext:value-type="float">
            <text:p>-0.190725250000001</text:p>
          </table:table-cell>
          <table:table-cell office:value-type="float" office:value="0.190725250000001" calcext:value-type="float">
            <text:p>0.190725250000001</text:p>
          </table:table-cell>
          <table:table-cell office:value-type="float" office:value="-0.4201985" calcext:value-type="float">
            <text:p>-0.420198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8]&gt;0; [.E528]+[.H528];[.E528])" office:value-type="float" office:value="1.40873975" calcext:value-type="float">
            <text:p>1.40873975</text:p>
          </table:table-cell>
          <table:table-cell table:formula="of:=IF([.H528]&lt;0; [.D528]+[.H528]; [.D528])" office:value-type="float" office:value="1.1792665" calcext:value-type="float">
            <text:p>1.1792665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0000001980585" calcext:value-type="float">
            <text:p>1.980585E-14</text:p>
          </table:table-cell>
          <table:table-cell table:formula="of:=IF([.N52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78544775" calcext:value-type="float">
            <text:p>1.78544775</text:p>
          </table:table-cell>
          <table:table-cell office:value-type="float" office:value="1.5094305" calcext:value-type="float">
            <text:p>1.5094305</text:p>
          </table:table-cell>
          <table:table-cell office:value-type="float" office:value="-0.27601725" calcext:value-type="float">
            <text:p>-0.27601725</text:p>
          </table:table-cell>
          <table:table-cell office:value-type="float" office:value="0.27601725" calcext:value-type="float">
            <text:p>0.27601725</text:p>
          </table:table-cell>
          <table:table-cell office:value-type="float" office:value="-0.533401" calcext:value-type="float">
            <text:p>-0.5334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29]&gt;0; [.E529]+[.H529];[.E529])" office:value-type="float" office:value="1.5094305" calcext:value-type="float">
            <text:p>1.5094305</text:p>
          </table:table-cell>
          <table:table-cell table:formula="of:=IF([.H529]&lt;0; [.D529]+[.H529]; [.D529])" office:value-type="float" office:value="1.25204675" calcext:value-type="float">
            <text:p>1.2520467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0000000000001075153" calcext:value-type="float">
            <text:p>1.075153E-13</text:p>
          </table:table-cell>
          <table:table-cell table:formula="of:=IF([.N52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7674235" calcext:value-type="float">
            <text:p>1.7674235</text:p>
          </table:table-cell>
          <table:table-cell office:value-type="float" office:value="1.500294" calcext:value-type="float">
            <text:p>1.500294</text:p>
          </table:table-cell>
          <table:table-cell office:value-type="float" office:value="-0.267129499999999" calcext:value-type="float">
            <text:p>-0.267129499999999</text:p>
          </table:table-cell>
          <table:table-cell office:value-type="float" office:value="0.267129499999999" calcext:value-type="float">
            <text:p>0.267129499999999</text:p>
          </table:table-cell>
          <table:table-cell office:value-type="float" office:value="-0.5825951" calcext:value-type="float">
            <text:p>-0.582595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0]&gt;0; [.E530]+[.H530];[.E530])" office:value-type="float" office:value="1.500294" calcext:value-type="float">
            <text:p>1.500294</text:p>
          </table:table-cell>
          <table:table-cell table:formula="of:=IF([.H530]&lt;0; [.D530]+[.H530]; [.D530])" office:value-type="float" office:value="1.1848284" calcext:value-type="float">
            <text:p>1.1848284</text:p>
          </table:table-cell>
          <table:table-cell office:value-type="float" office:value="0.305" calcext:value-type="float">
            <text:p>0.305</text:p>
          </table:table-cell>
          <table:table-cell office:value-type="float" office:value="1.000916E-015" calcext:value-type="float">
            <text:p>1.000916E-15</text:p>
          </table:table-cell>
          <table:table-cell table:formula="of:=IF([.N53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13744" calcext:value-type="float">
            <text:p>1.713744</text:p>
          </table:table-cell>
          <table:table-cell office:value-type="float" office:value="1.52438325" calcext:value-type="float">
            <text:p>1.52438325</text:p>
          </table:table-cell>
          <table:table-cell office:value-type="float" office:value="-0.189360750000004" calcext:value-type="float">
            <text:p>-0.189360750000004</text:p>
          </table:table-cell>
          <table:table-cell office:value-type="float" office:value="0.189360750000004" calcext:value-type="float">
            <text:p>0.189360750000004</text:p>
          </table:table-cell>
          <table:table-cell office:value-type="float" office:value="-0.2352349" calcext:value-type="float">
            <text:p>-0.235234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1]&gt;0; [.E531]+[.H531];[.E531])" office:value-type="float" office:value="1.52438325" calcext:value-type="float">
            <text:p>1.52438325</text:p>
          </table:table-cell>
          <table:table-cell table:formula="of:=IF([.H531]&lt;0; [.D531]+[.H531]; [.D531])" office:value-type="float" office:value="1.4785091" calcext:value-type="float">
            <text:p>1.4785091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000000001963663" calcext:value-type="float">
            <text:p>1.963663E-09</text:p>
          </table:table-cell>
          <table:table-cell table:formula="of:=IF([.N53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73020375" calcext:value-type="float">
            <text:p>1.73020375</text:p>
          </table:table-cell>
          <table:table-cell office:value-type="float" office:value="1.620555" calcext:value-type="float">
            <text:p>1.620555</text:p>
          </table:table-cell>
          <table:table-cell office:value-type="float" office:value="-0.109648750000001" calcext:value-type="float">
            <text:p>-0.109648750000001</text:p>
          </table:table-cell>
          <table:table-cell office:value-type="float" office:value="0.109648750000001" calcext:value-type="float">
            <text:p>0.109648750000001</text:p>
          </table:table-cell>
          <table:table-cell office:value-type="float" office:value="-0.1488741" calcext:value-type="float">
            <text:p>-0.14887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2]&gt;0; [.E532]+[.H532];[.E532])" office:value-type="float" office:value="1.620555" calcext:value-type="float">
            <text:p>1.620555</text:p>
          </table:table-cell>
          <table:table-cell table:formula="of:=IF([.H532]&lt;0; [.D532]+[.H532]; [.D532])" office:value-type="float" office:value="1.58132965" calcext:value-type="float">
            <text:p>1.5813296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2142476" calcext:value-type="float">
            <text:p>0.002142476</text:p>
          </table:table-cell>
          <table:table-cell table:formula="of:=IF([.N53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6092895" calcext:value-type="float">
            <text:p>1.6092895</text:p>
          </table:table-cell>
          <table:table-cell office:value-type="float" office:value="1.42787125" calcext:value-type="float">
            <text:p>1.42787125</text:p>
          </table:table-cell>
          <table:table-cell office:value-type="float" office:value="-0.18141825" calcext:value-type="float">
            <text:p>-0.18141825</text:p>
          </table:table-cell>
          <table:table-cell office:value-type="float" office:value="0.18141825" calcext:value-type="float">
            <text:p>0.18141825</text:p>
          </table:table-cell>
          <table:table-cell office:value-type="float" office:value="-0.3102903" calcext:value-type="float">
            <text:p>-0.310290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3]&gt;0; [.E533]+[.H533];[.E533])" office:value-type="float" office:value="1.42787125" calcext:value-type="float">
            <text:p>1.42787125</text:p>
          </table:table-cell>
          <table:table-cell table:formula="of:=IF([.H533]&lt;0; [.D533]+[.H533]; [.D533])" office:value-type="float" office:value="1.2989992" calcext:value-type="float">
            <text:p>1.2989992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000000008062485" calcext:value-type="float">
            <text:p>8.062485E-10</text:p>
          </table:table-cell>
          <table:table-cell table:formula="of:=IF([.N53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5085315" calcext:value-type="float">
            <text:p>1.5085315</text:p>
          </table:table-cell>
          <table:table-cell office:value-type="float" office:value="1.3493795" calcext:value-type="float">
            <text:p>1.3493795</text:p>
          </table:table-cell>
          <table:table-cell office:value-type="float" office:value="-0.159152" calcext:value-type="float">
            <text:p>-0.159152</text:p>
          </table:table-cell>
          <table:table-cell office:value-type="float" office:value="0.159152" calcext:value-type="float">
            <text:p>0.159152</text:p>
          </table:table-cell>
          <table:table-cell office:value-type="float" office:value="-0.4476615" calcext:value-type="float">
            <text:p>-0.44766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4]&gt;0; [.E534]+[.H534];[.E534])" office:value-type="float" office:value="1.3493795" calcext:value-type="float">
            <text:p>1.3493795</text:p>
          </table:table-cell>
          <table:table-cell table:formula="of:=IF([.H534]&lt;0; [.D534]+[.H534]; [.D534])" office:value-type="float" office:value="1.06087" calcext:value-type="float">
            <text:p>1.06087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00001556422" calcext:value-type="float">
            <text:p>1.556422E-12</text:p>
          </table:table-cell>
          <table:table-cell table:formula="of:=IF([.N53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56714375" calcext:value-type="float">
            <text:p>1.56714375</text:p>
          </table:table-cell>
          <table:table-cell office:value-type="float" office:value="1.37245825" calcext:value-type="float">
            <text:p>1.37245825</text:p>
          </table:table-cell>
          <table:table-cell office:value-type="float" office:value="-0.194685499999999" calcext:value-type="float">
            <text:p>-0.194685499999999</text:p>
          </table:table-cell>
          <table:table-cell office:value-type="float" office:value="0.194685499999999" calcext:value-type="float">
            <text:p>0.194685499999999</text:p>
          </table:table-cell>
          <table:table-cell office:value-type="float" office:value="-0.5641019" calcext:value-type="float">
            <text:p>-0.564101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5]&gt;0; [.E535]+[.H535];[.E535])" office:value-type="float" office:value="1.37245825" calcext:value-type="float">
            <text:p>1.37245825</text:p>
          </table:table-cell>
          <table:table-cell table:formula="of:=IF([.H535]&lt;0; [.D535]+[.H535]; [.D535])" office:value-type="float" office:value="1.00304185" calcext:value-type="float">
            <text:p>1.00304185</text:p>
          </table:table-cell>
          <table:table-cell office:value-type="float" office:value="0.3" calcext:value-type="float">
            <text:p>0.3</text:p>
          </table:table-cell>
          <table:table-cell office:value-type="float" office:value="1.960619E-015" calcext:value-type="float">
            <text:p>1.960619E-15</text:p>
          </table:table-cell>
          <table:table-cell table:formula="of:=IF([.N53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5377255" calcext:value-type="float">
            <text:p>1.5377255</text:p>
          </table:table-cell>
          <table:table-cell office:value-type="float" office:value="1.33928925" calcext:value-type="float">
            <text:p>1.33928925</text:p>
          </table:table-cell>
          <table:table-cell office:value-type="float" office:value="-0.19843625" calcext:value-type="float">
            <text:p>-0.19843625</text:p>
          </table:table-cell>
          <table:table-cell office:value-type="float" office:value="0.19843625" calcext:value-type="float">
            <text:p>0.19843625</text:p>
          </table:table-cell>
          <table:table-cell office:value-type="float" office:value="-0.5141621" calcext:value-type="float">
            <text:p>-0.514162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6]&gt;0; [.E536]+[.H536];[.E536])" office:value-type="float" office:value="1.33928925" calcext:value-type="float">
            <text:p>1.33928925</text:p>
          </table:table-cell>
          <table:table-cell table:formula="of:=IF([.H536]&lt;0; [.D536]+[.H536]; [.D536])" office:value-type="float" office:value="1.0235634" calcext:value-type="float">
            <text:p>1.0235634</text:p>
          </table:table-cell>
          <table:table-cell office:value-type="float" office:value="0.295" calcext:value-type="float">
            <text:p>0.295</text:p>
          </table:table-cell>
          <table:table-cell office:value-type="float" office:value="6.522423E-015" calcext:value-type="float">
            <text:p>6.522423E-15</text:p>
          </table:table-cell>
          <table:table-cell table:formula="of:=IF([.N53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8630125" calcext:value-type="float">
            <text:p>1.38630125</text:p>
          </table:table-cell>
          <table:table-cell office:value-type="float" office:value="1.2322735" calcext:value-type="float">
            <text:p>1.2322735</text:p>
          </table:table-cell>
          <table:table-cell office:value-type="float" office:value="-0.15402775" calcext:value-type="float">
            <text:p>-0.15402775</text:p>
          </table:table-cell>
          <table:table-cell office:value-type="float" office:value="0.15402775" calcext:value-type="float">
            <text:p>0.15402775</text:p>
          </table:table-cell>
          <table:table-cell office:value-type="float" office:value="-0.3173169" calcext:value-type="float">
            <text:p>-0.317316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7]&gt;0; [.E537]+[.H537];[.E537])" office:value-type="float" office:value="1.2322735" calcext:value-type="float">
            <text:p>1.2322735</text:p>
          </table:table-cell>
          <table:table-cell table:formula="of:=IF([.H537]&lt;0; [.D537]+[.H537]; [.D537])" office:value-type="float" office:value="1.06898435" calcext:value-type="float">
            <text:p>1.0689843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53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0771275" calcext:value-type="float">
            <text:p>1.40771275</text:p>
          </table:table-cell>
          <table:table-cell office:value-type="float" office:value="1.22226775" calcext:value-type="float">
            <text:p>1.22226775</text:p>
          </table:table-cell>
          <table:table-cell office:value-type="float" office:value="-0.185445000000002" calcext:value-type="float">
            <text:p>-0.185445000000002</text:p>
          </table:table-cell>
          <table:table-cell office:value-type="float" office:value="0.185445000000002" calcext:value-type="float">
            <text:p>0.185445000000002</text:p>
          </table:table-cell>
          <table:table-cell office:value-type="float" office:value="-0.4793886" calcext:value-type="float">
            <text:p>-0.479388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8]&gt;0; [.E538]+[.H538];[.E538])" office:value-type="float" office:value="1.22226775" calcext:value-type="float">
            <text:p>1.22226775</text:p>
          </table:table-cell>
          <table:table-cell table:formula="of:=IF([.H538]&lt;0; [.D538]+[.H538]; [.D538])" office:value-type="float" office:value="0.92832415" calcext:value-type="float">
            <text:p>0.92832415</text:p>
          </table:table-cell>
          <table:table-cell office:value-type="float" office:value="0.3475" calcext:value-type="float">
            <text:p>0.3475</text:p>
          </table:table-cell>
          <table:table-cell office:value-type="float" office:value="1.000916E-015" calcext:value-type="float">
            <text:p>1.000916E-15</text:p>
          </table:table-cell>
          <table:table-cell table:formula="of:=IF([.N53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1322925" calcext:value-type="float">
            <text:p>1.51322925</text:p>
          </table:table-cell>
          <table:table-cell office:value-type="float" office:value="1.277137" calcext:value-type="float">
            <text:p>1.277137</text:p>
          </table:table-cell>
          <table:table-cell office:value-type="float" office:value="-0.23609225" calcext:value-type="float">
            <text:p>-0.23609225</text:p>
          </table:table-cell>
          <table:table-cell office:value-type="float" office:value="0.23609225" calcext:value-type="float">
            <text:p>0.23609225</text:p>
          </table:table-cell>
          <table:table-cell office:value-type="float" office:value="-0.7174246" calcext:value-type="float">
            <text:p>-0.717424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39]&gt;0; [.E539]+[.H539];[.E539])" office:value-type="float" office:value="1.277137" calcext:value-type="float">
            <text:p>1.277137</text:p>
          </table:table-cell>
          <table:table-cell table:formula="of:=IF([.H539]&lt;0; [.D539]+[.H539]; [.D539])" office:value-type="float" office:value="0.79580465" calcext:value-type="float">
            <text:p>0.79580465</text:p>
          </table:table-cell>
          <table:table-cell office:value-type="float" office:value="0.395" calcext:value-type="float">
            <text:p>0.395</text:p>
          </table:table-cell>
          <table:table-cell office:value-type="float" office:value="1.000916E-015" calcext:value-type="float">
            <text:p>1.000916E-15</text:p>
          </table:table-cell>
          <table:table-cell table:formula="of:=IF([.N53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3733895" calcext:value-type="float">
            <text:p>1.3733895</text:p>
          </table:table-cell>
          <table:table-cell office:value-type="float" office:value="1.20292975" calcext:value-type="float">
            <text:p>1.20292975</text:p>
          </table:table-cell>
          <table:table-cell office:value-type="float" office:value="-0.170459750000001" calcext:value-type="float">
            <text:p>-0.170459750000001</text:p>
          </table:table-cell>
          <table:table-cell office:value-type="float" office:value="0.170459750000001" calcext:value-type="float">
            <text:p>0.170459750000001</text:p>
          </table:table-cell>
          <table:table-cell office:value-type="float" office:value="-0.4167154" calcext:value-type="float">
            <text:p>-0.41671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0]&gt;0; [.E540]+[.H540];[.E540])" office:value-type="float" office:value="1.20292975" calcext:value-type="float">
            <text:p>1.20292975</text:p>
          </table:table-cell>
          <table:table-cell table:formula="of:=IF([.H540]&lt;0; [.D540]+[.H540]; [.D540])" office:value-type="float" office:value="0.9566741" calcext:value-type="float">
            <text:p>0.9566741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0000001980585" calcext:value-type="float">
            <text:p>1.980585E-14</text:p>
          </table:table-cell>
          <table:table-cell table:formula="of:=IF([.N54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28649225" calcext:value-type="float">
            <text:p>1.28649225</text:p>
          </table:table-cell>
          <table:table-cell office:value-type="float" office:value="1.13057475" calcext:value-type="float">
            <text:p>1.13057475</text:p>
          </table:table-cell>
          <table:table-cell office:value-type="float" office:value="-0.155917500000001" calcext:value-type="float">
            <text:p>-0.155917500000001</text:p>
          </table:table-cell>
          <table:table-cell office:value-type="float" office:value="0.155917500000001" calcext:value-type="float">
            <text:p>0.155917500000001</text:p>
          </table:table-cell>
          <table:table-cell office:value-type="float" office:value="-0.4211417" calcext:value-type="float">
            <text:p>-0.42114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1]&gt;0; [.E541]+[.H541];[.E541])" office:value-type="float" office:value="1.13057475" calcext:value-type="float">
            <text:p>1.13057475</text:p>
          </table:table-cell>
          <table:table-cell table:formula="of:=IF([.H541]&lt;0; [.D541]+[.H541]; [.D541])" office:value-type="float" office:value="0.86535055" calcext:value-type="float">
            <text:p>0.86535055</text:p>
          </table:table-cell>
          <table:table-cell office:value-type="float" office:value="0.3175" calcext:value-type="float">
            <text:p>0.3175</text:p>
          </table:table-cell>
          <table:table-cell office:value-type="float" office:value="1.000916E-015" calcext:value-type="float">
            <text:p>1.000916E-15</text:p>
          </table:table-cell>
          <table:table-cell table:formula="of:=IF([.N54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3741085" calcext:value-type="float">
            <text:p>1.3741085</text:p>
          </table:table-cell>
          <table:table-cell office:value-type="float" office:value="1.15963225" calcext:value-type="float">
            <text:p>1.15963225</text:p>
          </table:table-cell>
          <table:table-cell office:value-type="float" office:value="-0.214476249999999" calcext:value-type="float">
            <text:p>-0.214476249999999</text:p>
          </table:table-cell>
          <table:table-cell office:value-type="float" office:value="0.214476249999999" calcext:value-type="float">
            <text:p>0.214476249999999</text:p>
          </table:table-cell>
          <table:table-cell office:value-type="float" office:value="-0.7111736" calcext:value-type="float">
            <text:p>-0.71117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2]&gt;0; [.E542]+[.H542];[.E542])" office:value-type="float" office:value="1.15963225" calcext:value-type="float">
            <text:p>1.15963225</text:p>
          </table:table-cell>
          <table:table-cell table:formula="of:=IF([.H542]&lt;0; [.D542]+[.H542]; [.D542])" office:value-type="float" office:value="0.6629349" calcext:value-type="float">
            <text:p>0.6629349</text:p>
          </table:table-cell>
          <table:table-cell office:value-type="float" office:value="0.3925" calcext:value-type="float">
            <text:p>0.3925</text:p>
          </table:table-cell>
          <table:table-cell office:value-type="float" office:value="1.000916E-015" calcext:value-type="float">
            <text:p>1.000916E-15</text:p>
          </table:table-cell>
          <table:table-cell table:formula="of:=IF([.N54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7758875" calcext:value-type="float">
            <text:p>1.37758875</text:p>
          </table:table-cell>
          <table:table-cell office:value-type="float" office:value="1.17045525" calcext:value-type="float">
            <text:p>1.17045525</text:p>
          </table:table-cell>
          <table:table-cell office:value-type="float" office:value="-0.207133500000001" calcext:value-type="float">
            <text:p>-0.207133500000001</text:p>
          </table:table-cell>
          <table:table-cell office:value-type="float" office:value="0.207133500000001" calcext:value-type="float">
            <text:p>0.207133500000001</text:p>
          </table:table-cell>
          <table:table-cell office:value-type="float" office:value="-0.5969984" calcext:value-type="float">
            <text:p>-0.596998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3]&gt;0; [.E543]+[.H543];[.E543])" office:value-type="float" office:value="1.17045525" calcext:value-type="float">
            <text:p>1.17045525</text:p>
          </table:table-cell>
          <table:table-cell table:formula="of:=IF([.H543]&lt;0; [.D543]+[.H543]; [.D543])" office:value-type="float" office:value="0.78059035" calcext:value-type="float">
            <text:p>0.78059035</text:p>
          </table:table-cell>
          <table:table-cell office:value-type="float" office:value="0.375" calcext:value-type="float">
            <text:p>0.375</text:p>
          </table:table-cell>
          <table:table-cell office:value-type="float" office:value="1.000916E-015" calcext:value-type="float">
            <text:p>1.000916E-15</text:p>
          </table:table-cell>
          <table:table-cell table:formula="of:=IF([.N54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32319375" calcext:value-type="float">
            <text:p>1.32319375</text:p>
          </table:table-cell>
          <table:table-cell office:value-type="float" office:value="1.14412275" calcext:value-type="float">
            <text:p>1.14412275</text:p>
          </table:table-cell>
          <table:table-cell office:value-type="float" office:value="-0.179071" calcext:value-type="float">
            <text:p>-0.179071</text:p>
          </table:table-cell>
          <table:table-cell office:value-type="float" office:value="0.179071" calcext:value-type="float">
            <text:p>0.179071</text:p>
          </table:table-cell>
          <table:table-cell office:value-type="float" office:value="-0.5498673" calcext:value-type="float">
            <text:p>-0.54986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4]&gt;0; [.E544]+[.H544];[.E544])" office:value-type="float" office:value="1.14412275" calcext:value-type="float">
            <text:p>1.14412275</text:p>
          </table:table-cell>
          <table:table-cell table:formula="of:=IF([.H544]&lt;0; [.D544]+[.H544]; [.D544])" office:value-type="float" office:value="0.77332645" calcext:value-type="float">
            <text:p>0.77332645</text:p>
          </table:table-cell>
          <table:table-cell office:value-type="float" office:value="0.3475" calcext:value-type="float">
            <text:p>0.3475</text:p>
          </table:table-cell>
          <table:table-cell office:value-type="float" office:value="1.000916E-015" calcext:value-type="float">
            <text:p>1.000916E-15</text:p>
          </table:table-cell>
          <table:table-cell table:formula="of:=IF([.N54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33043625" calcext:value-type="float">
            <text:p>1.33043625</text:p>
          </table:table-cell>
          <table:table-cell office:value-type="float" office:value="1.12783675" calcext:value-type="float">
            <text:p>1.12783675</text:p>
          </table:table-cell>
          <table:table-cell office:value-type="float" office:value="-0.2025995" calcext:value-type="float">
            <text:p>-0.2025995</text:p>
          </table:table-cell>
          <table:table-cell office:value-type="float" office:value="0.2025995" calcext:value-type="float">
            <text:p>0.2025995</text:p>
          </table:table-cell>
          <table:table-cell office:value-type="float" office:value="-0.8081722" calcext:value-type="float">
            <text:p>-0.808172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5]&gt;0; [.E545]+[.H545];[.E545])" office:value-type="float" office:value="1.12783675" calcext:value-type="float">
            <text:p>1.12783675</text:p>
          </table:table-cell>
          <table:table-cell table:formula="of:=IF([.H545]&lt;0; [.D545]+[.H545]; [.D545])" office:value-type="float" office:value="0.52226405" calcext:value-type="float">
            <text:p>0.52226405</text:p>
          </table:table-cell>
          <table:table-cell office:value-type="float" office:value="0.3825" calcext:value-type="float">
            <text:p>0.3825</text:p>
          </table:table-cell>
          <table:table-cell office:value-type="float" office:value="1.000916E-015" calcext:value-type="float">
            <text:p>1.000916E-15</text:p>
          </table:table-cell>
          <table:table-cell table:formula="of:=IF([.N54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43745425" calcext:value-type="float">
            <text:p>1.43745425</text:p>
          </table:table-cell>
          <table:table-cell office:value-type="float" office:value="1.21964025" calcext:value-type="float">
            <text:p>1.21964025</text:p>
          </table:table-cell>
          <table:table-cell office:value-type="float" office:value="-0.217814" calcext:value-type="float">
            <text:p>-0.217814</text:p>
          </table:table-cell>
          <table:table-cell office:value-type="float" office:value="0.217814" calcext:value-type="float">
            <text:p>0.217814</text:p>
          </table:table-cell>
          <table:table-cell office:value-type="float" office:value="-0.7582564" calcext:value-type="float">
            <text:p>-0.758256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6]&gt;0; [.E546]+[.H546];[.E546])" office:value-type="float" office:value="1.21964025" calcext:value-type="float">
            <text:p>1.21964025</text:p>
          </table:table-cell>
          <table:table-cell table:formula="of:=IF([.H546]&lt;0; [.D546]+[.H546]; [.D546])" office:value-type="float" office:value="0.67919785" calcext:value-type="float">
            <text:p>0.67919785</text:p>
          </table:table-cell>
          <table:table-cell office:value-type="float" office:value="0.37" calcext:value-type="float">
            <text:p>0.37</text:p>
          </table:table-cell>
          <table:table-cell office:value-type="float" office:value="1.000916E-015" calcext:value-type="float">
            <text:p>1.000916E-15</text:p>
          </table:table-cell>
          <table:table-cell table:formula="of:=IF([.N54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369704" calcext:value-type="float">
            <text:p>1.369704</text:p>
          </table:table-cell>
          <table:table-cell office:value-type="float" office:value="1.21424375" calcext:value-type="float">
            <text:p>1.21424375</text:p>
          </table:table-cell>
          <table:table-cell office:value-type="float" office:value="-0.15546025" calcext:value-type="float">
            <text:p>-0.15546025</text:p>
          </table:table-cell>
          <table:table-cell office:value-type="float" office:value="0.15546025" calcext:value-type="float">
            <text:p>0.15546025</text:p>
          </table:table-cell>
          <table:table-cell office:value-type="float" office:value="-0.6191782" calcext:value-type="float">
            <text:p>-0.619178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7]&gt;0; [.E547]+[.H547];[.E547])" office:value-type="float" office:value="1.21424375" calcext:value-type="float">
            <text:p>1.21424375</text:p>
          </table:table-cell>
          <table:table-cell table:formula="of:=IF([.H547]&lt;0; [.D547]+[.H547]; [.D547])" office:value-type="float" office:value="0.7505258" calcext:value-type="float">
            <text:p>0.7505258</text:p>
          </table:table-cell>
          <table:table-cell office:value-type="float" office:value="0.32" calcext:value-type="float">
            <text:p>0.32</text:p>
          </table:table-cell>
          <table:table-cell office:value-type="float" office:value="1.000916E-015" calcext:value-type="float">
            <text:p>1.000916E-15</text:p>
          </table:table-cell>
          <table:table-cell table:formula="of:=IF([.N54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3711025" calcext:value-type="float">
            <text:p>1.3711025</text:p>
          </table:table-cell>
          <table:table-cell office:value-type="float" office:value="1.22646975" calcext:value-type="float">
            <text:p>1.22646975</text:p>
          </table:table-cell>
          <table:table-cell office:value-type="float" office:value="-0.14463275" calcext:value-type="float">
            <text:p>-0.14463275</text:p>
          </table:table-cell>
          <table:table-cell office:value-type="float" office:value="0.14463275" calcext:value-type="float">
            <text:p>0.14463275</text:p>
          </table:table-cell>
          <table:table-cell office:value-type="float" office:value="-0.5544431" calcext:value-type="float">
            <text:p>-0.55444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8]&gt;0; [.E548]+[.H548];[.E548])" office:value-type="float" office:value="1.22646975" calcext:value-type="float">
            <text:p>1.22646975</text:p>
          </table:table-cell>
          <table:table-cell table:formula="of:=IF([.H548]&lt;0; [.D548]+[.H548]; [.D548])" office:value-type="float" office:value="0.8166594" calcext:value-type="float">
            <text:p>0.816659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0000000000543105" calcext:value-type="float">
            <text:p>5.43105E-13</text:p>
          </table:table-cell>
          <table:table-cell table:formula="of:=IF([.N54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301148" calcext:value-type="float">
            <text:p>1.301148</text:p>
          </table:table-cell>
          <table:table-cell office:value-type="float" office:value="1.1816485" calcext:value-type="float">
            <text:p>1.1816485</text:p>
          </table:table-cell>
          <table:table-cell office:value-type="float" office:value="-0.119499499999998" calcext:value-type="float">
            <text:p>-0.119499499999998</text:p>
          </table:table-cell>
          <table:table-cell office:value-type="float" office:value="0.119499499999998" calcext:value-type="float">
            <text:p>0.119499499999998</text:p>
          </table:table-cell>
          <table:table-cell office:value-type="float" office:value="-0.4635357" calcext:value-type="float">
            <text:p>-0.46353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49]&gt;0; [.E549]+[.H549];[.E549])" office:value-type="float" office:value="1.1816485" calcext:value-type="float">
            <text:p>1.1816485</text:p>
          </table:table-cell>
          <table:table-cell table:formula="of:=IF([.H549]&lt;0; [.D549]+[.H549]; [.D549])" office:value-type="float" office:value="0.8376123" calcext:value-type="float">
            <text:p>0.8376123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000000005134769" calcext:value-type="float">
            <text:p>5.134769E-11</text:p>
          </table:table-cell>
          <table:table-cell table:formula="of:=IF([.N54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37083275" calcext:value-type="float">
            <text:p>1.37083275</text:p>
          </table:table-cell>
          <table:table-cell office:value-type="float" office:value="1.254721" calcext:value-type="float">
            <text:p>1.254721</text:p>
          </table:table-cell>
          <table:table-cell office:value-type="float" office:value="-0.116111749999999" calcext:value-type="float">
            <text:p>-0.116111749999999</text:p>
          </table:table-cell>
          <table:table-cell office:value-type="float" office:value="0.116111749999999" calcext:value-type="float">
            <text:p>0.116111749999999</text:p>
          </table:table-cell>
          <table:table-cell office:value-type="float" office:value="-0.2100373" calcext:value-type="float">
            <text:p>-0.21003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0]&gt;0; [.E550]+[.H550];[.E550])" office:value-type="float" office:value="1.254721" calcext:value-type="float">
            <text:p>1.254721</text:p>
          </table:table-cell>
          <table:table-cell table:formula="of:=IF([.H550]&lt;0; [.D550]+[.H550]; [.D550])" office:value-type="float" office:value="1.16079545" calcext:value-type="float">
            <text:p>1.16079545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0000005498634" calcext:value-type="float">
            <text:p>5.498634E-07</text:p>
          </table:table-cell>
          <table:table-cell table:formula="of:=IF([.N55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2126625" calcext:value-type="float">
            <text:p>1.42126625</text:p>
          </table:table-cell>
          <table:table-cell office:value-type="float" office:value="1.294275" calcext:value-type="float">
            <text:p>1.294275</text:p>
          </table:table-cell>
          <table:table-cell office:value-type="float" office:value="-0.12699125" calcext:value-type="float">
            <text:p>-0.12699125</text:p>
          </table:table-cell>
          <table:table-cell office:value-type="float" office:value="0.12699125" calcext:value-type="float">
            <text:p>0.12699125</text:p>
          </table:table-cell>
          <table:table-cell office:value-type="float" office:value="-0.321973" calcext:value-type="float">
            <text:p>-0.32197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1]&gt;0; [.E551]+[.H551];[.E551])" office:value-type="float" office:value="1.294275" calcext:value-type="float">
            <text:p>1.294275</text:p>
          </table:table-cell>
          <table:table-cell table:formula="of:=IF([.H551]&lt;0; [.D551]+[.H551]; [.D551])" office:value-type="float" office:value="1.09929325" calcext:value-type="float">
            <text:p>1.099293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0000007007912" calcext:value-type="float">
            <text:p>7.007912E-09</text:p>
          </table:table-cell>
          <table:table-cell table:formula="of:=IF([.N55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363424" calcext:value-type="float">
            <text:p>1.363424</text:p>
          </table:table-cell>
          <table:table-cell office:value-type="float" office:value="1.248106" calcext:value-type="float">
            <text:p>1.248106</text:p>
          </table:table-cell>
          <table:table-cell office:value-type="float" office:value="-0.115317999999998" calcext:value-type="float">
            <text:p>-0.115317999999998</text:p>
          </table:table-cell>
          <table:table-cell office:value-type="float" office:value="0.115317999999998" calcext:value-type="float">
            <text:p>0.115317999999998</text:p>
          </table:table-cell>
          <table:table-cell office:value-type="float" office:value="-0.4023261" calcext:value-type="float">
            <text:p>-0.402326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2]&gt;0; [.E552]+[.H552];[.E552])" office:value-type="float" office:value="1.248106" calcext:value-type="float">
            <text:p>1.248106</text:p>
          </table:table-cell>
          <table:table-cell table:formula="of:=IF([.H552]&lt;0; [.D552]+[.H552]; [.D552])" office:value-type="float" office:value="0.9610979" calcext:value-type="float">
            <text:p>0.9610979</text:p>
          </table:table-cell>
          <table:table-cell office:value-type="float" office:value="0.245" calcext:value-type="float">
            <text:p>0.245</text:p>
          </table:table-cell>
          <table:table-cell office:value-type="float" office:value="0.000000000207214" calcext:value-type="float">
            <text:p>2.07214E-10</text:p>
          </table:table-cell>
          <table:table-cell table:formula="of:=IF([.N55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767755" calcext:value-type="float">
            <text:p>1.3767755</text:p>
          </table:table-cell>
          <table:table-cell office:value-type="float" office:value="1.2552025" calcext:value-type="float">
            <text:p>1.2552025</text:p>
          </table:table-cell>
          <table:table-cell office:value-type="float" office:value="-0.121572999999998" calcext:value-type="float">
            <text:p>-0.121572999999998</text:p>
          </table:table-cell>
          <table:table-cell office:value-type="float" office:value="0.121572999999998" calcext:value-type="float">
            <text:p>0.121572999999998</text:p>
          </table:table-cell>
          <table:table-cell office:value-type="float" office:value="-0.2969894" calcext:value-type="float">
            <text:p>-0.296989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3]&gt;0; [.E553]+[.H553];[.E553])" office:value-type="float" office:value="1.2552025" calcext:value-type="float">
            <text:p>1.2552025</text:p>
          </table:table-cell>
          <table:table-cell table:formula="of:=IF([.H553]&lt;0; [.D553]+[.H553]; [.D553])" office:value-type="float" office:value="1.0797861" calcext:value-type="float">
            <text:p>1.0797861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003622593" calcext:value-type="float">
            <text:p>3.622593E-08</text:p>
          </table:table-cell>
          <table:table-cell table:formula="of:=IF([.N55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18834" calcext:value-type="float">
            <text:p>1.518834</text:p>
          </table:table-cell>
          <table:table-cell office:value-type="float" office:value="1.36777375" calcext:value-type="float">
            <text:p>1.36777375</text:p>
          </table:table-cell>
          <table:table-cell office:value-type="float" office:value="-0.15106025" calcext:value-type="float">
            <text:p>-0.15106025</text:p>
          </table:table-cell>
          <table:table-cell office:value-type="float" office:value="0.15106025" calcext:value-type="float">
            <text:p>0.15106025</text:p>
          </table:table-cell>
          <table:table-cell office:value-type="float" office:value="-0.2493835" calcext:value-type="float">
            <text:p>-0.249383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4]&gt;0; [.E554]+[.H554];[.E554])" office:value-type="float" office:value="1.36777375" calcext:value-type="float">
            <text:p>1.36777375</text:p>
          </table:table-cell>
          <table:table-cell table:formula="of:=IF([.H554]&lt;0; [.D554]+[.H554]; [.D554])" office:value-type="float" office:value="1.2694505" calcext:value-type="float">
            <text:p>1.269450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00003386296" calcext:value-type="float">
            <text:p>3.386296E-06</text:p>
          </table:table-cell>
          <table:table-cell table:formula="of:=IF([.N55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54166075" calcext:value-type="float">
            <text:p>1.54166075</text:p>
          </table:table-cell>
          <table:table-cell office:value-type="float" office:value="1.4121345" calcext:value-type="float">
            <text:p>1.4121345</text:p>
          </table:table-cell>
          <table:table-cell office:value-type="float" office:value="-0.129526250000002" calcext:value-type="float">
            <text:p>-0.129526250000002</text:p>
          </table:table-cell>
          <table:table-cell office:value-type="float" office:value="0.129526250000002" calcext:value-type="float">
            <text:p>0.129526250000002</text:p>
          </table:table-cell>
          <table:table-cell office:value-type="float" office:value="-0.1340791" calcext:value-type="float">
            <text:p>-0.134079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5]&gt;0; [.E555]+[.H555];[.E555])" office:value-type="float" office:value="1.4121345" calcext:value-type="float">
            <text:p>1.4121345</text:p>
          </table:table-cell>
          <table:table-cell table:formula="of:=IF([.H555]&lt;0; [.D555]+[.H555]; [.D555])" office:value-type="float" office:value="1.40758165" calcext:value-type="float">
            <text:p>1.407581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4949853" calcext:value-type="float">
            <text:p>4.949853E-05</text:p>
          </table:table-cell>
          <table:table-cell table:formula="of:=IF([.N55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0668525" calcext:value-type="float">
            <text:p>1.50668525</text:p>
          </table:table-cell>
          <table:table-cell office:value-type="float" office:value="1.378553" calcext:value-type="float">
            <text:p>1.378553</text:p>
          </table:table-cell>
          <table:table-cell office:value-type="float" office:value="-0.12813225" calcext:value-type="float">
            <text:p>-0.12813225</text:p>
          </table:table-cell>
          <table:table-cell office:value-type="float" office:value="0.12813225" calcext:value-type="float">
            <text:p>0.12813225</text:p>
          </table:table-cell>
          <table:table-cell office:value-type="float" office:value="-0.1687817" calcext:value-type="float">
            <text:p>-0.16878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6]&gt;0; [.E556]+[.H556];[.E556])" office:value-type="float" office:value="1.378553" calcext:value-type="float">
            <text:p>1.378553</text:p>
          </table:table-cell>
          <table:table-cell table:formula="of:=IF([.H556]&lt;0; [.D556]+[.H556]; [.D556])" office:value-type="float" office:value="1.33790355" calcext:value-type="float">
            <text:p>1.3379035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1342052" calcext:value-type="float">
            <text:p>1.342052E-05</text:p>
          </table:table-cell>
          <table:table-cell table:formula="of:=IF([.N55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54251775" calcext:value-type="float">
            <text:p>1.54251775</text:p>
          </table:table-cell>
          <table:table-cell office:value-type="float" office:value="1.40005325" calcext:value-type="float">
            <text:p>1.40005325</text:p>
          </table:table-cell>
          <table:table-cell office:value-type="float" office:value="-0.142464499999998" calcext:value-type="float">
            <text:p>-0.142464499999998</text:p>
          </table:table-cell>
          <table:table-cell office:value-type="float" office:value="0.142464499999998" calcext:value-type="float">
            <text:p>0.142464499999998</text:p>
          </table:table-cell>
          <table:table-cell office:value-type="float" office:value="-0.2113213" calcext:value-type="float">
            <text:p>-0.211321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7]&gt;0; [.E557]+[.H557];[.E557])" office:value-type="float" office:value="1.40005325" calcext:value-type="float">
            <text:p>1.40005325</text:p>
          </table:table-cell>
          <table:table-cell table:formula="of:=IF([.H557]&lt;0; [.D557]+[.H557]; [.D557])" office:value-type="float" office:value="1.33119645" calcext:value-type="float">
            <text:p>1.3311964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55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2550275" calcext:value-type="float">
            <text:p>1.72550275</text:p>
          </table:table-cell>
          <table:table-cell office:value-type="float" office:value="1.59781375" calcext:value-type="float">
            <text:p>1.59781375</text:p>
          </table:table-cell>
          <table:table-cell office:value-type="float" office:value="-0.127689000000001" calcext:value-type="float">
            <text:p>-0.127689000000001</text:p>
          </table:table-cell>
          <table:table-cell office:value-type="float" office:value="0.127689000000001" calcext:value-type="float">
            <text:p>0.127689000000001</text:p>
          </table:table-cell>
          <table:table-cell office:value-type="float" office:value="-0.1845848" calcext:value-type="float">
            <text:p>-0.184584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8]&gt;0; [.E558]+[.H558];[.E558])" office:value-type="float" office:value="1.59781375" calcext:value-type="float">
            <text:p>1.59781375</text:p>
          </table:table-cell>
          <table:table-cell table:formula="of:=IF([.H558]&lt;0; [.D558]+[.H558]; [.D558])" office:value-type="float" office:value="1.54091795" calcext:value-type="float">
            <text:p>1.5409179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01653537" calcext:value-type="float">
            <text:p>0.001653537</text:p>
          </table:table-cell>
          <table:table-cell table:formula="of:=IF([.N55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1.57669675" calcext:value-type="float">
            <text:p>1.57669675</text:p>
          </table:table-cell>
          <table:table-cell office:value-type="float" office:value="1.46350175" calcext:value-type="float">
            <text:p>1.46350175</text:p>
          </table:table-cell>
          <table:table-cell office:value-type="float" office:value="-0.113194999999999" calcext:value-type="float">
            <text:p>-0.113194999999999</text:p>
          </table:table-cell>
          <table:table-cell office:value-type="float" office:value="0.113194999999999" calcext:value-type="float">
            <text:p>0.113194999999999</text:p>
          </table:table-cell>
          <table:table-cell office:value-type="float" office:value="-0.1011668" calcext:value-type="float">
            <text:p>-0.101166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59]&gt;0; [.E559]+[.H559];[.E559])" office:value-type="float" office:value="1.46350175" calcext:value-type="float">
            <text:p>1.46350175</text:p>
          </table:table-cell>
          <table:table-cell table:formula="of:=IF([.H559]&lt;0; [.D559]+[.H559]; [.D559])" office:value-type="float" office:value="1.47552995" calcext:value-type="float">
            <text:p>1.47552995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2142476" calcext:value-type="float">
            <text:p>0.002142476</text:p>
          </table:table-cell>
          <table:table-cell table:formula="of:=IF([.N55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4774015" calcext:value-type="float">
            <text:p>1.4774015</text:p>
          </table:table-cell>
          <table:table-cell office:value-type="float" office:value="1.38291075" calcext:value-type="float">
            <text:p>1.38291075</text:p>
          </table:table-cell>
          <table:table-cell office:value-type="float" office:value="-0.094490750000002" calcext:value-type="float">
            <text:p>-0.094490750000002</text:p>
          </table:table-cell>
          <table:table-cell office:value-type="float" office:value="0.094490750000002" calcext:value-type="float">
            <text:p>0.094490750000002</text:p>
          </table:table-cell>
          <table:table-cell office:value-type="float" office:value="-0.09889041" calcext:value-type="float">
            <text:p>-0.0988904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0]&gt;0; [.E560]+[.H560];[.E560])" office:value-type="float" office:value="1.38291075" calcext:value-type="float">
            <text:p>1.38291075</text:p>
          </table:table-cell>
          <table:table-cell table:formula="of:=IF([.H560]&lt;0; [.D560]+[.H560]; [.D560])" office:value-type="float" office:value="1.37851109" calcext:value-type="float">
            <text:p>1.37851109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1456633" calcext:value-type="float">
            <text:p>0.01456633</text:p>
          </table:table-cell>
          <table:table-cell table:formula="of:=IF([.N56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40961125" calcext:value-type="float">
            <text:p>1.40961125</text:p>
          </table:table-cell>
          <table:table-cell office:value-type="float" office:value="1.37290225" calcext:value-type="float">
            <text:p>1.37290225</text:p>
          </table:table-cell>
          <table:table-cell office:value-type="float" office:value="-0.036709000000001" calcext:value-type="float">
            <text:p>-0.036709000000001</text:p>
          </table:table-cell>
          <table:table-cell office:value-type="float" office:value="0.036709000000001" calcext:value-type="float">
            <text:p>0.036709000000001</text:p>
          </table:table-cell>
          <table:table-cell office:value-type="float" office:value="-0.09474142" calcext:value-type="float">
            <text:p>-0.0947414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1]&gt;0; [.E561]+[.H561];[.E561])" office:value-type="float" office:value="1.37290225" calcext:value-type="float">
            <text:p>1.37290225</text:p>
          </table:table-cell>
          <table:table-cell table:formula="of:=IF([.H561]&lt;0; [.D561]+[.H561]; [.D561])" office:value-type="float" office:value="1.31486983" calcext:value-type="float">
            <text:p>1.31486983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07149809" calcext:value-type="float">
            <text:p>0.07149809</text:p>
          </table:table-cell>
          <table:table-cell table:formula="of:=IF([.N561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MET</text:p>
          </table:table-cell>
          <table:table-cell office:value-type="float" office:value="1.392855" calcext:value-type="float">
            <text:p>1.392855</text:p>
          </table:table-cell>
          <table:table-cell office:value-type="float" office:value="1.34264675" calcext:value-type="float">
            <text:p>1.34264675</text:p>
          </table:table-cell>
          <table:table-cell office:value-type="float" office:value="-0.050208249999999" calcext:value-type="float">
            <text:p>-0.050208249999999</text:p>
          </table:table-cell>
          <table:table-cell office:value-type="float" office:value="0.050208249999999" calcext:value-type="float">
            <text:p>0.050208249999999</text:p>
          </table:table-cell>
          <table:table-cell office:value-type="float" office:value="-0.06828257" calcext:value-type="float">
            <text:p>-0.0682825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2]&gt;0; [.E562]+[.H562];[.E562])" office:value-type="float" office:value="1.34264675" calcext:value-type="float">
            <text:p>1.34264675</text:p>
          </table:table-cell>
          <table:table-cell table:formula="of:=IF([.H562]&lt;0; [.D562]+[.H562]; [.D562])" office:value-type="float" office:value="1.32457243" calcext:value-type="float">
            <text:p>1.32457243</text:p>
          </table:table-cell>
          <table:table-cell office:value-type="float" office:value="0.09" calcext:value-type="float">
            <text:p>0.09</text:p>
          </table:table-cell>
          <table:table-cell office:value-type="float" office:value="0.08518015" calcext:value-type="float">
            <text:p>0.08518015</text:p>
          </table:table-cell>
          <table:table-cell table:formula="of:=IF([.N56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362579" calcext:value-type="float">
            <text:p>1.362579</text:p>
          </table:table-cell>
          <table:table-cell office:value-type="float" office:value="1.29763875" calcext:value-type="float">
            <text:p>1.29763875</text:p>
          </table:table-cell>
          <table:table-cell office:value-type="float" office:value="-0.06494025" calcext:value-type="float">
            <text:p>-0.06494025</text:p>
          </table:table-cell>
          <table:table-cell office:value-type="float" office:value="0.06494025" calcext:value-type="float">
            <text:p>0.06494025</text:p>
          </table:table-cell>
          <table:table-cell office:value-type="float" office:value="-0.05629083" calcext:value-type="float">
            <text:p>-0.0562908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3]&gt;0; [.E563]+[.H563];[.E563])" office:value-type="float" office:value="1.29763875" calcext:value-type="float">
            <text:p>1.29763875</text:p>
          </table:table-cell>
          <table:table-cell table:formula="of:=IF([.H563]&lt;0; [.D563]+[.H563]; [.D563])" office:value-type="float" office:value="1.30628817" calcext:value-type="float">
            <text:p>1.30628817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02142476" calcext:value-type="float">
            <text:p>0.002142476</text:p>
          </table:table-cell>
          <table:table-cell table:formula="of:=IF([.N56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377183" calcext:value-type="float">
            <text:p>1.377183</text:p>
          </table:table-cell>
          <table:table-cell office:value-type="float" office:value="1.303365" calcext:value-type="float">
            <text:p>1.303365</text:p>
          </table:table-cell>
          <table:table-cell office:value-type="float" office:value="-0.073818000000001" calcext:value-type="float">
            <text:p>-0.073818000000001</text:p>
          </table:table-cell>
          <table:table-cell office:value-type="float" office:value="0.073818000000001" calcext:value-type="float">
            <text:p>0.073818000000001</text:p>
          </table:table-cell>
          <table:table-cell office:value-type="float" office:value="-0.1444617" calcext:value-type="float">
            <text:p>-0.144461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4]&gt;0; [.E564]+[.H564];[.E564])" office:value-type="float" office:value="1.303365" calcext:value-type="float">
            <text:p>1.303365</text:p>
          </table:table-cell>
          <table:table-cell table:formula="of:=IF([.H564]&lt;0; [.D564]+[.H564]; [.D564])" office:value-type="float" office:value="1.2327213" calcext:value-type="float">
            <text:p>1.2327213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5563916" calcext:value-type="float">
            <text:p>0.0005563916</text:p>
          </table:table-cell>
          <table:table-cell table:formula="of:=IF([.N56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ARG</text:p>
          </table:table-cell>
          <table:table-cell office:value-type="float" office:value="1.431064" calcext:value-type="float">
            <text:p>1.431064</text:p>
          </table:table-cell>
          <table:table-cell office:value-type="float" office:value="1.3396955" calcext:value-type="float">
            <text:p>1.3396955</text:p>
          </table:table-cell>
          <table:table-cell office:value-type="float" office:value="-0.091368500000001" calcext:value-type="float">
            <text:p>-0.091368500000001</text:p>
          </table:table-cell>
          <table:table-cell office:value-type="float" office:value="0.091368500000001" calcext:value-type="float">
            <text:p>0.091368500000001</text:p>
          </table:table-cell>
          <table:table-cell office:value-type="float" office:value="-0.08041325" calcext:value-type="float">
            <text:p>-0.0804132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5]&gt;0; [.E565]+[.H565];[.E565])" office:value-type="float" office:value="1.3396955" calcext:value-type="float">
            <text:p>1.3396955</text:p>
          </table:table-cell>
          <table:table-cell table:formula="of:=IF([.H565]&lt;0; [.D565]+[.H565]; [.D565])" office:value-type="float" office:value="1.35065075" calcext:value-type="float">
            <text:p>1.350650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4949853" calcext:value-type="float">
            <text:p>4.949853E-05</text:p>
          </table:table-cell>
          <table:table-cell table:formula="of:=IF([.N56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37704275" calcext:value-type="float">
            <text:p>1.37704275</text:p>
          </table:table-cell>
          <table:table-cell office:value-type="float" office:value="1.29933525" calcext:value-type="float">
            <text:p>1.29933525</text:p>
          </table:table-cell>
          <table:table-cell office:value-type="float" office:value="-0.077707500000002" calcext:value-type="float">
            <text:p>-0.077707500000002</text:p>
          </table:table-cell>
          <table:table-cell office:value-type="float" office:value="0.077707500000002" calcext:value-type="float">
            <text:p>0.077707500000002</text:p>
          </table:table-cell>
          <table:table-cell office:value-type="float" office:value="-0.02396566" calcext:value-type="float">
            <text:p>-0.0239656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6]&gt;0; [.E566]+[.H566];[.E566])" office:value-type="float" office:value="1.29933525" calcext:value-type="float">
            <text:p>1.29933525</text:p>
          </table:table-cell>
          <table:table-cell table:formula="of:=IF([.H566]&lt;0; [.D566]+[.H566]; [.D566])" office:value-type="float" office:value="1.35307709" calcext:value-type="float">
            <text:p>1.35307709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05801614" calcext:value-type="float">
            <text:p>0.005801614</text:p>
          </table:table-cell>
          <table:table-cell table:formula="of:=IF([.N56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35059625" calcext:value-type="float">
            <text:p>1.35059625</text:p>
          </table:table-cell>
          <table:table-cell office:value-type="float" office:value="1.27807425" calcext:value-type="float">
            <text:p>1.27807425</text:p>
          </table:table-cell>
          <table:table-cell office:value-type="float" office:value="-0.072521999999999" calcext:value-type="float">
            <text:p>-0.072521999999999</text:p>
          </table:table-cell>
          <table:table-cell office:value-type="float" office:value="0.072521999999999" calcext:value-type="float">
            <text:p>0.072521999999999</text:p>
          </table:table-cell>
          <table:table-cell office:value-type="float" office:value="-0.1166601" calcext:value-type="float">
            <text:p>-0.11666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7]&gt;0; [.E567]+[.H567];[.E567])" office:value-type="float" office:value="1.27807425" calcext:value-type="float">
            <text:p>1.27807425</text:p>
          </table:table-cell>
          <table:table-cell table:formula="of:=IF([.H567]&lt;0; [.D567]+[.H567]; [.D567])" office:value-type="float" office:value="1.23393615" calcext:value-type="float">
            <text:p>1.2339361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05801614" calcext:value-type="float">
            <text:p>0.005801614</text:p>
          </table:table-cell>
          <table:table-cell table:formula="of:=IF([.N56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446226" calcext:value-type="float">
            <text:p>1.446226</text:p>
          </table:table-cell>
          <table:table-cell office:value-type="float" office:value="1.34623775" calcext:value-type="float">
            <text:p>1.34623775</text:p>
          </table:table-cell>
          <table:table-cell office:value-type="float" office:value="-0.099988249999999" calcext:value-type="float">
            <text:p>-0.099988249999999</text:p>
          </table:table-cell>
          <table:table-cell office:value-type="float" office:value="0.099988249999999" calcext:value-type="float">
            <text:p>0.099988249999999</text:p>
          </table:table-cell>
          <table:table-cell office:value-type="float" office:value="-0.03106497" calcext:value-type="float">
            <text:p>-0.0310649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8]&gt;0; [.E568]+[.H568];[.E568])" office:value-type="float" office:value="1.34623775" calcext:value-type="float">
            <text:p>1.34623775</text:p>
          </table:table-cell>
          <table:table-cell table:formula="of:=IF([.H568]&lt;0; [.D568]+[.H568]; [.D568])" office:value-type="float" office:value="1.41516103" calcext:value-type="float">
            <text:p>1.41516103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000730962" calcext:value-type="float">
            <text:p>0.000730962</text:p>
          </table:table-cell>
          <table:table-cell table:formula="of:=IF([.N56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48596175" calcext:value-type="float">
            <text:p>1.48596175</text:p>
          </table:table-cell>
          <table:table-cell office:value-type="float" office:value="1.37346775" calcext:value-type="float">
            <text:p>1.37346775</text:p>
          </table:table-cell>
          <table:table-cell office:value-type="float" office:value="-0.112494000000002" calcext:value-type="float">
            <text:p>-0.112494000000002</text:p>
          </table:table-cell>
          <table:table-cell office:value-type="float" office:value="0.112494000000002" calcext:value-type="float">
            <text:p>0.112494000000002</text:p>
          </table:table-cell>
          <table:table-cell office:value-type="float" office:value="-0.1274376" calcext:value-type="float">
            <text:p>-0.12743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69]&gt;0; [.E569]+[.H569];[.E569])" office:value-type="float" office:value="1.37346775" calcext:value-type="float">
            <text:p>1.37346775</text:p>
          </table:table-cell>
          <table:table-cell table:formula="of:=IF([.H569]&lt;0; [.D569]+[.H569]; [.D569])" office:value-type="float" office:value="1.35852415" calcext:value-type="float">
            <text:p>1.35852415</text:p>
          </table:table-cell>
          <table:table-cell office:value-type="float" office:value="0.1575" calcext:value-type="float">
            <text:p>0.1575</text:p>
          </table:table-cell>
          <table:table-cell office:value-type="float" office:value="0.0001268536" calcext:value-type="float">
            <text:p>0.0001268536</text:p>
          </table:table-cell>
          <table:table-cell table:formula="of:=IF([.N56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1.42425775" calcext:value-type="float">
            <text:p>1.42425775</text:p>
          </table:table-cell>
          <table:table-cell office:value-type="float" office:value="1.31528075" calcext:value-type="float">
            <text:p>1.31528075</text:p>
          </table:table-cell>
          <table:table-cell office:value-type="float" office:value="-0.108977000000001" calcext:value-type="float">
            <text:p>-0.108977000000001</text:p>
          </table:table-cell>
          <table:table-cell office:value-type="float" office:value="0.108977000000001" calcext:value-type="float">
            <text:p>0.108977000000001</text:p>
          </table:table-cell>
          <table:table-cell office:value-type="float" office:value="-0.1310092" calcext:value-type="float">
            <text:p>-0.131009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0]&gt;0; [.E570]+[.H570];[.E570])" office:value-type="float" office:value="1.31528075" calcext:value-type="float">
            <text:p>1.31528075</text:p>
          </table:table-cell>
          <table:table-cell table:formula="of:=IF([.H570]&lt;0; [.D570]+[.H570]; [.D570])" office:value-type="float" office:value="1.29324855" calcext:value-type="float">
            <text:p>1.293248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1718787" calcext:value-type="float">
            <text:p>0.0001718787</text:p>
          </table:table-cell>
          <table:table-cell table:formula="of:=IF([.N57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4520325" calcext:value-type="float">
            <text:p>1.4520325</text:p>
          </table:table-cell>
          <table:table-cell office:value-type="float" office:value="1.3392285" calcext:value-type="float">
            <text:p>1.3392285</text:p>
          </table:table-cell>
          <table:table-cell office:value-type="float" office:value="-0.112803999999998" calcext:value-type="float">
            <text:p>-0.112803999999998</text:p>
          </table:table-cell>
          <table:table-cell office:value-type="float" office:value="0.112803999999998" calcext:value-type="float">
            <text:p>0.112803999999998</text:p>
          </table:table-cell>
          <table:table-cell office:value-type="float" office:value="-0.0729524" calcext:value-type="float">
            <text:p>-0.07295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1]&gt;0; [.E571]+[.H571];[.E571])" office:value-type="float" office:value="1.3392285" calcext:value-type="float">
            <text:p>1.3392285</text:p>
          </table:table-cell>
          <table:table-cell table:formula="of:=IF([.H571]&lt;0; [.D571]+[.H571]; [.D571])" office:value-type="float" office:value="1.3790801" calcext:value-type="float">
            <text:p>1.379080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01718787" calcext:value-type="float">
            <text:p>0.0001718787</text:p>
          </table:table-cell>
          <table:table-cell table:formula="of:=IF([.N57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GLU</text:p>
          </table:table-cell>
          <table:table-cell office:value-type="float" office:value="1.576881" calcext:value-type="float">
            <text:p>1.576881</text:p>
          </table:table-cell>
          <table:table-cell office:value-type="float" office:value="1.43335025" calcext:value-type="float">
            <text:p>1.43335025</text:p>
          </table:table-cell>
          <table:table-cell office:value-type="float" office:value="-0.143530750000001" calcext:value-type="float">
            <text:p>-0.143530750000001</text:p>
          </table:table-cell>
          <table:table-cell office:value-type="float" office:value="0.143530750000001" calcext:value-type="float">
            <text:p>0.143530750000001</text:p>
          </table:table-cell>
          <table:table-cell office:value-type="float" office:value="-0.1984008" calcext:value-type="float">
            <text:p>-0.1984008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2]&gt;0; [.E572]+[.H572];[.E572])" office:value-type="float" office:value="1.43335025" calcext:value-type="float">
            <text:p>1.43335025</text:p>
          </table:table-cell>
          <table:table-cell table:formula="of:=IF([.H572]&lt;0; [.D572]+[.H572]; [.D572])" office:value-type="float" office:value="1.3784802" calcext:value-type="float">
            <text:p>1.37848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57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1.6288165" calcext:value-type="float">
            <text:p>1.6288165</text:p>
          </table:table-cell>
          <table:table-cell office:value-type="float" office:value="1.470096" calcext:value-type="float">
            <text:p>1.470096</text:p>
          </table:table-cell>
          <table:table-cell office:value-type="float" office:value="-0.1587205" calcext:value-type="float">
            <text:p>-0.1587205</text:p>
          </table:table-cell>
          <table:table-cell office:value-type="float" office:value="0.1587205" calcext:value-type="float">
            <text:p>0.1587205</text:p>
          </table:table-cell>
          <table:table-cell office:value-type="float" office:value="-0.1888843" calcext:value-type="float">
            <text:p>-0.188884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3]&gt;0; [.E573]+[.H573];[.E573])" office:value-type="float" office:value="1.470096" calcext:value-type="float">
            <text:p>1.470096</text:p>
          </table:table-cell>
          <table:table-cell table:formula="of:=IF([.H573]&lt;0; [.D573]+[.H573]; [.D573])" office:value-type="float" office:value="1.4399322" calcext:value-type="float">
            <text:p>1.4399322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57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57500375" calcext:value-type="float">
            <text:p>1.57500375</text:p>
          </table:table-cell>
          <table:table-cell office:value-type="float" office:value="1.4268625" calcext:value-type="float">
            <text:p>1.4268625</text:p>
          </table:table-cell>
          <table:table-cell office:value-type="float" office:value="-0.148141250000001" calcext:value-type="float">
            <text:p>-0.148141250000001</text:p>
          </table:table-cell>
          <table:table-cell office:value-type="float" office:value="0.148141250000001" calcext:value-type="float">
            <text:p>0.148141250000001</text:p>
          </table:table-cell>
          <table:table-cell office:value-type="float" office:value="-0.2471936" calcext:value-type="float">
            <text:p>-0.247193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4]&gt;0; [.E574]+[.H574];[.E574])" office:value-type="float" office:value="1.4268625" calcext:value-type="float">
            <text:p>1.4268625</text:p>
          </table:table-cell>
          <table:table-cell table:formula="of:=IF([.H574]&lt;0; [.D574]+[.H574]; [.D574])" office:value-type="float" office:value="1.32781015" calcext:value-type="float">
            <text:p>1.3278101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4818035" calcext:value-type="float">
            <text:p>4.818035E-06</text:p>
          </table:table-cell>
          <table:table-cell table:formula="of:=IF([.N57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6250555" calcext:value-type="float">
            <text:p>1.6250555</text:p>
          </table:table-cell>
          <table:table-cell office:value-type="float" office:value="1.4640545" calcext:value-type="float">
            <text:p>1.4640545</text:p>
          </table:table-cell>
          <table:table-cell office:value-type="float" office:value="-0.161001000000002" calcext:value-type="float">
            <text:p>-0.161001000000002</text:p>
          </table:table-cell>
          <table:table-cell office:value-type="float" office:value="0.161001000000002" calcext:value-type="float">
            <text:p>0.161001000000002</text:p>
          </table:table-cell>
          <table:table-cell office:value-type="float" office:value="-0.07088939" calcext:value-type="float">
            <text:p>-0.0708893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5]&gt;0; [.E575]+[.H575];[.E575])" office:value-type="float" office:value="1.4640545" calcext:value-type="float">
            <text:p>1.4640545</text:p>
          </table:table-cell>
          <table:table-cell table:formula="of:=IF([.H575]&lt;0; [.D575]+[.H575]; [.D575])" office:value-type="float" office:value="1.55416611" calcext:value-type="float">
            <text:p>1.5541661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89819" calcext:value-type="float">
            <text:p>3.789819E-07</text:p>
          </table:table-cell>
          <table:table-cell table:formula="of:=IF([.N57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74865525" calcext:value-type="float">
            <text:p>1.74865525</text:p>
          </table:table-cell>
          <table:table-cell office:value-type="float" office:value="1.55980475" calcext:value-type="float">
            <text:p>1.55980475</text:p>
          </table:table-cell>
          <table:table-cell office:value-type="float" office:value="-0.188850500000001" calcext:value-type="float">
            <text:p>-0.188850500000001</text:p>
          </table:table-cell>
          <table:table-cell office:value-type="float" office:value="0.188850500000001" calcext:value-type="float">
            <text:p>0.188850500000001</text:p>
          </table:table-cell>
          <table:table-cell office:value-type="float" office:value="-0.1852724" calcext:value-type="float">
            <text:p>-0.185272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6]&gt;0; [.E576]+[.H576];[.E576])" office:value-type="float" office:value="1.55980475" calcext:value-type="float">
            <text:p>1.55980475</text:p>
          </table:table-cell>
          <table:table-cell table:formula="of:=IF([.H576]&lt;0; [.D576]+[.H576]; [.D576])" office:value-type="float" office:value="1.56338285" calcext:value-type="float">
            <text:p>1.56338285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00000005413194" calcext:value-type="float">
            <text:p>5.413194E-08</text:p>
          </table:table-cell>
          <table:table-cell table:formula="of:=IF([.N57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734763" calcext:value-type="float">
            <text:p>1.734763</text:p>
          </table:table-cell>
          <table:table-cell office:value-type="float" office:value="1.55550025" calcext:value-type="float">
            <text:p>1.55550025</text:p>
          </table:table-cell>
          <table:table-cell office:value-type="float" office:value="-0.179262750000001" calcext:value-type="float">
            <text:p>-0.179262750000001</text:p>
          </table:table-cell>
          <table:table-cell office:value-type="float" office:value="0.179262750000001" calcext:value-type="float">
            <text:p>0.179262750000001</text:p>
          </table:table-cell>
          <table:table-cell office:value-type="float" office:value="-0.3896162" calcext:value-type="float">
            <text:p>-0.38961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7]&gt;0; [.E577]+[.H577];[.E577])" office:value-type="float" office:value="1.55550025" calcext:value-type="float">
            <text:p>1.55550025</text:p>
          </table:table-cell>
          <table:table-cell table:formula="of:=IF([.H577]&lt;0; [.D577]+[.H577]; [.D577])" office:value-type="float" office:value="1.3451468" calcext:value-type="float">
            <text:p>1.3451468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57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LEU</text:p>
          </table:table-cell>
          <table:table-cell office:value-type="float" office:value="1.7124365" calcext:value-type="float">
            <text:p>1.7124365</text:p>
          </table:table-cell>
          <table:table-cell office:value-type="float" office:value="1.538459" calcext:value-type="float">
            <text:p>1.538459</text:p>
          </table:table-cell>
          <table:table-cell office:value-type="float" office:value="-0.1739775" calcext:value-type="float">
            <text:p>-0.1739775</text:p>
          </table:table-cell>
          <table:table-cell office:value-type="float" office:value="0.1739775" calcext:value-type="float">
            <text:p>0.1739775</text:p>
          </table:table-cell>
          <table:table-cell office:value-type="float" office:value="-0.1929289" calcext:value-type="float">
            <text:p>-0.192928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8]&gt;0; [.E578]+[.H578];[.E578])" office:value-type="float" office:value="1.538459" calcext:value-type="float">
            <text:p>1.538459</text:p>
          </table:table-cell>
          <table:table-cell table:formula="of:=IF([.H578]&lt;0; [.D578]+[.H578]; [.D578])" office:value-type="float" office:value="1.5195076" calcext:value-type="float">
            <text:p>1.519507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00002368835" calcext:value-type="float">
            <text:p>2.368835E-06</text:p>
          </table:table-cell>
          <table:table-cell table:formula="of:=IF([.N57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1.86311125" calcext:value-type="float">
            <text:p>1.86311125</text:p>
          </table:table-cell>
          <table:table-cell office:value-type="float" office:value="1.658665" calcext:value-type="float">
            <text:p>1.658665</text:p>
          </table:table-cell>
          <table:table-cell office:value-type="float" office:value="-0.204446250000002" calcext:value-type="float">
            <text:p>-0.204446250000002</text:p>
          </table:table-cell>
          <table:table-cell office:value-type="float" office:value="0.204446250000002" calcext:value-type="float">
            <text:p>0.204446250000002</text:p>
          </table:table-cell>
          <table:table-cell office:value-type="float" office:value="-0.1805375" calcext:value-type="float">
            <text:p>-0.180537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79]&gt;0; [.E579]+[.H579];[.E579])" office:value-type="float" office:value="1.658665" calcext:value-type="float">
            <text:p>1.658665</text:p>
          </table:table-cell>
          <table:table-cell table:formula="of:=IF([.H579]&lt;0; [.D579]+[.H579]; [.D579])" office:value-type="float" office:value="1.68257375" calcext:value-type="float">
            <text:p>1.68257375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000002577529" calcext:value-type="float">
            <text:p>2.577529E-07</text:p>
          </table:table-cell>
          <table:table-cell table:formula="of:=IF([.N57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59239" calcext:value-type="float">
            <text:p>1.959239</text:p>
          </table:table-cell>
          <table:table-cell office:value-type="float" office:value="1.75905875" calcext:value-type="float">
            <text:p>1.75905875</text:p>
          </table:table-cell>
          <table:table-cell office:value-type="float" office:value="-0.200180249999999" calcext:value-type="float">
            <text:p>-0.200180249999999</text:p>
          </table:table-cell>
          <table:table-cell office:value-type="float" office:value="0.200180249999999" calcext:value-type="float">
            <text:p>0.200180249999999</text:p>
          </table:table-cell>
          <table:table-cell office:value-type="float" office:value="-0.2683576" calcext:value-type="float">
            <text:p>-0.268357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0]&gt;0; [.E580]+[.H580];[.E580])" office:value-type="float" office:value="1.75905875" calcext:value-type="float">
            <text:p>1.75905875</text:p>
          </table:table-cell>
          <table:table-cell table:formula="of:=IF([.H580]&lt;0; [.D580]+[.H580]; [.D580])" office:value-type="float" office:value="1.6908814" calcext:value-type="float">
            <text:p>1.6908814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662281" calcext:value-type="float">
            <text:p>1.662281E-06</text:p>
          </table:table-cell>
          <table:table-cell table:formula="of:=IF([.N58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GLN</text:p>
          </table:table-cell>
          <table:table-cell office:value-type="float" office:value="1.9185295" calcext:value-type="float">
            <text:p>1.9185295</text:p>
          </table:table-cell>
          <table:table-cell office:value-type="float" office:value="1.75146175" calcext:value-type="float">
            <text:p>1.75146175</text:p>
          </table:table-cell>
          <table:table-cell office:value-type="float" office:value="-0.167067749999999" calcext:value-type="float">
            <text:p>-0.167067749999999</text:p>
          </table:table-cell>
          <table:table-cell office:value-type="float" office:value="0.167067749999999" calcext:value-type="float">
            <text:p>0.167067749999999</text:p>
          </table:table-cell>
          <table:table-cell office:value-type="float" office:value="-0.09499231" calcext:value-type="float">
            <text:p>-0.0949923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1]&gt;0; [.E581]+[.H581];[.E581])" office:value-type="float" office:value="1.75146175" calcext:value-type="float">
            <text:p>1.75146175</text:p>
          </table:table-cell>
          <table:table-cell table:formula="of:=IF([.H581]&lt;0; [.D581]+[.H581]; [.D581])" office:value-type="float" office:value="1.82353719" calcext:value-type="float">
            <text:p>1.82353719</text:p>
          </table:table-cell>
          <table:table-cell office:value-type="float" office:value="0.165" calcext:value-type="float">
            <text:p>0.165</text:p>
          </table:table-cell>
          <table:table-cell office:value-type="float" office:value="0.00004949853" calcext:value-type="float">
            <text:p>4.949853E-05</text:p>
          </table:table-cell>
          <table:table-cell table:formula="of:=IF([.N58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1.96079225" calcext:value-type="float">
            <text:p>1.96079225</text:p>
          </table:table-cell>
          <table:table-cell office:value-type="float" office:value="1.73452825" calcext:value-type="float">
            <text:p>1.73452825</text:p>
          </table:table-cell>
          <table:table-cell office:value-type="float" office:value="-0.226264000000002" calcext:value-type="float">
            <text:p>-0.226264000000002</text:p>
          </table:table-cell>
          <table:table-cell office:value-type="float" office:value="0.226264000000002" calcext:value-type="float">
            <text:p>0.226264000000002</text:p>
          </table:table-cell>
          <table:table-cell office:value-type="float" office:value="-0.2038854" calcext:value-type="float">
            <text:p>-0.203885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2]&gt;0; [.E582]+[.H582];[.E582])" office:value-type="float" office:value="1.73452825" calcext:value-type="float">
            <text:p>1.73452825</text:p>
          </table:table-cell>
          <table:table-cell table:formula="of:=IF([.H582]&lt;0; [.D582]+[.H582]; [.D582])" office:value-type="float" office:value="1.75690685" calcext:value-type="float">
            <text:p>1.75690685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00000001068969" calcext:value-type="float">
            <text:p>1.068969E-08</text:p>
          </table:table-cell>
          <table:table-cell table:formula="of:=IF([.N582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LYS</text:p>
          </table:table-cell>
          <table:table-cell office:value-type="float" office:value="2.13729675" calcext:value-type="float">
            <text:p>2.13729675</text:p>
          </table:table-cell>
          <table:table-cell office:value-type="float" office:value="1.930202" calcext:value-type="float">
            <text:p>1.930202</text:p>
          </table:table-cell>
          <table:table-cell office:value-type="float" office:value="-0.207094749999997" calcext:value-type="float">
            <text:p>-0.207094749999997</text:p>
          </table:table-cell>
          <table:table-cell office:value-type="float" office:value="0.207094749999997" calcext:value-type="float">
            <text:p>0.207094749999997</text:p>
          </table:table-cell>
          <table:table-cell office:value-type="float" office:value="-0.1563629" calcext:value-type="float">
            <text:p>-0.15636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3]&gt;0; [.E583]+[.H583];[.E583])" office:value-type="float" office:value="1.930202" calcext:value-type="float">
            <text:p>1.930202</text:p>
          </table:table-cell>
          <table:table-cell table:formula="of:=IF([.H583]&lt;0; [.D583]+[.H583]; [.D583])" office:value-type="float" office:value="1.98093385" calcext:value-type="float">
            <text:p>1.9809338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89819" calcext:value-type="float">
            <text:p>3.789819E-07</text:p>
          </table:table-cell>
          <table:table-cell table:formula="of:=IF([.N58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ASN</text:p>
          </table:table-cell>
          <table:table-cell office:value-type="float" office:value="2.19925975" calcext:value-type="float">
            <text:p>2.19925975</text:p>
          </table:table-cell>
          <table:table-cell office:value-type="float" office:value="2.016802" calcext:value-type="float">
            <text:p>2.016802</text:p>
          </table:table-cell>
          <table:table-cell office:value-type="float" office:value="-0.182457749999999" calcext:value-type="float">
            <text:p>-0.182457749999999</text:p>
          </table:table-cell>
          <table:table-cell office:value-type="float" office:value="0.182457749999999" calcext:value-type="float">
            <text:p>0.182457749999999</text:p>
          </table:table-cell>
          <table:table-cell office:value-type="float" office:value="-0.1074556" calcext:value-type="float">
            <text:p>-0.10745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4]&gt;0; [.E584]+[.H584];[.E584])" office:value-type="float" office:value="2.016802" calcext:value-type="float">
            <text:p>2.016802</text:p>
          </table:table-cell>
          <table:table-cell table:formula="of:=IF([.H584]&lt;0; [.D584]+[.H584]; [.D584])" office:value-type="float" office:value="2.09180415" calcext:value-type="float">
            <text:p>2.09180415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000004818035" calcext:value-type="float">
            <text:p>4.818035E-06</text:p>
          </table:table-cell>
          <table:table-cell table:formula="of:=IF([.N58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96516925" calcext:value-type="float">
            <text:p>1.96516925</text:p>
          </table:table-cell>
          <table:table-cell office:value-type="float" office:value="1.83433275" calcext:value-type="float">
            <text:p>1.83433275</text:p>
          </table:table-cell>
          <table:table-cell office:value-type="float" office:value="-0.130836500000002" calcext:value-type="float">
            <text:p>-0.130836500000002</text:p>
          </table:table-cell>
          <table:table-cell office:value-type="float" office:value="0.130836500000002" calcext:value-type="float">
            <text:p>0.130836500000002</text:p>
          </table:table-cell>
          <table:table-cell office:value-type="float" office:value="-0.22496" calcext:value-type="float">
            <text:p>-0.2249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5]&gt;0; [.E585]+[.H585];[.E585])" office:value-type="float" office:value="1.83433275" calcext:value-type="float">
            <text:p>1.83433275</text:p>
          </table:table-cell>
          <table:table-cell table:formula="of:=IF([.H585]&lt;0; [.D585]+[.H585]; [.D585])" office:value-type="float" office:value="1.74020925" calcext:value-type="float">
            <text:p>1.74020925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662281" calcext:value-type="float">
            <text:p>1.662281E-06</text:p>
          </table:table-cell>
          <table:table-cell table:formula="of:=IF([.N58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PHE</text:p>
          </table:table-cell>
          <table:table-cell office:value-type="float" office:value="1.8589" calcext:value-type="float">
            <text:p>1.8589</text:p>
          </table:table-cell>
          <table:table-cell office:value-type="float" office:value="1.72721375" calcext:value-type="float">
            <text:p>1.72721375</text:p>
          </table:table-cell>
          <table:table-cell office:value-type="float" office:value="-0.131686249999996" calcext:value-type="float">
            <text:p>-0.131686249999996</text:p>
          </table:table-cell>
          <table:table-cell office:value-type="float" office:value="0.131686249999996" calcext:value-type="float">
            <text:p>0.131686249999996</text:p>
          </table:table-cell>
          <table:table-cell office:value-type="float" office:value="-0.1375332" calcext:value-type="float">
            <text:p>-0.137533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6]&gt;0; [.E586]+[.H586];[.E586])" office:value-type="float" office:value="1.72721375" calcext:value-type="float">
            <text:p>1.72721375</text:p>
          </table:table-cell>
          <table:table-cell table:formula="of:=IF([.H586]&lt;0; [.D586]+[.H586]; [.D586])" office:value-type="float" office:value="1.7213668" calcext:value-type="float">
            <text:p>1.7213668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2596274" calcext:value-type="float">
            <text:p>2.596274E-05</text:p>
          </table:table-cell>
          <table:table-cell table:formula="of:=IF([.N58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>VAL</text:p>
          </table:table-cell>
          <table:table-cell office:value-type="float" office:value="1.80672575" calcext:value-type="float">
            <text:p>1.80672575</text:p>
          </table:table-cell>
          <table:table-cell office:value-type="float" office:value="1.578177" calcext:value-type="float">
            <text:p>1.578177</text:p>
          </table:table-cell>
          <table:table-cell office:value-type="float" office:value="-0.228548749999999" calcext:value-type="float">
            <text:p>-0.228548749999999</text:p>
          </table:table-cell>
          <table:table-cell office:value-type="float" office:value="0.228548749999999" calcext:value-type="float">
            <text:p>0.228548749999999</text:p>
          </table:table-cell>
          <table:table-cell office:value-type="float" office:value="-0.4260815" calcext:value-type="float">
            <text:p>-0.42608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7]&gt;0; [.E587]+[.H587];[.E587])" office:value-type="float" office:value="1.578177" calcext:value-type="float">
            <text:p>1.578177</text:p>
          </table:table-cell>
          <table:table-cell table:formula="of:=IF([.H587]&lt;0; [.D587]+[.H587]; [.D587])" office:value-type="float" office:value="1.38064425" calcext:value-type="float">
            <text:p>1.38064425</text:p>
          </table:table-cell>
          <table:table-cell office:value-type="float" office:value="0.3" calcext:value-type="float">
            <text:p>0.3</text:p>
          </table:table-cell>
          <table:table-cell office:value-type="float" office:value="1.960619E-015" calcext:value-type="float">
            <text:p>1.960619E-15</text:p>
          </table:table-cell>
          <table:table-cell table:formula="of:=IF([.N587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GLY</text:p>
          </table:table-cell>
          <table:table-cell office:value-type="float" office:value="1.70192" calcext:value-type="float">
            <text:p>1.70192</text:p>
          </table:table-cell>
          <table:table-cell office:value-type="float" office:value="1.49153575" calcext:value-type="float">
            <text:p>1.49153575</text:p>
          </table:table-cell>
          <table:table-cell office:value-type="float" office:value="-0.210384249999999" calcext:value-type="float">
            <text:p>-0.210384249999999</text:p>
          </table:table-cell>
          <table:table-cell office:value-type="float" office:value="0.210384249999999" calcext:value-type="float">
            <text:p>0.210384249999999</text:p>
          </table:table-cell>
          <table:table-cell office:value-type="float" office:value="-0.5298156" calcext:value-type="float">
            <text:p>-0.529815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8]&gt;0; [.E588]+[.H588];[.E588])" office:value-type="float" office:value="1.49153575" calcext:value-type="float">
            <text:p>1.49153575</text:p>
          </table:table-cell>
          <table:table-cell table:formula="of:=IF([.H588]&lt;0; [.D588]+[.H588]; [.D588])" office:value-type="float" office:value="1.1721044" calcext:value-type="float">
            <text:p>1.1721044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0000000000000115699" calcext:value-type="float">
            <text:p>1.15699E-14</text:p>
          </table:table-cell>
          <table:table-cell table:formula="of:=IF([.N588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72794025" calcext:value-type="float">
            <text:p>1.72794025</text:p>
          </table:table-cell>
          <table:table-cell office:value-type="float" office:value="1.5240285" calcext:value-type="float">
            <text:p>1.5240285</text:p>
          </table:table-cell>
          <table:table-cell office:value-type="float" office:value="-0.203911750000001" calcext:value-type="float">
            <text:p>-0.203911750000001</text:p>
          </table:table-cell>
          <table:table-cell office:value-type="float" office:value="0.203911750000001" calcext:value-type="float">
            <text:p>0.203911750000001</text:p>
          </table:table-cell>
          <table:table-cell office:value-type="float" office:value="-0.2632923" calcext:value-type="float">
            <text:p>-0.263292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89]&gt;0; [.E589]+[.H589];[.E589])" office:value-type="float" office:value="1.5240285" calcext:value-type="float">
            <text:p>1.5240285</text:p>
          </table:table-cell>
          <table:table-cell table:formula="of:=IF([.H589]&lt;0; [.D589]+[.H589]; [.D589])" office:value-type="float" office:value="1.46464795" calcext:value-type="float">
            <text:p>1.46464795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000000000009214233" calcext:value-type="float">
            <text:p>9.214233E-13</text:p>
          </table:table-cell>
          <table:table-cell table:formula="of:=IF([.N589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808248" calcext:value-type="float">
            <text:p>1.808248</text:p>
          </table:table-cell>
          <table:table-cell office:value-type="float" office:value="1.61092175" calcext:value-type="float">
            <text:p>1.61092175</text:p>
          </table:table-cell>
          <table:table-cell office:value-type="float" office:value="-0.19732625" calcext:value-type="float">
            <text:p>-0.19732625</text:p>
          </table:table-cell>
          <table:table-cell office:value-type="float" office:value="0.19732625" calcext:value-type="float">
            <text:p>0.19732625</text:p>
          </table:table-cell>
          <table:table-cell office:value-type="float" office:value="-0.2568052" calcext:value-type="float">
            <text:p>-0.256805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0]&gt;0; [.E590]+[.H590];[.E590])" office:value-type="float" office:value="1.61092175" calcext:value-type="float">
            <text:p>1.61092175</text:p>
          </table:table-cell>
          <table:table-cell table:formula="of:=IF([.H590]&lt;0; [.D590]+[.H590]; [.D590])" office:value-type="float" office:value="1.5514428" calcext:value-type="float">
            <text:p>1.5514428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00000000000261711" calcext:value-type="float">
            <text:p>2.61711E-12</text:p>
          </table:table-cell>
          <table:table-cell table:formula="of:=IF([.N590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THR</text:p>
          </table:table-cell>
          <table:table-cell office:value-type="float" office:value="1.84450325" calcext:value-type="float">
            <text:p>1.84450325</text:p>
          </table:table-cell>
          <table:table-cell office:value-type="float" office:value="1.76905575" calcext:value-type="float">
            <text:p>1.76905575</text:p>
          </table:table-cell>
          <table:table-cell office:value-type="float" office:value="-0.075447499999999" calcext:value-type="float">
            <text:p>-0.075447499999999</text:p>
          </table:table-cell>
          <table:table-cell office:value-type="float" office:value="0.075447499999999" calcext:value-type="float">
            <text:p>0.075447499999999</text:p>
          </table:table-cell>
          <table:table-cell office:value-type="float" office:value="-0.09600762" calcext:value-type="float">
            <text:p>-0.096007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1]&gt;0; [.E591]+[.H591];[.E591])" office:value-type="float" office:value="1.76905575" calcext:value-type="float">
            <text:p>1.76905575</text:p>
          </table:table-cell>
          <table:table-cell table:formula="of:=IF([.H591]&lt;0; [.D591]+[.H591]; [.D591])" office:value-type="float" office:value="1.74849563" calcext:value-type="float">
            <text:p>1.7484956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1164279" calcext:value-type="float">
            <text:p>0.01164279</text:p>
          </table:table-cell>
          <table:table-cell table:formula="of:=IF([.N591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ASP</text:p>
          </table:table-cell>
          <table:table-cell office:value-type="float" office:value="1.98750375" calcext:value-type="float">
            <text:p>1.98750375</text:p>
          </table:table-cell>
          <table:table-cell office:value-type="float" office:value="1.92476175" calcext:value-type="float">
            <text:p>1.92476175</text:p>
          </table:table-cell>
          <table:table-cell office:value-type="float" office:value="-0.062742000000003" calcext:value-type="float">
            <text:p>-0.062742000000003</text:p>
          </table:table-cell>
          <table:table-cell office:value-type="float" office:value="0.062742000000003" calcext:value-type="float">
            <text:p>0.062742000000003</text:p>
          </table:table-cell>
          <table:table-cell office:value-type="float" office:value="0.04167729" calcext:value-type="float">
            <text:p>0.04167729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2]&gt;0; [.E592]+[.H592];[.E592])" office:value-type="float" office:value="1.96643904" calcext:value-type="float">
            <text:p>1.96643904</text:p>
          </table:table-cell>
          <table:table-cell table:formula="of:=IF([.H592]&lt;0; [.D592]+[.H592]; [.D592])" office:value-type="float" office:value="1.98750375" calcext:value-type="float">
            <text:p>1.98750375</text:p>
          </table:table-cell>
          <table:table-cell office:value-type="float" office:value="0.08" calcext:value-type="float">
            <text:p>0.08</text:p>
          </table:table-cell>
          <table:table-cell office:value-type="float" office:value="0.162977" calcext:value-type="float">
            <text:p>0.162977</text:p>
          </table:table-cell>
          <table:table-cell table:formula="of:=IF([.N592]&lt;0.05; 0.001; -0.001)"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TRP</text:p>
          </table:table-cell>
          <table:table-cell office:value-type="float" office:value="1.887174" calcext:value-type="float">
            <text:p>1.887174</text:p>
          </table:table-cell>
          <table:table-cell office:value-type="float" office:value="1.7528885" calcext:value-type="float">
            <text:p>1.7528885</text:p>
          </table:table-cell>
          <table:table-cell office:value-type="float" office:value="-0.1342855" calcext:value-type="float">
            <text:p>-0.1342855</text:p>
          </table:table-cell>
          <table:table-cell office:value-type="float" office:value="0.1342855" calcext:value-type="float">
            <text:p>0.1342855</text:p>
          </table:table-cell>
          <table:table-cell office:value-type="float" office:value="-0.1994501" calcext:value-type="float">
            <text:p>-0.199450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3]&gt;0; [.E593]+[.H593];[.E593])" office:value-type="float" office:value="1.7528885" calcext:value-type="float">
            <text:p>1.7528885</text:p>
          </table:table-cell>
          <table:table-cell table:formula="of:=IF([.H593]&lt;0; [.D593]+[.H593]; [.D593])" office:value-type="float" office:value="1.6877239" calcext:value-type="float">
            <text:p>1.6877239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0006777371" calcext:value-type="float">
            <text:p>6.777371E-05</text:p>
          </table:table-cell>
          <table:table-cell table:formula="of:=IF([.N593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SER</text:p>
          </table:table-cell>
          <table:table-cell office:value-type="float" office:value="1.912375" calcext:value-type="float">
            <text:p>1.912375</text:p>
          </table:table-cell>
          <table:table-cell office:value-type="float" office:value="1.72408425" calcext:value-type="float">
            <text:p>1.72408425</text:p>
          </table:table-cell>
          <table:table-cell office:value-type="float" office:value="-0.188290749999998" calcext:value-type="float">
            <text:p>-0.188290749999998</text:p>
          </table:table-cell>
          <table:table-cell office:value-type="float" office:value="0.188290749999998" calcext:value-type="float">
            <text:p>0.188290749999998</text:p>
          </table:table-cell>
          <table:table-cell office:value-type="float" office:value="-0.2862905" calcext:value-type="float">
            <text:p>-0.286290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4]&gt;0; [.E594]+[.H594];[.E594])" office:value-type="float" office:value="1.72408425" calcext:value-type="float">
            <text:p>1.72408425</text:p>
          </table:table-cell>
          <table:table-cell table:formula="of:=IF([.H594]&lt;0; [.D594]+[.H594]; [.D594])" office:value-type="float" office:value="1.6260845" calcext:value-type="float">
            <text:p>1.626084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0001749548" calcext:value-type="float">
            <text:p>1.749548E-07</text:p>
          </table:table-cell>
          <table:table-cell table:formula="of:=IF([.N594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PRO</text:p>
          </table:table-cell>
          <table:table-cell office:value-type="float" office:value="2.02698025" calcext:value-type="float">
            <text:p>2.02698025</text:p>
          </table:table-cell>
          <table:table-cell office:value-type="float" office:value="1.78296875" calcext:value-type="float">
            <text:p>1.78296875</text:p>
          </table:table-cell>
          <table:table-cell office:value-type="float" office:value="-0.244011499999999" calcext:value-type="float">
            <text:p>-0.244011499999999</text:p>
          </table:table-cell>
          <table:table-cell office:value-type="float" office:value="0.244011499999999" calcext:value-type="float">
            <text:p>0.244011499999999</text:p>
          </table:table-cell>
          <table:table-cell office:value-type="float" office:value="-0.3037862" calcext:value-type="float">
            <text:p>-0.303786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5]&gt;0; [.E595]+[.H595];[.E595])" office:value-type="float" office:value="1.78296875" calcext:value-type="float">
            <text:p>1.78296875</text:p>
          </table:table-cell>
          <table:table-cell table:formula="of:=IF([.H595]&lt;0; [.D595]+[.H595]; [.D595])" office:value-type="float" office:value="1.72319405" calcext:value-type="float">
            <text:p>1.7231940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0000000001308908" calcext:value-type="float">
            <text:p>1.308908E-10</text:p>
          </table:table-cell>
          <table:table-cell table:formula="of:=IF([.N595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TYR</text:p>
          </table:table-cell>
          <table:table-cell office:value-type="float" office:value="2.18008725" calcext:value-type="float">
            <text:p>2.18008725</text:p>
          </table:table-cell>
          <table:table-cell office:value-type="float" office:value="1.927623" calcext:value-type="float">
            <text:p>1.927623</text:p>
          </table:table-cell>
          <table:table-cell office:value-type="float" office:value="-0.252464250000002" calcext:value-type="float">
            <text:p>-0.252464250000002</text:p>
          </table:table-cell>
          <table:table-cell office:value-type="float" office:value="0.252464250000002" calcext:value-type="float">
            <text:p>0.252464250000002</text:p>
          </table:table-cell>
          <table:table-cell office:value-type="float" office:value="-0.218367" calcext:value-type="float">
            <text:p>-0.21836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6]&gt;0; [.E596]+[.H596];[.E596])" office:value-type="float" office:value="1.927623" calcext:value-type="float">
            <text:p>1.927623</text:p>
          </table:table-cell>
          <table:table-cell table:formula="of:=IF([.H596]&lt;0; [.D596]+[.H596]; [.D596])" office:value-type="float" office:value="1.96172025" calcext:value-type="float">
            <text:p>1.9617202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601212" calcext:value-type="float">
            <text:p>1.601212E-08</text:p>
          </table:table-cell>
          <table:table-cell table:formula="of:=IF([.N596]&lt;0.05; 0.001; -0.001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ALA</text:p>
          </table:table-cell>
          <table:table-cell office:value-type="float" office:value="2.450639" calcext:value-type="float">
            <text:p>2.450639</text:p>
          </table:table-cell>
          <table:table-cell office:value-type="float" office:value="2.366085" calcext:value-type="float">
            <text:p>2.366085</text:p>
          </table:table-cell>
          <table:table-cell office:value-type="float" office:value="-0.084554000000002" calcext:value-type="float">
            <text:p>-0.084554000000002</text:p>
          </table:table-cell>
          <table:table-cell office:value-type="float" office:value="0.084554000000002" calcext:value-type="float">
            <text:p>0.084554000000002</text:p>
          </table:table-cell>
          <table:table-cell office:value-type="float" office:value="-0.1814777" calcext:value-type="float">
            <text:p>-0.1814777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IF([.H597]&gt;0; [.E597]+[.H597];[.E597])" office:value-type="float" office:value="2.366085" calcext:value-type="float">
            <text:p>2.366085</text:p>
          </table:table-cell>
          <table:table-cell table:formula="of:=IF([.H597]&lt;0; [.D597]+[.H597]; [.D597])" office:value-type="float" office:value="2.2691613" calcext:value-type="float">
            <text:p>2.2691613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05801614" calcext:value-type="float">
            <text:p>0.005801614</text:p>
          </table:table-cell>
          <table:table-cell table:formula="of:=IF([.N597]&lt;0.05; 0.001; -0.001)"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31:42.179725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1T08:35:05.320429880</dc:date>
    <meta:editing-duration>PT36M44S</meta:editing-duration>
    <meta:editing-cycles>3</meta:editing-cycles>
    <meta:generator>LibreOffice/6.4.7.2$Linux_X86_64 LibreOffice_project/40$Build-2</meta:generator>
    <meta:document-statistic meta:table-count="1" meta:cell-count="8955" meta:object-count="0"/>
  </office:meta>
</office:document-meta>
</file>